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8">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5">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7">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8">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8">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9">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Table_20_Heading">
      <style:paragraph-properties fo:text-align="center" style:justify-single-word="false"/>
    </style:style>
    <style:style style:name="P44" style:family="paragraph" style:parent-style-name="Table_20_Heading">
      <style:paragraph-properties fo:text-align="center" style:justify-single-word="false"/>
    </style:style>
    <style:style style:name="P45" style:family="paragraph" style:parent-style-name="Table_20_Heading">
      <style:paragraph-properties fo:text-align="center" style:justify-single-word="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ext_20_body" style:list-style-name="L42">
      <style:paragraph-properties fo:margin-top="0in" fo:margin-bottom="0in"/>
    </style:style>
    <style:style style:name="P54" style:family="paragraph" style:parent-style-name="Text_20_body" style:list-style-name="L43">
      <style:paragraph-properties fo:margin-top="0in" fo:margin-bottom="0in"/>
    </style:style>
    <style:style style:name="P55" style:family="paragraph" style:parent-style-name="Text_20_body" style:list-style-name="L44">
      <style:paragraph-properties fo:margin-top="0in" fo:margin-bottom="0in"/>
    </style:style>
    <style:style style:name="P56" style:family="paragraph" style:parent-style-name="Text_20_body" style:list-style-name="L45">
      <style:paragraph-properties fo:margin-top="0in" fo:margin-bottom="0in"/>
    </style:style>
    <style:style style:name="P57" style:family="paragraph" style:parent-style-name="Text_20_body" style:list-style-name="L46">
      <style:paragraph-properties fo:margin-top="0in" fo:margin-bottom="0in"/>
    </style:style>
    <style:style style:name="P58" style:family="paragraph" style:parent-style-name="Text_20_body" style:list-style-name="L47">
      <style:paragraph-properties fo:margin-top="0in" fo:margin-bottom="0in"/>
    </style:style>
    <style:style style:name="P59" style:family="paragraph" style:parent-style-name="Text_20_body" style:list-style-name="L48">
      <style:paragraph-properties fo:margin-top="0in" fo:margin-bottom="0in"/>
    </style:style>
    <style:style style:name="P60" style:family="paragraph" style:parent-style-name="Text_20_body" style:list-style-name="L49">
      <style:paragraph-properties fo:margin-top="0in" fo:margin-bottom="0in"/>
    </style:style>
    <style:style style:name="P61" style:family="paragraph" style:parent-style-name="Text_20_body" style:list-style-name="L50">
      <style:paragraph-properties fo:margin-top="0in" fo:margin-bottom="0in"/>
    </style:style>
    <style:style style:name="P62" style:family="paragraph" style:parent-style-name="Text_20_body" style:list-style-name="L51">
      <style:paragraph-properties fo:margin-top="0in" fo:margin-bottom="0in"/>
    </style:style>
    <style:style style:name="P63" style:family="paragraph" style:parent-style-name="Text_20_body" style:list-style-name="L52">
      <style:paragraph-properties fo:margin-top="0in" fo:margin-bottom="0in"/>
    </style:style>
    <style:style style:name="P64" style:family="paragraph" style:parent-style-name="Text_20_body" style:list-style-name="L53">
      <style:paragraph-properties fo:margin-top="0in" fo:margin-bottom="0in"/>
    </style:style>
    <style:style style:name="P65" style:family="paragraph" style:parent-style-name="Text_20_body" style:list-style-name="L54">
      <style:paragraph-properties fo:margin-top="0in" fo:margin-bottom="0in"/>
    </style:style>
    <style:style style:name="P66" style:family="paragraph" style:parent-style-name="Text_20_body" style:list-style-name="L55">
      <style:paragraph-properties fo:margin-top="0in" fo:margin-bottom="0in"/>
    </style:style>
    <style:style style:name="P67" style:family="paragraph" style:parent-style-name="Text_20_body" style:list-style-name="L56">
      <style:paragraph-properties fo:margin-top="0in" fo:margin-bottom="0in"/>
    </style:style>
    <style:style style:name="P68" style:family="paragraph" style:parent-style-name="Text_20_body" style:list-style-name="L57">
      <style:paragraph-properties fo:margin-top="0in" fo:margin-bottom="0in"/>
    </style:style>
    <style:style style:name="P69" style:family="paragraph" style:parent-style-name="Text_20_body" style:list-style-name="L58">
      <style:paragraph-properties fo:margin-top="0in" fo:margin-bottom="0in"/>
    </style:style>
    <style:style style:name="P70" style:family="paragraph" style:parent-style-name="Text_20_body" style:list-style-name="L59">
      <style:paragraph-properties fo:margin-top="0in" fo:margin-bottom="0in"/>
    </style:style>
    <style:style style:name="P71" style:family="paragraph" style:parent-style-name="Text_20_body" style:list-style-name="L60">
      <style:paragraph-properties fo:margin-top="0in" fo:margin-bottom="0in"/>
    </style:style>
    <style:style style:name="P72" style:family="paragraph" style:parent-style-name="Text_20_body" style:list-style-name="L61">
      <style:paragraph-properties fo:margin-top="0in" fo:margin-bottom="0in"/>
    </style:style>
    <style:style style:name="P73" style:family="paragraph" style:parent-style-name="Text_20_body" style:list-style-name="L62">
      <style:paragraph-properties fo:margin-top="0in" fo:margin-bottom="0in"/>
    </style:style>
    <style:style style:name="P74" style:family="paragraph" style:parent-style-name="Text_20_body" style:list-style-name="L63">
      <style:paragraph-properties fo:margin-top="0in" fo:margin-bottom="0in"/>
    </style:style>
    <style:style style:name="P75" style:family="paragraph" style:parent-style-name="Text_20_body" style:list-style-name="L64">
      <style:paragraph-properties fo:margin-top="0in" fo:margin-bottom="0in"/>
    </style:style>
    <style:style style:name="P76" style:family="paragraph" style:parent-style-name="Text_20_body" style:list-style-name="L65">
      <style:paragraph-properties fo:margin-top="0in" fo:margin-bottom="0in"/>
    </style:style>
    <style:style style:name="P77" style:family="paragraph" style:parent-style-name="Text_20_body" style:list-style-name="L66">
      <style:paragraph-properties fo:margin-top="0in" fo:margin-bottom="0in"/>
    </style:style>
    <style:style style:name="P78" style:family="paragraph" style:parent-style-name="Text_20_body" style:list-style-name="L67">
      <style:paragraph-properties fo:margin-top="0in" fo:margin-bottom="0in"/>
    </style:style>
    <style:style style:name="P79" style:family="paragraph" style:parent-style-name="Text_20_body" style:list-style-name="L68">
      <style:paragraph-properties fo:margin-top="0in" fo:margin-bottom="0in"/>
    </style:style>
    <style:style style:name="P80" style:family="paragraph" style:parent-style-name="Text_20_body" style:list-style-name="L69">
      <style:paragraph-properties fo:margin-top="0in" fo:margin-bottom="0in"/>
    </style:style>
    <style:style style:name="P81" style:family="paragraph" style:parent-style-name="Text_20_body" style:list-style-name="L70">
      <style:paragraph-properties fo:margin-top="0in" fo:margin-bottom="0in"/>
    </style:style>
    <style:style style:name="P82" style:family="paragraph" style:parent-style-name="Text_20_body" style:list-style-name="L71">
      <style:paragraph-properties fo:margin-top="0in" fo:margin-bottom="0in"/>
    </style:style>
    <style:style style:name="P83" style:family="paragraph" style:parent-style-name="Text_20_body" style:list-style-name="L72">
      <style:paragraph-properties fo:margin-top="0in" fo:margin-bottom="0in"/>
    </style:style>
    <style:style style:name="P84" style:family="paragraph" style:parent-style-name="Text_20_body" style:list-style-name="L73">
      <style:paragraph-properties fo:margin-top="0in" fo:margin-bottom="0in"/>
    </style:style>
    <style:style style:name="P85" style:family="paragraph" style:parent-style-name="Text_20_body" style:list-style-name="L74">
      <style:paragraph-properties fo:margin-top="0in" fo:margin-bottom="0in"/>
    </style:style>
    <style:style style:name="P86" style:family="paragraph" style:parent-style-name="Text_20_body" style:list-style-name="L75">
      <style:paragraph-properties fo:margin-top="0in" fo:margin-bottom="0in"/>
    </style:style>
    <style:style style:name="P87" style:family="paragraph" style:parent-style-name="Text_20_body" style:list-style-name="L76">
      <style:paragraph-properties fo:margin-top="0in" fo:margin-bottom="0in"/>
    </style:style>
    <style:style style:name="P88" style:family="paragraph" style:parent-style-name="Text_20_body" style:list-style-name="L77">
      <style:paragraph-properties fo:margin-top="0in" fo:margin-bottom="0in"/>
    </style:style>
    <style:style style:name="P89" style:family="paragraph" style:parent-style-name="Text_20_body" style:list-style-name="L78">
      <style:paragraph-properties fo:margin-top="0in" fo:margin-bottom="0in"/>
    </style:style>
    <style:style style:name="P90" style:family="paragraph" style:parent-style-name="Text_20_body" style:list-style-name="L79">
      <style:paragraph-properties fo:margin-top="0in" fo:margin-bottom="0in"/>
    </style:style>
    <style:style style:name="P91" style:family="paragraph" style:parent-style-name="Text_20_body" style:list-style-name="L80">
      <style:paragraph-properties fo:margin-top="0in" fo:margin-bottom="0in"/>
    </style:style>
    <style:style style:name="P92" style:family="paragraph" style:parent-style-name="Text_20_body" style:list-style-name="L81">
      <style:paragraph-properties fo:margin-top="0in" fo:margin-bottom="0in"/>
    </style:style>
    <style:style style:name="P93" style:family="paragraph" style:parent-style-name="Text_20_body" style:list-style-name="L82">
      <style:paragraph-properties fo:margin-top="0in" fo:margin-bottom="0in"/>
    </style:style>
    <style:style style:name="P94" style:family="paragraph" style:parent-style-name="Text_20_body" style:list-style-name="L83">
      <style:paragraph-properties fo:margin-top="0in" fo:margin-bottom="0in"/>
    </style:style>
    <style:style style:name="P95" style:family="paragraph" style:parent-style-name="Text_20_body" style:list-style-name="L84">
      <style:paragraph-properties fo:margin-top="0in" fo:margin-bottom="0in"/>
    </style:style>
    <style:style style:name="P96" style:family="paragraph" style:parent-style-name="Text_20_body" style:list-style-name="L85">
      <style:paragraph-properties fo:margin-top="0in" fo:margin-bottom="0in"/>
    </style:style>
    <style:style style:name="P97" style:family="paragraph" style:parent-style-name="Text_20_body" style:list-style-name="L86">
      <style:paragraph-properties fo:margin-top="0in" fo:margin-bottom="0in"/>
    </style:style>
    <style:style style:name="P98" style:family="paragraph" style:parent-style-name="Text_20_body" style:list-style-name="L87">
      <style:paragraph-properties fo:margin-top="0in" fo:margin-bottom="0in"/>
    </style:style>
    <style:style style:name="P99" style:family="paragraph" style:parent-style-name="Text_20_body" style:list-style-name="L88">
      <style:paragraph-properties fo:margin-top="0in" fo:margin-bottom="0in"/>
    </style:style>
    <style:style style:name="P100" style:family="paragraph" style:parent-style-name="Text_20_body" style:list-style-name="L89">
      <style:paragraph-properties fo:margin-top="0in" fo:margin-bottom="0in"/>
    </style:style>
    <style:style style:name="P101" style:family="paragraph" style:parent-style-name="Text_20_body" style:list-style-name="L90">
      <style:paragraph-properties fo:margin-top="0in" fo:margin-bottom="0in"/>
    </style:style>
    <style:style style:name="P102" style:family="paragraph" style:parent-style-name="Text_20_body" style:list-style-name="L91">
      <style:paragraph-properties fo:margin-top="0in" fo:margin-bottom="0in"/>
    </style:style>
    <style:style style:name="P103" style:family="paragraph" style:parent-style-name="Text_20_body" style:list-style-name="L92">
      <style:paragraph-properties fo:margin-top="0in" fo:margin-bottom="0in"/>
    </style:style>
    <style:style style:name="P104" style:family="paragraph" style:parent-style-name="Text_20_body" style:list-style-name="L93">
      <style:paragraph-properties fo:margin-top="0in" fo:margin-bottom="0in"/>
    </style:style>
    <style:style style:name="P105" style:family="paragraph" style:parent-style-name="Text_20_body" style:list-style-name="L94">
      <style:paragraph-properties fo:margin-top="0in" fo:margin-bottom="0in"/>
    </style:style>
    <style:style style:name="P106" style:family="paragraph" style:parent-style-name="Text_20_body" style:list-style-name="L95">
      <style:paragraph-properties fo:margin-top="0in" fo:margin-bottom="0in"/>
    </style:style>
    <style:style style:name="P107" style:family="paragraph" style:parent-style-name="Text_20_body" style:list-style-name="L96">
      <style:paragraph-properties fo:margin-top="0in" fo:margin-bottom="0in"/>
    </style:style>
    <style:style style:name="P108" style:family="paragraph" style:parent-style-name="Text_20_body" style:list-style-name="L97">
      <style:paragraph-properties fo:margin-top="0in" fo:margin-bottom="0in"/>
    </style:style>
    <style:style style:name="P109" style:family="paragraph" style:parent-style-name="Text_20_body" style:list-style-name="L98">
      <style:paragraph-properties fo:margin-top="0in" fo:margin-bottom="0in"/>
    </style:style>
    <style:style style:name="P110" style:family="paragraph" style:parent-style-name="Text_20_body" style:list-style-name="L99">
      <style:paragraph-properties fo:margin-top="0in" fo:margin-bottom="0in"/>
    </style:style>
    <style:style style:name="P111" style:family="paragraph" style:parent-style-name="Text_20_body" style:list-style-name="L100">
      <style:paragraph-properties fo:margin-top="0in" fo:margin-bottom="0in"/>
    </style:style>
    <style:style style:name="P112" style:family="paragraph" style:parent-style-name="Text_20_body" style:list-style-name="L101">
      <style:paragraph-properties fo:margin-top="0in" fo:margin-bottom="0in"/>
    </style:style>
    <style:style style:name="P113" style:family="paragraph" style:parent-style-name="Text_20_body" style:list-style-name="L102">
      <style:paragraph-properties fo:margin-top="0in" fo:margin-bottom="0in"/>
    </style:style>
    <style:style style:name="P114" style:family="paragraph" style:parent-style-name="Text_20_body" style:list-style-name="L103">
      <style:paragraph-properties fo:margin-top="0in" fo:margin-bottom="0in"/>
    </style:style>
    <style:style style:name="P115" style:family="paragraph" style:parent-style-name="Text_20_body" style:list-style-name="L104">
      <style:paragraph-properties fo:margin-top="0in" fo:margin-bottom="0in"/>
    </style:style>
    <style:style style:name="P116" style:family="paragraph" style:parent-style-name="Text_20_body" style:list-style-name="L105">
      <style:paragraph-properties fo:margin-top="0in" fo:margin-bottom="0in"/>
    </style:style>
    <style:style style:name="P117" style:family="paragraph" style:parent-style-name="Text_20_body" style:list-style-name="L106">
      <style:paragraph-properties fo:margin-top="0in" fo:margin-bottom="0in"/>
    </style:style>
    <style:style style:name="P118" style:family="paragraph" style:parent-style-name="Text_20_body" style:list-style-name="L107">
      <style:paragraph-properties fo:margin-top="0in" fo:margin-bottom="0in"/>
    </style:style>
    <style:style style:name="P119" style:family="paragraph" style:parent-style-name="Text_20_body" style:list-style-name="L108">
      <style:paragraph-properties fo:margin-top="0in" fo:margin-bottom="0in"/>
    </style:style>
    <style:style style:name="P120" style:family="paragraph" style:parent-style-name="Text_20_body" style:list-style-name="L109">
      <style:paragraph-properties fo:margin-top="0in" fo:margin-bottom="0in"/>
    </style:style>
    <style:style style:name="P121" style:family="paragraph" style:parent-style-name="Text_20_body" style:list-style-name="L110">
      <style:paragraph-properties fo:margin-top="0in" fo:margin-bottom="0in"/>
    </style:style>
    <style:style style:name="P122" style:family="paragraph" style:parent-style-name="Text_20_body" style:list-style-name="L111">
      <style:paragraph-properties fo:margin-top="0in" fo:margin-bottom="0in"/>
    </style:style>
    <style:style style:name="P123" style:family="paragraph" style:parent-style-name="Text_20_body" style:list-style-name="L112">
      <style:paragraph-properties fo:margin-top="0in" fo:margin-bottom="0in"/>
    </style:style>
    <style:style style:name="P124" style:family="paragraph" style:parent-style-name="Text_20_body" style:list-style-name="L113">
      <style:paragraph-properties fo:margin-top="0in" fo:margin-bottom="0in"/>
    </style:style>
    <style:style style:name="P125" style:family="paragraph" style:parent-style-name="Text_20_body" style:list-style-name="L114">
      <style:paragraph-properties fo:margin-top="0in" fo:margin-bottom="0in"/>
    </style:style>
    <style:style style:name="P126" style:family="paragraph" style:parent-style-name="Text_20_body" style:list-style-name="L115">
      <style:paragraph-properties fo:margin-top="0in" fo:margin-bottom="0in"/>
    </style:style>
    <style:style style:name="P127" style:family="paragraph" style:parent-style-name="Text_20_body" style:list-style-name="L116">
      <style:paragraph-properties fo:margin-top="0in" fo:margin-bottom="0in"/>
    </style:style>
    <style:style style:name="P128" style:family="paragraph" style:parent-style-name="Text_20_body" style:list-style-name="L117">
      <style:paragraph-properties fo:margin-top="0in" fo:margin-bottom="0in"/>
    </style:style>
    <style:style style:name="P129" style:family="paragraph" style:parent-style-name="Text_20_body" style:list-style-name="L118">
      <style:paragraph-properties fo:margin-top="0in" fo:margin-bottom="0in"/>
    </style:style>
    <style:style style:name="P130" style:family="paragraph" style:parent-style-name="Text_20_body" style:list-style-name="L119">
      <style:paragraph-properties fo:margin-top="0in" fo:margin-bottom="0in"/>
    </style:style>
    <style:style style:name="P131" style:family="paragraph" style:parent-style-name="Text_20_body" style:list-style-name="L120">
      <style:paragraph-properties fo:margin-top="0in" fo:margin-bottom="0in"/>
    </style:style>
    <style:style style:name="P132" style:family="paragraph" style:parent-style-name="Text_20_body" style:list-style-name="L121">
      <style:paragraph-properties fo:margin-top="0in" fo:margin-bottom="0in"/>
    </style:style>
    <style:style style:name="P133" style:family="paragraph" style:parent-style-name="Text_20_body" style:list-style-name="L122">
      <style:paragraph-properties fo:margin-top="0in" fo:margin-bottom="0in"/>
    </style:style>
    <style:style style:name="P134" style:family="paragraph" style:parent-style-name="Text_20_body" style:list-style-name="L123">
      <style:paragraph-properties fo:margin-top="0in" fo:margin-bottom="0in"/>
    </style:style>
    <style:style style:name="P135" style:family="paragraph" style:parent-style-name="Text_20_body" style:list-style-name="L124">
      <style:paragraph-properties fo:margin-top="0in" fo:margin-bottom="0in"/>
    </style:style>
    <style:style style:name="P136" style:family="paragraph" style:parent-style-name="Text_20_body" style:list-style-name="L125">
      <style:paragraph-properties fo:margin-top="0in" fo:margin-bottom="0in"/>
    </style:style>
    <style:style style:name="P137" style:family="paragraph" style:parent-style-name="Text_20_body" style:list-style-name="L126">
      <style:paragraph-properties fo:margin-top="0in" fo:margin-bottom="0in"/>
    </style:style>
    <style:style style:name="P138" style:family="paragraph" style:parent-style-name="Text_20_body" style:list-style-name="L127">
      <style:paragraph-properties fo:margin-top="0in" fo:margin-bottom="0in"/>
    </style:style>
    <style:style style:name="P139" style:family="paragraph" style:parent-style-name="Text_20_body" style:list-style-name="L128">
      <style:paragraph-properties fo:margin-top="0in" fo:margin-bottom="0in"/>
    </style:style>
    <style:style style:name="P140" style:family="paragraph" style:parent-style-name="Text_20_body" style:list-style-name="L129">
      <style:paragraph-properties fo:margin-top="0in" fo:margin-bottom="0in"/>
    </style:style>
    <style:style style:name="P141" style:family="paragraph" style:parent-style-name="Text_20_body" style:list-style-name="L130">
      <style:paragraph-properties fo:margin-top="0in" fo:margin-bottom="0in"/>
    </style:style>
    <style:style style:name="P142" style:family="paragraph" style:parent-style-name="Text_20_body" style:list-style-name="L131">
      <style:paragraph-properties fo:margin-top="0in" fo:margin-bottom="0in"/>
    </style:style>
    <style:style style:name="P143" style:family="paragraph" style:parent-style-name="Text_20_body" style:list-style-name="L132">
      <style:paragraph-properties fo:margin-top="0in" fo:margin-bottom="0in"/>
    </style:style>
    <style:style style:name="P144" style:family="paragraph" style:parent-style-name="Quotations">
      <style:paragraph-properties fo:margin-left="0.5in" fo:margin-right="0in" fo:text-indent="0in" style:auto-text-indent="false"/>
    </style:style>
    <style:style style:name="P145" style:family="paragraph" style:parent-style-name="Table_20_Heading">
      <style:paragraph-properties fo:text-align="center" style:justify-single-word="false"/>
    </style:style>
    <style:style style:name="P146" style:family="paragraph" style:parent-style-name="Table_20_Heading">
      <style:paragraph-properties fo:text-align="center" style:justify-single-word="false"/>
    </style:style>
    <style:style style:name="P147" style:family="paragraph" style:parent-style-name="Table_20_Heading">
      <style:paragraph-properties fo:text-align="center" style:justify-single-word="false"/>
    </style:style>
    <style:style style:name="P148" style:family="paragraph" style:parent-style-name="Table_20_Heading">
      <style:paragraph-properties fo:text-align="center" style:justify-single-word="false"/>
    </style:style>
    <style:style style:name="P149" style:family="paragraph" style:parent-style-name="Table_20_Heading">
      <style:paragraph-properties fo:text-align="center" style:justify-single-word="false"/>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style>
    <style:style style:name="P154" style:family="paragraph" style:parent-style-name="Table_20_Contents">
      <style:paragraph-properties fo:text-align="center" style:justify-single-word="false"/>
    </style:style>
    <style:style style:name="P155" style:family="paragraph" style:parent-style-name="Text_20_body" style:list-style-name="L133">
      <style:paragraph-properties fo:margin-top="0in" fo:margin-bottom="0in"/>
    </style:style>
    <style:style style:name="P156" style:family="paragraph" style:parent-style-name="Text_20_body" style:list-style-name="L134">
      <style:paragraph-properties fo:margin-top="0in" fo:margin-bottom="0in"/>
    </style:style>
    <style:style style:name="P157" style:family="paragraph" style:parent-style-name="Text_20_body" style:list-style-name="L135">
      <style:paragraph-properties fo:margin-top="0in" fo:margin-bottom="0in"/>
    </style:style>
    <style:style style:name="P158" style:family="paragraph" style:parent-style-name="Text_20_body" style:list-style-name="L136">
      <style:paragraph-properties fo:margin-top="0in" fo:margin-bottom="0in"/>
    </style:style>
    <style:style style:name="P159" style:family="paragraph" style:parent-style-name="Text_20_body" style:list-style-name="L137">
      <style:paragraph-properties fo:margin-top="0in" fo:margin-bottom="0in"/>
    </style:style>
    <style:style style:name="P160" style:family="paragraph" style:parent-style-name="Text_20_body" style:list-style-name="L138">
      <style:paragraph-properties fo:margin-top="0in" fo:margin-bottom="0in"/>
    </style:style>
    <style:style style:name="P161" style:family="paragraph" style:parent-style-name="Text_20_body" style:list-style-name="L139">
      <style:paragraph-properties fo:margin-top="0in" fo:margin-bottom="0in"/>
    </style:style>
    <style:style style:name="P162" style:family="paragraph" style:parent-style-name="Text_20_body" style:list-style-name="L140">
      <style:paragraph-properties fo:margin-top="0in" fo:margin-bottom="0in"/>
    </style:style>
    <style:style style:name="P163" style:family="paragraph" style:parent-style-name="Text_20_body" style:list-style-name="L141">
      <style:paragraph-properties fo:margin-top="0in" fo:margin-bottom="0in"/>
    </style:style>
    <style:style style:name="P164" style:family="paragraph" style:parent-style-name="Text_20_body" style:list-style-name="L142">
      <style:paragraph-properties fo:margin-top="0in" fo:margin-bottom="0in"/>
    </style:style>
    <style:style style:name="P165" style:family="paragraph" style:parent-style-name="Text_20_body" style:list-style-name="L143">
      <style:paragraph-properties fo:margin-top="0in" fo:margin-bottom="0in"/>
    </style:style>
    <style:style style:name="P166" style:family="paragraph" style:parent-style-name="Text_20_body" style:list-style-name="L144">
      <style:paragraph-properties fo:margin-top="0in" fo:margin-bottom="0in"/>
    </style:style>
    <style:style style:name="P167" style:family="paragraph" style:parent-style-name="Text_20_body" style:list-style-name="L145">
      <style:paragraph-properties fo:margin-top="0in" fo:margin-bottom="0in"/>
    </style:style>
    <style:style style:name="P168" style:family="paragraph" style:parent-style-name="Text_20_body" style:list-style-name="L146">
      <style:paragraph-properties fo:margin-top="0in" fo:margin-bottom="0in"/>
    </style:style>
    <style:style style:name="P169" style:family="paragraph" style:parent-style-name="Text_20_body" style:list-style-name="L147">
      <style:paragraph-properties fo:margin-top="0in" fo:margin-bottom="0in"/>
    </style:style>
    <style:style style:name="P170" style:family="paragraph" style:parent-style-name="Text_20_body" style:list-style-name="L148">
      <style:paragraph-properties fo:margin-top="0in" fo:margin-bottom="0in"/>
    </style:style>
    <style:style style:name="P171" style:family="paragraph" style:parent-style-name="Text_20_body" style:list-style-name="L149">
      <style:paragraph-properties fo:margin-top="0in" fo:margin-bottom="0in"/>
    </style:style>
    <style:style style:name="P172" style:family="paragraph" style:parent-style-name="Text_20_body" style:list-style-name="L150">
      <style:paragraph-properties fo:margin-top="0in" fo:margin-bottom="0in"/>
    </style:style>
    <style:style style:name="P173" style:family="paragraph" style:parent-style-name="Text_20_body" style:list-style-name="L151">
      <style:paragraph-properties fo:margin-top="0in" fo:margin-bottom="0in"/>
    </style:style>
    <style:style style:name="P174" style:family="paragraph" style:parent-style-name="Text_20_body" style:list-style-name="L152">
      <style:paragraph-properties fo:margin-top="0in" fo:margin-bottom="0in"/>
    </style:style>
    <style:style style:name="P175" style:family="paragraph" style:parent-style-name="Text_20_body" style:list-style-name="L153">
      <style:paragraph-properties fo:margin-top="0in" fo:margin-bottom="0in"/>
    </style:style>
    <style:style style:name="P176" style:family="paragraph" style:parent-style-name="Text_20_body" style:list-style-name="L154">
      <style:paragraph-properties fo:margin-top="0in" fo:margin-bottom="0in"/>
    </style:style>
    <style:style style:name="P177" style:family="paragraph" style:parent-style-name="Text_20_body" style:list-style-name="L155">
      <style:paragraph-properties fo:margin-top="0in" fo:margin-bottom="0in"/>
    </style:style>
    <style:style style:name="P178" style:family="paragraph" style:parent-style-name="Text_20_body" style:list-style-name="L156">
      <style:paragraph-properties fo:margin-top="0in" fo:margin-bottom="0in"/>
    </style:style>
    <style:style style:name="P179" style:family="paragraph" style:parent-style-name="Text_20_body" style:list-style-name="L157">
      <style:paragraph-properties fo:margin-top="0in" fo:margin-bottom="0in"/>
    </style:style>
    <style:style style:name="P180" style:family="paragraph" style:parent-style-name="Text_20_body" style:list-style-name="L158">
      <style:paragraph-properties fo:margin-top="0in" fo:margin-bottom="0in"/>
    </style:style>
    <style:style style:name="P181" style:family="paragraph" style:parent-style-name="Text_20_body" style:list-style-name="L159">
      <style:paragraph-properties fo:margin-top="0in" fo:margin-bottom="0in"/>
    </style:style>
    <style:style style:name="P182" style:family="paragraph" style:parent-style-name="Text_20_body" style:list-style-name="L160">
      <style:paragraph-properties fo:margin-top="0in" fo:margin-bottom="0in"/>
    </style:style>
    <style:style style:name="P183" style:family="paragraph" style:parent-style-name="Text_20_body" style:list-style-name="L161">
      <style:paragraph-properties fo:margin-top="0in" fo:margin-bottom="0in"/>
    </style:style>
    <style:style style:name="P184" style:family="paragraph" style:parent-style-name="Text_20_body" style:list-style-name="L162">
      <style:paragraph-properties fo:margin-top="0in" fo:margin-bottom="0in"/>
    </style:style>
    <style:style style:name="P185" style:family="paragraph" style:parent-style-name="Text_20_body" style:list-style-name="L163">
      <style:paragraph-properties fo:margin-top="0in" fo:margin-bottom="0in"/>
    </style:style>
    <style:style style:name="P186" style:family="paragraph" style:parent-style-name="Text_20_body" style:list-style-name="L164">
      <style:paragraph-properties fo:margin-top="0in" fo:margin-bottom="0in"/>
    </style:style>
    <style:style style:name="P187" style:family="paragraph" style:parent-style-name="Text_20_body" style:list-style-name="L165">
      <style:paragraph-properties fo:margin-top="0in" fo:margin-bottom="0in"/>
    </style:style>
    <style:style style:name="P188" style:family="paragraph" style:parent-style-name="Text_20_body" style:list-style-name="L166">
      <style:paragraph-properties fo:margin-top="0in" fo:margin-bottom="0in"/>
    </style:style>
    <style:style style:name="P189" style:family="paragraph" style:parent-style-name="Text_20_body" style:list-style-name="L167">
      <style:paragraph-properties fo:margin-top="0in" fo:margin-bottom="0in"/>
    </style:style>
    <style:style style:name="P190" style:family="paragraph" style:parent-style-name="Text_20_body" style:list-style-name="L168">
      <style:paragraph-properties fo:margin-top="0in" fo:margin-bottom="0in"/>
    </style:style>
    <style:style style:name="P191" style:family="paragraph" style:parent-style-name="Text_20_body" style:list-style-name="L169">
      <style:paragraph-properties fo:margin-top="0in" fo:margin-bottom="0in"/>
    </style:style>
    <style:style style:name="P192" style:family="paragraph" style:parent-style-name="Text_20_body" style:list-style-name="L170">
      <style:paragraph-properties fo:margin-top="0in" fo:margin-bottom="0in"/>
    </style:style>
    <style:style style:name="P193" style:family="paragraph" style:parent-style-name="Text_20_body" style:list-style-name="L171">
      <style:paragraph-properties fo:margin-top="0in" fo:margin-bottom="0in"/>
    </style:style>
    <style:style style:name="P194" style:family="paragraph" style:parent-style-name="Text_20_body" style:list-style-name="L172">
      <style:paragraph-properties fo:margin-top="0in" fo:margin-bottom="0in"/>
    </style:style>
    <style:style style:name="P195" style:family="paragraph" style:parent-style-name="Text_20_body" style:list-style-name="L173">
      <style:paragraph-properties fo:margin-top="0in" fo:margin-bottom="0in"/>
    </style:style>
    <style:style style:name="P196" style:family="paragraph" style:parent-style-name="Text_20_body" style:list-style-name="L174">
      <style:paragraph-properties fo:margin-top="0in" fo:margin-bottom="0in"/>
    </style:style>
    <style:style style:name="P197" style:family="paragraph" style:parent-style-name="Text_20_body" style:list-style-name="L175">
      <style:paragraph-properties fo:margin-top="0in" fo:margin-bottom="0in"/>
    </style:style>
    <style:style style:name="P198" style:family="paragraph" style:parent-style-name="Text_20_body" style:list-style-name="L176">
      <style:paragraph-properties fo:margin-top="0in" fo:margin-bottom="0in"/>
    </style:style>
    <style:style style:name="P199" style:family="paragraph" style:parent-style-name="Text_20_body" style:list-style-name="L177">
      <style:paragraph-properties fo:margin-top="0in" fo:margin-bottom="0in"/>
    </style:style>
    <style:style style:name="P200" style:family="paragraph" style:parent-style-name="Text_20_body" style:list-style-name="L178">
      <style:paragraph-properties fo:margin-top="0in" fo:margin-bottom="0in"/>
    </style:style>
    <style:style style:name="P201" style:family="paragraph" style:parent-style-name="Text_20_body" style:list-style-name="L179">
      <style:paragraph-properties fo:margin-top="0in" fo:margin-bottom="0in"/>
    </style:style>
    <style:style style:name="P202" style:family="paragraph" style:parent-style-name="Text_20_body" style:list-style-name="L180">
      <style:paragraph-properties fo:margin-top="0in" fo:margin-bottom="0in"/>
    </style:style>
    <style:style style:name="P203" style:family="paragraph" style:parent-style-name="Text_20_body" style:list-style-name="L181">
      <style:paragraph-properties fo:margin-top="0in" fo:margin-bottom="0in"/>
    </style:style>
    <style:style style:name="P204" style:family="paragraph" style:parent-style-name="Text_20_body" style:list-style-name="L18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G" style:family="table-column"/>
    <style:style style:name="Table3.H"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E" style:family="table-column"/>
    <style:style style:name="Table11.F" style:family="table-column"/>
    <style:style style:name="Table11.G" style:family="table-column"/>
    <style:style style:name="Table11.H"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3" style:family="table">
      <style:table-properties table:align="center"/>
    </style:style>
    <style:style style:name="Table13.A" style:family="table-column">
      <style:table-column-properties style:rel-column-width="598*"/>
    </style:style>
    <style:style style:name="Table13.B" style:family="table-column">
      <style:table-column-properties style:rel-column-width="64936*"/>
    </style:style>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table-column-properties style:rel-column-width="1524*"/>
    </style:style>
    <style:style style:name="Table18.B" style:family="table-column">
      <style:table-column-properties style:rel-column-width="64010*"/>
    </style:style>
    <style:style style:name="Table19" style:family="table">
      <style:table-properties table:align="center"/>
    </style:style>
    <style:style style:name="Table19.A" style:family="table-column">
      <style:table-column-properties style:rel-column-width="1724*"/>
    </style:style>
    <style:style style:name="Table19.B" style:family="table-column">
      <style:table-column-properties style:rel-column-width="63810*"/>
    </style:style>
    <style:style style:name="Table20" style:family="table">
      <style:table-properties table:align="center"/>
    </style:style>
    <style:style style:name="Table20.A" style:family="table-column"/>
    <style:style style:name="Table20.B" style:family="table-column"/>
    <style:style style:name="Table21" style:family="table">
      <style:table-properties table:align="center"/>
    </style:style>
    <style:style style:name="Table21.A" style:family="table-column"/>
    <style:style style:name="Table21.B" style:family="table-column"/>
    <style:style style:name="Table22" style:family="table">
      <style:table-properties table:align="center"/>
    </style:style>
    <style:style style:name="Table22.A" style:family="table-column"/>
    <style:style style:name="Table22.B" style:family="table-column"/>
    <style:style style:name="Table23" style:family="table">
      <style:table-properties table:align="center"/>
    </style:style>
    <style:style style:name="Table23.A" style:family="table-column"/>
    <style:style style:name="Table23.B" style:family="table-column"/>
    <style:style style:name="Table24" style:family="table">
      <style:table-properties table:align="center"/>
    </style:style>
    <style:style style:name="Table24.A" style:family="table-column"/>
    <style:style style:name="Table24.B" style:family="table-column"/>
    <style:style style:name="Table25" style:family="table">
      <style:table-properties table:align="center"/>
    </style:style>
    <style:style style:name="Table25.A" style:family="table-column"/>
    <style:style style:name="Table25.B" style:family="table-column"/>
    <style:style style:name="Table26" style:family="table">
      <style:table-properties table:align="center"/>
    </style:style>
    <style:style style:name="Table26.A" style:family="table-column"/>
    <style:style style:name="Table26.B" style:family="table-column"/>
    <style:style style:name="Table27" style:family="table">
      <style:table-properties table:align="center"/>
    </style:style>
    <style:style style:name="Table27.A" style:family="table-column"/>
    <style:style style:name="Table27.B" style:family="table-column"/>
    <style:style style:name="Table28" style:family="table">
      <style:table-properties table:align="center"/>
    </style:style>
    <style:style style:name="Table28.A" style:family="table-column"/>
    <style:style style:name="Table28.B" style:family="table-column"/>
    <style:style style:name="Table29" style:family="table">
      <style:table-properties table:align="center"/>
    </style:style>
    <style:style style:name="Table29.A" style:family="table-column"/>
    <style:style style:name="Table29.B" style:family="table-column"/>
    <style:style style:name="Table30" style:family="table">
      <style:table-properties table:align="center"/>
    </style:style>
    <style:style style:name="Table30.A" style:family="table-column"/>
    <style:style style:name="Table30.B" style:family="table-column"/>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2" style:family="table">
      <style:table-properties table:align="center"/>
    </style:style>
    <style:style style:name="Table32.A" style:family="table-column"/>
    <style:style style:name="Table32.B" style:family="table-column"/>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E" style:family="table-column"/>
    <style:style style:name="Table33.F" style:family="table-column"/>
    <style:style style:name="Table33.G" style:family="table-column"/>
    <style:style style:name="Table33.H" style:family="table-column"/>
    <style:style style:name="Table34" style:family="table">
      <style:table-properties table:align="center"/>
    </style:style>
    <style:style style:name="Table34.A" style:family="table-column"/>
    <style:style style:name="Table34.B" style:family="table-column"/>
    <style:style style:name="Table34.C" style:family="table-column"/>
    <style:style style:name="Table34.D" style:family="table-column"/>
    <style:style style:name="Table34.E" style:family="table-column"/>
    <style:style style:name="Table34.F" style:family="table-column"/>
    <style:style style:name="Table34.G" style:family="table-column"/>
    <style:style style:name="Table34.H" style:family="table-column"/>
    <style:style style:name="Table35" style:family="table">
      <style:table-properties table:align="center"/>
    </style:style>
    <style:style style:name="Table35.A" style:family="table-column"/>
    <style:style style:name="Table35.B" style:family="table-column"/>
    <style:style style:name="Table35.C" style:family="table-column"/>
    <style:style style:name="Table35.D" style:family="table-column"/>
    <style:style style:name="Table35.E" style:family="table-column"/>
    <style:style style:name="Table35.F" style:family="table-column"/>
    <style:style style:name="Table35.G" style:family="table-column"/>
    <style:style style:name="Table35.H" style:family="table-column"/>
    <style:style style:name="Table36" style:family="table">
      <style:table-properties table:align="center"/>
    </style:style>
    <style:style style:name="Table36.A" style:family="table-column"/>
    <style:style style:name="Table36.B" style:family="table-column"/>
    <style:style style:name="Table37" style:family="table">
      <style:table-properties table:align="center"/>
    </style:style>
    <style:style style:name="Table37.A" style:family="table-column"/>
    <style:style style:name="Table37.B" style:family="table-column"/>
    <style:style style:name="Table37.C" style:family="table-column"/>
    <style:style style:name="Table38" style:family="table">
      <style:table-properties table:align="center"/>
    </style:style>
    <style:style style:name="Table38.A" style:family="table-column"/>
    <style:style style:name="Table38.B" style:family="table-column"/>
    <style:style style:name="Table38.C" style:family="table-column"/>
    <style:style style:name="Table38.D" style:family="table-column"/>
    <style:style style:name="Table39" style:family="table">
      <style:table-properties table:align="center"/>
    </style:style>
    <style:style style:name="Table39.A" style:family="table-column"/>
    <style:style style:name="Table39.B" style:family="table-column"/>
    <style:style style:name="Table39.C" style:family="table-column"/>
    <style:style style:name="Table39.D" style:family="table-column"/>
    <style:style style:name="Table40" style:family="table">
      <style:table-properties table:align="center"/>
    </style:style>
    <style:style style:name="Table40.A" style:family="table-column"/>
    <style:style style:name="Table40.B" style:family="table-column"/>
    <style:style style:name="Table40.C" style:family="table-column"/>
    <style:style style:name="Table40.D" style:family="table-column"/>
    <style:style style:name="Table41" style:family="table">
      <style:table-properties table:align="center"/>
    </style:style>
    <style:style style:name="Table41.A" style:family="table-column"/>
    <style:style style:name="Table41.B" style:family="table-column"/>
    <style:style style:name="Table41.C" style:family="table-column"/>
    <style:style style:name="Table41.D" style:family="table-column"/>
    <style:style style:name="Table42" style:family="table">
      <style:table-properties table:align="center"/>
    </style:style>
    <style:style style:name="Table42.A" style:family="table-column"/>
    <style:style style:name="Table42.B" style:family="table-column"/>
    <style:style style:name="Table43" style:family="table">
      <style:table-properties table:align="center"/>
    </style:style>
    <style:style style:name="Table43.A" style:family="table-column"/>
    <style:style style:name="Table43.B" style:family="table-column"/>
    <style:style style:name="Table43.C" style:family="table-column"/>
    <style:style style:name="Table43.D" style:family="table-column"/>
    <style:style style:name="Table43.E" style:family="table-column"/>
    <style:style style:name="Table43.F" style:family="table-column"/>
    <style:style style:name="Table43.G" style:family="table-column"/>
    <style:style style:name="Table43.H" style:family="table-column"/>
    <style:style style:name="Table44" style:family="table">
      <style:table-properties table:align="center"/>
    </style:style>
    <style:style style:name="Table44.A" style:family="table-column"/>
    <style:style style:name="Table44.B" style:family="table-column"/>
    <style:style style:name="Table44.C" style:family="table-column"/>
    <style:style style:name="Table44.D" style:family="table-column"/>
    <style:style style:name="Table44.E" style:family="table-column"/>
    <style:style style:name="Table45" style:family="table">
      <style:table-properties table:align="center"/>
    </style:style>
    <style:style style:name="Table45.A" style:family="table-column">
      <style:table-column-properties style:rel-column-width="598*"/>
    </style:style>
    <style:style style:name="Table45.B" style:family="table-column">
      <style:table-column-properties style:rel-column-width="64936*"/>
    </style:style>
    <style:style style:name="Table46" style:family="table">
      <style:table-properties table:align="center"/>
    </style:style>
    <style:style style:name="Table46.A" style:family="table-column"/>
    <style:style style:name="Table46.B" style:family="table-column"/>
    <style:style style:name="Table47" style:family="table">
      <style:table-properties table:align="center"/>
    </style:style>
    <style:style style:name="Table47.A" style:family="table-column"/>
    <style:style style:name="Table47.B" style:family="table-column"/>
    <style:style style:name="Table48" style:family="table">
      <style:table-properties table:align="center"/>
    </style:style>
    <style:style style:name="Table48.A" style:family="table-column"/>
    <style:style style:name="Table48.B" style:family="table-column"/>
    <style:style style:name="Table49" style:family="table">
      <style:table-properties table:align="center"/>
    </style:style>
    <style:style style:name="Table49.A" style:family="table-column"/>
    <style:style style:name="Table49.B" style:family="table-column"/>
    <style:style style:name="Table50" style:family="table">
      <style:table-properties table:align="center"/>
    </style:style>
    <style:style style:name="Table50.A" style:family="table-column">
      <style:table-column-properties style:rel-column-width="1524*"/>
    </style:style>
    <style:style style:name="Table50.B" style:family="table-column">
      <style:table-column-properties style:rel-column-width="64010*"/>
    </style:style>
    <style:style style:name="Table51" style:family="table">
      <style:table-properties table:align="center"/>
    </style:style>
    <style:style style:name="Table51.A" style:family="table-column">
      <style:table-column-properties style:rel-column-width="1724*"/>
    </style:style>
    <style:style style:name="Table51.B" style:family="table-column">
      <style:table-column-properties style:rel-column-width="63810*"/>
    </style:style>
    <style:style style:name="Table52" style:family="table">
      <style:table-properties table:align="center"/>
    </style:style>
    <style:style style:name="Table52.A" style:family="table-column"/>
    <style:style style:name="Table52.B" style:family="table-column"/>
    <style:style style:name="Table53" style:family="table">
      <style:table-properties table:align="center"/>
    </style:style>
    <style:style style:name="Table53.A" style:family="table-column"/>
    <style:style style:name="Table53.B" style:family="table-column"/>
    <style:style style:name="Table54" style:family="table">
      <style:table-properties table:align="center"/>
    </style:style>
    <style:style style:name="Table54.A" style:family="table-column"/>
    <style:style style:name="Table54.B" style:family="table-column"/>
    <style:style style:name="Table55" style:family="table">
      <style:table-properties table:align="center"/>
    </style:style>
    <style:style style:name="Table55.A" style:family="table-column"/>
    <style:style style:name="Table55.B" style:family="table-column"/>
    <style:style style:name="Table56" style:family="table">
      <style:table-properties table:align="center"/>
    </style:style>
    <style:style style:name="Table56.A" style:family="table-column"/>
    <style:style style:name="Table56.B" style:family="table-column"/>
    <style:style style:name="Table57" style:family="table">
      <style:table-properties table:align="center"/>
    </style:style>
    <style:style style:name="Table57.A" style:family="table-column"/>
    <style:style style:name="Table57.B" style:family="table-column"/>
    <style:style style:name="Table58" style:family="table">
      <style:table-properties table:align="center"/>
    </style:style>
    <style:style style:name="Table58.A" style:family="table-column"/>
    <style:style style:name="Table58.B" style:family="table-column"/>
    <style:style style:name="Table59" style:family="table">
      <style:table-properties table:align="center"/>
    </style:style>
    <style:style style:name="Table59.A" style:family="table-column"/>
    <style:style style:name="Table59.B" style:family="table-column"/>
    <style:style style:name="Table60" style:family="table">
      <style:table-properties table:align="center"/>
    </style:style>
    <style:style style:name="Table60.A" style:family="table-column"/>
    <style:style style:name="Table60.B" style:family="table-column"/>
    <style:style style:name="Table61" style:family="table">
      <style:table-properties table:align="center"/>
    </style:style>
    <style:style style:name="Table61.A" style:family="table-column"/>
    <style:style style:name="Table61.B" style:family="table-column"/>
    <style:style style:name="Table62" style:family="table">
      <style:table-properties table:align="center"/>
    </style:style>
    <style:style style:name="Table62.A" style:family="table-column"/>
    <style:style style:name="Table62.B" style:family="table-column"/>
    <style:style style:name="Table63" style:family="table">
      <style:table-properties table:align="center"/>
    </style:style>
    <style:style style:name="Table63.A" style:family="table-column"/>
    <style:style style:name="Table63.B" style:family="table-column"/>
    <style:style style:name="Table63.C" style:family="table-column"/>
    <style:style style:name="Table63.D" style:family="table-column"/>
    <style:style style:name="Table64" style:family="table">
      <style:table-properties table:align="center"/>
    </style:style>
    <style:style style:name="Table64.A" style:family="table-column"/>
    <style:style style:name="Table64.B" style:family="table-column"/>
  </office:automatic-styles>
  <office:body>
    <office:text>
      <text:h text:style-name="Heading_20_1" text:outline-level="1"><text:bookmark-start text:name="golden-idol"/>Golden Idol<text:bookmark-end text:name="golden-idol"/></text:h>
      <text:p text:style-name="First_20_paragraph"><text:span text:style-name="T1">Golden Idol</text:span> is an archeological thriller ​action-adventure game set in the modern world.</text:p>
      <text:p text:style-name="Text_20_body">You are members of LARA (Legendary Artifacts Recovery Agency), charged with discovering and finding valuable artifacts around the world in remote places, among the vestiges ​of lost civilizations. ​</text:p>
      <text:p text:style-name="Text_20_body">In the depths of rainforests, among the world’s highest mountains, in the hidden oases of deserts, on plateaus, in the depths of the sea. Ancient ruins are hidden everywhere.</text:p>
      <text:p text:style-name="Text_20_body">But beware. Secret societies and enemy agencies will get in your way!</text:p>
      <text:p text:style-name="Text_20_body"><text:span text:style-name="T1">Golden Idol</text:span> is based on <text:a xlink:type="simple" xlink:href="https://cairnrpg.com" office:name=""><text:span text:style-name="Definition"><text:span text:style-name="T2">Cairn</text:span></text:span></text:a> by Yochai Gal and licensed under <text:a xlink:type="simple" xlink:href="https://creativecommons.org/licenses/by-sa/4.0/" office:name=""><text:span text:style-name="Definition">CC-BY-SA 4.0</text:span></text:a>.</text:p>
      <text:p text:style-name="Text_20_body">System Reference Document v.1.0.1</text:p>
      <text:h text:style-name="Heading_20_2" text:outline-level="2"><text:bookmark-start text:name="overview"/>Overview<text:bookmark-end text:name="overview"/></text:h>
      <text:p text:style-name="First_20_paragraph"><text:span text:style-name="T1">Golden Idol</text:span> was written with the following design philosophies in mind:</text:p>
      <text:h text:style-name="Heading_20_3" text:outline-level="3"><text:bookmark-start text:name="neutrality"/>Neutrality<text:bookmark-end text:name="neutrality"/></text:h>
      <text:p text:style-name="First_20_paragraph">The Referee’s role is to portray the rules, situations, NPCs, and narrative clearly, while acting as a neutral arbiter.</text:p>
      <text:h text:style-name="Heading_20_3" text:outline-level="3"><text:bookmark-start text:name="death"/>Death<text:bookmark-end text:name="death"/></text:h>
      <text:p text:style-name="First_20_paragraph">Characters may be powerful, but they are also vulnerable to harm in its many forms. Death is always around the corner, but it is never random or without warning.</text:p>
      <text:h text:style-name="Heading_20_3" text:outline-level="3"><text:bookmark-start text:name="fiction-first"/>Fiction First<text:bookmark-end text:name="fiction-first"/></text:h>
      <text:p text:style-name="First_20_paragraph">Dice do not always reflect an obstacle’s difficulty or its outcome. Instead, success and failure are arbitrated by the Referee in dialogue with the players, based on in-world elements.</text:p>
      <text:h text:style-name="Heading_20_3" text:outline-level="3"><text:bookmark-start text:name="foreground-growth"/>Foreground Growth<text:bookmark-end text:name="foreground-growth"/></text:h>
      <text:p text:style-name="First_20_paragraph">Characters are changed through in-world advancement, gaining new skills and abilities by surviving dangerous events and overcoming obstacles.</text:p>
      <text:h text:style-name="Heading_20_3" text:outline-level="3"><text:bookmark-start text:name="player-choice"/>Player Choice<text:bookmark-end text:name="player-choice"/></text:h>
      <text:p text:style-name="First_20_paragraph">Players should always understand the reasons behind the choices they’ve made, and information about potential risks should be provided freely and frequently.</text:p>
      <text:h text:style-name="Heading_20_3" text:outline-level="3"><text:bookmark-start text:name="principles"/>Principles<text:bookmark-end text:name="principles"/></text:h>
      <text:p text:style-name="First_20_paragraph">The Referee and the players each have guidelines that help foster a specific play experience defined by critical thinking, exploration, and an emergent narrative.</text:p>
      <text:h text:style-name="Heading_20_3" text:outline-level="3"><text:bookmark-start text:name="shared-objectives"/>Shared Objectives<text:bookmark-end text:name="shared-objectives"/></text:h>
      <text:p text:style-name="First_20_paragraph">Players trust one another to engage with the shared setting, character goals, and party challenges. Therefore, the party is typically working together towards a common goal, as a team.</text:p>
      <text:h text:style-name="Heading_20_2" text:outline-level="2"><text:bookmark-start text:name="principles-for-referees"/>Principles for Referees<text:bookmark-end text:name="principles-for-referees"/></text:h>
      <text:h text:style-name="Heading_20_3" text:outline-level="3"><text:bookmark-start text:name="information"/>Information<text:bookmark-end text:name="information"/></text:h>
      <text:list text:style-name="L1">
        <text:list-item>
          <text:p text:style-name="P1">Provide useful information about the game world as the characters explore it.</text:p>
        </text:list-item>
        <text:list-item>
          <text:p text:style-name="P1">Players do not need to roll dice to learn about their circumstances.</text:p>
        </text:list-item>
        <text:list-item>
          <text:p text:style-name="P1">Be helpful and direct with your answers to their questions.</text:p>
        </text:list-item>
        <text:list-item>
          <text:p text:style-name="P1">Respond honestly, describe consistently, and always let them know they can keep asking questions.</text:p>
        </text:list-item>
      </text:list>
      <text:h text:style-name="Heading_20_3" text:outline-level="3"><text:bookmark-start text:name="difficulty"/>Difficulty<text:bookmark-end text:name="difficulty"/></text:h>
      <text:list text:style-name="L2">
        <text:list-item>
          <text:p text:style-name="P2">Default to context and realism rather than numbers and mechanics.</text:p>
        </text:list-item>
        <text:list-item>
          <text:p text:style-name="P2">If something the players want to do is sincerely impossible, no roll will allow them to do it.</text:p>
        </text:list-item>
        <text:list-item>
          <text:p text:style-name="P2">Is what the player describes and how they leverage the situation sensible? Let it happen.</text:p>
        </text:list-item>
        <text:list-item>
          <text:p text:style-name="P2">Saves cover a great deal of uncertain situations and are often all that is necessary for risky actions.</text:p>
        </text:list-item>
      </text:list>
      <text:h text:style-name="Heading_20_3" text:outline-level="3"><text:bookmark-start text:name="preparation"/>Preparation<text:bookmark-end text:name="preparation"/></text:h>
      <text:list text:style-name="L3">
        <text:list-item>
          <text:p text:style-name="P3">The game world is organic, malleable and random. It intuits and makes sharp turns.</text:p>
        </text:list-item>
        <text:list-item>
          <text:p text:style-name="P3">Use random tables and generators to develop situations, not stories or plots.</text:p>
        </text:list-item>
        <text:list-item>
          <text:p text:style-name="P3">NPCs remember what the PCs say and do, and how they affect the world.</text:p>
        </text:list-item>
        <text:list-item>
          <text:p text:style-name="P3">NPCs don’t want to die. Infuse their own self-interest and will to live into every personality.</text:p>
        </text:list-item>
      </text:list>
      <text:h text:style-name="Heading_20_3" text:outline-level="3"><text:bookmark-start text:name="narrative-focus"/>Narrative Focus<text:bookmark-end text:name="narrative-focus"/></text:h>
      <text:list text:style-name="L4">
        <text:list-item>
          <text:p text:style-name="P4">Emergent experience of play is what matters, not math or character abilities. Give the players weapon trainers and personal quests to facilitate improvement and specialization.</text:p>
        </text:list-item>
        <text:list-item>
          <text:p text:style-name="P4">Pay attention to the needs and wants of the players, then put realistic opportunities in their path.</text:p>
        </text:list-item>
        <text:list-item>
          <text:p text:style-name="P4">A dagger to your throat will kill you, regardless of your expensive armor and impressive training.</text:p>
        </text:list-item>
      </text:list>
      <text:h text:style-name="Heading_20_3" text:outline-level="3"><text:bookmark-start text:name="danger"/>Danger<text:bookmark-end text:name="danger"/></text:h>
      <text:list text:style-name="L5">
        <text:list-item>
          <text:p text:style-name="P5">The game world produces real risk of pain and death for the player characters.</text:p>
        </text:list-item>
        <text:list-item>
          <text:p text:style-name="P5">Telegraph serious danger to players when it is present. The more dangerous, the more obvious.</text:p>
        </text:list-item>
        <text:list-item>
          <text:p text:style-name="P5">Put traps in plain sight and let the players take time to figure out a solution.</text:p>
        </text:list-item>
        <text:list-item>
          <text:p text:style-name="P5">Give players opportunities to solve problems and interact with the world.</text:p>
        </text:list-item>
      </text:list>
      <text:h text:style-name="Heading_20_3" text:outline-level="3"><text:bookmark-start text:name="artifacts"/>Artifacts<text:bookmark-end text:name="artifacts"/></text:h>
      <text:list text:style-name="L6">
        <text:list-item>
          <text:p text:style-name="P6">An Artifact is specific to the environment from where it is recovered. It tells a story.</text:p>
        </text:list-item>
        <text:list-item>
          <text:p text:style-name="P6">An Artifact is highly valuable, almost always bulky, and rarely useful beyond its worth and prestige.</text:p>
        </text:list-item>
        <text:list-item>
          <text:p text:style-name="P6">Use Artifacts as a lure to exotic locations under the protection of intimidating foes.</text:p>
        </text:list-item>
      </text:list>
      <text:h text:style-name="Heading_20_3" text:outline-level="3"><text:bookmark-start text:name="choice"/>Choice<text:bookmark-end text:name="choice"/></text:h>
      <text:list text:style-name="L7">
        <text:list-item>
          <text:p text:style-name="P7">Give players a solid choice to force outcomes when the situation lulls.</text:p>
        </text:list-item>
        <text:list-item>
          <text:p text:style-name="P7">Use binary “so, A or B?” responses when their intentions are vague.</text:p>
        </text:list-item>
        <text:list-item>
          <text:p text:style-name="P7">Work together using this conversational method to keep the game moving.</text:p>
        </text:list-item>
        <text:list-item>
          <text:p text:style-name="P7">Ensure that the player character’s actions leave their mark on the game world.</text:p>
        </text:list-item>
      </text:list>
      <text:h text:style-name="Heading_20_3" text:outline-level="3"><text:bookmark-start text:name="die-of-fate"/>Die of Fate<text:bookmark-end text:name="die-of-fate"/></text:h>
      <text:list text:style-name="L8">
        <text:list-item>
          <text:p text:style-name="P8">Occasionally you will want an element of randomness (e.g. the weather, unique character knowledge, etc.).</text:p>
        </text:list-item>
        <text:list-item>
          <text:p text:style-name="P8">In these situations, roll 1d6. A roll of 4 or more generally favors the players.</text:p>
        </text:list-item>
        <text:list-item>
          <text:p text:style-name="P8">A roll of 3 or under tends to mean bad luck for the PCs or their allies.</text:p>
        </text:list-item>
      </text:list>
      <text:h text:style-name="Heading_20_2" text:outline-level="2"><text:bookmark-start text:name="principles-for-players"/>Principles for Players<text:bookmark-end text:name="principles-for-players"/></text:h>
      <text:h text:style-name="Heading_20_3" text:outline-level="3"><text:bookmark-start text:name="agency"/>Agency<text:bookmark-end text:name="agency"/></text:h>
      <text:list text:style-name="L9">
        <text:list-item>
          <text:p text:style-name="P9">Attributes and related saves do not define your character. They are tools.</text:p>
        </text:list-item>
        <text:list-item>
          <text:p text:style-name="P9">Don’t ask only what your character would do, ask what you would do, too.</text:p>
        </text:list-item>
        <text:list-item>
          <text:p text:style-name="P9">Be creative with your intuition, items, and connections.</text:p>
        </text:list-item>
      </text:list>
      <text:h text:style-name="Heading_20_3" text:outline-level="3"><text:bookmark-start text:name="teamwork"/>Teamwork<text:bookmark-end text:name="teamwork"/></text:h>
      <text:list text:style-name="L10">
        <text:list-item>
          <text:p text:style-name="P10">Seek consensus from the other players before barreling forward.</text:p>
        </text:list-item>
        <text:list-item>
          <text:p text:style-name="P10">Stay on the same page about goals and limits, respecting each other and accomplishing more as a group than alone.</text:p>
        </text:list-item>
      </text:list>
      <text:h text:style-name="Heading_20_3" text:outline-level="3"><text:bookmark-start text:name="exploration"/>Exploration<text:bookmark-end text:name="exploration"/></text:h>
      <text:list text:style-name="L11">
        <text:list-item>
          <text:p text:style-name="P11">Asking questions and listening to detail is more useful than any stats, items, or skills you have.</text:p>
        </text:list-item>
        <text:list-item>
          <text:p text:style-name="P11">Take the Referee’s description without suspicion, but don’t shy away from seeking more information.</text:p>
        </text:list-item>
        <text:list-item>
          <text:p text:style-name="P11">There is no single correct way forward.</text:p>
        </text:list-item>
      </text:list>
      <text:h text:style-name="Heading_20_3" text:outline-level="3"><text:bookmark-start text:name="talking"/>Talking<text:bookmark-end text:name="talking"/></text:h>
      <text:list text:style-name="L12">
        <text:list-item>
          <text:p text:style-name="P12">Treat NPCs as if they were real people, and rely on your curiosity to safely gain information and solve problems.</text:p>
        </text:list-item>
        <text:list-item>
          <text:p text:style-name="P12">You’ll find that most people are interesting and will want to talk things through before getting violent.</text:p>
        </text:list-item>
      </text:list>
      <text:h text:style-name="Heading_20_3" text:outline-level="3"><text:bookmark-start text:name="caution"/>Caution<text:bookmark-end text:name="caution"/></text:h>
      <text:list text:style-name="L13">
        <text:list-item>
          <text:p text:style-name="P13">Fighting is a choice and rarely a wise one; consider whether violence is the best way to achieve your goals.</text:p>
        </text:list-item>
        <text:list-item>
          <text:p text:style-name="P13">Try to stack the odds in your favor and retreat when things seem unfavorable.</text:p>
        </text:list-item>
      </text:list>
      <text:h text:style-name="Heading_20_3" text:outline-level="3"><text:bookmark-start text:name="planning"/>Planning<text:bookmark-end text:name="planning"/></text:h>
      <text:list text:style-name="L14">
        <text:list-item>
          <text:p text:style-name="P14">Think of ways to avoid your obstacles through reconnaissance, subtlety, and fact-finding.</text:p>
        </text:list-item>
        <text:list-item>
          <text:p text:style-name="P14">Do some research and ask around about your objectives.</text:p>
        </text:list-item>
      </text:list>
      <text:h text:style-name="Heading_20_3" text:outline-level="3"><text:bookmark-start text:name="ambition"/>Ambition<text:bookmark-end text:name="ambition"/></text:h>
      <text:list text:style-name="L15">
        <text:list-item>
          <text:p text:style-name="P15">Set goals and use your meager means to take steps forward.</text:p>
        </text:list-item>
        <text:list-item>
          <text:p text:style-name="P15">Expect nothing. Earn your reputation.</text:p>
        </text:list-item>
        <text:list-item>
          <text:p text:style-name="P15">Keep things moving forward and play to see what happens.</text:p>
        </text:list-item>
      </text:list>
      <text:h text:style-name="Heading_20_2" text:outline-level="2"><text:bookmark-start text:name="principles-of-the-world"/>Principles of the World<text:bookmark-end text:name="principles-of-the-world"/></text:h>
      <text:h text:style-name="Heading_20_3" text:outline-level="3"><text:bookmark-start text:name="adventure"/>Adventure<text:bookmark-end text:name="adventure"/></text:h>
      <text:list text:style-name="L16">
        <text:list-item>
          <text:p text:style-name="P16">The team is a group of characters seeking out new and exciting experiences.</text:p>
        </text:list-item>
        <text:list-item>
          <text:p text:style-name="P16">They band together to overcoming challenges and obstacles.</text:p>
        </text:list-item>
        <text:list-item>
          <text:p text:style-name="P16">The world is full of unknown and dangerous locations, lost civilizations and their remains.</text:p>
        </text:list-item>
      </text:list>
      <text:h text:style-name="Heading_20_3" text:outline-level="3"><text:bookmark-start text:name="artifacts-1"/>Artifacts<text:bookmark-end text:name="artifacts-1"/></text:h>
      <text:list text:style-name="L17">
        <text:list-item>
          <text:p text:style-name="P17">Lost civilizations and other parties left behind mysterious and powerful artifacts.</text:p>
        </text:list-item>
        <text:list-item>
          <text:p text:style-name="P17">They are sought after by others for their inscrutable purposes.</text:p>
        </text:list-item>
        <text:list-item>
          <text:p text:style-name="P17">Artifacts must be recovered and protected before they fall into the wrong hands.</text:p>
        </text:list-item>
      </text:list>
      <text:h text:style-name="Heading_20_3" text:outline-level="3"><text:bookmark-start text:name="lost-civilization"/>Lost Civilization<text:bookmark-end text:name="lost-civilization"/></text:h>
      <text:list text:style-name="L18">
        <text:list-item>
          <text:p text:style-name="P18">Human history is a mystery of which only a few pieces are known.</text:p>
        </text:list-item>
        <text:list-item>
          <text:p text:style-name="P18">There have been dozens if not hundreds of civilizations that have disappeared into oblivion.</text:p>
        </text:list-item>
        <text:list-item>
          <text:p text:style-name="P18">Many of them remain unknown to the public. Their remains await exploration.</text:p>
        </text:list-item>
      </text:list>
      <text:h text:style-name="Heading_20_3" text:outline-level="3"><text:bookmark-start text:name="secret-societies"/>Secret Societies<text:bookmark-end text:name="secret-societies"/></text:h>
      <text:list text:style-name="L19">
        <text:list-item>
          <text:p text:style-name="P19">There are secret societies and organizations sometimes malevolent sometimes enigmatic.</text:p>
        </text:list-item>
        <text:list-item>
          <text:p text:style-name="P19">They collect artifacts to study them and reveal their mysterious powers.</text:p>
        </text:list-item>
        <text:list-item>
          <text:p text:style-name="P19">They are often entrenched in society and will serve any means to achieve their purposes.</text:p>
        </text:list-item>
      </text:list>
      <text:h text:style-name="Heading_20_3" text:outline-level="3"><text:bookmark-start text:name="globetrotting"/>Globetrotting<text:bookmark-end text:name="globetrotting"/></text:h>
      <text:list text:style-name="L20">
        <text:list-item>
          <text:p text:style-name="P20">Artifacts are scattered in exotic and remote locations around the world.</text:p>
        </text:list-item>
        <text:list-item>
          <text:p text:style-name="P20">The team must face the unique challenges and opportunities of each location.</text:p>
        </text:list-item>
        <text:list-item>
          <text:p text:style-name="P20">It is necessary to adapt to and immerse oneself in different cultures and environments to succeed.</text:p>
        </text:list-item>
      </text:list>
      <text:h text:style-name="Heading_20_3" text:outline-level="3"><text:bookmark-start text:name="the-unexplained"/>The Unexplained<text:bookmark-end text:name="the-unexplained"/></text:h>
      <text:list text:style-name="L21">
        <text:list-item>
          <text:p text:style-name="P21">The team will often find itself investigating and seeking answers to mysterious and supernatural occurrences.</text:p>
        </text:list-item>
        <text:list-item>
          <text:p text:style-name="P21">They will study the extraordinary and bizarre events and phenomena in the world.</text:p>
        </text:list-item>
        <text:list-item>
          <text:p text:style-name="P21">With they work they protect the world from the malicious use of these phenomena.</text:p>
        </text:list-item>
      </text:list>
      <text:h text:style-name="Heading_20_2" text:outline-level="2"><text:bookmark-start text:name="character-creation"/>Character Creation<text:bookmark-end text:name="character-creation"/></text:h>
      <text:h text:style-name="Heading_20_3" text:outline-level="3"><text:bookmark-start text:name="ability-scores"/>1. Ability Scores<text:bookmark-end text:name="ability-scores"/></text:h>
      <text:p text:style-name="First_20_paragraph">Player Characters (PCs) have just three attributes:<text:line-break/><text:span text:style-name="T1">Strength (STR)</text:span>, <text:span text:style-name="T1">Dexterity (DEX)</text:span>, and <text:span text:style-name="T1">Willpower (WIL)</text:span>.</text:p>
      <text:p text:style-name="Text_20_body">When creating a PC, the player roll 4d6 keeping the 3 highest results for each of their character’s ability scores, in order. They may then swap any two of the results.</text:p>
      <text:h text:style-name="Heading_20_3" text:outline-level="3"><text:bookmark-start text:name="hit-protection"/>2. Hit Protection<text:bookmark-end text:name="hit-protection"/></text:h>
      <text:p text:style-name="First_20_paragraph">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a xlink:type="simple" xlink:href="/Golden%20Idol-srd#scars-1" office:name=""><text:span text:style-name="Definition"><text:span text:style-name="T1">Scars</text:span></text:span></text:a> table.</text:p>
      <text:h text:style-name="Heading_20_3" text:outline-level="3"><text:bookmark-start text:name="starting-gear"/>3. Starting Gear<text:bookmark-end text:name="starting-gear"/></text:h>
      <text:p text:style-name="First_20_paragraph">All PCs begin with:</text:p>
      <text:list text:style-name="L22">
        <text:list-item>
          <text:p text:style-name="P22">Civilian clothes</text:p>
        </text:list-item>
        <text:list-item>
          <text:p text:style-name="P22">Expedition clothes</text:p>
        </text:list-item>
        <text:list-item>
          <text:p text:style-name="P22">Bulletproof vest</text:p>
        </text:list-item>
        <text:list-item>
          <text:p text:style-name="P22">Standard firearm</text:p>
        </text:list-item>
        <text:list-item>
          <text:p text:style-name="P22">Smartphone</text:p>
        </text:list-item>
        <text:list-item>
          <text:p text:style-name="P22">3d6 x 500 $</text:p>
        </text:list-item>
      </text:list>
      <text:p text:style-name="First_20_paragraph">The group also have an adequate transport for the mission.</text:p>
      <text:h text:style-name="Heading_20_3" text:outline-level="3"><text:bookmark-start text:name="name"/>4. Name<text:bookmark-end text:name="name"/></text:h>
      <text:p text:style-name="First_20_paragraph">Choose or roll (1d20) your PC’s <text:span text:style-name="T1">name</text:span></text:p>
      <text:h text:style-name="Heading_20_4" text:outline-level="4"><text:bookmark-start text:name="female-names"/>Female Names<text:bookmark-end text:name="female-name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RowCell" office:value-type="string">
            <text:p text:style-name="Table_20_Contents">1</text:p>
          </table:table-cell>
          <table:table-cell table:style-name="TableRowCell" office:value-type="string">
            <text:p text:style-name="Table_20_Contents">Abigail</text:p>
          </table:table-cell>
          <table:table-cell table:style-name="TableRowCell" office:value-type="string">
            <text:p text:style-name="Table_20_Contents">6</text:p>
          </table:table-cell>
          <table:table-cell table:style-name="TableRowCell" office:value-type="string">
            <text:p text:style-name="Table_20_Contents">Scarlett</text:p>
          </table:table-cell>
          <table:table-cell table:style-name="TableRowCell" office:value-type="string">
            <text:p text:style-name="Table_20_Contents">11</text:p>
          </table:table-cell>
          <table:table-cell table:style-name="TableRowCell" office:value-type="string">
            <text:p text:style-name="Table_20_Contents">Leah</text:p>
          </table:table-cell>
          <table:table-cell table:style-name="TableRowCell" office:value-type="string">
            <text:p text:style-name="Table_20_Contents">16</text:p>
          </table:table-cell>
          <table:table-cell table:style-name="TableRowCell" office:value-type="string">
            <text:p text:style-name="Table_20_Contents">Jodie</text:p>
          </table:table-cell>
        </table:table-row>
        <table:table-row>
          <table:table-cell table:style-name="TableRowCell" office:value-type="string">
            <text:p text:style-name="Table_20_Contents">2</text:p>
          </table:table-cell>
          <table:table-cell table:style-name="TableRowCell" office:value-type="string">
            <text:p text:style-name="Table_20_Contents">Ava</text:p>
          </table:table-cell>
          <table:table-cell table:style-name="TableRowCell" office:value-type="string">
            <text:p text:style-name="Table_20_Contents">7</text:p>
          </table:table-cell>
          <table:table-cell table:style-name="TableRowCell" office:value-type="string">
            <text:p text:style-name="Table_20_Contents">Sabrina</text:p>
          </table:table-cell>
          <table:table-cell table:style-name="TableRowCell" office:value-type="string">
            <text:p text:style-name="Table_20_Contents">12</text:p>
          </table:table-cell>
          <table:table-cell table:style-name="TableRowCell" office:value-type="string">
            <text:p text:style-name="Table_20_Contents">Jimena</text:p>
          </table:table-cell>
          <table:table-cell table:style-name="TableRowCell" office:value-type="string">
            <text:p text:style-name="Table_20_Contents">17</text:p>
          </table:table-cell>
          <table:table-cell table:style-name="TableRowCell" office:value-type="string">
            <text:p text:style-name="Table_20_Contents">Amy</text:p>
          </table:table-cell>
        </table:table-row>
        <table:table-row>
          <table:table-cell table:style-name="TableRowCell" office:value-type="string">
            <text:p text:style-name="Table_20_Contents">3</text:p>
          </table:table-cell>
          <table:table-cell table:style-name="TableRowCell" office:value-type="string">
            <text:p text:style-name="Table_20_Contents">Elsie</text:p>
          </table:table-cell>
          <table:table-cell table:style-name="TableRowCell" office:value-type="string">
            <text:p text:style-name="Table_20_Contents">8</text:p>
          </table:table-cell>
          <table:table-cell table:style-name="TableRowCell" office:value-type="string">
            <text:p text:style-name="Table_20_Contents">Quinn</text:p>
          </table:table-cell>
          <table:table-cell table:style-name="TableRowCell" office:value-type="string">
            <text:p text:style-name="Table_20_Contents">13</text:p>
          </table:table-cell>
          <table:table-cell table:style-name="TableRowCell" office:value-type="string">
            <text:p text:style-name="Table_20_Contents">Zariah</text:p>
          </table:table-cell>
          <table:table-cell table:style-name="TableRowCell" office:value-type="string">
            <text:p text:style-name="Table_20_Contents">18</text:p>
          </table:table-cell>
          <table:table-cell table:style-name="TableRowCell" office:value-type="string">
            <text:p text:style-name="Table_20_Contents">Lily</text:p>
          </table:table-cell>
        </table:table-row>
        <table:table-row>
          <table:table-cell table:style-name="TableRowCell" office:value-type="string">
            <text:p text:style-name="Table_20_Contents">4</text:p>
          </table:table-cell>
          <table:table-cell table:style-name="TableRowCell" office:value-type="string">
            <text:p text:style-name="Table_20_Contents">Maria</text:p>
          </table:table-cell>
          <table:table-cell table:style-name="TableRowCell" office:value-type="string">
            <text:p text:style-name="Table_20_Contents">9</text:p>
          </table:table-cell>
          <table:table-cell table:style-name="TableRowCell" office:value-type="string">
            <text:p text:style-name="Table_20_Contents">Aimee</text:p>
          </table:table-cell>
          <table:table-cell table:style-name="TableRowCell" office:value-type="string">
            <text:p text:style-name="Table_20_Contents">14</text:p>
          </table:table-cell>
          <table:table-cell table:style-name="TableRowCell" office:value-type="string">
            <text:p text:style-name="Table_20_Contents">Coraline</text:p>
          </table:table-cell>
          <table:table-cell table:style-name="TableRowCell" office:value-type="string">
            <text:p text:style-name="Table_20_Contents">19</text:p>
          </table:table-cell>
          <table:table-cell table:style-name="TableRowCell" office:value-type="string">
            <text:p text:style-name="Table_20_Contents">Janessa</text:p>
          </table:table-cell>
        </table:table-row>
        <table:table-row>
          <table:table-cell table:style-name="TableRowCell" office:value-type="string">
            <text:p text:style-name="Table_20_Contents">5</text:p>
          </table:table-cell>
          <table:table-cell table:style-name="TableRowCell" office:value-type="string">
            <text:p text:style-name="Table_20_Contents">Kayla</text:p>
          </table:table-cell>
          <table:table-cell table:style-name="TableRowCell" office:value-type="string">
            <text:p text:style-name="Table_20_Contents">10</text:p>
          </table:table-cell>
          <table:table-cell table:style-name="TableRowCell" office:value-type="string">
            <text:p text:style-name="Table_20_Contents">Isabella</text:p>
          </table:table-cell>
          <table:table-cell table:style-name="TableRowCell" office:value-type="string">
            <text:p text:style-name="Table_20_Contents">15</text:p>
          </table:table-cell>
          <table:table-cell table:style-name="TableRowCell" office:value-type="string">
            <text:p text:style-name="Table_20_Contents">Mila</text:p>
          </table:table-cell>
          <table:table-cell table:style-name="TableRowCell" office:value-type="string">
            <text:p text:style-name="Table_20_Contents">20</text:p>
          </table:table-cell>
          <table:table-cell table:style-name="TableRowCell" office:value-type="string">
            <text:p text:style-name="Table_20_Contents">Vivian</text:p>
          </table:table-cell>
        </table:table-row>
      </table:table>
      <text:h text:style-name="Heading_20_4" text:outline-level="4"><text:bookmark-start text:name="male-names"/>Male Names<text:bookmark-end text:name="male-name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RowCell" office:value-type="string">
            <text:p text:style-name="Table_20_Contents">1</text:p>
          </table:table-cell>
          <table:table-cell table:style-name="TableRowCell" office:value-type="string">
            <text:p text:style-name="Table_20_Contents">Daniel</text:p>
          </table:table-cell>
          <table:table-cell table:style-name="TableRowCell" office:value-type="string">
            <text:p text:style-name="Table_20_Contents">6</text:p>
          </table:table-cell>
          <table:table-cell table:style-name="TableRowCell" office:value-type="string">
            <text:p text:style-name="Table_20_Contents">Emmitt</text:p>
          </table:table-cell>
          <table:table-cell table:style-name="TableRowCell" office:value-type="string">
            <text:p text:style-name="Table_20_Contents">11</text:p>
          </table:table-cell>
          <table:table-cell table:style-name="TableRowCell" office:value-type="string">
            <text:p text:style-name="Table_20_Contents">Mason</text:p>
          </table:table-cell>
          <table:table-cell table:style-name="TableRowCell" office:value-type="string">
            <text:p text:style-name="Table_20_Contents">16</text:p>
          </table:table-cell>
          <table:table-cell table:style-name="TableRowCell" office:value-type="string">
            <text:p text:style-name="Table_20_Contents">Deandre</text:p>
          </table:table-cell>
        </table:table-row>
        <table:table-row>
          <table:table-cell table:style-name="TableRowCell" office:value-type="string">
            <text:p text:style-name="Table_20_Contents">2</text:p>
          </table:table-cell>
          <table:table-cell table:style-name="TableRowCell" office:value-type="string">
            <text:p text:style-name="Table_20_Contents">Connor</text:p>
          </table:table-cell>
          <table:table-cell table:style-name="TableRowCell" office:value-type="string">
            <text:p text:style-name="Table_20_Contents">7</text:p>
          </table:table-cell>
          <table:table-cell table:style-name="TableRowCell" office:value-type="string">
            <text:p text:style-name="Table_20_Contents">Ronan</text:p>
          </table:table-cell>
          <table:table-cell table:style-name="TableRowCell" office:value-type="string">
            <text:p text:style-name="Table_20_Contents">12</text:p>
          </table:table-cell>
          <table:table-cell table:style-name="TableRowCell" office:value-type="string">
            <text:p text:style-name="Table_20_Contents">Alfie</text:p>
          </table:table-cell>
          <table:table-cell table:style-name="TableRowCell" office:value-type="string">
            <text:p text:style-name="Table_20_Contents">17</text:p>
          </table:table-cell>
          <table:table-cell table:style-name="TableRowCell" office:value-type="string">
            <text:p text:style-name="Table_20_Contents">Ahmad</text:p>
          </table:table-cell>
        </table:table-row>
        <table:table-row>
          <table:table-cell table:style-name="TableRowCell" office:value-type="string">
            <text:p text:style-name="Table_20_Contents">3</text:p>
          </table:table-cell>
          <table:table-cell table:style-name="TableRowCell" office:value-type="string">
            <text:p text:style-name="Table_20_Contents">Jenson</text:p>
          </table:table-cell>
          <table:table-cell table:style-name="TableRowCell" office:value-type="string">
            <text:p text:style-name="Table_20_Contents">8</text:p>
          </table:table-cell>
          <table:table-cell table:style-name="TableRowCell" office:value-type="string">
            <text:p text:style-name="Table_20_Contents">Kaleb</text:p>
          </table:table-cell>
          <table:table-cell table:style-name="TableRowCell" office:value-type="string">
            <text:p text:style-name="Table_20_Contents">13</text:p>
          </table:table-cell>
          <table:table-cell table:style-name="TableRowCell" office:value-type="string">
            <text:p text:style-name="Table_20_Contents">Sebastian</text:p>
          </table:table-cell>
          <table:table-cell table:style-name="TableRowCell" office:value-type="string">
            <text:p text:style-name="Table_20_Contents">18</text:p>
          </table:table-cell>
          <table:table-cell table:style-name="TableRowCell" office:value-type="string">
            <text:p text:style-name="Table_20_Contents">Justus</text:p>
          </table:table-cell>
        </table:table-row>
        <table:table-row>
          <table:table-cell table:style-name="TableRowCell" office:value-type="string">
            <text:p text:style-name="Table_20_Contents">4</text:p>
          </table:table-cell>
          <table:table-cell table:style-name="TableRowCell" office:value-type="string">
            <text:p text:style-name="Table_20_Contents">Bradley</text:p>
          </table:table-cell>
          <table:table-cell table:style-name="TableRowCell" office:value-type="string">
            <text:p text:style-name="Table_20_Contents">9</text:p>
          </table:table-cell>
          <table:table-cell table:style-name="TableRowCell" office:value-type="string">
            <text:p text:style-name="Table_20_Contents">Lennon</text:p>
          </table:table-cell>
          <table:table-cell table:style-name="TableRowCell" office:value-type="string">
            <text:p text:style-name="Table_20_Contents">14</text:p>
          </table:table-cell>
          <table:table-cell table:style-name="TableRowCell" office:value-type="string">
            <text:p text:style-name="Table_20_Contents">Jamie</text:p>
          </table:table-cell>
          <table:table-cell table:style-name="TableRowCell" office:value-type="string">
            <text:p text:style-name="Table_20_Contents">19</text:p>
          </table:table-cell>
          <table:table-cell table:style-name="TableRowCell" office:value-type="string">
            <text:p text:style-name="Table_20_Contents">Keith</text:p>
          </table:table-cell>
        </table:table-row>
        <table:table-row>
          <table:table-cell table:style-name="TableRowCell" office:value-type="string">
            <text:p text:style-name="Table_20_Contents">5</text:p>
          </table:table-cell>
          <table:table-cell table:style-name="TableRowCell" office:value-type="string">
            <text:p text:style-name="Table_20_Contents">Callum</text:p>
          </table:table-cell>
          <table:table-cell table:style-name="TableRowCell" office:value-type="string">
            <text:p text:style-name="Table_20_Contents">10</text:p>
          </table:table-cell>
          <table:table-cell table:style-name="TableRowCell" office:value-type="string">
            <text:p text:style-name="Table_20_Contents">Abram</text:p>
          </table:table-cell>
          <table:table-cell table:style-name="TableRowCell" office:value-type="string">
            <text:p text:style-name="Table_20_Contents">15</text:p>
          </table:table-cell>
          <table:table-cell table:style-name="TableRowCell" office:value-type="string">
            <text:p text:style-name="Table_20_Contents">Charlie</text:p>
          </table:table-cell>
          <table:table-cell table:style-name="TableRowCell" office:value-type="string">
            <text:p text:style-name="Table_20_Contents">20</text:p>
          </table:table-cell>
          <table:table-cell table:style-name="TableRowCell" office:value-type="string">
            <text:p text:style-name="Table_20_Contents">Chris</text:p>
          </table:table-cell>
        </table:table-row>
      </table:table>
      <text:h text:style-name="Heading_20_4" text:outline-level="4"><text:bookmark-start text:name="surnames"/>Surnames<text:bookmark-end text:name="surname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RowCell" office:value-type="string">
            <text:p text:style-name="Table_20_Contents">1</text:p>
          </table:table-cell>
          <table:table-cell table:style-name="TableRowCell" office:value-type="string">
            <text:p text:style-name="Table_20_Contents">Gordon</text:p>
          </table:table-cell>
          <table:table-cell table:style-name="TableRowCell" office:value-type="string">
            <text:p text:style-name="Table_20_Contents">6</text:p>
          </table:table-cell>
          <table:table-cell table:style-name="TableRowCell" office:value-type="string">
            <text:p text:style-name="Table_20_Contents">Drake</text:p>
          </table:table-cell>
          <table:table-cell table:style-name="TableRowCell" office:value-type="string">
            <text:p text:style-name="Table_20_Contents">11</text:p>
          </table:table-cell>
          <table:table-cell table:style-name="TableRowCell" office:value-type="string">
            <text:p text:style-name="Table_20_Contents">Stevens</text:p>
          </table:table-cell>
          <table:table-cell table:style-name="TableRowCell" office:value-type="string">
            <text:p text:style-name="Table_20_Contents">16</text:p>
          </table:table-cell>
          <table:table-cell table:style-name="TableRowCell" office:value-type="string">
            <text:p text:style-name="Table_20_Contents">Morse</text:p>
          </table:table-cell>
        </table:table-row>
        <table:table-row>
          <table:table-cell table:style-name="TableRowCell" office:value-type="string">
            <text:p text:style-name="Table_20_Contents">2</text:p>
          </table:table-cell>
          <table:table-cell table:style-name="TableRowCell" office:value-type="string">
            <text:p text:style-name="Table_20_Contents">Johnston</text:p>
          </table:table-cell>
          <table:table-cell table:style-name="TableRowCell" office:value-type="string">
            <text:p text:style-name="Table_20_Contents">7</text:p>
          </table:table-cell>
          <table:table-cell table:style-name="TableRowCell" office:value-type="string">
            <text:p text:style-name="Table_20_Contents">Avery</text:p>
          </table:table-cell>
          <table:table-cell table:style-name="TableRowCell" office:value-type="string">
            <text:p text:style-name="Table_20_Contents">12</text:p>
          </table:table-cell>
          <table:table-cell table:style-name="TableRowCell" office:value-type="string">
            <text:p text:style-name="Table_20_Contents">Lewis</text:p>
          </table:table-cell>
          <table:table-cell table:style-name="TableRowCell" office:value-type="string">
            <text:p text:style-name="Table_20_Contents">17</text:p>
          </table:table-cell>
          <table:table-cell table:style-name="TableRowCell" office:value-type="string">
            <text:p text:style-name="Table_20_Contents">Grant</text:p>
          </table:table-cell>
        </table:table-row>
        <table:table-row>
          <table:table-cell table:style-name="TableRowCell" office:value-type="string">
            <text:p text:style-name="Table_20_Contents">3</text:p>
          </table:table-cell>
          <table:table-cell table:style-name="TableRowCell" office:value-type="string">
            <text:p text:style-name="Table_20_Contents">Morales</text:p>
          </table:table-cell>
          <table:table-cell table:style-name="TableRowCell" office:value-type="string">
            <text:p text:style-name="Table_20_Contents">8</text:p>
          </table:table-cell>
          <table:table-cell table:style-name="TableRowCell" office:value-type="string">
            <text:p text:style-name="Table_20_Contents">Bowman</text:p>
          </table:table-cell>
          <table:table-cell table:style-name="TableRowCell" office:value-type="string">
            <text:p text:style-name="Table_20_Contents">13</text:p>
          </table:table-cell>
          <table:table-cell table:style-name="TableRowCell" office:value-type="string">
            <text:p text:style-name="Table_20_Contents">Patel</text:p>
          </table:table-cell>
          <table:table-cell table:style-name="TableRowCell" office:value-type="string">
            <text:p text:style-name="Table_20_Contents">18</text:p>
          </table:table-cell>
          <table:table-cell table:style-name="TableRowCell" office:value-type="string">
            <text:p text:style-name="Table_20_Contents">Yates</text:p>
          </table:table-cell>
        </table:table-row>
        <table:table-row>
          <table:table-cell table:style-name="TableRowCell" office:value-type="string">
            <text:p text:style-name="Table_20_Contents">4</text:p>
          </table:table-cell>
          <table:table-cell table:style-name="TableRowCell" office:value-type="string">
            <text:p text:style-name="Table_20_Contents">Bell</text:p>
          </table:table-cell>
          <table:table-cell table:style-name="TableRowCell" office:value-type="string">
            <text:p text:style-name="Table_20_Contents">9</text:p>
          </table:table-cell>
          <table:table-cell table:style-name="TableRowCell" office:value-type="string">
            <text:p text:style-name="Table_20_Contents">Floyd</text:p>
          </table:table-cell>
          <table:table-cell table:style-name="TableRowCell" office:value-type="string">
            <text:p text:style-name="Table_20_Contents">14</text:p>
          </table:table-cell>
          <table:table-cell table:style-name="TableRowCell" office:value-type="string">
            <text:p text:style-name="Table_20_Contents">Carter</text:p>
          </table:table-cell>
          <table:table-cell table:style-name="TableRowCell" office:value-type="string">
            <text:p text:style-name="Table_20_Contents">19</text:p>
          </table:table-cell>
          <table:table-cell table:style-name="TableRowCell" office:value-type="string">
            <text:p text:style-name="Table_20_Contents">Decker</text:p>
          </table:table-cell>
        </table:table-row>
        <table:table-row>
          <table:table-cell table:style-name="TableRowCell" office:value-type="string">
            <text:p text:style-name="Table_20_Contents">5</text:p>
          </table:table-cell>
          <table:table-cell table:style-name="TableRowCell" office:value-type="string">
            <text:p text:style-name="Table_20_Contents">Knight</text:p>
          </table:table-cell>
          <table:table-cell table:style-name="TableRowCell" office:value-type="string">
            <text:p text:style-name="Table_20_Contents">10</text:p>
          </table:table-cell>
          <table:table-cell table:style-name="TableRowCell" office:value-type="string">
            <text:p text:style-name="Table_20_Contents">Cooper</text:p>
          </table:table-cell>
          <table:table-cell table:style-name="TableRowCell" office:value-type="string">
            <text:p text:style-name="Table_20_Contents">15</text:p>
          </table:table-cell>
          <table:table-cell table:style-name="TableRowCell" office:value-type="string">
            <text:p text:style-name="Table_20_Contents">Castillo</text:p>
          </table:table-cell>
          <table:table-cell table:style-name="TableRowCell" office:value-type="string">
            <text:p text:style-name="Table_20_Contents">20</text:p>
          </table:table-cell>
          <table:table-cell table:style-name="TableRowCell" office:value-type="string">
            <text:p text:style-name="Table_20_Contents">Vasquez</text:p>
          </table:table-cell>
        </table:table-row>
      </table:table>
      <text:h text:style-name="Heading_20_3" text:outline-level="3"><text:bookmark-start text:name="archetype"/>5. Archetype<text:bookmark-end text:name="archetype"/></text:h>
      <text:p text:style-name="First_20_paragraph">Choose or roll (1d6) to determine your PC’s <text:span text:style-name="T1">archetype</text:span>. This informs their potential knowledge and skills.</text:p>
      <text:list text:style-name="L23">
        <text:list-item>
          <text:p text:style-name="P23">Soldier</text:p>
        </text:list-item>
        <text:list-item>
          <text:p text:style-name="P23">Archeologist</text:p>
        </text:list-item>
        <text:list-item>
          <text:p text:style-name="P23">Scientist</text:p>
        </text:list-item>
        <text:list-item>
          <text:p text:style-name="P23">Specialist</text:p>
        </text:list-item>
        <text:list-item>
          <text:p text:style-name="P23">Pilot</text:p>
        </text:list-item>
        <text:list-item>
          <text:p text:style-name="P23">Hustler</text:p>
        </text:list-item>
      </text:list>
      <text:h text:style-name="Heading_20_3" text:outline-level="3"><text:bookmark-start text:name="age"/>6. Age<text:bookmark-end text:name="age"/></text:h>
      <text:p text:style-name="First_20_paragraph">Finally, roll for their <text:span text:style-name="T1">age</text:span> (2d20+10).</text:p>
      <text:h text:style-name="Heading_20_2" text:outline-level="2"><text:bookmark-start text:name="archetypes"/>Archetypes<text:bookmark-end text:name="archetypes"/></text:h>
      <text:h text:style-name="Heading_20_3" text:outline-level="3"><text:bookmark-start text:name="soldier"/>Soldier<text:bookmark-end text:name="soldier"/></text:h>
      <text:p text:style-name="First_20_paragraph">The Soldier is a trained combatant with experience in various military operations. They excel in fighting and handling weapons, and are well-equipped to handle dangerous situations.</text:p>
      <text:h text:style-name="Heading_20_4" text:outline-level="4"><text:bookmark-start text:name="starting-gear-1"/>Starting Gear<text:bookmark-end text:name="starting-gear-1"/></text:h>
      <text:p text:style-name="First_20_paragraph">The soldier begins the game with a combat knife, a special firearm, and a helmet as additional equipment.</text:p>
      <text:h text:style-name="Heading_20_4" text:outline-level="4"><text:bookmark-start text:name="what-your-background-taught-you"/>What your background taught you<text:bookmark-end text:name="what-your-background-taught-you"/></text:h>
      <text:list text:style-name="L24">
        <text:list-item>
          <text:p text:style-name="P24">Cool-mindedness.</text:p>
        </text:list-item>
        <text:list-item>
          <text:p text:style-name="P24">The use of an exotic weapon.</text:p>
        </text:list-item>
        <text:list-item>
          <text:p text:style-name="P24">The mastery in closed quarter combat.</text:p>
        </text:list-item>
        <text:list-item>
          <text:p text:style-name="P24">To be a master tactician.</text:p>
        </text:list-item>
        <text:list-item>
          <text:p text:style-name="P24">To be a master survivalist.</text:p>
        </text:list-item>
        <text:list-item>
          <text:p text:style-name="P24">To be a natural born leader.</text:p>
        </text:list-item>
      </text:list>
      <text:h text:style-name="Heading_20_4" text:outline-level="4"><text:bookmark-start text:name="in-the-past-you"/>In the past, you…<text:bookmark-end text:name="in-the-past-you"/></text:h>
      <text:list text:style-name="L25">
        <text:list-item>
          <text:p text:style-name="P25">Fought in a nasty war or conflict.</text:p>
        </text:list-item>
        <text:list-item>
          <text:p text:style-name="P25">Trained in a special forces unit.</text:p>
        </text:list-item>
        <text:list-item>
          <text:p text:style-name="P25">Completed high-stakes operations.</text:p>
        </text:list-item>
        <text:list-item>
          <text:p text:style-name="P25">Suffered physical or mental injuries during my service.</text:p>
        </text:list-item>
        <text:list-item>
          <text:p text:style-name="P25">Built strong relationships with my comrades.</text:p>
        </text:list-item>
        <text:list-item>
          <text:p text:style-name="P25">Developed a particular area of expertise or specialty.</text:p>
        </text:list-item>
      </text:list>
      <text:h text:style-name="Heading_20_4" text:outline-level="4"><text:bookmark-start text:name="why-did-you-join-lara"/>Why did you join LARA?<text:bookmark-end text:name="why-did-you-join-lara"/></text:h>
      <text:list text:style-name="L26">
        <text:list-item>
          <text:p text:style-name="P26">They chose me, I accepted.</text:p>
        </text:list-item>
        <text:list-item>
          <text:p text:style-name="P26">I wanted to use my skills and training in a meaningful way.</text:p>
        </text:list-item>
        <text:list-item>
          <text:p text:style-name="P26">I wanted to travel and see new places.</text:p>
        </text:list-item>
        <text:list-item>
          <text:p text:style-name="P26">I love the thrill of adventure.</text:p>
        </text:list-item>
        <text:list-item>
          <text:p text:style-name="P26">LARA is the best covert ops team in the world.</text:p>
        </text:list-item>
        <text:list-item>
          <text:p text:style-name="P26">My sense of duty urged me to do so.</text:p>
        </text:list-item>
      </text:list>
      <text:h text:style-name="Heading_20_3" text:outline-level="3"><text:bookmark-start text:name="archeologist"/>Archeologist<text:bookmark-end text:name="archeologist"/></text:h>
      <text:p text:style-name="First_20_paragraph">The Archeologist is a character who is passionate about history and is skilled in uncovering and studying ancient artifacts. They are experts in their field and bring a unique set of skills to the team.</text:p>
      <text:h text:style-name="Heading_20_4" text:outline-level="4"><text:bookmark-start text:name="starting-gear-2"/>Starting Gear<text:bookmark-end text:name="starting-gear-2"/></text:h>
      <text:p text:style-name="First_20_paragraph">The archaeologist begins the game with a map, a compass, a pick, and a journal as additional equipment.</text:p>
      <text:h text:style-name="Heading_20_4" text:outline-level="4"><text:bookmark-start text:name="what-your-background-taught-you-1"/>What your background taught you<text:bookmark-end text:name="what-your-background-taught-you-1"/></text:h>
      <text:list text:style-name="L27">
        <text:list-item>
          <text:p text:style-name="P27">Carefully excavate and study ancient artifacts.</text:p>
        </text:list-item>
        <text:list-item>
          <text:p text:style-name="P27">Accurately record and document findings.</text:p>
        </text:list-item>
        <text:list-item>
          <text:p text:style-name="P27">Analyze and interpret historical data.</text:p>
        </text:list-item>
        <text:list-item>
          <text:p text:style-name="P27">Work with a team of researchers and professionals.</text:p>
        </text:list-item>
        <text:list-item>
          <text:p text:style-name="P27">Navigate and travel to remote locations.</text:p>
        </text:list-item>
        <text:list-item>
          <text:p text:style-name="P27">Stay safe in potentially hazardous environments.</text:p>
        </text:list-item>
      </text:list>
      <text:h text:style-name="Heading_20_4" text:outline-level="4"><text:bookmark-start text:name="in-the-past-you-1"/>In the past, you…<text:bookmark-end text:name="in-the-past-you-1"/></text:h>
      <text:list text:style-name="L28">
        <text:list-item>
          <text:p text:style-name="P28">Studied a specific lost civilizations nobody believe exist.</text:p>
        </text:list-item>
        <text:list-item>
          <text:p text:style-name="P28">Conducted field research and excavations.</text:p>
        </text:list-item>
        <text:list-item>
          <text:p text:style-name="P28">Published papers or articles about my findings</text:p>
        </text:list-item>
        <text:list-item>
          <text:p text:style-name="P28">Worked for a university or research institution.</text:p>
        </text:list-item>
        <text:list-item>
          <text:p text:style-name="P28">Built a reputation as an expert in my field.</text:p>
        </text:list-item>
        <text:list-item>
          <text:p text:style-name="P28">Made important discoveries or contributions to the field of archeology.</text:p>
        </text:list-item>
      </text:list>
      <text:h text:style-name="Heading_20_4" text:outline-level="4"><text:bookmark-start text:name="why-did-you-join-lara-1"/>Why did you join LARA?<text:bookmark-end text:name="why-did-you-join-lara-1"/></text:h>
      <text:list text:style-name="L29">
        <text:list-item>
          <text:p text:style-name="P29">I love history and making new discoveries.</text:p>
        </text:list-item>
        <text:list-item>
          <text:p text:style-name="P29">There is a mystery concealing the truth. I want to unveil it.</text:p>
        </text:list-item>
        <text:list-item>
          <text:p text:style-name="P29">Artifacts are historical evidence of a lost past. I must protect them.</text:p>
        </text:list-item>
        <text:list-item>
          <text:p text:style-name="P29">I eager to explore uncharted territory.</text:p>
        </text:list-item>
        <text:list-item>
          <text:p text:style-name="P29">I love the potential of this team.</text:p>
        </text:list-item>
        <text:list-item>
          <text:p text:style-name="P29">At the university, the pay was not as good as here.</text:p>
        </text:list-item>
      </text:list>
      <text:h text:style-name="Heading_20_3" text:outline-level="3"><text:bookmark-start text:name="scientist"/>Scientist<text:bookmark-end text:name="scientist"/></text:h>
      <text:p text:style-name="First_20_paragraph">The Scientist is a highly educated and analytical individual, with expertise in a particular field of study such as biology, chemistry, or physics. They are skilled at conducting research, analyzing data, and solving complex problems.</text:p>
      <text:h text:style-name="Heading_20_4" text:outline-level="4"><text:bookmark-start text:name="starting-gear-3"/>Starting Gear<text:bookmark-end text:name="starting-gear-3"/></text:h>
      <text:p text:style-name="First_20_paragraph">The scientist begins the game with a laptop, a lab coat, a set of test tubes, and a calculator as additional equipment.</text:p>
      <text:h text:style-name="Heading_20_4" text:outline-level="4"><text:bookmark-start text:name="what-your-background-taught-you-2"/>What your background taught you<text:bookmark-end text:name="what-your-background-taught-you-2"/></text:h>
      <text:list text:style-name="L30">
        <text:list-item>
          <text:p text:style-name="P30">Design and conduct experiments and research studies.</text:p>
        </text:list-item>
        <text:list-item>
          <text:p text:style-name="P30">Analyze and interpret data.</text:p>
        </text:list-item>
        <text:list-item>
          <text:p text:style-name="P30">Effectively communicate findings through papers and presentations.</text:p>
        </text:list-item>
        <text:list-item>
          <text:p text:style-name="P30">Work with a team of researchers and professionals.</text:p>
        </text:list-item>
        <text:list-item>
          <text:p text:style-name="P30">Stay up-to-date on current developments in their field.</text:p>
        </text:list-item>
        <text:list-item>
          <text:p text:style-name="P30">Think critically and solve problems creatively.</text:p>
        </text:list-item>
      </text:list>
      <text:h text:style-name="Heading_20_4" text:outline-level="4"><text:bookmark-start text:name="in-the-past-you-2"/>In the past, you…<text:bookmark-end text:name="in-the-past-you-2"/></text:h>
      <text:list text:style-name="L31">
        <text:list-item>
          <text:p text:style-name="P31">Conducted research and experiments in a specific field.</text:p>
        </text:list-item>
        <text:list-item>
          <text:p text:style-name="P31">Published papers or articles about my findings.</text:p>
        </text:list-item>
        <text:list-item>
          <text:p text:style-name="P31">Worked for a university or research institution.</text:p>
        </text:list-item>
        <text:list-item>
          <text:p text:style-name="P31">Built a reputation as an expert in my field.</text:p>
        </text:list-item>
        <text:list-item>
          <text:p text:style-name="P31">Specialized in a fringe science.</text:p>
        </text:list-item>
        <text:list-item>
          <text:p text:style-name="P31">Made a risky experiment fail spectacularly.</text:p>
        </text:list-item>
      </text:list>
      <text:h text:style-name="Heading_20_4" text:outline-level="4"><text:bookmark-start text:name="why-did-you-join-lara-2"/>Why did you join LARA?<text:bookmark-end text:name="why-did-you-join-lara-2"/></text:h>
      <text:list text:style-name="L32">
        <text:list-item>
          <text:p text:style-name="P32">I wanted to learn more about fringe science.</text:p>
        </text:list-item>
        <text:list-item>
          <text:p text:style-name="P32">Artifacts are the new frontier of science.</text:p>
        </text:list-item>
        <text:list-item>
          <text:p text:style-name="P32">I wanted to work with the state of the art in science and technology.</text:p>
        </text:list-item>
        <text:list-item>
          <text:p text:style-name="P32">LARA offers the ultimate puzzle and mystery experience.</text:p>
        </text:list-item>
        <text:list-item>
          <text:p text:style-name="P32">After years in a basement, I wanted to put myself at the service of something greater.</text:p>
        </text:list-item>
        <text:list-item>
          <text:p text:style-name="P32">The university does not pay as well as LARA.</text:p>
        </text:list-item>
      </text:list>
      <text:h text:style-name="Heading_20_3" text:outline-level="3"><text:bookmark-start text:name="specialist"/>Specialist<text:bookmark-end text:name="specialist"/></text:h>
      <text:p text:style-name="First_20_paragraph">The Specialist is a highly trained individual with a specific area of expertise, such as language skills, medical knowledge, or technical expertise. They are able to bring a unique perspective and set of skills to the team, and are valuable members of any expedition.</text:p>
      <text:h text:style-name="Heading_20_4" text:outline-level="4"><text:bookmark-start text:name="starting-gear-4"/>Starting Gear<text:bookmark-end text:name="starting-gear-4"/></text:h>
      <text:p text:style-name="First_20_paragraph">The specialist begins the game with a specialized kit relevant to their area of expertise, such as a hacker’s laptop or a medic’s first aid kit as additional equipment.</text:p>
      <text:h text:style-name="Heading_20_4" text:outline-level="4"><text:bookmark-start text:name="what-your-background-taught-you-3"/>What your background taught you<text:bookmark-end text:name="what-your-background-taught-you-3"/></text:h>
      <text:list text:style-name="L33">
        <text:list-item>
          <text:p text:style-name="P33">Identify and capitalize on unique opportunities.</text:p>
        </text:list-item>
        <text:list-item>
          <text:p text:style-name="P33">Adapt to changing circumstances and think on my feet.</text:p>
        </text:list-item>
        <text:list-item>
          <text:p text:style-name="P33">Stay resourceful and find creative solutions to problems.</text:p>
        </text:list-item>
        <text:list-item>
          <text:p text:style-name="P33">Communicate and negotiate effectively.</text:p>
        </text:list-item>
        <text:list-item>
          <text:p text:style-name="P33">Stay physically and mentally fit.</text:p>
        </text:list-item>
        <text:list-item>
          <text:p text:style-name="P33">Maintain discipline and focus under pressure.</text:p>
        </text:list-item>
      </text:list>
      <text:h text:style-name="Heading_20_4" text:outline-level="4"><text:bookmark-start text:name="in-the-past-you-3"/>In the past, you…<text:bookmark-end text:name="in-the-past-you-3"/></text:h>
      <text:list text:style-name="L34">
        <text:list-item>
          <text:p text:style-name="P34">Developed a unique skill or ability.</text:p>
        </text:list-item>
        <text:list-item>
          <text:p text:style-name="P34">Worked as a freelancer or contractor.</text:p>
        </text:list-item>
        <text:list-item>
          <text:p text:style-name="P34">Completed high-stakes or dangerous missions.</text:p>
        </text:list-item>
        <text:list-item>
          <text:p text:style-name="P34">Built a reputation as an expert in my field.</text:p>
        </text:list-item>
        <text:list-item>
          <text:p text:style-name="P34">Made enemies or rivals through my work.</text:p>
        </text:list-item>
        <text:list-item>
          <text:p text:style-name="P34">Suffered physical or mental injuries while working.</text:p>
        </text:list-item>
      </text:list>
      <text:h text:style-name="Heading_20_4" text:outline-level="4"><text:bookmark-start text:name="why-did-you-join-lara-3"/>Why did you join LARA?<text:bookmark-end text:name="why-did-you-join-lara-3"/></text:h>
      <text:list text:style-name="L35">
        <text:list-item>
          <text:p text:style-name="P35">I wanted to use my unique skills in a meaningful way</text:p>
        </text:list-item>
        <text:list-item>
          <text:p text:style-name="P35">I wanted to make myself available to an experienced team for the greater good.</text:p>
        </text:list-item>
        <text:list-item>
          <text:p text:style-name="P35">Adventure and danger are my middle names.</text:p>
        </text:list-item>
        <text:list-item>
          <text:p text:style-name="P35">LARA makes you see the world.</text:p>
        </text:list-item>
        <text:list-item>
          <text:p text:style-name="P35">Government pay for special operations is very good.</text:p>
        </text:list-item>
        <text:list-item>
          <text:p text:style-name="P35">The mystery of the Artifacts intrigues me.</text:p>
        </text:list-item>
      </text:list>
      <text:h text:style-name="Heading_20_3" text:outline-level="3"><text:bookmark-start text:name="pilot"/>Pilot<text:bookmark-end text:name="pilot"/></text:h>
      <text:p text:style-name="First_20_paragraph">The Pilot is an experienced and skilled aviator, with expertise in operating a variety of aircraft. They are able to navigate difficult terrain and conditions, and are comfortable working under pressure.</text:p>
      <text:h text:style-name="Heading_20_4" text:outline-level="4"><text:bookmark-start text:name="starting-gear-5"/>Starting Gear<text:bookmark-end text:name="starting-gear-5"/></text:h>
      <text:p text:style-name="First_20_paragraph">The pilot begins the game with a flight suit, a map, and a radio as additional equipment.</text:p>
      <text:h text:style-name="Heading_20_4" text:outline-level="4"><text:bookmark-start text:name="what-your-background-taught-you-4"/>What your background taught you<text:bookmark-end text:name="what-your-background-taught-you-4"/></text:h>
      <text:list text:style-name="L36">
        <text:list-item>
          <text:p text:style-name="P36">Operate and maintain aircraft skillfully.</text:p>
        </text:list-item>
        <text:list-item>
          <text:p text:style-name="P36">Navigate and fly in different conditions</text:p>
        </text:list-item>
        <text:list-item>
          <text:p text:style-name="P36">Make quick and accurate decisions.</text:p>
        </text:list-item>
        <text:list-item>
          <text:p text:style-name="P36">Communicate effectively with air traffic control and other pilots.</text:p>
        </text:list-item>
        <text:list-item>
          <text:p text:style-name="P36">Stay calm and level-headed under pressure.</text:p>
        </text:list-item>
        <text:list-item>
          <text:p text:style-name="P36">React appropriately in emergency situations.</text:p>
        </text:list-item>
      </text:list>
      <text:h text:style-name="Heading_20_4" text:outline-level="4"><text:bookmark-start text:name="in-the-past-you-4"/>In the past, you…<text:bookmark-end text:name="in-the-past-you-4"/></text:h>
      <text:list text:style-name="L37">
        <text:list-item>
          <text:p text:style-name="P37">Trained as a pilot and gained experience flying various aircraft.</text:p>
        </text:list-item>
        <text:list-item>
          <text:p text:style-name="P37">Worked for a commercial airline or military unit.</text:p>
        </text:list-item>
        <text:list-item>
          <text:p text:style-name="P37">Completed high-stakes or dangerous missions.</text:p>
        </text:list-item>
        <text:list-item>
          <text:p text:style-name="P37">Built a reputation as a skilled pilot.</text:p>
        </text:list-item>
        <text:list-item>
          <text:p text:style-name="P37">Made enemies or rivals through my work.</text:p>
        </text:list-item>
        <text:list-item>
          <text:p text:style-name="P37">Suffered physical or mental injuries while flying.</text:p>
        </text:list-item>
      </text:list>
      <text:h text:style-name="Heading_20_4" text:outline-level="4"><text:bookmark-start text:name="why-did-you-join-lara-4"/>Why did you join LARA?<text:bookmark-end text:name="why-did-you-join-lara-4"/></text:h>
      <text:list text:style-name="L38">
        <text:list-item>
          <text:p text:style-name="P38">Air is my element. And the planes make me dive into it.</text:p>
        </text:list-item>
        <text:list-item>
          <text:p text:style-name="P38">They said they needed pilots, so I thought I’d start settling debts with society.</text:p>
        </text:list-item>
        <text:list-item>
          <text:p text:style-name="P38">Excitement and danger are like a drug to me</text:p>
        </text:list-item>
        <text:list-item>
          <text:p text:style-name="P38">There are still corners of the world I don’t know…</text:p>
        </text:list-item>
        <text:list-item>
          <text:p text:style-name="P38">A freelance pilot earns significantly less than what LARA offers.</text:p>
        </text:list-item>
        <text:list-item>
          <text:p text:style-name="P38">I enjoy working in teams and transporting my teammates wherever they need.</text:p>
        </text:list-item>
      </text:list>
      <text:h text:style-name="Heading_20_3" text:outline-level="3"><text:bookmark-start text:name="hustler"/>Hustler<text:bookmark-end text:name="hustler"/></text:h>
      <text:p text:style-name="First_20_paragraph">The Hustler is a smooth talker and skilled negotiator, able to get what they want through charm and persuasion. They are comfortable working independently and as part of a team, and are skilled at adapting to new environments and situations.</text:p>
      <text:h text:style-name="Heading_20_4" text:outline-level="4"><text:bookmark-start text:name="starting-gear-6"/>Starting Gear<text:bookmark-end text:name="starting-gear-6"/></text:h>
      <text:p text:style-name="First_20_paragraph">The hustler begins the game with a set of clothes suitable for a variety of situations, as well as a small amount of cash and a set of lockpicks as additional equipment.</text:p>
      <text:h text:style-name="Heading_20_4" text:outline-level="4"><text:bookmark-start text:name="what-your-background-taught-you-5"/>What your background taught you<text:bookmark-end text:name="what-your-background-taught-you-5"/></text:h>
      <text:list text:style-name="L39">
        <text:list-item>
          <text:p text:style-name="P39">Spot and take advantage of opportunities.</text:p>
        </text:list-item>
        <text:list-item>
          <text:p text:style-name="P39">Think on their feet and improvise.</text:p>
        </text:list-item>
        <text:list-item>
          <text:p text:style-name="P39">Negotiate and communicate effectively.</text:p>
        </text:list-item>
        <text:list-item>
          <text:p text:style-name="P39">Stay one step ahead of opponents and rivals.</text:p>
        </text:list-item>
        <text:list-item>
          <text:p text:style-name="P39">Stay calm and composed under pressure.</text:p>
        </text:list-item>
        <text:list-item>
          <text:p text:style-name="P39">Adapt to changing circumstances and think creatively.</text:p>
        </text:list-item>
      </text:list>
      <text:h text:style-name="Heading_20_4" text:outline-level="4"><text:bookmark-start text:name="in-the-past-you-5"/>In the past, you…<text:bookmark-end text:name="in-the-past-you-5"/></text:h>
      <text:list text:style-name="L40">
        <text:list-item>
          <text:p text:style-name="P40">Ran scams or conned people.</text:p>
        </text:list-item>
        <text:list-item>
          <text:p text:style-name="P40">Worked as a freelancer or contractor.</text:p>
        </text:list-item>
        <text:list-item>
          <text:p text:style-name="P40">Built a reputation as a cunning and resourceful individual.</text:p>
        </text:list-item>
        <text:list-item>
          <text:p text:style-name="P40">Made enemies or rivals through my work.</text:p>
        </text:list-item>
        <text:list-item>
          <text:p text:style-name="P40">Lived a fast-paced and unpredictable lifestyle.</text:p>
        </text:list-item>
        <text:list-item>
          <text:p text:style-name="P40">Suffered setbacks or failures in my past endeavors.</text:p>
        </text:list-item>
      </text:list>
      <text:h text:style-name="Heading_20_4" text:outline-level="4"><text:bookmark-start text:name="why-did-you-join-lara-5"/>Why did you join LARA?<text:bookmark-end text:name="why-did-you-join-lara-5"/></text:h>
      <text:list text:style-name="L41">
        <text:list-item>
          <text:p text:style-name="P41">They know that if they don’t pay me enough I might sell everything back to the highest bidder.</text:p>
        </text:list-item>
        <text:list-item>
          <text:p text:style-name="P41">I have the opportunity to make amends for my dissolute and criminal life.</text:p>
        </text:list-item>
        <text:list-item>
          <text:p text:style-name="P41">The adventures that LARA offers are unparalleled.</text:p>
        </text:list-item>
        <text:list-item>
          <text:p text:style-name="P41">Hey man! Here you get paid to travel the world!</text:p>
        </text:list-item>
        <text:list-item>
          <text:p text:style-name="P41">I was tired of being a lone wolf. There are extraordinary people here.</text:p>
        </text:list-item>
        <text:list-item>
          <text:p text:style-name="P41">There is something mysterious and ominous about the folds of the past. And I want to know about it.</text:p>
        </text:list-item>
      </text:list>
      <text:h text:style-name="Heading_20_2" text:outline-level="2"><text:bookmark-start text:name="inventory"/>Inventory<text:bookmark-end text:name="inventory"/></text:h>
      <text:p text:style-name="First_20_paragraph">Characters have a total of 10 inventory slots: a backpack with six slots, one slot for each hand, and two slots for their upper body (such as the belt, chest, or head). The backpack can also double as an emergency sleeping bag but only if emptied of its contents.</text:p>
      <text:p text:style-name="Text_20_body">Most items take up one slot, and small items can be bundled together. Slots are abstract and can be rearranged per the Referee’s discretion.</text:p>
      <text:p text:style-name="Text_20_body"><text:span text:style-name="T1">Bulky</text:span> items take up two slots and are typically two-handed or awkward to carry. Anyone carrying a full inventory (i.e. filling all 10 slots) is reduced to 0 HP.</text:p>
      <text:p text:style-name="Text_20_body">A PC cannot carry more items than their inventory allows. Carts (which must be pulled with both hands), horses, or mules can increase inventory. <text:span text:style-name="T1">Assistants</text:span> can also be paid to carry equipment.</text:p>
      <text:h text:style-name="Heading_20_3" text:outline-level="3"><text:bookmark-start text:name="equipment"/>Equipment<text:bookmark-end text:name="equipment"/></text:h>
      <text:h text:style-name="Heading_20_4" text:outline-level="4"><text:bookmark-start text:name="body-protection"/>Body Protection<text:bookmark-end text:name="body-protection"/></text:h>
      <table:table table:name="Table4" table:style-name="Table4">
        <table:table-column table:style-name="Table4.A"/>
        <table:table-column table:style-name="Table4.B"/>
        <table:table-header-rows>
          <table:table-row>
            <table:table-cell table:style-name="TableHeaderRowCell" office:value-type="string">
              <text:p text:style-name="Table_20_Heading">Protection</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Assault Shield (+1 Armor, bulky)</text:p>
          </table:table-cell>
          <table:table-cell table:style-name="TableRowCell" office:value-type="string">
            <text:p text:style-name="Table_20_Contents">200</text:p>
          </table:table-cell>
        </table:table-row>
        <table:table-row>
          <table:table-cell table:style-name="TableRowCell" office:value-type="string">
            <text:p text:style-name="Table_20_Contents">Bulletproof Vest (Armor 2)</text:p>
          </table:table-cell>
          <table:table-cell table:style-name="TableRowCell" office:value-type="string">
            <text:p text:style-name="Table_20_Contents">220</text:p>
          </table:table-cell>
        </table:table-row>
        <table:table-row>
          <table:table-cell table:style-name="TableRowCell" office:value-type="string">
            <text:p text:style-name="Table_20_Contents">Helmet (+1 Armor)</text:p>
          </table:table-cell>
          <table:table-cell table:style-name="TableRowCell" office:value-type="string">
            <text:p text:style-name="Table_20_Contents">730</text:p>
          </table:table-cell>
        </table:table-row>
        <table:table-row>
          <table:table-cell table:style-name="TableRowCell" office:value-type="string">
            <text:p text:style-name="Table_20_Contents">Impact Panel (+1 Armor, single-use)</text:p>
          </table:table-cell>
          <table:table-cell table:style-name="TableRowCell" office:value-type="string">
            <text:p text:style-name="Table_20_Contents">130</text:p>
          </table:table-cell>
        </table:table-row>
        <table:table-row>
          <table:table-cell table:style-name="TableRowCell" office:value-type="string">
            <text:p text:style-name="Table_20_Contents">Riot Armor (Armor 3)</text:p>
          </table:table-cell>
          <table:table-cell table:style-name="TableRowCell" office:value-type="string">
            <text:p text:style-name="Table_20_Contents">700</text:p>
          </table:table-cell>
        </table:table-row>
        <table:table-row>
          <table:table-cell table:style-name="TableRowCell" office:value-type="string">
            <text:p text:style-name="Table_20_Contents">Stab panel (+1 Armor, single-use)</text:p>
          </table:table-cell>
          <table:table-cell table:style-name="TableRowCell" office:value-type="string">
            <text:p text:style-name="Table_20_Contents">60</text:p>
          </table:table-cell>
        </table:table-row>
        <table:table-row>
          <table:table-cell table:style-name="TableRowCell" office:value-type="string">
            <text:p text:style-name="Table_20_Contents">Stab Vest (Armor 1)</text:p>
          </table:table-cell>
          <table:table-cell table:style-name="TableRowCell" office:value-type="string">
            <text:p text:style-name="Table_20_Contents">130</text:p>
          </table:table-cell>
        </table:table-row>
      </table:table>
      <text:h text:style-name="Heading_20_4" text:outline-level="4"><text:bookmark-start text:name="melee-weapons"/>Melee Weapons<text:bookmark-end text:name="melee-weapon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Tonfa</text:p>
          </table:table-cell>
          <table:table-cell table:style-name="TableRowCell" office:value-type="string">
            <text:p text:style-name="Table_20_Contents">1d6</text:p>
          </table:table-cell>
          <table:table-cell table:style-name="TableRowCell" office:value-type="string">
            <text:p text:style-name="Table_20_Contents">25</text:p>
          </table:table-cell>
        </table:table-row>
        <table:table-row>
          <table:table-cell table:style-name="TableRowCell" office:value-type="string">
            <text:p text:style-name="Table_20_Contents">Combat knife</text:p>
          </table:table-cell>
          <table:table-cell table:style-name="TableRowCell" office:value-type="string">
            <text:p text:style-name="Table_20_Contents">1d6</text:p>
          </table:table-cell>
          <table:table-cell table:style-name="TableRowCell" office:value-type="string">
            <text:p text:style-name="Table_20_Contents">175</text:p>
          </table:table-cell>
        </table:table-row>
        <table:table-row>
          <table:table-cell table:style-name="TableRowCell" office:value-type="string">
            <text:p text:style-name="Table_20_Contents">Fighting knife*</text:p>
          </table:table-cell>
          <table:table-cell table:style-name="TableRowCell" office:value-type="string">
            <text:p text:style-name="Table_20_Contents">1d6</text:p>
          </table:table-cell>
          <table:table-cell table:style-name="TableRowCell" office:value-type="string">
            <text:p text:style-name="Table_20_Contents">100</text:p>
          </table:table-cell>
        </table:table-row>
        <table:table-row>
          <table:table-cell table:style-name="TableRowCell" office:value-type="string">
            <text:p text:style-name="Table_20_Contents">Fists**</text:p>
          </table:table-cell>
          <table:table-cell table:style-name="TableRowCell" office:value-type="string">
            <text:p text:style-name="Table_20_Contents">1d4</text:p>
          </table:table-cell>
          <table:table-cell table:style-name="TableRowCell" office:value-type="string">
            <text:p text:style-name="Table_20_Contents">-</text:p>
          </table:table-cell>
        </table:table-row>
        <table:table-row>
          <table:table-cell table:style-name="TableRowCell" office:value-type="string">
            <text:p text:style-name="Table_20_Contents">Staff</text:p>
          </table:table-cell>
          <table:table-cell table:style-name="TableRowCell" office:value-type="string">
            <text:p text:style-name="Table_20_Contents">1d8</text:p>
          </table:table-cell>
          <table:table-cell table:style-name="TableRowCell" office:value-type="string">
            <text:p text:style-name="Table_20_Contents">20</text:p>
          </table:table-cell>
        </table:table-row>
        <table:table-row>
          <table:table-cell table:style-name="TableRowCell" office:value-type="string">
            <text:p text:style-name="Table_20_Contents">Sword</text:p>
          </table:table-cell>
          <table:table-cell table:style-name="TableRowCell" office:value-type="string">
            <text:p text:style-name="Table_20_Contents">1d8</text:p>
          </table:table-cell>
          <table:table-cell table:style-name="TableRowCell" office:value-type="string">
            <text:p text:style-name="Table_20_Contents">200</text:p>
          </table:table-cell>
        </table:table-row>
      </table:table>
      <text:h text:style-name="Heading_20_4" text:outline-level="4"><text:bookmark-start text:name="ranged-weapons"/>Ranged Weapons<text:bookmark-end text:name="ranged-weapon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 of ($)</text:p>
            </table:table-cell>
          </table:table-row>
        </table:table-header-rows>
        <table:table-row>
          <table:table-cell table:style-name="TableRowCell" office:value-type="string">
            <text:p text:style-name="Table_20_Contents">Crossbow</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200</text:p>
          </table:table-cell>
        </table:table-row>
        <table:table-row>
          <table:table-cell table:style-name="TableRowCell" office:value-type="string">
            <text:p text:style-name="Table_20_Contents">Crossbow, pistol</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50</text:p>
          </table:table-cell>
        </table:table-row>
        <table:table-row>
          <table:table-cell table:style-name="TableRowCell" office:value-type="string">
            <text:p text:style-name="Table_20_Contents">Longbow</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160</text:p>
          </table:table-cell>
        </table:table-row>
        <table:table-row>
          <table:table-cell table:style-name="TableRowCell" office:value-type="string">
            <text:p text:style-name="Table_20_Contents">Shuriken</text:p>
          </table:table-cell>
          <table:table-cell table:style-name="TableRowCell" office:value-type="string">
            <text:p text:style-name="Table_20_Contents">1d4</text:p>
          </table:table-cell>
          <table:table-cell table:style-name="TableRowCell" office:value-type="string">
            <text:p text:style-name="Table_20_Contents">Close</text:p>
          </table:table-cell>
          <table:table-cell table:style-name="TableRowCell" office:value-type="string">
            <text:p text:style-name="Table_20_Contents">3</text:p>
          </table:table-cell>
        </table:table-row>
        <table:table-row>
          <table:table-cell table:style-name="TableRowCell" office:value-type="string">
            <text:p text:style-name="Table_20_Contents">Slingshot</text:p>
          </table:table-cell>
          <table:table-cell table:style-name="TableRowCell" office:value-type="string">
            <text:p text:style-name="Table_20_Contents">1d4</text:p>
          </table:table-cell>
          <table:table-cell table:style-name="TableRowCell" office:value-type="string">
            <text:p text:style-name="Table_20_Contents">Close</text:p>
          </table:table-cell>
          <table:table-cell table:style-name="TableRowCell" office:value-type="string">
            <text:p text:style-name="Table_20_Contents">10</text:p>
          </table:table-cell>
        </table:table-row>
      </table:table>
      <text:h text:style-name="Heading_20_4" text:outline-level="4"><text:bookmark-start text:name="standard-firearms"/>Standard Firearms<text:bookmark-end text:name="standard-firearms"/></text:h>
      <table:table table:name="Table7" table:style-name="Table7">
        <table:table-column table:style-name="Table7.A"/>
        <table:table-column table:style-name="Table7.B"/>
        <table:table-column table:style-name="Table7.C"/>
        <table:table-column table:style-name="Table7.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text:p>
            </table:table-cell>
          </table:table-row>
        </table:table-header-rows>
        <table:table-row>
          <table:table-cell table:style-name="TableRowCell" office:value-type="string">
            <text:p text:style-name="Table_20_Contents">Pistol, light</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400</text:p>
          </table:table-cell>
        </table:table-row>
        <table:table-row>
          <table:table-cell table:style-name="TableRowCell" office:value-type="string">
            <text:p text:style-name="Table_20_Contents">Pistol, med</text:p>
          </table:table-cell>
          <table:table-cell table:style-name="TableRowCell" office:value-type="string">
            <text:p text:style-name="Table_20_Contents">1d8</text:p>
          </table:table-cell>
          <table:table-cell table:style-name="TableRowCell" office:value-type="string">
            <text:p text:style-name="Table_20_Contents">Nearby</text:p>
          </table:table-cell>
          <table:table-cell table:style-name="TableRowCell" office:value-type="string">
            <text:p text:style-name="Table_20_Contents">500</text:p>
          </table:table-cell>
        </table:table-row>
        <table:table-row>
          <table:table-cell table:style-name="TableRowCell" office:value-type="string">
            <text:p text:style-name="Table_20_Contents">Pistol, heavy</text:p>
          </table:table-cell>
          <table:table-cell table:style-name="TableRowCell" office:value-type="string">
            <text:p text:style-name="Table_20_Contents">1d10</text:p>
          </table:table-cell>
          <table:table-cell table:style-name="TableRowCell" office:value-type="string">
            <text:p text:style-name="Table_20_Contents">Nearby</text:p>
          </table:table-cell>
          <table:table-cell table:style-name="TableRowCell" office:value-type="string">
            <text:p text:style-name="Table_20_Contents">800</text:p>
          </table:table-cell>
        </table:table-row>
        <table:table-row>
          <table:table-cell table:style-name="TableRowCell" office:value-type="string">
            <text:p text:style-name="Table_20_Contents">Machine pistol</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1,200</text:p>
          </table:table-cell>
        </table:table-row>
        <table:table-row>
          <table:table-cell table:style-name="TableRowCell" office:value-type="string">
            <text:p text:style-name="Table_20_Contents">SMG</text:p>
          </table:table-cell>
          <table:table-cell table:style-name="TableRowCell" office:value-type="string">
            <text:p text:style-name="Table_20_Contents">1d8</text:p>
          </table:table-cell>
          <table:table-cell table:style-name="TableRowCell" office:value-type="string">
            <text:p text:style-name="Table_20_Contents">Nearby</text:p>
          </table:table-cell>
          <table:table-cell table:style-name="TableRowCell" office:value-type="string">
            <text:p text:style-name="Table_20_Contents">2,000</text:p>
          </table:table-cell>
        </table:table-row>
        <table:table-row>
          <table:table-cell table:style-name="TableRowCell" office:value-type="string">
            <text:p text:style-name="Table_20_Contents">Rifle</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1,000</text:p>
          </table:table-cell>
        </table:table-row>
        <table:table-row>
          <table:table-cell table:style-name="TableRowCell" office:value-type="string">
            <text:p text:style-name="Table_20_Contents">Assault Rifle</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5,000</text:p>
          </table:table-cell>
        </table:table-row>
        <table:table-row>
          <table:table-cell table:style-name="TableRowCell" office:value-type="string">
            <text:p text:style-name="Table_20_Contents">Shotgun</text:p>
          </table:table-cell>
          <table:table-cell table:style-name="TableRowCell" office:value-type="string">
            <text:p text:style-name="Table_20_Contents">2d6</text:p>
          </table:table-cell>
          <table:table-cell table:style-name="TableRowCell" office:value-type="string">
            <text:p text:style-name="Table_20_Contents">Nearby</text:p>
          </table:table-cell>
          <table:table-cell table:style-name="TableRowCell" office:value-type="string">
            <text:p text:style-name="Table_20_Contents">300</text:p>
          </table:table-cell>
        </table:table-row>
      </table:table>
      <text:h text:style-name="Heading_20_4" text:outline-level="4"><text:bookmark-start text:name="special-firearms"/>Special Firearms<text:bookmark-end text:name="special-firearm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Sniper rifle</text:p>
          </table:table-cell>
          <table:table-cell table:style-name="TableRowCell" office:value-type="string">
            <text:p text:style-name="Table_20_Contents">1d10</text:p>
          </table:table-cell>
          <table:table-cell table:style-name="TableRowCell" office:value-type="string">
            <text:p text:style-name="Table_20_Contents">Distant</text:p>
          </table:table-cell>
          <table:table-cell table:style-name="TableRowCell" office:value-type="string">
            <text:p text:style-name="Table_20_Contents">5,000</text:p>
          </table:table-cell>
        </table:table-row>
        <table:table-row>
          <table:table-cell table:style-name="TableRowCell" office:value-type="string">
            <text:p text:style-name="Table_20_Contents">Sniper rifle .50</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8,000</text:p>
          </table:table-cell>
        </table:table-row>
        <table:table-row>
          <table:table-cell table:style-name="TableRowCell" office:value-type="string">
            <text:p text:style-name="Table_20_Contents">Light MG (blast)</text:p>
          </table:table-cell>
          <table:table-cell table:style-name="TableRowCell" office:value-type="string">
            <text:p text:style-name="Table_20_Contents">2d8</text:p>
          </table:table-cell>
          <table:table-cell table:style-name="TableRowCell" office:value-type="string">
            <text:p text:style-name="Table_20_Contents">Distant</text:p>
          </table:table-cell>
          <table:table-cell table:style-name="TableRowCell" office:value-type="string">
            <text:p text:style-name="Table_20_Contents">10,000</text:p>
          </table:table-cell>
        </table:table-row>
        <table:table-row>
          <table:table-cell table:style-name="TableRowCell" office:value-type="string">
            <text:p text:style-name="Table_20_Contents">Heavy MG (bulky, blast)</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15,000</text:p>
          </table:table-cell>
        </table:table-row>
        <table:table-row>
          <table:table-cell table:style-name="TableRowCell" office:value-type="string">
            <text:p text:style-name="Table_20_Contents">Rocket Launcher (blast)</text:p>
          </table:table-cell>
          <table:table-cell table:style-name="TableRowCell" office:value-type="string">
            <text:p text:style-name="Table_20_Contents">4d10</text:p>
          </table:table-cell>
          <table:table-cell table:style-name="TableRowCell" office:value-type="string">
            <text:p text:style-name="Table_20_Contents">Distant</text:p>
          </table:table-cell>
          <table:table-cell table:style-name="TableRowCell" office:value-type="string">
            <text:p text:style-name="Table_20_Contents">2,200</text:p>
          </table:table-cell>
        </table:table-row>
      </table:table>
      <text:h text:style-name="Heading_20_4" text:outline-level="4"><text:bookmark-start text:name="explosives"/>Explosives<text:bookmark-end text:name="explosives"/></text:h>
      <table:table table:name="Table9" table:style-name="Table9">
        <table:table-column table:style-name="Table9.A"/>
        <table:table-column table:style-name="Table9.B"/>
        <table:table-column table:style-name="Table9.C"/>
        <table:table-column table:style-name="Table9.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text:p>
            </table:table-cell>
          </table:table-row>
        </table:table-header-rows>
        <table:table-row>
          <table:table-cell table:style-name="TableRowCell" office:value-type="string">
            <text:p text:style-name="Table_20_Contents">Molotov Cocktail</text:p>
          </table:table-cell>
          <table:table-cell table:style-name="TableRowCell" office:value-type="string">
            <text:p text:style-name="Table_20_Contents">d6</text:p>
          </table:table-cell>
          <table:table-cell table:style-name="TableRowCell" office:value-type="string">
            <text:p text:style-name="Table_20_Contents">Nearby</text:p>
          </table:table-cell>
          <table:table-cell table:style-name="TableRowCell" office:value-type="string">
            <text:p text:style-name="Table_20_Contents">50</text:p>
          </table:table-cell>
        </table:table-row>
        <table:table-row>
          <table:table-cell table:style-name="TableRowCell" office:value-type="string">
            <text:p text:style-name="Table_20_Contents">Flashbang (blast)</text:p>
          </table:table-cell>
          <table:table-cell table:style-name="TableRowCell" office:value-type="string">
            <text:p text:style-name="Table_20_Contents">blinds</text:p>
          </table:table-cell>
          <table:table-cell table:style-name="TableRowCell" office:value-type="string">
            <text:p text:style-name="Table_20_Contents">Nearby</text:p>
          </table:table-cell>
          <table:table-cell table:style-name="TableRowCell" office:value-type="string">
            <text:p text:style-name="Table_20_Contents">100</text:p>
          </table:table-cell>
        </table:table-row>
        <table:table-row>
          <table:table-cell table:style-name="TableRowCell" office:value-type="string">
            <text:p text:style-name="Table_20_Contents">Grenade (blast)</text:p>
          </table:table-cell>
          <table:table-cell table:style-name="TableRowCell" office:value-type="string">
            <text:p text:style-name="Table_20_Contents">d8</text:p>
          </table:table-cell>
          <table:table-cell table:style-name="TableRowCell" office:value-type="string">
            <text:p text:style-name="Table_20_Contents">Nearby</text:p>
          </table:table-cell>
          <table:table-cell table:style-name="TableRowCell" office:value-type="string">
            <text:p text:style-name="Table_20_Contents">100</text:p>
          </table:table-cell>
        </table:table-row>
        <table:table-row>
          <table:table-cell table:style-name="TableRowCell" office:value-type="string">
            <text:p text:style-name="Table_20_Contents">IED (blast)</text:p>
          </table:table-cell>
          <table:table-cell table:style-name="TableRowCell" office:value-type="string">
            <text:p text:style-name="Table_20_Contents">d6</text:p>
          </table:table-cell>
          <table:table-cell table:style-name="TableRowCell" office:value-type="string">
            <text:p text:style-name="Table_20_Contents">Nearby</text:p>
          </table:table-cell>
          <table:table-cell table:style-name="TableRowCell" office:value-type="string">
            <text:p text:style-name="Table_20_Contents">200</text:p>
          </table:table-cell>
        </table:table-row>
      </table:table>
      <text:h text:style-name="Heading_20_4" text:outline-level="4"><text:bookmark-start text:name="gear-tools"/>Gear &amp; Tools<text:bookmark-end text:name="gear-tools"/></text:h>
      <table:table table:name="Table10" table:style-name="Table10">
        <table:table-column table:style-name="Table10.A"/>
        <table:table-column table:style-name="Table10.B"/>
        <table:table-header-rows>
          <table:table-row>
            <table:table-cell table:style-name="TableHeaderRowCell" office:value-type="string">
              <text:p text:style-name="Table_20_Heading">Item</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Alarm Bypass</text:p>
          </table:table-cell>
          <table:table-cell table:style-name="TableRowCell" office:value-type="string">
            <text:p text:style-name="Table_20_Contents">500</text:p>
          </table:table-cell>
        </table:table-row>
        <table:table-row>
          <table:table-cell table:style-name="TableRowCell" office:value-type="string">
            <text:p text:style-name="Table_20_Contents">Bear Trap</text:p>
          </table:table-cell>
          <table:table-cell table:style-name="TableRowCell" office:value-type="string">
            <text:p text:style-name="Table_20_Contents">100</text:p>
          </table:table-cell>
        </table:table-row>
        <table:table-row>
          <table:table-cell table:style-name="TableRowCell" office:value-type="string">
            <text:p text:style-name="Table_20_Contents">Binoculars</text:p>
          </table:table-cell>
          <table:table-cell table:style-name="TableRowCell" office:value-type="string">
            <text:p text:style-name="Table_20_Contents">100</text:p>
          </table:table-cell>
        </table:table-row>
        <table:table-row>
          <table:table-cell table:style-name="TableRowCell" office:value-type="string">
            <text:p text:style-name="Table_20_Contents">Blow Torch (welding)</text:p>
          </table:table-cell>
          <table:table-cell table:style-name="TableRowCell" office:value-type="string">
            <text:p text:style-name="Table_20_Contents">250</text:p>
          </table:table-cell>
        </table:table-row>
        <table:table-row>
          <table:table-cell table:style-name="TableRowCell" office:value-type="string">
            <text:p text:style-name="Table_20_Contents">Body Bag</text:p>
          </table:table-cell>
          <table:table-cell table:style-name="TableRowCell" office:value-type="string">
            <text:p text:style-name="Table_20_Contents">25</text:p>
          </table:table-cell>
        </table:table-row>
        <table:table-row>
          <table:table-cell table:style-name="TableRowCell" office:value-type="string">
            <text:p text:style-name="Table_20_Contents">Bolt Cutters</text:p>
          </table:table-cell>
          <table:table-cell table:style-name="TableRowCell" office:value-type="string">
            <text:p text:style-name="Table_20_Contents">40</text:p>
          </table:table-cell>
        </table:table-row>
        <table:table-row>
          <table:table-cell table:style-name="TableRowCell" office:value-type="string">
            <text:p text:style-name="Table_20_Contents">Car Opening Kit</text:p>
          </table:table-cell>
          <table:table-cell table:style-name="TableRowCell" office:value-type="string">
            <text:p text:style-name="Table_20_Contents">75</text:p>
          </table:table-cell>
        </table:table-row>
        <table:table-row>
          <table:table-cell table:style-name="TableRowCell" office:value-type="string">
            <text:p text:style-name="Table_20_Contents">Chain &amp; Lock</text:p>
          </table:table-cell>
          <table:table-cell table:style-name="TableRowCell" office:value-type="string">
            <text:p text:style-name="Table_20_Contents">50</text:p>
          </table:table-cell>
        </table:table-row>
        <table:table-row>
          <table:table-cell table:style-name="TableRowCell" office:value-type="string">
            <text:p text:style-name="Table_20_Contents">Chainsaw</text:p>
          </table:table-cell>
          <table:table-cell table:style-name="TableRowCell" office:value-type="string">
            <text:p text:style-name="Table_20_Contents">200</text:p>
          </table:table-cell>
        </table:table-row>
        <table:table-row>
          <table:table-cell table:style-name="TableRowCell" office:value-type="string">
            <text:p text:style-name="Table_20_Contents">Climbing Gear</text:p>
          </table:table-cell>
          <table:table-cell table:style-name="TableRowCell" office:value-type="string">
            <text:p text:style-name="Table_20_Contents">150</text:p>
          </table:table-cell>
        </table:table-row>
        <table:table-row>
          <table:table-cell table:style-name="TableRowCell" office:value-type="string">
            <text:p text:style-name="Table_20_Contents">Climbing gear</text:p>
          </table:table-cell>
          <table:table-cell table:style-name="TableRowCell" office:value-type="string">
            <text:p text:style-name="Table_20_Contents">500</text:p>
          </table:table-cell>
        </table:table-row>
        <table:table-row>
          <table:table-cell table:style-name="TableRowCell" office:value-type="string">
            <text:p text:style-name="Table_20_Contents">Comms: Ear pieces</text:p>
          </table:table-cell>
          <table:table-cell table:style-name="TableRowCell" office:value-type="string">
            <text:p text:style-name="Table_20_Contents">500</text:p>
          </table:table-cell>
        </table:table-row>
        <table:table-row>
          <table:table-cell table:style-name="TableRowCell" office:value-type="string">
            <text:p text:style-name="Table_20_Contents">Comms: Walkie Talkies</text:p>
          </table:table-cell>
          <table:table-cell table:style-name="TableRowCell" office:value-type="string">
            <text:p text:style-name="Table_20_Contents">200</text:p>
          </table:table-cell>
        </table:table-row>
        <table:table-row>
          <table:table-cell table:style-name="TableRowCell" office:value-type="string">
            <text:p text:style-name="Table_20_Contents">Directional Microphone</text:p>
          </table:table-cell>
          <table:table-cell table:style-name="TableRowCell" office:value-type="string">
            <text:p text:style-name="Table_20_Contents">200</text:p>
          </table:table-cell>
        </table:table-row>
        <table:table-row>
          <table:table-cell table:style-name="TableRowCell" office:value-type="string">
            <text:p text:style-name="Table_20_Contents">Drone / Advanced Drone</text:p>
          </table:table-cell>
          <table:table-cell table:style-name="TableRowCell" office:value-type="string">
            <text:p text:style-name="Table_20_Contents">200 / $1,000</text:p>
          </table:table-cell>
        </table:table-row>
        <table:table-row>
          <table:table-cell table:style-name="TableRowCell" office:value-type="string">
            <text:p text:style-name="Table_20_Contents">Duffle Bag</text:p>
          </table:table-cell>
          <table:table-cell table:style-name="TableRowCell" office:value-type="string">
            <text:p text:style-name="Table_20_Contents">50</text:p>
          </table:table-cell>
        </table:table-row>
        <table:table-row>
          <table:table-cell table:style-name="TableRowCell" office:value-type="string">
            <text:p text:style-name="Table_20_Contents">Electrical Tool Kit</text:p>
          </table:table-cell>
          <table:table-cell table:style-name="TableRowCell" office:value-type="string">
            <text:p text:style-name="Table_20_Contents">150</text:p>
          </table:table-cell>
        </table:table-row>
        <table:table-row>
          <table:table-cell table:style-name="TableRowCell" office:value-type="string">
            <text:p text:style-name="Table_20_Contents">Emergency Medical Kit</text:p>
          </table:table-cell>
          <table:table-cell table:style-name="TableRowCell" office:value-type="string">
            <text:p text:style-name="Table_20_Contents">50</text:p>
          </table:table-cell>
        </table:table-row>
        <table:table-row>
          <table:table-cell table:style-name="TableRowCell" office:value-type="string">
            <text:p text:style-name="Table_20_Contents">Emergency Surgery Kit</text:p>
          </table:table-cell>
          <table:table-cell table:style-name="TableRowCell" office:value-type="string">
            <text:p text:style-name="Table_20_Contents">100</text:p>
          </table:table-cell>
        </table:table-row>
        <table:table-row>
          <table:table-cell table:style-name="TableRowCell" office:value-type="string">
            <text:p text:style-name="Table_20_Contents">Fake ID</text:p>
          </table:table-cell>
          <table:table-cell table:style-name="TableRowCell" office:value-type="string">
            <text:p text:style-name="Table_20_Contents">200</text:p>
          </table:table-cell>
        </table:table-row>
        <table:table-row>
          <table:table-cell table:style-name="TableRowCell" office:value-type="string">
            <text:p text:style-name="Table_20_Contents">Flare</text:p>
          </table:table-cell>
          <table:table-cell table:style-name="TableRowCell" office:value-type="string">
            <text:p text:style-name="Table_20_Contents">20</text:p>
          </table:table-cell>
        </table:table-row>
        <table:table-row>
          <table:table-cell table:style-name="TableRowCell" office:value-type="string">
            <text:p text:style-name="Table_20_Contents">Flash Suppressor</text:p>
          </table:table-cell>
          <table:table-cell table:style-name="TableRowCell" office:value-type="string">
            <text:p text:style-name="Table_20_Contents">150</text:p>
          </table:table-cell>
        </table:table-row>
        <table:table-row>
          <table:table-cell table:style-name="TableRowCell" office:value-type="string">
            <text:p text:style-name="Table_20_Contents">Flashlight</text:p>
          </table:table-cell>
          <table:table-cell table:style-name="TableRowCell" office:value-type="string">
            <text:p text:style-name="Table_20_Contents">80</text:p>
          </table:table-cell>
        </table:table-row>
        <table:table-row>
          <table:table-cell table:style-name="TableRowCell" office:value-type="string">
            <text:p text:style-name="Table_20_Contents">Forgery Kit</text:p>
          </table:table-cell>
          <table:table-cell table:style-name="TableRowCell" office:value-type="string">
            <text:p text:style-name="Table_20_Contents">150</text:p>
          </table:table-cell>
        </table:table-row>
        <table:table-row>
          <table:table-cell table:style-name="TableRowCell" office:value-type="string">
            <text:p text:style-name="Table_20_Contents">Glass Cutting Tools</text:p>
          </table:table-cell>
          <table:table-cell table:style-name="TableRowCell" office:value-type="string">
            <text:p text:style-name="Table_20_Contents">150</text:p>
          </table:table-cell>
        </table:table-row>
        <table:table-row>
          <table:table-cell table:style-name="TableRowCell" office:value-type="string">
            <text:p text:style-name="Table_20_Contents">Good Camera</text:p>
          </table:table-cell>
          <table:table-cell table:style-name="TableRowCell" office:value-type="string">
            <text:p text:style-name="Table_20_Contents">400</text:p>
          </table:table-cell>
        </table:table-row>
        <table:table-row>
          <table:table-cell table:style-name="TableRowCell" office:value-type="string">
            <text:p text:style-name="Table_20_Contents">Grease</text:p>
          </table:table-cell>
          <table:table-cell table:style-name="TableRowCell" office:value-type="string">
            <text:p text:style-name="Table_20_Contents">30</text:p>
          </table:table-cell>
        </table:table-row>
        <table:table-row>
          <table:table-cell table:style-name="TableRowCell" office:value-type="string">
            <text:p text:style-name="Table_20_Contents">Handcuffs</text:p>
          </table:table-cell>
          <table:table-cell table:style-name="TableRowCell" office:value-type="string">
            <text:p text:style-name="Table_20_Contents">50</text:p>
          </table:table-cell>
        </table:table-row>
        <table:table-row>
          <table:table-cell table:style-name="TableRowCell" office:value-type="string">
            <text:p text:style-name="Table_20_Contents">Head Lamp</text:p>
          </table:table-cell>
          <table:table-cell table:style-name="TableRowCell" office:value-type="string">
            <text:p text:style-name="Table_20_Contents">25</text:p>
          </table:table-cell>
        </table:table-row>
        <table:table-row>
          <table:table-cell table:style-name="TableRowCell" office:value-type="string">
            <text:p text:style-name="Table_20_Contents">Laptop</text:p>
          </table:table-cell>
          <table:table-cell table:style-name="TableRowCell" office:value-type="string">
            <text:p text:style-name="Table_20_Contents">1,000</text:p>
          </table:table-cell>
        </table:table-row>
        <table:table-row>
          <table:table-cell table:style-name="TableRowCell" office:value-type="string">
            <text:p text:style-name="Table_20_Contents">Laser sight</text:p>
          </table:table-cell>
          <table:table-cell table:style-name="TableRowCell" office:value-type="string">
            <text:p text:style-name="Table_20_Contents">200</text:p>
          </table:table-cell>
        </table:table-row>
        <table:table-row>
          <table:table-cell table:style-name="TableRowCell" office:value-type="string">
            <text:p text:style-name="Table_20_Contents">Lighter</text:p>
          </table:table-cell>
          <table:table-cell table:style-name="TableRowCell" office:value-type="string">
            <text:p text:style-name="Table_20_Contents">10</text:p>
          </table:table-cell>
        </table:table-row>
        <table:table-row>
          <table:table-cell table:style-name="TableRowCell" office:value-type="string">
            <text:p text:style-name="Table_20_Contents">Locksmith tools</text:p>
          </table:table-cell>
          <table:table-cell table:style-name="TableRowCell" office:value-type="string">
            <text:p text:style-name="Table_20_Contents">150</text:p>
          </table:table-cell>
        </table:table-row>
        <table:table-row>
          <table:table-cell table:style-name="TableRowCell" office:value-type="string">
            <text:p text:style-name="Table_20_Contents">Marbles</text:p>
          </table:table-cell>
          <table:table-cell table:style-name="TableRowCell" office:value-type="string">
            <text:p text:style-name="Table_20_Contents">20</text:p>
          </table:table-cell>
        </table:table-row>
        <table:table-row>
          <table:table-cell table:style-name="TableRowCell" office:value-type="string">
            <text:p text:style-name="Table_20_Contents">Mechanical Tool Kit</text:p>
          </table:table-cell>
          <table:table-cell table:style-name="TableRowCell" office:value-type="string">
            <text:p text:style-name="Table_20_Contents">150</text:p>
          </table:table-cell>
        </table:table-row>
        <table:table-row>
          <table:table-cell table:style-name="TableRowCell" office:value-type="string">
            <text:p text:style-name="Table_20_Contents">Metal Ball Bearings</text:p>
          </table:table-cell>
          <table:table-cell table:style-name="TableRowCell" office:value-type="string">
            <text:p text:style-name="Table_20_Contents">40</text:p>
          </table:table-cell>
        </table:table-row>
        <table:table-row>
          <table:table-cell table:style-name="TableRowCell" office:value-type="string">
            <text:p text:style-name="Table_20_Contents">Night Vision Goggles</text:p>
          </table:table-cell>
          <table:table-cell table:style-name="TableRowCell" office:value-type="string">
            <text:p text:style-name="Table_20_Contents">200</text:p>
          </table:table-cell>
        </table:table-row>
        <table:table-row>
          <table:table-cell table:style-name="TableRowCell" office:value-type="string">
            <text:p text:style-name="Table_20_Contents">Pharmacist Kit</text:p>
          </table:table-cell>
          <table:table-cell table:style-name="TableRowCell" office:value-type="string">
            <text:p text:style-name="Table_20_Contents">150</text:p>
          </table:table-cell>
        </table:table-row>
        <table:table-row>
          <table:table-cell table:style-name="TableRowCell" office:value-type="string">
            <text:p text:style-name="Table_20_Contents">Portable Ram</text:p>
          </table:table-cell>
          <table:table-cell table:style-name="TableRowCell" office:value-type="string">
            <text:p text:style-name="Table_20_Contents">75</text:p>
          </table:table-cell>
        </table:table-row>
        <table:table-row>
          <table:table-cell table:style-name="TableRowCell" office:value-type="string">
            <text:p text:style-name="Table_20_Contents">Portable Winch</text:p>
          </table:table-cell>
          <table:table-cell table:style-name="TableRowCell" office:value-type="string">
            <text:p text:style-name="Table_20_Contents">100</text:p>
          </table:table-cell>
        </table:table-row>
        <table:table-row>
          <table:table-cell table:style-name="TableRowCell" office:value-type="string">
            <text:p text:style-name="Table_20_Contents">Pulley &amp; Rope</text:p>
          </table:table-cell>
          <table:table-cell table:style-name="TableRowCell" office:value-type="string">
            <text:p text:style-name="Table_20_Contents">25</text:p>
          </table:table-cell>
        </table:table-row>
        <table:table-row>
          <table:table-cell table:style-name="TableRowCell" office:value-type="string">
            <text:p text:style-name="Table_20_Contents">Road Spikes (caltrops)</text:p>
          </table:table-cell>
          <table:table-cell table:style-name="TableRowCell" office:value-type="string">
            <text:p text:style-name="Table_20_Contents">50</text:p>
          </table:table-cell>
        </table:table-row>
        <table:table-row>
          <table:table-cell table:style-name="TableRowCell" office:value-type="string">
            <text:p text:style-name="Table_20_Contents">Rucksack (35ltr capacity)</text:p>
          </table:table-cell>
          <table:table-cell table:style-name="TableRowCell" office:value-type="string">
            <text:p text:style-name="Table_20_Contents">50</text:p>
          </table:table-cell>
        </table:table-row>
        <table:table-row>
          <table:table-cell table:style-name="TableRowCell" office:value-type="string">
            <text:p text:style-name="Table_20_Contents">Scuba Gear (wetsuit, fins, tank etc)</text:p>
          </table:table-cell>
          <table:table-cell table:style-name="TableRowCell" office:value-type="string">
            <text:p text:style-name="Table_20_Contents">300</text:p>
          </table:table-cell>
        </table:table-row>
        <table:table-row>
          <table:table-cell table:style-name="TableRowCell" office:value-type="string">
            <text:p text:style-name="Table_20_Contents">Sledgehammer</text:p>
          </table:table-cell>
          <table:table-cell table:style-name="TableRowCell" office:value-type="string">
            <text:p text:style-name="Table_20_Contents">40</text:p>
          </table:table-cell>
        </table:table-row>
        <table:table-row>
          <table:table-cell table:style-name="TableRowCell" office:value-type="string">
            <text:p text:style-name="Table_20_Contents">Smartphone</text:p>
          </table:table-cell>
          <table:table-cell table:style-name="TableRowCell" office:value-type="string">
            <text:p text:style-name="Table_20_Contents">300</text:p>
          </table:table-cell>
        </table:table-row>
        <table:table-row>
          <table:table-cell table:style-name="TableRowCell" office:value-type="string">
            <text:p text:style-name="Table_20_Contents">Spike Strip</text:p>
          </table:table-cell>
          <table:table-cell table:style-name="TableRowCell" office:value-type="string">
            <text:p text:style-name="Table_20_Contents">150</text:p>
          </table:table-cell>
        </table:table-row>
        <table:table-row>
          <table:table-cell table:style-name="TableRowCell" office:value-type="string">
            <text:p text:style-name="Table_20_Contents">Spray paint</text:p>
          </table:table-cell>
          <table:table-cell table:style-name="TableRowCell" office:value-type="string">
            <text:p text:style-name="Table_20_Contents">15</text:p>
          </table:table-cell>
        </table:table-row>
        <table:table-row>
          <table:table-cell table:style-name="TableRowCell" office:value-type="string">
            <text:p text:style-name="Table_20_Contents">Tablet</text:p>
          </table:table-cell>
          <table:table-cell table:style-name="TableRowCell" office:value-type="string">
            <text:p text:style-name="Table_20_Contents">400</text:p>
          </table:table-cell>
        </table:table-row>
        <table:table-row>
          <table:table-cell table:style-name="TableRowCell" office:value-type="string">
            <text:p text:style-name="Table_20_Contents">Tent, 2-4-8 person</text:p>
          </table:table-cell>
          <table:table-cell table:style-name="TableRowCell" office:value-type="string">
            <text:p text:style-name="Table_20_Contents">100 – 300 - 600</text:p>
          </table:table-cell>
        </table:table-row>
        <table:table-row>
          <table:table-cell table:style-name="TableRowCell" office:value-type="string">
            <text:p text:style-name="Table_20_Contents">Thermal goggles</text:p>
          </table:table-cell>
          <table:table-cell table:style-name="TableRowCell" office:value-type="string">
            <text:p text:style-name="Table_20_Contents">800</text:p>
          </table:table-cell>
        </table:table-row>
        <table:table-row>
          <table:table-cell table:style-name="TableRowCell" office:value-type="string">
            <text:p text:style-name="Table_20_Contents">Wire Bug</text:p>
          </table:table-cell>
          <table:table-cell table:style-name="TableRowCell" office:value-type="string">
            <text:p text:style-name="Table_20_Contents">25</text:p>
          </table:table-cell>
        </table:table-row>
        <table:table-row>
          <table:table-cell table:style-name="TableRowCell" office:value-type="string">
            <text:p text:style-name="Table_20_Contents">Workstation</text:p>
          </table:table-cell>
          <table:table-cell table:style-name="TableRowCell" office:value-type="string">
            <text:p text:style-name="Table_20_Contents">2,000</text:p>
          </table:table-cell>
        </table:table-row>
        <table:table-row>
          <table:table-cell table:style-name="TableRowCell" office:value-type="string">
            <text:p text:style-name="Table_20_Contents">Zip Ties</text:p>
          </table:table-cell>
          <table:table-cell table:style-name="TableRowCell" office:value-type="string">
            <text:p text:style-name="Table_20_Contents">25</text:p>
          </table:table-cell>
        </table:table-row>
      </table:table>
      <text:h text:style-name="Heading_20_2" text:outline-level="2"><text:bookmark-start text:name="vehicles"/>Vehicles<text:bookmark-end text:name="vehicles"/></text:h>
      <text:p text:style-name="First_20_paragraph">Like creatures, vehicles have three abilities used to make saves. - <text:span text:style-name="T1">Integrity</text:span> (INT): General stability, used to crash safely, smash through things, and resist Critical Damage. Equivalent to STR for creatures. - <text:span text:style-name="T1">Engines</text:span> (ENG): Ability to move, speed up, dodge, and stunts. Equivalent to DEX for creatures. - <text:span text:style-name="T1">Gauges</text:span> (GAU): Mechanical control components. Used to maintain routes, stabilize assets, etc. Equivalent to WIL for creatures.</text:p>
      <text:p text:style-name="Text_20_body">Vehicles also possess: - Hull Points (<text:span text:style-name="T1">HP</text:span>) which reflect their ability to avoid damage in combat. - <text:span text:style-name="T1">Armor</text:span> which reduces damage (max 3) before affecting HP. - <text:span text:style-name="T1">Load</text:span>, the capacity of the vehicle: - 1 slot per person or 100lb of weight. - Exceeding the total value of Load, the vehicle is overloaded and it is unable to recover HP or ability scores.</text:p>
      <text:p text:style-name="Text_20_body"><text:span text:style-name="T1">Damage</text:span> that reduces a target’s HP below zero decreases a target’s INT by the amount remaining. - They must then make a INT save to avoid critical damage. - Any vehicle that suffers critical damage trudges and spits oil. If left unrepaired, it is destroyed within the 1d20 minutes. - A vehicle with zero INT is totaled.</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header-rows>
          <table:table-row>
            <table:table-cell table:style-name="TableHeaderRowCell" office:value-type="string">
              <text:p text:style-name="Table_20_Heading">Type</text:p>
            </table:table-cell>
            <table:table-cell table:style-name="TableHeaderRowCell" office:value-type="string">
              <text:p text:style-name="Table_20_Heading">Armor</text:p>
            </table:table-cell>
            <table:table-cell table:style-name="TableHeaderRowCell" office:value-type="string">
              <text:p text:style-name="Table_20_Heading">HP</text:p>
            </table:table-cell>
            <table:table-cell table:style-name="TableHeaderRowCell" office:value-type="string">
              <text:p text:style-name="Table_20_Heading">INT</text:p>
            </table:table-cell>
            <table:table-cell table:style-name="TableHeaderRowCell" office:value-type="string">
              <text:p text:style-name="Table_20_Heading">ENG</text:p>
            </table:table-cell>
            <table:table-cell table:style-name="TableHeaderRowCell" office:value-type="string">
              <text:p text:style-name="Table_20_Heading">GAU</text:p>
            </table:table-cell>
            <table:table-cell table:style-name="TableHeaderRowCell" office:value-type="string">
              <text:p text:style-name="Table_20_Heading">Load</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Compact car</text:p>
          </table:table-cell>
          <table:table-cell table:style-name="TableRowCell" office:value-type="string">
            <text:p text:style-name="Table_20_Contents">-</text:p>
          </table:table-cell>
          <table:table-cell table:style-name="TableRowCell" office:value-type="string">
            <text:p text:style-name="Table_20_Contents">6</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6</text:p>
          </table:table-cell>
          <table:table-cell table:style-name="TableRowCell" office:value-type="string">
            <text:p text:style-name="Table_20_Contents">6</text:p>
          </table:table-cell>
          <table:table-cell table:style-name="TableRowCell" office:value-type="string">
            <text:p text:style-name="Table_20_Contents">18,000</text:p>
          </table:table-cell>
        </table:table-row>
        <table:table-row>
          <table:table-cell table:style-name="TableRowCell" office:value-type="string">
            <text:p text:style-name="Table_20_Contents">Humvee</text:p>
          </table:table-cell>
          <table:table-cell table:style-name="TableRowCell" office:value-type="string">
            <text:p text:style-name="Table_20_Contents">3</text:p>
          </table:table-cell>
          <table:table-cell table:style-name="TableRowCell" office:value-type="string">
            <text:p text:style-name="Table_20_Contents">10</text:p>
          </table:table-cell>
          <table:table-cell table:style-name="TableRowCell" office:value-type="string">
            <text:p text:style-name="Table_20_Contents">16</text:p>
          </table:table-cell>
          <table:table-cell table:style-name="TableRowCell" office:value-type="string">
            <text:p text:style-name="Table_20_Contents">10</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ext:p text:style-name="Table_20_Contents">100,000</text:p>
          </table:table-cell>
        </table:table-row>
        <table:table-row>
          <table:table-cell table:style-name="TableRowCell" office:value-type="string">
            <text:p text:style-name="Table_20_Contents">Luxury car</text:p>
          </table:table-cell>
          <table:table-cell table:style-name="TableRowCell" office:value-type="string">
            <text:p text:style-name="Table_20_Contents">1</text:p>
          </table:table-cell>
          <table:table-cell table:style-name="TableRowCell" office:value-type="string">
            <text:p text:style-name="Table_20_Contents">7</text:p>
          </table:table-cell>
          <table:table-cell table:style-name="TableRowCell" office:value-type="string">
            <text:p text:style-name="Table_20_Contents">8</text:p>
          </table:table-cell>
          <table:table-cell table:style-name="TableRowCell" office:value-type="string">
            <text:p text:style-name="Table_20_Contents">6</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80,000</text:p>
          </table:table-cell>
        </table:table-row>
        <table:table-row>
          <table:table-cell table:style-name="TableRowCell" office:value-type="string">
            <text:p text:style-name="Table_20_Contents">Police car (s/h)</text:p>
          </table:table-cell>
          <table:table-cell table:style-name="TableRowCell" office:value-type="string">
            <text:p text:style-name="Table_20_Contents">1</text:p>
          </table:table-cell>
          <table:table-cell table:style-name="TableRowCell" office:value-type="string">
            <text:p text:style-name="Table_20_Contents">6</text:p>
          </table:table-cell>
          <table:table-cell table:style-name="TableRowCell" office:value-type="string">
            <text:p text:style-name="Table_20_Contents">10</text:p>
          </table:table-cell>
          <table:table-cell table:style-name="TableRowCell" office:value-type="string">
            <text:p text:style-name="Table_20_Contents">12</text:p>
          </table:table-cell>
          <table:table-cell table:style-name="TableRowCell" office:value-type="string">
            <text:p text:style-name="Table_20_Contents">8</text:p>
          </table:table-cell>
          <table:table-cell table:style-name="TableRowCell" office:value-type="string">
            <text:p text:style-name="Table_20_Contents">6</text:p>
          </table:table-cell>
          <table:table-cell table:style-name="TableRowCell" office:value-type="string">
            <text:p text:style-name="Table_20_Contents">20,000</text:p>
          </table:table-cell>
        </table:table-row>
        <table:table-row>
          <table:table-cell table:style-name="TableRowCell" office:value-type="string">
            <text:p text:style-name="Table_20_Contents">Small car</text:p>
          </table:table-cell>
          <table:table-cell table:style-name="TableRowCell" office:value-type="string">
            <text:p text:style-name="Table_20_Contents">-</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6</text:p>
          </table:table-cell>
          <table:table-cell table:style-name="TableRowCell" office:value-type="string">
            <text:p text:style-name="Table_20_Contents">10,000</text:p>
          </table:table-cell>
        </table:table-row>
        <table:table-row>
          <table:table-cell table:style-name="TableRowCell" office:value-type="string">
            <text:p text:style-name="Table_20_Contents">Sports car</text:p>
          </table:table-cell>
          <table:table-cell table:style-name="TableRowCell" office:value-type="string">
            <text:p text:style-name="Table_20_Contents">-</text:p>
          </table:table-cell>
          <table:table-cell table:style-name="TableRowCell" office:value-type="string">
            <text:p text:style-name="Table_20_Contents">3</text:p>
          </table:table-cell>
          <table:table-cell table:style-name="TableRowCell" office:value-type="string">
            <text:p text:style-name="Table_20_Contents">8</text:p>
          </table:table-cell>
          <table:table-cell table:style-name="TableRowCell" office:value-type="string">
            <text:p text:style-name="Table_20_Contents">14</text:p>
          </table:table-cell>
          <table:table-cell table:style-name="TableRowCell" office:value-type="string">
            <text:p text:style-name="Table_20_Contents">10</text:p>
          </table:table-cell>
          <table:table-cell table:style-name="TableRowCell" office:value-type="string">
            <text:p text:style-name="Table_20_Contents">4</text:p>
          </table:table-cell>
          <table:table-cell table:style-name="TableRowCell" office:value-type="string">
            <text:p text:style-name="Table_20_Contents">50,000</text:p>
          </table:table-cell>
        </table:table-row>
        <table:table-row>
          <table:table-cell table:style-name="TableRowCell" office:value-type="string">
            <text:p text:style-name="Table_20_Contents">SUV</text:p>
          </table:table-cell>
          <table:table-cell table:style-name="TableRowCell" office:value-type="string">
            <text:p text:style-name="Table_20_Contents">2</text:p>
          </table:table-cell>
          <table:table-cell table:style-name="TableRowCell" office:value-type="string">
            <text:p text:style-name="Table_20_Contents">9</text:p>
          </table:table-cell>
          <table:table-cell table:style-name="TableRowCell" office:value-type="string">
            <text:p text:style-name="Table_20_Contents">10</text:p>
          </table:table-cell>
          <table:table-cell table:style-name="TableRowCell" office:value-type="string">
            <text:p text:style-name="Table_20_Contents">10</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40,000</text:p>
          </table:table-cell>
        </table:table-row>
        <table:table-row>
          <table:table-cell table:style-name="TableRowCell" office:value-type="string">
            <text:p text:style-name="Table_20_Contents">Helicopter</text:p>
          </table:table-cell>
          <table:table-cell table:style-name="TableRowCell" office:value-type="string">
            <text:p text:style-name="Table_20_Contents">2</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14</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500,000</text:p>
          </table:table-cell>
        </table:table-row>
        <table:table-row>
          <table:table-cell table:style-name="TableRowCell" office:value-type="string">
            <text:p text:style-name="Table_20_Contents">Military Helicopter</text:p>
          </table:table-cell>
          <table:table-cell table:style-name="TableRowCell" office:value-type="string">
            <text:p text:style-name="Table_20_Contents">3</text:p>
          </table:table-cell>
          <table:table-cell table:style-name="TableRowCell" office:value-type="string">
            <text:p text:style-name="Table_20_Contents">10</text:p>
          </table:table-cell>
          <table:table-cell table:style-name="TableRowCell" office:value-type="string">
            <text:p text:style-name="Table_20_Contents">16</text:p>
          </table:table-cell>
          <table:table-cell table:style-name="TableRowCell" office:value-type="string">
            <text:p text:style-name="Table_20_Contents">14</text:p>
          </table:table-cell>
          <table:table-cell table:style-name="TableRowCell" office:value-type="string">
            <text:p text:style-name="Table_20_Contents">14</text:p>
          </table:table-cell>
          <table:table-cell table:style-name="TableRowCell" office:value-type="string">
            <text:p text:style-name="Table_20_Contents">4</text:p>
          </table:table-cell>
          <table:table-cell table:style-name="TableRowCell" office:value-type="string">
            <text:p text:style-name="Table_20_Contents">7,000,000</text:p>
          </table:table-cell>
        </table:table-row>
        <table:table-row>
          <table:table-cell table:style-name="TableRowCell" office:value-type="string">
            <text:p text:style-name="Table_20_Contents">Motorcycle</text:p>
          </table:table-cell>
          <table:table-cell table:style-name="TableRowCell" office:value-type="string">
            <text:p text:style-name="Table_20_Contents">-</text:p>
          </table:table-cell>
          <table:table-cell table:style-name="TableRowCell" office:value-type="string">
            <text:p text:style-name="Table_20_Contents">2</text:p>
          </table:table-cell>
          <table:table-cell table:style-name="TableRowCell" office:value-type="string">
            <text:p text:style-name="Table_20_Contents">4</text:p>
          </table:table-cell>
          <table:table-cell table:style-name="TableRowCell" office:value-type="string">
            <text:p text:style-name="Table_20_Contents">12</text:p>
          </table:table-cell>
          <table:table-cell table:style-name="TableRowCell" office:value-type="string">
            <text:p text:style-name="Table_20_Contents">10</text:p>
          </table:table-cell>
          <table:table-cell table:style-name="TableRowCell" office:value-type="string">
            <text:p text:style-name="Table_20_Contents">4</text:p>
          </table:table-cell>
          <table:table-cell table:style-name="TableRowCell" office:value-type="string">
            <text:p text:style-name="Table_20_Contents">20,000</text:p>
          </table:table-cell>
        </table:table-row>
        <table:table-row>
          <table:table-cell table:style-name="TableRowCell" office:value-type="string">
            <text:p text:style-name="Table_20_Contents">Lear Jet</text:p>
          </table:table-cell>
          <table:table-cell table:style-name="TableRowCell" office:value-type="string">
            <text:p text:style-name="Table_20_Contents">2</text:p>
          </table:table-cell>
          <table:table-cell table:style-name="TableRowCell" office:value-type="string">
            <text:p text:style-name="Table_20_Contents">11</text:p>
          </table:table-cell>
          <table:table-cell table:style-name="TableRowCell" office:value-type="string">
            <text:p text:style-name="Table_20_Contents">20</text:p>
          </table:table-cell>
          <table:table-cell table:style-name="TableRowCell" office:value-type="string">
            <text:p text:style-name="Table_20_Contents">12</text:p>
          </table:table-cell>
          <table:table-cell table:style-name="TableRowCell" office:value-type="string">
            <text:p text:style-name="Table_20_Contents">12</text:p>
          </table:table-cell>
          <table:table-cell table:style-name="TableRowCell" office:value-type="string">
            <text:p text:style-name="Table_20_Contents">10</text:p>
          </table:table-cell>
          <table:table-cell table:style-name="TableRowCell" office:value-type="string">
            <text:p text:style-name="Table_20_Contents">3,000,000</text:p>
          </table:table-cell>
        </table:table-row>
        <table:table-row>
          <table:table-cell table:style-name="TableRowCell" office:value-type="string">
            <text:p text:style-name="Table_20_Contents">Mini-Sub</text:p>
          </table:table-cell>
          <table:table-cell table:style-name="TableRowCell" office:value-type="string">
            <text:p text:style-name="Table_20_Contents">2</text:p>
          </table:table-cell>
          <table:table-cell table:style-name="TableRowCell" office:value-type="string">
            <text:p text:style-name="Table_20_Contents">4</text:p>
          </table:table-cell>
          <table:table-cell table:style-name="TableRowCell" office:value-type="string">
            <text:p text:style-name="Table_20_Contents">6</text:p>
          </table:table-cell>
          <table:table-cell table:style-name="TableRowCell" office:value-type="string">
            <text:p text:style-name="Table_20_Contents">8</text:p>
          </table:table-cell>
          <table:table-cell table:style-name="TableRowCell" office:value-type="string">
            <text:p text:style-name="Table_20_Contents">12</text:p>
          </table:table-cell>
          <table:table-cell table:style-name="TableRowCell" office:value-type="string">
            <text:p text:style-name="Table_20_Contents">4</text:p>
          </table:table-cell>
          <table:table-cell table:style-name="TableRowCell" office:value-type="string">
            <text:p text:style-name="Table_20_Contents">60,000</text:p>
          </table:table-cell>
        </table:table-row>
        <table:table-row>
          <table:table-cell table:style-name="TableRowCell" office:value-type="string">
            <text:p text:style-name="Table_20_Contents">Speedboat</text:p>
          </table:table-cell>
          <table:table-cell table:style-name="TableRowCell" office:value-type="string">
            <text:p text:style-name="Table_20_Contents">-</text:p>
          </table:table-cell>
          <table:table-cell table:style-name="TableRowCell" office:value-type="string">
            <text:p text:style-name="Table_20_Contents">4</text:p>
          </table:table-cell>
          <table:table-cell table:style-name="TableRowCell" office:value-type="string">
            <text:p text:style-name="Table_20_Contents">6</text:p>
          </table:table-cell>
          <table:table-cell table:style-name="TableRowCell" office:value-type="string">
            <text:p text:style-name="Table_20_Contents">14</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15,000</text:p>
          </table:table-cell>
        </table:table-row>
      </table:table>
      <text:h text:style-name="Heading_20_2" text:outline-level="2"><text:bookmark-start text:name="rules"/>Rules<text:bookmark-end text:name="rules"/></text:h>
      <text:h text:style-name="Heading_20_3" text:outline-level="3"><text:bookmark-start text:name="abilities"/>Abilities<text:bookmark-end text:name="abilities"/></text:h>
      <text:p text:style-name="First_20_paragraph">Each of the three <text:span text:style-name="T1">abilities</text:span> are used in different circumstances (see <text:span text:style-name="T1">saves</text:span>, below).</text:p>
      <text:p text:style-name="Text_20_body"><text:span text:style-name="T1">Strength (STR)</text:span>: Used for saves requiring physical power, like lifting gates, bending bars, resisting poison, etc.</text:p>
      <text:p text:style-name="Text_20_body"><text:span text:style-name="T1">Dexterity (DEX)</text:span>: Used for saves requiring poise, speed, and reflexes like dodging, climbing, sneaking, balancing, etc.</text:p>
      <text:p text:style-name="Text_20_body"><text:span text:style-name="T1">Willpower (WIL)</text:span>: Used for saves to persuade, deceive, interrogate, intimidate, charm, provoke, use of artifacts, etc.</text:p>
      <text:h text:style-name="Heading_20_3" text:outline-level="3"><text:bookmark-start text:name="saves"/>Saves<text:bookmark-end text:name="saves"/></text:h>
      <text:p text:style-name="First_20_paragraph">A save is a roll to avoid bad outcomes from risky choices and circumstances. PCs roll a d20 for an appropriate ability score. If they roll equal to or under that ability score, they pass. Otherwise, they fail. A 1 is always a success, and a 20 is always a failure.</text:p>
      <text:p text:style-name="P42"><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h text:style-name="Heading_20_3" text:outline-level="3"><text:bookmark-start text:name="healing"/>Healing<text:bookmark-end text:name="healing"/></text:h>
      <text:p text:style-name="First_20_paragraph">Resting for a few moments and having a drink of water restores lost HP but leaves the party exposed. Ability loss (see <text:span text:style-name="T1">Critical Damage</text:span>) can usually be restored with a week’s rest facilitated by a healer or other appropriate source of expertise. Some of these services are free, while magical or more expedient means of recovery may come at a cost.</text:p>
      <text:h text:style-name="Heading_20_3" text:outline-level="3"><text:bookmark-start text:name="deprivation-fatigue"/>Deprivation &amp; Fatigue<text:bookmark-end text:name="deprivation-fatigue"/></text:h>
      <text:p text:style-name="First_20_paragraph">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h text:style-name="Heading_20_3" text:outline-level="3"><text:bookmark-start text:name="armor"/>Armor<text:bookmark-end text:name="armor"/></text:h>
      <text:p text:style-name="First_20_paragraph">Before calculating damage to HP, subtract the target’s <text:span text:style-name="T1">Armor</text:span> value from the result of damage rolls. Shields and similar armor provide a bonus defense (e.g. +1 Armor), but only while the item is held or worn.<text:line-break/>No one can have more than 3 Armor.<text:line-break/>Shields, gauntlets, and helms may provide additional benefits according to their use.</text:p>
      <text:h text:style-name="Heading_20_3" text:outline-level="3"><text:bookmark-start text:name="reactions"/>Reactions<text:bookmark-end text:name="reactions"/></text:h>
      <text:p text:style-name="First_20_paragraph">When the PCs encounter an NPC whose reaction to the party is not obvious, the Referee may roll 2d6 and consult the following table:</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RowCell" office:value-type="string">
            <text:p text:style-name="P48">2</text:p>
          </table:table-cell>
          <table:table-cell table:style-name="TableRowCell" office:value-type="string">
            <text:p text:style-name="P49">3-5</text:p>
          </table:table-cell>
          <table:table-cell table:style-name="TableRowCell" office:value-type="string">
            <text:p text:style-name="P50">6-8</text:p>
          </table:table-cell>
          <table:table-cell table:style-name="TableRowCell" office:value-type="string">
            <text:p text:style-name="P51">9-11</text:p>
          </table:table-cell>
          <table:table-cell table:style-name="TableRowCell" office:value-type="string">
            <text:p text:style-name="P52">12</text:p>
          </table:table-cell>
        </table:table-row>
        <table:table-row>
          <table:table-cell table:style-name="TableRowCell" office:value-type="string">
            <text:p text:style-name="P48">Hostile</text:p>
          </table:table-cell>
          <table:table-cell table:style-name="TableRowCell" office:value-type="string">
            <text:p text:style-name="P49">Wary</text:p>
          </table:table-cell>
          <table:table-cell table:style-name="TableRowCell" office:value-type="string">
            <text:p text:style-name="P50">Curious</text:p>
          </table:table-cell>
          <table:table-cell table:style-name="TableRowCell" office:value-type="string">
            <text:p text:style-name="P51">Kind</text:p>
          </table:table-cell>
          <table:table-cell table:style-name="TableRowCell" office:value-type="string">
            <text:p text:style-name="P52">Helpful</text:p>
          </table:table-cell>
        </table:table-row>
      </table:table>
      <text:h text:style-name="Heading_20_3" text:outline-level="3"><text:bookmark-start text:name="morale"/>Morale<text:bookmark-end text:name="morale"/></text:h>
      <text:p text:style-name="First_20_paragraph">Enemies must pass a WIL save to avoid fleeing when they take their first casualty and again when they lose half their number. Some groups may use their leader’s WIL in place of their own. Lone foes must save when they’re reduced to 0 HP. Morale does not affect PCs.</text:p>
      <text:h text:style-name="Heading_20_3" text:outline-level="3"><text:bookmark-start text:name="assistants"/>Assistants<text:bookmark-end text:name="assistants"/></text:h>
      <text:p text:style-name="First_20_paragraph">PCs can hire <text:span text:style-name="T1">Assistants</text:span> to aid them in their expeditions. To create an assistant, roll 3d6 for each ability score, then give them 1d6 HP and a simple weapon (d6), then roll on the <text:a xlink:type="simple" xlink:href="#character-creation" office:name=""><text:span text:style-name="Definition"><text:span text:style-name="T1">Character Creation</text:span></text:span></text:a> tables to further flesh them out. Assistants cost between 1-3gp per day, or a share of whatever treasure the party obtains.</text:p>
      <text:h text:style-name="Heading_20_3" text:outline-level="3"><text:bookmark-start text:name="wealth-artifacts"/>Wealth &amp; Artifacts<text:bookmark-end text:name="wealth-artifacts"/></text:h>
      <text:p text:style-name="First_20_paragraph">The common currency is the dollar ($).</text:p>
      <text:p text:style-name="Text_20_body">An Artifact is highly valuable, usually bulky, and rarely useful beyond its value. It can be a lure, taking PCs to exotic and even dangerous locations, and is often under the protection of intimidating foes.</text:p>
      <text:h text:style-name="Heading_20_2" text:outline-level="2"><text:bookmark-start text:name="combat"/>Combat<text:bookmark-end text:name="combat"/></text:h>
      <text:h text:style-name="Heading_20_3" text:outline-level="3"><text:bookmark-start text:name="rounds"/>Rounds<text:bookmark-end text:name="rounds"/></text:h>
      <text:p text:style-name="First_20_paragraph">The game typically plays without strict time accounting. In a fight or circumstance where timing is helpful, use rounds to keep track of when something occurs. A <text:span text:style-name="T1">round</text:span> is roughly ten seconds of in-game time and is comprised of turns.</text:p>
      <text:h text:style-name="Heading_20_3" text:outline-level="3"><text:bookmark-start text:name="actions"/>Actions<text:bookmark-end text:name="actions"/></text:h>
      <text:p text:style-name="First_20_paragraph">On their turn, a character may move up to 40ft and take up to one action. This may be using an artifact, attacking, making a second move, or some other reasonable action.</text:p>
      <text:p text:style-name="Text_20_body">Each round, the PCs declare what they are doing before dice are rolled. If a character attempts something risky, the Referee calls for a save for appropriate players or NPCs.</text:p>
      <text:h text:style-name="Heading_20_3" text:outline-level="3"><text:bookmark-start text:name="turns"/>Turns<text:bookmark-end text:name="turns"/></text:h>
      <text:p text:style-name="First_20_paragraph">The Referee will telegraph the most likely actions taken by NPCs or monsters. At the start of combat, each PC must make a DEX save to act before their opponents.</text:p>
      <text:h text:style-name="Heading_20_3" text:outline-level="3"><text:bookmark-start text:name="attacking-damage"/>Attacking &amp; Damage<text:bookmark-end text:name="attacking-damage"/></text:h>
      <text:p text:style-name="First_20_paragraph">The attacker rolls their weapon die and subtracts the target’s armor, then deals the remaining total to their opponent’s HP. Unarmed attacks always do 1d4 damage.</text:p>
      <text:h text:style-name="Heading_20_3" text:outline-level="3"><text:bookmark-start text:name="multiple-attackers"/>Multiple Attackers<text:bookmark-end text:name="multiple-attackers"/></text:h>
      <text:p text:style-name="First_20_paragraph">If multiple attackers target the same foe, roll all damage dice and keep the single highest result.</text:p>
      <text:h text:style-name="Heading_20_3" text:outline-level="3"><text:bookmark-start text:name="attack-modifiers"/>Attack Modifiers<text:bookmark-end text:name="attack-modifiers"/></text:h>
      <text:p text:style-name="First_20_paragraph">If fighting from a position of weakness (such as through cover or with bound hands), the attack is <text:span text:style-name="T1">impaired</text:span> and the attacker must roll 1d4 damage regardless of the attacks damage die.</text:p>
      <text:p text:style-name="Text_20_body">If fighting from a position of advantage (such as against a helpless foe or through a daring maneuver), the attack is <text:span text:style-name="T1">enhanced</text:span>, allowing the attacker to roll 1d12 damage instead of their normal die.</text:p>
      <text:h text:style-name="Heading_20_3" text:outline-level="3"><text:bookmark-start text:name="dual-damage"/>Dual Damage<text:bookmark-end text:name="dual-damage"/></text:h>
      <text:p text:style-name="First_20_paragraph">If attacking with two weapons at the same time or the the weapon grants more than one damage dice, roll all damage dice and keep the single highest result.</text:p>
      <text:h text:style-name="Heading_20_3" text:outline-level="3"><text:bookmark-start text:name="blast"/>Blast<text:bookmark-end text:name="blast"/></text:h>
      <text:p text:style-name="First_20_paragraph">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h text:style-name="Heading_20_3" text:outline-level="3"><text:bookmark-start text:name="critical-damage"/>Critical Damage<text:bookmark-end text:name="critical-damage"/></text:h>
      <text:p text:style-name="First_20_paragraph">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Text_20_body">Any PC that suffers critical damage cannot do anything but crawl weakly, grasping for life. If given aid and rest, they will stabilize. If left untreated, they die within the hour.</text:p>
      <text:h text:style-name="Heading_20_3" text:outline-level="3"><text:bookmark-start text:name="ability-score-loss"/>Ability Score Loss<text:bookmark-end text:name="ability-score-loss"/></text:h>
      <text:p text:style-name="First_20_paragraph">If a PC’s STR is reduced to 0, they die. If their DEX is reduced to 0, they are paralyzed. If their WIL is reduced to 0, they are delirious. Complete DEX and WIL loss renders the character unable to act until they are restored through extended rest or by extraordinary means.</text:p>
      <text:h text:style-name="Heading_20_3" text:outline-level="3"><text:bookmark-start text:name="scars"/>Scars<text:bookmark-end text:name="scars"/></text:h>
      <text:p text:style-name="First_20_paragraph">When damage to a PC reduces their HP to exactly 0, they are sometimes changed irrevocably. See the <text:a xlink:type="simple" xlink:href="/Golden%20Idol-srd#scars-1" office:name=""><text:span text:style-name="Definition"><text:span text:style-name="T1">Scars</text:span></text:span></text:a> table for more.</text:p>
      <text:h text:style-name="Heading_20_3" text:outline-level="3"><text:bookmark-start text:name="unconsciousness-death"/>Unconsciousness &amp; Death<text:bookmark-end text:name="unconsciousness-death"/></text:h>
      <text:p text:style-name="First_20_paragraph">When a character dies, the player is free to create a new character or take control of an assistant. They immediately join the party in order to reduce downtime.</text:p>
      <text:h text:style-name="Heading_20_3" text:outline-level="3"><text:bookmark-start text:name="detachments"/>Detachments<text:bookmark-end text:name="detachments"/></text:h>
      <text:p text:style-name="First_20_paragraph">Large groups of similar combatants fighting together are treated as a single <text:span text:style-name="T1">detachment</text:span>. When a detachment takes critical damage, it is routed or significantly weakened. When it reaches 0 STR, it is destroyed.</text:p>
      <text:p text:style-name="Text_20_body">Attacks against detachments by individuals are <text:span text:style-name="T1">impaired</text:span> (excluding blast damage).<text:line-break/>Attacks against individuals by detachments are <text:span text:style-name="T1">enhanced</text:span> and deal blast damage.</text:p>
      <text:h text:style-name="Heading_20_3" text:outline-level="3"><text:bookmark-start text:name="retreat"/>Retreat<text:bookmark-end text:name="retreat"/></text:h>
      <text:p text:style-name="First_20_paragraph">Running away from a dire situation always requires a successful DEX save, as well as a safe destination to run to.</text:p>
      <text:h text:style-name="Heading_20_3" text:outline-level="3"><text:bookmark-start text:name="scars-1"/>Scars<text:bookmark-end text:name="scars-1"/></text:h>
      <text:p text:style-name="First_20_paragraph">When an attack reduces a PC’s HP to exactly 0, they are uniquely impacted. Look up the result on the table below based on the total damage taken:</text:p>
      <table:table table:name="Table13" table:style-name="Table13">
        <table:table-column table:style-name="Table13.A"/>
        <table:table-column table:style-name="Table13.B"/>
        <table:table-row>
          <table:table-cell table:style-name="TableRowCell" office:value-type="string">
            <text:p text:style-name="Table_20_Contents">1</text:p>
          </table:table-cell>
          <table:table-cell table:style-name="TableRowCell" office:value-type="string">
            <text:p text:style-name="Table_20_Contents">Lasting Scar: Roll 1d6</text:p>
          </table:table-cell>
        </table:table-row>
        <table:table-row>
          <table:table-cell table:style-name="TableRowCell" office:value-type="string">
            <text:p text:style-name="Table_20_Contents">2</text:p>
          </table:table-cell>
          <table:table-cell table:style-name="TableRowCell" office:value-type="string">
            <text:p text:style-name="Table_20_Contents">Rattling Blow: You’re disoriented and shaken. Describe how you refocus. Roll 1d6. If the total is higher than your max HP, take the new result.</text:p>
          </table:table-cell>
        </table:table-row>
        <table:table-row>
          <table:table-cell table:style-name="TableRowCell" office:value-type="string">
            <text:p text:style-name="Table_20_Contents">3</text:p>
          </table:table-cell>
          <table:table-cell table:style-name="TableRowCell" office:value-type="string">
            <text:p text:style-name="Table_20_Contents">Walloped: You’re sent flying and land flat on your face, winded. You are deprived until you rest for a few hours. Then, roll 1d6. Add that amount to your max HP.</text:p>
          </table:table-cell>
        </table:table-row>
        <table:table-row>
          <table:table-cell table:style-name="TableRowCell" office:value-type="string">
            <text:p text:style-name="Table_20_Contents">4</text:p>
          </table:table-cell>
          <table:table-cell table:style-name="TableRowCell" office:value-type="string">
            <text:p text:style-name="Table_20_Contents">Broken Limb: Roll 1d6</text:p>
          </table:table-cell>
        </table:table-row>
        <table:table-row>
          <table:table-cell table:style-name="TableRowCell" office:value-type="string">
            <text:p text:style-name="Table_20_Contents">5</text:p>
          </table:table-cell>
          <table:table-cell table:style-name="TableRowCell" office:value-type="string">
            <text:p text:style-name="Table_20_Contents">Diseased: You’re afflicted with a gross, uncomfortable infection. When you get over it, roll 2d6. If the total is higher than your max HP, take the new result.</text:p>
          </table:table-cell>
        </table:table-row>
        <table:table-row>
          <table:table-cell table:style-name="TableRowCell" office:value-type="string">
            <text:p text:style-name="Table_20_Contents">6</text:p>
          </table:table-cell>
          <table:table-cell table:style-name="TableRowCell" office:value-type="string">
            <text:p text:style-name="Table_20_Contents">Reorienting Head Wound: Roll 1d6</text:p>
          </table:table-cell>
        </table:table-row>
        <table:table-row>
          <table:table-cell table:style-name="TableRowCell" office:value-type="string">
            <text:p text:style-name="Table_20_Contents">7</text:p>
          </table:table-cell>
          <table:table-cell table:style-name="TableRowCell" office:value-type="string">
            <text:p text:style-name="Table_20_Contents">Hamstrung: You can barely move until you get serious help and rest. After recovery, roll 3d6. If the total is higher than your max DEX, take the new result.</text:p>
          </table:table-cell>
        </table:table-row>
        <table:table-row>
          <table:table-cell table:style-name="TableRowCell" office:value-type="string">
            <text:p text:style-name="Table_20_Contents">8</text:p>
          </table:table-cell>
          <table:table-cell table:style-name="TableRowCell" office:value-type="string">
            <text:p text:style-name="Table_20_Contents">Deafened: You cannot hear anything until you find extraordinary aid. Regardless, make a WIL save. If you pass, increase your max WIL by 1d4.</text:p>
          </table:table-cell>
        </table:table-row>
        <table:table-row>
          <table:table-cell table:style-name="TableRowCell" office:value-type="string">
            <text:p text:style-name="Table_20_Contents">9</text:p>
          </table:table-cell>
          <table:table-cell table:style-name="TableRowCell" office:value-type="string">
            <text:p text:style-name="Table_20_Contents">Re-brained: Some hidden part of your psyche is knocked loose. Roll 3d6. If the total is higher than your max WIL, take the new result.</text:p>
          </table:table-cell>
        </table:table-row>
        <table:table-row>
          <table:table-cell table:style-name="TableRowCell" office:value-type="string">
            <text:p text:style-name="Table_20_Contents">10</text:p>
          </table:table-cell>
          <table:table-cell table:style-name="TableRowCell" office:value-type="string">
            <text:p text:style-name="Table_20_Contents">Sundered: An appendage is torn off, crippled or useless. The Referee will tell you which. Then, make a WIL save. If you pass, increase your max WIL by 1d6.</text:p>
          </table:table-cell>
        </table:table-row>
        <table:table-row>
          <table:table-cell table:style-name="TableRowCell" office:value-type="string">
            <text:p text:style-name="Table_20_Contents">11</text:p>
          </table:table-cell>
          <table:table-cell table:style-name="TableRowCell" office:value-type="string">
            <text:p text:style-name="Table_20_Contents">Mortal Wound: You are deprived and out of action. You die in one hour unless healed. Upon recovery, roll 2d6. Take the new result as your max HP.</text:p>
          </table:table-cell>
        </table:table-row>
        <table:table-row>
          <table:table-cell table:style-name="TableRowCell" office:value-type="string">
            <text:p text:style-name="Table_20_Contents">12</text:p>
          </table:table-cell>
          <table:table-cell table:style-name="TableRowCell" office:value-type="string">
            <text:p text:style-name="Table_20_Contents">Doomed: Death seemed ever so close, but somehow you survived. If your next save against critical damage is a fail, you die horribly. If you pass, roll 3d6. If the total is higher than your max HP, take the new result.</text:p>
          </table:table-cell>
        </table:table-row>
      </table:table>
      <text:h text:style-name="Heading_20_2" text:outline-level="2"><text:bookmark-start text:name="gobletrotting"/>Gobletrotting<text:bookmark-end text:name="gobletrotting"/></text:h>
      <text:h text:style-name="Heading_20_3" text:outline-level="3"><text:bookmark-start text:name="get-inspired"/>Get Inspired<text:bookmark-end text:name="get-inspired"/></text:h>
      <text:p text:style-name="First_20_paragraph">Here are some suggestions for building your adventure:</text:p>
      <text:list text:style-name="L42">
        <text:list-item>
          <text:p text:style-name="P53"><text:span text:style-name="T1">Research the places involved</text:span>: Get a sense of the culture, history, and geography of the places the characters will visit. This will help you create a believable and immersive setting for the adventure.</text:p>
        </text:list-item>
        <text:list-item>
          <text:p text:style-name="P53"><text:span text:style-name="T1">Make use of the Pointcrawl model</text:span>: This model emphasizes the use of points of interest, rather than a linear path, to guide the players through the adventure. This allows for greater flexibility and player agency in the way the adventure unfolds.</text:p>
        </text:list-item>
        <text:list-item>
          <text:p text:style-name="P53"><text:span text:style-name="T1">Create a variety of challenges and obstacles</text:span>: As the players travel to different locations, they should encounter a variety of challenges that reflect the unique aspects of each location. These can include environmental hazards, cultural barriers, or conflicts with locals.</text:p>
        </text:list-item>
        <text:list-item>
          <text:p text:style-name="P53"><text:span text:style-name="T1">Incorporate artifacts and lost civilizations</text:span>: The primary goal of the players is to discover and recover artifacts, so make sure to include opportunities for them to do so in the adventure. Lost civilizations and their remains can also be a source of interesting puzzles and mysteries for the players to solve.</text:p>
        </text:list-item>
        <text:list-item>
          <text:p text:style-name="P53"><text:span text:style-name="T1">Consider the impact of secret societies and organizations</text:span>: These groups can provide a source of conflict and tension throughout the adventure, as they may be working against the players to acquire the same artifacts.</text:p>
        </text:list-item>
      </text:list>
      <text:h text:style-name="Heading_20_3" text:outline-level="3"><text:bookmark-start text:name="adventure-creation-guidelines"/>Adventure Creation Guidelines<text:bookmark-end text:name="adventure-creation-guidelines"/></text:h>
      <text:p text:style-name="First_20_paragraph">If you run out of ideas use the guidelines below for inspiration or make your adventure from scratch:</text:p>
      <text:list text:style-name="L43">
        <text:list-item>
          <text:p text:style-name="P54"><text:span text:style-name="T1">Determine the location of the adventure</text:span>: Roll a d10 to randomly select a location from a list of possible locations around the world.</text:p>
        </text:list-item>
      </text:list>
      <table:table table:name="Table14" table:style-name="Table14">
        <table:table-column table:style-name="Table14.A"/>
        <table:table-column table:style-name="Table14.B"/>
        <table:table-row>
          <table:table-cell table:style-name="TableRowCell" office:value-type="string">
            <text:p text:style-name="Table_20_Contents">1</text:p>
          </table:table-cell>
          <table:table-cell table:style-name="TableRowCell" office:value-type="string">
            <text:p text:style-name="Table_20_Contents">Amazon Rainforest</text:p>
          </table:table-cell>
        </table:table-row>
        <table:table-row>
          <table:table-cell table:style-name="TableRowCell" office:value-type="string">
            <text:p text:style-name="Table_20_Contents">2</text:p>
          </table:table-cell>
          <table:table-cell table:style-name="TableRowCell" office:value-type="string">
            <text:p text:style-name="Table_20_Contents">Antarctica</text:p>
          </table:table-cell>
        </table:table-row>
        <table:table-row>
          <table:table-cell table:style-name="TableRowCell" office:value-type="string">
            <text:p text:style-name="Table_20_Contents">3</text:p>
          </table:table-cell>
          <table:table-cell table:style-name="TableRowCell" office:value-type="string">
            <text:p text:style-name="Table_20_Contents">Egypt</text:p>
          </table:table-cell>
        </table:table-row>
        <table:table-row>
          <table:table-cell table:style-name="TableRowCell" office:value-type="string">
            <text:p text:style-name="Table_20_Contents">4</text:p>
          </table:table-cell>
          <table:table-cell table:style-name="TableRowCell" office:value-type="string">
            <text:p text:style-name="Table_20_Contents">Himalayas</text:p>
          </table:table-cell>
        </table:table-row>
        <table:table-row>
          <table:table-cell table:style-name="TableRowCell" office:value-type="string">
            <text:p text:style-name="Table_20_Contents">5</text:p>
          </table:table-cell>
          <table:table-cell table:style-name="TableRowCell" office:value-type="string">
            <text:p text:style-name="Table_20_Contents">Iceland</text:p>
          </table:table-cell>
        </table:table-row>
        <table:table-row>
          <table:table-cell table:style-name="TableRowCell" office:value-type="string">
            <text:p text:style-name="Table_20_Contents">6</text:p>
          </table:table-cell>
          <table:table-cell table:style-name="TableRowCell" office:value-type="string">
            <text:p text:style-name="Table_20_Contents">Madagascar</text:p>
          </table:table-cell>
        </table:table-row>
        <table:table-row>
          <table:table-cell table:style-name="TableRowCell" office:value-type="string">
            <text:p text:style-name="Table_20_Contents">7</text:p>
          </table:table-cell>
          <table:table-cell table:style-name="TableRowCell" office:value-type="string">
            <text:p text:style-name="Table_20_Contents">New Guinea</text:p>
          </table:table-cell>
        </table:table-row>
        <table:table-row>
          <table:table-cell table:style-name="TableRowCell" office:value-type="string">
            <text:p text:style-name="Table_20_Contents">8</text:p>
          </table:table-cell>
          <table:table-cell table:style-name="TableRowCell" office:value-type="string">
            <text:p text:style-name="Table_20_Contents">Norway</text:p>
          </table:table-cell>
        </table:table-row>
        <table:table-row>
          <table:table-cell table:style-name="TableRowCell" office:value-type="string">
            <text:p text:style-name="Table_20_Contents">9</text:p>
          </table:table-cell>
          <table:table-cell table:style-name="TableRowCell" office:value-type="string">
            <text:p text:style-name="Table_20_Contents">Sahara Desert</text:p>
          </table:table-cell>
        </table:table-row>
        <table:table-row>
          <table:table-cell table:style-name="TableRowCell" office:value-type="string">
            <text:p text:style-name="Table_20_Contents">10</text:p>
          </table:table-cell>
          <table:table-cell table:style-name="TableRowCell" office:value-type="string">
            <text:p text:style-name="Table_20_Contents">Underwater (shipwreck or underwater city)</text:p>
          </table:table-cell>
        </table:table-row>
      </table:table>
      <text:list text:style-name="L44">
        <text:list-item>
          <text:p text:style-name="P55"><text:span text:style-name="T1">Determine the main objective of the adventure</text:span>: Roll a d10 to randomly select a main objective for the adventure.</text:p>
        </text:list-item>
      </text:list>
      <table:table table:name="Table15" table:style-name="Table15">
        <table:table-column table:style-name="Table15.A"/>
        <table:table-column table:style-name="Table15.B"/>
        <table:table-row>
          <table:table-cell table:style-name="TableRowCell" office:value-type="string">
            <text:p text:style-name="Table_20_Contents">1</text:p>
          </table:table-cell>
          <table:table-cell table:style-name="TableRowCell" office:value-type="string">
            <text:p text:style-name="Table_20_Contents">Recover a powerful artifact from a lost civilization</text:p>
          </table:table-cell>
        </table:table-row>
        <table:table-row>
          <table:table-cell table:style-name="TableRowCell" office:value-type="string">
            <text:p text:style-name="Table_20_Contents">2</text:p>
          </table:table-cell>
          <table:table-cell table:style-name="TableRowCell" office:value-type="string">
            <text:p text:style-name="Table_20_Contents">Investigate strange supernatural occurrences in the area</text:p>
          </table:table-cell>
        </table:table-row>
        <table:table-row>
          <table:table-cell table:style-name="TableRowCell" office:value-type="string">
            <text:p text:style-name="Table_20_Contents">3</text:p>
          </table:table-cell>
          <table:table-cell table:style-name="TableRowCell" office:value-type="string">
            <text:p text:style-name="Table_20_Contents">Rescue a team member or ally who has gone missing</text:p>
          </table:table-cell>
        </table:table-row>
        <table:table-row>
          <table:table-cell table:style-name="TableRowCell" office:value-type="string">
            <text:p text:style-name="Table_20_Contents">4</text:p>
          </table:table-cell>
          <table:table-cell table:style-name="TableRowCell" office:value-type="string">
            <text:p text:style-name="Table_20_Contents">Stop a secret society from acquiring a powerful artifact</text:p>
          </table:table-cell>
        </table:table-row>
        <table:table-row>
          <table:table-cell table:style-name="TableRowCell" office:value-type="string">
            <text:p text:style-name="Table_20_Contents">5</text:p>
          </table:table-cell>
          <table:table-cell table:style-name="TableRowCell" office:value-type="string">
            <text:p text:style-name="Table_20_Contents">Map an uncharted area</text:p>
          </table:table-cell>
        </table:table-row>
        <table:table-row>
          <table:table-cell table:style-name="TableRowCell" office:value-type="string">
            <text:p text:style-name="Table_20_Contents">6</text:p>
          </table:table-cell>
          <table:table-cell table:style-name="TableRowCell" office:value-type="string">
            <text:p text:style-name="Table_20_Contents">Discover a lost city or civilization</text:p>
          </table:table-cell>
        </table:table-row>
        <table:table-row>
          <table:table-cell table:style-name="TableRowCell" office:value-type="string">
            <text:p text:style-name="Table_20_Contents">7</text:p>
          </table:table-cell>
          <table:table-cell table:style-name="TableRowCell" office:value-type="string">
            <text:p text:style-name="Table_20_Contents">Find a valuable resource</text:p>
          </table:table-cell>
        </table:table-row>
        <table:table-row>
          <table:table-cell table:style-name="TableRowCell" office:value-type="string">
            <text:p text:style-name="Table_20_Contents">8</text:p>
          </table:table-cell>
          <table:table-cell table:style-name="TableRowCell" office:value-type="string">
            <text:p text:style-name="Table_20_Contents">Rescue hostages or prisoners</text:p>
          </table:table-cell>
        </table:table-row>
        <table:table-row>
          <table:table-cell table:style-name="TableRowCell" office:value-type="string">
            <text:p text:style-name="Table_20_Contents">9</text:p>
          </table:table-cell>
          <table:table-cell table:style-name="TableRowCell" office:value-type="string">
            <text:p text:style-name="Table_20_Contents">Sabotage enemy operations</text:p>
          </table:table-cell>
        </table:table-row>
        <table:table-row>
          <table:table-cell table:style-name="TableRowCell" office:value-type="string">
            <text:p text:style-name="Table_20_Contents">10</text:p>
          </table:table-cell>
          <table:table-cell table:style-name="TableRowCell" office:value-type="string">
            <text:p text:style-name="Table_20_Contents">Escape a dangerous situation</text:p>
          </table:table-cell>
        </table:table-row>
      </table:table>
      <text:list text:style-name="L45">
        <text:list-item>
          <text:p text:style-name="P56"><text:span text:style-name="T1">Determine the challenges and obstacles</text:span>: Roll a d6 to randomly select a type of challenge or obstacle that the players will encounter during the adventure.</text:p>
        </text:list-item>
      </text:list>
      <table:table table:name="Table16" table:style-name="Table16">
        <table:table-column table:style-name="Table16.A"/>
        <table:table-column table:style-name="Table16.B"/>
        <table:table-row>
          <table:table-cell table:style-name="TableRowCell" office:value-type="string">
            <text:p text:style-name="Table_20_Contents">1</text:p>
          </table:table-cell>
          <table:table-cell table:style-name="TableRowCell" office:value-type="string">
            <text:p text:style-name="Table_20_Contents">Environmental hazards (e.g. extreme temperatures, treacherous terrain)</text:p>
          </table:table-cell>
        </table:table-row>
        <table:table-row>
          <table:table-cell table:style-name="TableRowCell" office:value-type="string">
            <text:p text:style-name="Table_20_Contents">2</text:p>
          </table:table-cell>
          <table:table-cell table:style-name="TableRowCell" office:value-type="string">
            <text:p text:style-name="Table_20_Contents">Conflicts with locals (e.g. hostile tribes, bandits)</text:p>
          </table:table-cell>
        </table:table-row>
        <table:table-row>
          <table:table-cell table:style-name="TableRowCell" office:value-type="string">
            <text:p text:style-name="Table_20_Contents">3</text:p>
          </table:table-cell>
          <table:table-cell table:style-name="TableRowCell" office:value-type="string">
            <text:p text:style-name="Table_20_Contents">Puzzles and riddles to solve</text:p>
          </table:table-cell>
        </table:table-row>
        <table:table-row>
          <table:table-cell table:style-name="TableRowCell" office:value-type="string">
            <text:p text:style-name="Table_20_Contents">4</text:p>
          </table:table-cell>
          <table:table-cell table:style-name="TableRowCell" office:value-type="string">
            <text:p text:style-name="Table_20_Contents">Traps and obstacles to navigate</text:p>
          </table:table-cell>
        </table:table-row>
        <table:table-row>
          <table:table-cell table:style-name="TableRowCell" office:value-type="string">
            <text:p text:style-name="Table_20_Contents">5</text:p>
          </table:table-cell>
          <table:table-cell table:style-name="TableRowCell" office:value-type="string">
            <text:p text:style-name="Table_20_Contents">Conflicts with other teams or organizations</text:p>
          </table:table-cell>
        </table:table-row>
        <table:table-row>
          <table:table-cell table:style-name="TableRowCell" office:value-type="string">
            <text:p text:style-name="Table_20_Contents">6</text:p>
          </table:table-cell>
          <table:table-cell table:style-name="TableRowCell" office:value-type="string">
            <text:p text:style-name="Table_20_Contents">Supernatural or unexplained phenomena</text:p>
          </table:table-cell>
        </table:table-row>
      </table:table>
      <text:list text:style-name="L46">
        <text:list-item>
          <text:p text:style-name="P57"><text:span text:style-name="T1">Incorporate secret societies or organizations</text:span>: Roll a d6 to determine which secret society or organization the adventure will involve:</text:p>
        </text:list-item>
      </text:list>
      <table:table table:name="Table17" table:style-name="Table17">
        <table:table-column table:style-name="Table17.A"/>
        <table:table-column table:style-name="Table17.B"/>
        <table:table-row>
          <table:table-cell table:style-name="TableRowCell" office:value-type="string">
            <text:p text:style-name="Table_20_Contents">1</text:p>
          </table:table-cell>
          <table:table-cell table:style-name="TableRowCell" office:value-type="string">
            <text:p text:style-name="Table_20_Contents">The Brotherhood of the Dragon</text:p>
          </table:table-cell>
        </table:table-row>
        <table:table-row>
          <table:table-cell table:style-name="TableRowCell" office:value-type="string">
            <text:p text:style-name="Table_20_Contents">2</text:p>
          </table:table-cell>
          <table:table-cell table:style-name="TableRowCell" office:value-type="string">
            <text:p text:style-name="Table_20_Contents">The Cult of the Mummy</text:p>
          </table:table-cell>
        </table:table-row>
        <table:table-row>
          <table:table-cell table:style-name="TableRowCell" office:value-type="string">
            <text:p text:style-name="Table_20_Contents">3</text:p>
          </table:table-cell>
          <table:table-cell table:style-name="TableRowCell" office:value-type="string">
            <text:p text:style-name="Table_20_Contents">The Order of the Phoenix</text:p>
          </table:table-cell>
        </table:table-row>
        <table:table-row>
          <table:table-cell table:style-name="TableRowCell" office:value-type="string">
            <text:p text:style-name="Table_20_Contents">4</text:p>
          </table:table-cell>
          <table:table-cell table:style-name="TableRowCell" office:value-type="string">
            <text:p text:style-name="Table_20_Contents">The Society of the Serpent</text:p>
          </table:table-cell>
        </table:table-row>
        <table:table-row>
          <table:table-cell table:style-name="TableRowCell" office:value-type="string">
            <text:p text:style-name="Table_20_Contents">5</text:p>
          </table:table-cell>
          <table:table-cell table:style-name="TableRowCell" office:value-type="string">
            <text:p text:style-name="Table_20_Contents">The Brotherhood of the Obsidian Moon</text:p>
          </table:table-cell>
        </table:table-row>
        <table:table-row>
          <table:table-cell table:style-name="TableRowCell" office:value-type="string">
            <text:p text:style-name="Table_20_Contents">6</text:p>
          </table:table-cell>
          <table:table-cell table:style-name="TableRowCell" office:value-type="string">
            <text:p text:style-name="Table_20_Contents">The Children of the Celestial Flame</text:p>
          </table:table-cell>
        </table:table-row>
      </table:table>
      <text:list text:style-name="L47">
        <text:list-item>
          <text:p text:style-name="P58"><text:span text:style-name="T1">Repeat steps 2-4 as necessary</text:span> to generate additional challenges and obstacles.</text:p>
        </text:list-item>
      </text:list>
      <text:p text:style-name="First_20_paragraph">By using these mechanical rules, you can randomly generate a unique and exciting globetrotting adventure in Golden Idol that incorporates the key elements of the game, such as artifacts, lost civilizations, secret societies, and the unexplained and supernatural.</text:p>
      <text:h text:style-name="Heading_20_3" text:outline-level="3"><text:bookmark-start text:name="a-more-cinematic-guideline"/>A More Cinematic Guideline<text:bookmark-end text:name="a-more-cinematic-guideline"/></text:h>
      <text:p text:style-name="First_20_paragraph">Golden Idol is a “fiction first” game where events and situations interacting with characters through their actions make a narrative emerge. This is why I strongly advise against writing a “plot” for the characters to follow: create situations and obstacles and let events unfold. But if you can’t resist the temptation to at least give the adventure an outline, consider the following suggestions for a classic three-act story.</text:p>
      <text:p text:style-name="Text_20_body">I just urge you not to consider them rigid or mandatory.</text:p>
      <text:list text:style-name="L48">
        <text:list-item>
          <text:p text:style-name="P59">Introduction:</text:p>
          <text:list text:style-name="L49">
            <text:list-item>
              <text:p text:style-name="P60">Establish the main objective of the adventure clearly and concisely.</text:p>
            </text:list-item>
            <text:list-item>
              <text:p text:style-name="P60">Provide the players with enough information about the location and any relevant background information to immerse them in the setting.</text:p>
            </text:list-item>
            <text:list-item>
              <text:p text:style-name="P60">Introduce any key NPCs or organizations that will be involved in the adventure.</text:p>
            </text:list-item>
            <text:list-item>
              <text:p text:style-name="P60">Provide the players with a sense of urgency or motivation to start the adventure.</text:p>
            </text:list-item>
            <text:list-item>
              <text:p text:style-name="P60">Give the players a clear starting point and a general idea of where they should go next, but also leave room for exploration and player agency.</text:p>
            </text:list-item>
          </text:list>
        </text:list-item>
        <text:list-item>
          <text:p text:style-name="P59">Middle:</text:p>
          <text:list text:style-name="L50">
            <text:list-item>
              <text:p text:style-name="P61">Allow the players to explore the location and discover points of interest on their own.</text:p>
            </text:list-item>
            <text:list-item>
              <text:p text:style-name="P61">Introduce challenges and obstacles that are appropriate for the location and the main objective of the adventure.</text:p>
            </text:list-item>
            <text:list-item>
              <text:p text:style-name="P61">Provide opportunities for the players to discover and recover artifacts.</text:p>
            </text:list-item>
            <text:list-item>
              <text:p text:style-name="P61">Incorporate secret societies or organizations as appropriate and make sure they have clear motives and goals.</text:p>
            </text:list-item>
            <text:list-item>
              <text:p text:style-name="P61">Keep the players engaged by providing a sense of progression and by keeping them on their toes with unexpected twists and turns.</text:p>
            </text:list-item>
          </text:list>
        </text:list-item>
        <text:list-item>
          <text:p text:style-name="P59">Conclusion:</text:p>
          <text:list text:style-name="L51">
            <text:list-item>
              <text:p text:style-name="P62">Provide a satisfying resolution to the main objective of the adventure.</text:p>
            </text:list-item>
            <text:list-item>
              <text:p text:style-name="P62">Allow the players to reflect on their accomplishments and the impact of their actions on the world.</text:p>
            </text:list-item>
            <text:list-item>
              <text:p text:style-name="P62">Provide a sense of closure, but also leave room for the possibility of further adventures.</text:p>
            </text:list-item>
            <text:list-item>
              <text:p text:style-name="P62">Reward the players for their actions and provide opportunities for them to advance their characters and acquire new abilities or artifacts.</text:p>
            </text:list-item>
            <text:list-item>
              <text:p text:style-name="P62">Provide the players with a clear idea of what happens next and what their next steps should be.</text:p>
            </text:list-item>
          </text:list>
        </text:list-item>
      </text:list>
      <text:h text:style-name="Heading_20_3" text:outline-level="3"><text:bookmark-start text:name="the-dice-drop-pointcrawl"/>The Dice Drop Pointcrawl<text:bookmark-end text:name="the-dice-drop-pointcrawl"/></text:h>
      <text:p text:style-name="First_20_paragraph">Take the World Map provided with the rulebook and roll a full set of polyhedral dice (d4, d6, d8, d10, d12, d20) on it. Then consult the tables below to inspire the situations, objectives or obstacles the heroes will face in that place in the world.</text:p>
      <table:table table:name="Table18" table:style-name="Table18">
        <table:table-column table:style-name="Table18.A"/>
        <table:table-column table:style-name="Table18.B"/>
        <table:table-header-rows>
          <table:table-row>
            <table:table-cell table:style-name="TableHeaderRowCell" office:value-type="string">
              <text:p text:style-name="Table_20_Heading">d4</text:p>
            </table:table-cell>
            <table:table-cell table:style-name="TableHeaderRowCell" office:value-type="string">
              <text:p text:style-name="Table_20_Heading">The Openi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mysterious letter arrives, inviting the player to a secret location.</text:p>
          </table:table-cell>
        </table:table-row>
        <table:table-row>
          <table:table-cell table:style-name="TableRowCell" office:value-type="string">
            <text:p text:style-name="Table_20_Contents">2</text:p>
          </table:table-cell>
          <table:table-cell table:style-name="TableRowCell" office:value-type="string">
            <text:p text:style-name="Table_20_Contents">A wealthy patron hires the player to find a lost artifact.</text:p>
          </table:table-cell>
        </table:table-row>
        <table:table-row>
          <table:table-cell table:style-name="TableRowCell" office:value-type="string">
            <text:p text:style-name="Table_20_Contents">3</text:p>
          </table:table-cell>
          <table:table-cell table:style-name="TableRowCell" office:value-type="string">
            <text:p text:style-name="Table_20_Contents">The player stumbles across a map to a hidden treasure.</text:p>
          </table:table-cell>
        </table:table-row>
        <table:table-row>
          <table:table-cell table:style-name="TableRowCell" office:value-type="string">
            <text:p text:style-name="Table_20_Contents">4</text:p>
          </table:table-cell>
          <table:table-cell table:style-name="TableRowCell" office:value-type="string">
            <text:p text:style-name="Table_20_Contents">A long-lost friend or family member asks the player for help on a dangerous mission.</text:p>
          </table:table-cell>
        </table:table-row>
      </table:table>
      <table:table table:name="Table19" table:style-name="Table19">
        <table:table-column table:style-name="Table19.A"/>
        <table:table-column table:style-name="Table19.B"/>
        <table:table-header-rows>
          <table:table-row>
            <table:table-cell table:style-name="TableHeaderRowCell" office:value-type="string">
              <text:p text:style-name="Table_20_Heading">d6</text:p>
            </table:table-cell>
            <table:table-cell table:style-name="TableHeaderRowCell" office:value-type="string">
              <text:p text:style-name="Table_20_Heading">The Enticing Incident</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he players are ambushed by a rival organization.</text:p>
          </table:table-cell>
        </table:table-row>
        <table:table-row>
          <table:table-cell table:style-name="TableRowCell" office:value-type="string">
            <text:p text:style-name="Table_20_Contents">2</text:p>
          </table:table-cell>
          <table:table-cell table:style-name="TableRowCell" office:value-type="string">
            <text:p text:style-name="Table_20_Contents">The players discover a secret passage leading to an ancient temple.</text:p>
          </table:table-cell>
        </table:table-row>
        <table:table-row>
          <table:table-cell table:style-name="TableRowCell" office:value-type="string">
            <text:p text:style-name="Table_20_Contents">3</text:p>
          </table:table-cell>
          <table:table-cell table:style-name="TableRowCell" office:value-type="string">
            <text:p text:style-name="Table_20_Contents">The players are confronted by a powerful guardian protecting the artifact.</text:p>
          </table:table-cell>
        </table:table-row>
        <table:table-row>
          <table:table-cell table:style-name="TableRowCell" office:value-type="string">
            <text:p text:style-name="Table_20_Contents">4</text:p>
          </table:table-cell>
          <table:table-cell table:style-name="TableRowCell" office:value-type="string">
            <text:p text:style-name="Table_20_Contents">The players must solve a complex puzzle to proceed.</text:p>
          </table:table-cell>
        </table:table-row>
        <table:table-row>
          <table:table-cell table:style-name="TableRowCell" office:value-type="string">
            <text:p text:style-name="Table_20_Contents">5</text:p>
          </table:table-cell>
          <table:table-cell table:style-name="TableRowCell" office:value-type="string">
            <text:p text:style-name="Table_20_Contents">The players are caught in a dangerous trap that must be disarmed.</text:p>
          </table:table-cell>
        </table:table-row>
        <table:table-row>
          <table:table-cell table:style-name="TableRowCell" office:value-type="string">
            <text:p text:style-name="Table_20_Contents">6</text:p>
          </table:table-cell>
          <table:table-cell table:style-name="TableRowCell" office:value-type="string">
            <text:p text:style-name="Table_20_Contents">The players discover a hidden cache of valuable resources.</text:p>
          </table:table-cell>
        </table:table-row>
      </table:table>
      <table:table table:name="Table20" table:style-name="Table20">
        <table:table-column table:style-name="Table20.A"/>
        <table:table-column table:style-name="Table20.B"/>
        <table:table-header-rows>
          <table:table-row>
            <table:table-cell table:style-name="TableHeaderRowCell" office:value-type="string">
              <text:p text:style-name="Table_20_Heading">d8</text:p>
            </table:table-cell>
            <table:table-cell table:style-name="TableHeaderRowCell" office:value-type="string">
              <text:p text:style-name="Table_20_Heading">The Artifact</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he Spear of Destiny</text:p>
          </table:table-cell>
        </table:table-row>
        <table:table-row>
          <table:table-cell table:style-name="TableRowCell" office:value-type="string">
            <text:p text:style-name="Table_20_Contents">2</text:p>
          </table:table-cell>
          <table:table-cell table:style-name="TableRowCell" office:value-type="string">
            <text:p text:style-name="Table_20_Contents">The Amulet of the Phoenix</text:p>
          </table:table-cell>
        </table:table-row>
        <table:table-row>
          <table:table-cell table:style-name="TableRowCell" office:value-type="string">
            <text:p text:style-name="Table_20_Contents">3</text:p>
          </table:table-cell>
          <table:table-cell table:style-name="TableRowCell" office:value-type="string">
            <text:p text:style-name="Table_20_Contents">The Crown of Avalon</text:p>
          </table:table-cell>
        </table:table-row>
        <table:table-row>
          <table:table-cell table:style-name="TableRowCell" office:value-type="string">
            <text:p text:style-name="Table_20_Contents">4</text:p>
          </table:table-cell>
          <table:table-cell table:style-name="TableRowCell" office:value-type="string">
            <text:p text:style-name="Table_20_Contents">The Armor of the Gods</text:p>
          </table:table-cell>
        </table:table-row>
        <table:table-row>
          <table:table-cell table:style-name="TableRowCell" office:value-type="string">
            <text:p text:style-name="Table_20_Contents">5</text:p>
          </table:table-cell>
          <table:table-cell table:style-name="TableRowCell" office:value-type="string">
            <text:p text:style-name="Table_20_Contents">The Scepter of Time</text:p>
          </table:table-cell>
        </table:table-row>
        <table:table-row>
          <table:table-cell table:style-name="TableRowCell" office:value-type="string">
            <text:p text:style-name="Table_20_Contents">6</text:p>
          </table:table-cell>
          <table:table-cell table:style-name="TableRowCell" office:value-type="string">
            <text:p text:style-name="Table_20_Contents">The Staff of Osiris</text:p>
          </table:table-cell>
        </table:table-row>
        <table:table-row>
          <table:table-cell table:style-name="TableRowCell" office:value-type="string">
            <text:p text:style-name="Table_20_Contents">7</text:p>
          </table:table-cell>
          <table:table-cell table:style-name="TableRowCell" office:value-type="string">
            <text:p text:style-name="Table_20_Contents">The Ring of the Dragon</text:p>
          </table:table-cell>
        </table:table-row>
        <table:table-row>
          <table:table-cell table:style-name="TableRowCell" office:value-type="string">
            <text:p text:style-name="Table_20_Contents">8</text:p>
          </table:table-cell>
          <table:table-cell table:style-name="TableRowCell" office:value-type="string">
            <text:p text:style-name="Table_20_Contents">The Ruby of Fire</text:p>
          </table:table-cell>
        </table:table-row>
      </table:table>
      <table:table table:name="Table21" table:style-name="Table21">
        <table:table-column table:style-name="Table21.A"/>
        <table:table-column table:style-name="Table21.B"/>
        <table:table-header-rows>
          <table:table-row>
            <table:table-cell table:style-name="TableHeaderRowCell" office:value-type="string">
              <text:p text:style-name="Table_20_Heading">d10</text:p>
            </table:table-cell>
            <table:table-cell table:style-name="TableHeaderRowCell" office:value-type="string">
              <text:p text:style-name="Table_20_Heading">The Clu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cryptic map with obscure markings and symbols.</text:p>
          </table:table-cell>
        </table:table-row>
        <table:table-row>
          <table:table-cell table:style-name="TableRowCell" office:value-type="string">
            <text:p text:style-name="Table_20_Contents">2</text:p>
          </table:table-cell>
          <table:table-cell table:style-name="TableRowCell" office:value-type="string">
            <text:p text:style-name="Table_20_Contents">A small, intricately-carved figurine that seems to point the way.</text:p>
          </table:table-cell>
        </table:table-row>
        <table:table-row>
          <table:table-cell table:style-name="TableRowCell" office:value-type="string">
            <text:p text:style-name="Table_20_Contents">3</text:p>
          </table:table-cell>
          <table:table-cell table:style-name="TableRowCell" office:value-type="string">
            <text:p text:style-name="Table_20_Contents">A torn piece of parchment with a vital clue.</text:p>
          </table:table-cell>
        </table:table-row>
        <table:table-row>
          <table:table-cell table:style-name="TableRowCell" office:value-type="string">
            <text:p text:style-name="Table_20_Contents">4</text:p>
          </table:table-cell>
          <table:table-cell table:style-name="TableRowCell" office:value-type="string">
            <text:p text:style-name="Table_20_Contents">A fragment of an ancient tablet with a mysterious inscription.</text:p>
          </table:table-cell>
        </table:table-row>
        <table:table-row>
          <table:table-cell table:style-name="TableRowCell" office:value-type="string">
            <text:p text:style-name="Table_20_Contents">5</text:p>
          </table:table-cell>
          <table:table-cell table:style-name="TableRowCell" office:value-type="string">
            <text:p text:style-name="Table_20_Contents">A piece of jewelry or ornament with a hidden meaning.</text:p>
          </table:table-cell>
        </table:table-row>
        <table:table-row>
          <table:table-cell table:style-name="TableRowCell" office:value-type="string">
            <text:p text:style-name="Table_20_Contents">6</text:p>
          </table:table-cell>
          <table:table-cell table:style-name="TableRowCell" office:value-type="string">
            <text:p text:style-name="Table_20_Contents">A strange artifact with unknown powers.</text:p>
          </table:table-cell>
        </table:table-row>
        <table:table-row>
          <table:table-cell table:style-name="TableRowCell" office:value-type="string">
            <text:p text:style-name="Table_20_Contents">7</text:p>
          </table:table-cell>
          <table:table-cell table:style-name="TableRowCell" office:value-type="string">
            <text:p text:style-name="Table_20_Contents">A set of ancient keys or codes that unlock hidden doors.</text:p>
          </table:table-cell>
        </table:table-row>
        <table:table-row>
          <table:table-cell table:style-name="TableRowCell" office:value-type="string">
            <text:p text:style-name="Table_20_Contents">8</text:p>
          </table:table-cell>
          <table:table-cell table:style-name="TableRowCell" office:value-type="string">
            <text:p text:style-name="Table_20_Contents">A book or tome with vital information.</text:p>
          </table:table-cell>
        </table:table-row>
        <table:table-row>
          <table:table-cell table:style-name="TableRowCell" office:value-type="string">
            <text:p text:style-name="Table_20_Contents">9</text:p>
          </table:table-cell>
          <table:table-cell table:style-name="TableRowCell" office:value-type="string">
            <text:p text:style-name="Table_20_Contents">A compass or navigational device with unusual properties.</text:p>
          </table:table-cell>
        </table:table-row>
        <table:table-row>
          <table:table-cell table:style-name="TableRowCell" office:value-type="string">
            <text:p text:style-name="Table_20_Contents">10</text:p>
          </table:table-cell>
          <table:table-cell table:style-name="TableRowCell" office:value-type="string">
            <text:p text:style-name="Table_20_Contents">A rare gemstone or mineral with special properties.</text:p>
          </table:table-cell>
        </table:table-row>
      </table:table>
      <table:table table:name="Table22" table:style-name="Table22">
        <table:table-column table:style-name="Table22.A"/>
        <table:table-column table:style-name="Table22.B"/>
        <table:table-header-rows>
          <table:table-row>
            <table:table-cell table:style-name="TableHeaderRowCell" office:value-type="string">
              <text:p text:style-name="Table_20_Heading">d12</text:p>
            </table:table-cell>
            <table:table-cell table:style-name="TableHeaderRowCell" office:value-type="string">
              <text:p text:style-name="Table_20_Heading">The Artifact Loca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remote island.</text:p>
          </table:table-cell>
        </table:table-row>
        <table:table-row>
          <table:table-cell table:style-name="TableRowCell" office:value-type="string">
            <text:p text:style-name="Table_20_Contents">2</text:p>
          </table:table-cell>
          <table:table-cell table:style-name="TableRowCell" office:value-type="string">
            <text:p text:style-name="Table_20_Contents">The depths of a forest.</text:p>
          </table:table-cell>
        </table:table-row>
        <table:table-row>
          <table:table-cell table:style-name="TableRowCell" office:value-type="string">
            <text:p text:style-name="Table_20_Contents">3</text:p>
          </table:table-cell>
          <table:table-cell table:style-name="TableRowCell" office:value-type="string">
            <text:p text:style-name="Table_20_Contents">A desolate heathland.</text:p>
          </table:table-cell>
        </table:table-row>
        <table:table-row>
          <table:table-cell table:style-name="TableRowCell" office:value-type="string">
            <text:p text:style-name="Table_20_Contents">4</text:p>
          </table:table-cell>
          <table:table-cell table:style-name="TableRowCell" office:value-type="string">
            <text:p text:style-name="Table_20_Contents">A frozen waste.</text:p>
          </table:table-cell>
        </table:table-row>
        <table:table-row>
          <table:table-cell table:style-name="TableRowCell" office:value-type="string">
            <text:p text:style-name="Table_20_Contents">5</text:p>
          </table:table-cell>
          <table:table-cell table:style-name="TableRowCell" office:value-type="string">
            <text:p text:style-name="Table_20_Contents">Ancient ruins.</text:p>
          </table:table-cell>
        </table:table-row>
        <table:table-row>
          <table:table-cell table:style-name="TableRowCell" office:value-type="string">
            <text:p text:style-name="Table_20_Contents">6</text:p>
          </table:table-cell>
          <table:table-cell table:style-name="TableRowCell" office:value-type="string">
            <text:p text:style-name="Table_20_Contents">A sprawling city.</text:p>
          </table:table-cell>
        </table:table-row>
        <table:table-row>
          <table:table-cell table:style-name="TableRowCell" office:value-type="string">
            <text:p text:style-name="Table_20_Contents">7</text:p>
          </table:table-cell>
          <table:table-cell table:style-name="TableRowCell" office:value-type="string">
            <text:p text:style-name="Table_20_Contents">A jungle.</text:p>
          </table:table-cell>
        </table:table-row>
        <table:table-row>
          <table:table-cell table:style-name="TableRowCell" office:value-type="string">
            <text:p text:style-name="Table_20_Contents">8</text:p>
          </table:table-cell>
          <table:table-cell table:style-name="TableRowCell" office:value-type="string">
            <text:p text:style-name="Table_20_Contents">A mountain range.</text:p>
          </table:table-cell>
        </table:table-row>
        <table:table-row>
          <table:table-cell table:style-name="TableRowCell" office:value-type="string">
            <text:p text:style-name="Table_20_Contents">9</text:p>
          </table:table-cell>
          <table:table-cell table:style-name="TableRowCell" office:value-type="string">
            <text:p text:style-name="Table_20_Contents">An abandoned city.</text:p>
          </table:table-cell>
        </table:table-row>
        <table:table-row>
          <table:table-cell table:style-name="TableRowCell" office:value-type="string">
            <text:p text:style-name="Table_20_Contents">10</text:p>
          </table:table-cell>
          <table:table-cell table:style-name="TableRowCell" office:value-type="string">
            <text:p text:style-name="Table_20_Contents">Wilds.</text:p>
          </table:table-cell>
        </table:table-row>
        <table:table-row>
          <table:table-cell table:style-name="TableRowCell" office:value-type="string">
            <text:p text:style-name="Table_20_Contents">11</text:p>
          </table:table-cell>
          <table:table-cell table:style-name="TableRowCell" office:value-type="string">
            <text:p text:style-name="Table_20_Contents">Plains.</text:p>
          </table:table-cell>
        </table:table-row>
        <table:table-row>
          <table:table-cell table:style-name="TableRowCell" office:value-type="string">
            <text:p text:style-name="Table_20_Contents">12</text:p>
          </table:table-cell>
          <table:table-cell table:style-name="TableRowCell" office:value-type="string">
            <text:p text:style-name="Table_20_Contents">The coast of a hidden island or continent.</text:p>
          </table:table-cell>
        </table:table-row>
      </table:table>
      <table:table table:name="Table23" table:style-name="Table23">
        <table:table-column table:style-name="Table23.A"/>
        <table:table-column table:style-name="Table23.B"/>
        <table:table-header-rows>
          <table:table-row>
            <table:table-cell table:style-name="TableHeaderRowCell" office:value-type="string">
              <text:p text:style-name="Table_20_Heading">d20</text:p>
            </table:table-cell>
            <table:table-cell table:style-name="TableHeaderRowCell" office:value-type="string">
              <text:p text:style-name="Table_20_Heading">The Enemy Operative Bas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hidden fortress in the mountains.</text:p>
          </table:table-cell>
        </table:table-row>
        <table:table-row>
          <table:table-cell table:style-name="TableRowCell" office:value-type="string">
            <text:p text:style-name="Table_20_Contents">2</text:p>
          </table:table-cell>
          <table:table-cell table:style-name="TableRowCell" office:value-type="string">
            <text:p text:style-name="Table_20_Contents">An underground labyrinth of tunnels and chambers.</text:p>
          </table:table-cell>
        </table:table-row>
        <table:table-row>
          <table:table-cell table:style-name="TableRowCell" office:value-type="string">
            <text:p text:style-name="Table_20_Contents">3</text:p>
          </table:table-cell>
          <table:table-cell table:style-name="TableRowCell" office:value-type="string">
            <text:p text:style-name="Table_20_Contents">A sprawling compound in the jungle.</text:p>
          </table:table-cell>
        </table:table-row>
        <table:table-row>
          <table:table-cell table:style-name="TableRowCell" office:value-type="string">
            <text:p text:style-name="Table_20_Contents">4</text:p>
          </table:table-cell>
          <table:table-cell table:style-name="TableRowCell" office:value-type="string">
            <text:p text:style-name="Table_20_Contents">A floating base hidden in the clouds.</text:p>
          </table:table-cell>
        </table:table-row>
        <table:table-row>
          <table:table-cell table:style-name="TableRowCell" office:value-type="string">
            <text:p text:style-name="Table_20_Contents">5</text:p>
          </table:table-cell>
          <table:table-cell table:style-name="TableRowCell" office:value-type="string">
            <text:p text:style-name="Table_20_Contents">An abandoned temple or ruins.</text:p>
          </table:table-cell>
        </table:table-row>
        <table:table-row>
          <table:table-cell table:style-name="TableRowCell" office:value-type="string">
            <text:p text:style-name="Table_20_Contents">6</text:p>
          </table:table-cell>
          <table:table-cell table:style-name="TableRowCell" office:value-type="string">
            <text:p text:style-name="Table_20_Contents">A heavily-guarded mansion or estate.</text:p>
          </table:table-cell>
        </table:table-row>
        <table:table-row>
          <table:table-cell table:style-name="TableRowCell" office:value-type="string">
            <text:p text:style-name="Table_20_Contents">7</text:p>
          </table:table-cell>
          <table:table-cell table:style-name="TableRowCell" office:value-type="string">
            <text:p text:style-name="Table_20_Contents">A secret laboratory or research facility.</text:p>
          </table:table-cell>
        </table:table-row>
        <table:table-row>
          <table:table-cell table:style-name="TableRowCell" office:value-type="string">
            <text:p text:style-name="Table_20_Contents">8</text:p>
          </table:table-cell>
          <table:table-cell table:style-name="TableRowCell" office:value-type="string">
            <text:p text:style-name="Table_20_Contents">A military stronghold or base.</text:p>
          </table:table-cell>
        </table:table-row>
        <table:table-row>
          <table:table-cell table:style-name="TableRowCell" office:value-type="string">
            <text:p text:style-name="Table_20_Contents">9</text:p>
          </table:table-cell>
          <table:table-cell table:style-name="TableRowCell" office:value-type="string">
            <text:p text:style-name="Table_20_Contents">A hidden dock or harbor.</text:p>
          </table:table-cell>
        </table:table-row>
        <table:table-row>
          <table:table-cell table:style-name="TableRowCell" office:value-type="string">
            <text:p text:style-name="Table_20_Contents">10</text:p>
          </table:table-cell>
          <table:table-cell table:style-name="TableRowCell" office:value-type="string">
            <text:p text:style-name="Table_20_Contents">A hidden cave system.</text:p>
          </table:table-cell>
        </table:table-row>
        <table:table-row>
          <table:table-cell table:style-name="TableRowCell" office:value-type="string">
            <text:p text:style-name="Table_20_Contents">11</text:p>
          </table:table-cell>
          <table:table-cell table:style-name="TableRowCell" office:value-type="string">
            <text:p text:style-name="Table_20_Contents">A high-tech headquarters in a populous city.</text:p>
          </table:table-cell>
        </table:table-row>
        <table:table-row>
          <table:table-cell table:style-name="TableRowCell" office:value-type="string">
            <text:p text:style-name="Table_20_Contents">12</text:p>
          </table:table-cell>
          <table:table-cell table:style-name="TableRowCell" office:value-type="string">
            <text:p text:style-name="Table_20_Contents">A secluded monastery or temple.</text:p>
          </table:table-cell>
        </table:table-row>
        <table:table-row>
          <table:table-cell table:style-name="TableRowCell" office:value-type="string">
            <text:p text:style-name="Table_20_Contents">13</text:p>
          </table:table-cell>
          <table:table-cell table:style-name="TableRowCell" office:value-type="string">
            <text:p text:style-name="Table_20_Contents">A hidden city in the desert.</text:p>
          </table:table-cell>
        </table:table-row>
        <table:table-row>
          <table:table-cell table:style-name="TableRowCell" office:value-type="string">
            <text:p text:style-name="Table_20_Contents">14</text:p>
          </table:table-cell>
          <table:table-cell table:style-name="TableRowCell" office:value-type="string">
            <text:p text:style-name="Table_20_Contents">A hidden base on a remote island.</text:p>
          </table:table-cell>
        </table:table-row>
        <table:table-row>
          <table:table-cell table:style-name="TableRowCell" office:value-type="string">
            <text:p text:style-name="Table_20_Contents">15</text:p>
          </table:table-cell>
          <table:table-cell table:style-name="TableRowCell" office:value-type="string">
            <text:p text:style-name="Table_20_Contents">A massive, underground bunker system.</text:p>
          </table:table-cell>
        </table:table-row>
        <table:table-row>
          <table:table-cell table:style-name="TableRowCell" office:value-type="string">
            <text:p text:style-name="Table_20_Contents">16</text:p>
          </table:table-cell>
          <table:table-cell table:style-name="TableRowCell" office:value-type="string">
            <text:p text:style-name="Table_20_Contents">A sprawling network of catacombs and sewers.</text:p>
          </table:table-cell>
        </table:table-row>
        <table:table-row>
          <table:table-cell table:style-name="TableRowCell" office:value-type="string">
            <text:p text:style-name="Table_20_Contents">17</text:p>
          </table:table-cell>
          <table:table-cell table:style-name="TableRowCell" office:value-type="string">
            <text:p text:style-name="Table_20_Contents">A heavily fortified castle or fortress.</text:p>
          </table:table-cell>
        </table:table-row>
        <table:table-row>
          <table:table-cell table:style-name="TableRowCell" office:value-type="string">
            <text:p text:style-name="Table_20_Contents">18</text:p>
          </table:table-cell>
          <table:table-cell table:style-name="TableRowCell" office:value-type="string">
            <text:p text:style-name="Table_20_Contents">A hidden base on a massive airship.</text:p>
          </table:table-cell>
        </table:table-row>
        <table:table-row>
          <table:table-cell table:style-name="TableRowCell" office:value-type="string">
            <text:p text:style-name="Table_20_Contents">19</text:p>
          </table:table-cell>
          <table:table-cell table:style-name="TableRowCell" office:value-type="string">
            <text:p text:style-name="Table_20_Contents">A hidden base on a massive sea vessel.</text:p>
          </table:table-cell>
        </table:table-row>
        <table:table-row>
          <table:table-cell table:style-name="TableRowCell" office:value-type="string">
            <text:p text:style-name="Table_20_Contents">20</text:p>
          </table:table-cell>
          <table:table-cell table:style-name="TableRowCell" office:value-type="string">
            <text:p text:style-name="Table_20_Contents">A floating base in the middle of the ocean.</text:p>
          </table:table-cell>
        </table:table-row>
      </table:table>
      <text:h text:style-name="Heading_20_2" text:outline-level="2"><text:bookmark-start text:name="sites-exploration"/>Sites Exploration<text:bookmark-end text:name="sites-exploration"/></text:h>
      <text:h text:style-name="Heading_20_3" text:outline-level="3"><text:bookmark-start text:name="get-inspired-1"/>Get Inspired<text:bookmark-end text:name="get-inspired-1"/></text:h>
      <text:p text:style-name="First_20_paragraph">Here are some suggestions for building your exploration site:</text:p>
      <text:list text:style-name="L52">
        <text:list-item>
          <text:p text:style-name="P63"><text:span text:style-name="T1">Research the site</text:span>: Just like with globetrotting adventures, research the history and culture of the site to create a believable and immersive setting.</text:p>
        </text:list-item>
        <text:list-item>
          <text:p text:style-name="P63"><text:span text:style-name="T1">Incorporate puzzles and mysteries</text:span>: Many lost civilizations and ancient sites are full of puzzles and mysteries for the players to solve. These can include deciphering inscriptions, navigating mazes, or solving riddles.</text:p>
        </text:list-item>
        <text:list-item>
          <text:p text:style-name="P63"><text:span text:style-name="T1">Create a sense of danger</text:span>: The players are exploring ancient and potentially dangerous ruins, so make sure to include hazards and traps that can put them in danger.</text:p>
        </text:list-item>
        <text:list-item>
          <text:p text:style-name="P63"><text:span text:style-name="T1">Incorporate supernatural elements</text:span>: The unexplained and supernatural is a key element of the game, so consider including elements of the supernatural in the adventure, such as cursed artifacts or supernatural guardians.</text:p>
        </text:list-item>
        <text:list-item>
          <text:p text:style-name="P63"><text:span text:style-name="T1">Incorporate conflicts with secret societies and organizations</text:span>: Just like in globetrotting adventures, these groups can provide a source of conflict and tension as they may be working against the players to acquire the same artifacts.</text:p>
        </text:list-item>
      </text:list>
      <text:h text:style-name="Heading_20_3" text:outline-level="3"><text:bookmark-start text:name="site-creation-guidelines"/>Site Creation Guidelines<text:bookmark-end text:name="site-creation-guidelines"/></text:h>
      <text:p text:style-name="First_20_paragraph">If you run out of ideas use the guidelines below for inspiration or build the site from scratch:</text:p>
      <text:list text:style-name="L53">
        <text:list-item>
          <text:p text:style-name="P64"><text:span text:style-name="T1">Determine the type of site</text:span>: Roll a d6 to randomly select the type of site the adventure will take place in.</text:p>
        </text:list-item>
      </text:list>
      <table:table table:name="Table24" table:style-name="Table24">
        <table:table-column table:style-name="Table24.A"/>
        <table:table-column table:style-name="Table24.B"/>
        <table:table-row>
          <table:table-cell table:style-name="TableRowCell" office:value-type="string">
            <text:p text:style-name="Table_20_Contents">1</text:p>
          </table:table-cell>
          <table:table-cell table:style-name="TableRowCell" office:value-type="string">
            <text:p text:style-name="Table_20_Contents">Abandoned Temple</text:p>
          </table:table-cell>
        </table:table-row>
        <table:table-row>
          <table:table-cell table:style-name="TableRowCell" office:value-type="string">
            <text:p text:style-name="Table_20_Contents">2</text:p>
          </table:table-cell>
          <table:table-cell table:style-name="TableRowCell" office:value-type="string">
            <text:p text:style-name="Table_20_Contents">Underwater City</text:p>
          </table:table-cell>
        </table:table-row>
        <table:table-row>
          <table:table-cell table:style-name="TableRowCell" office:value-type="string">
            <text:p text:style-name="Table_20_Contents">3</text:p>
          </table:table-cell>
          <table:table-cell table:style-name="TableRowCell" office:value-type="string">
            <text:p text:style-name="Table_20_Contents">Lost City</text:p>
          </table:table-cell>
        </table:table-row>
        <table:table-row>
          <table:table-cell table:style-name="TableRowCell" office:value-type="string">
            <text:p text:style-name="Table_20_Contents">4</text:p>
          </table:table-cell>
          <table:table-cell table:style-name="TableRowCell" office:value-type="string">
            <text:p text:style-name="Table_20_Contents">Tomb</text:p>
          </table:table-cell>
        </table:table-row>
        <table:table-row>
          <table:table-cell table:style-name="TableRowCell" office:value-type="string">
            <text:p text:style-name="Table_20_Contents">5</text:p>
          </table:table-cell>
          <table:table-cell table:style-name="TableRowCell" office:value-type="string">
            <text:p text:style-name="Table_20_Contents">Laboratory</text:p>
          </table:table-cell>
        </table:table-row>
        <table:table-row>
          <table:table-cell table:style-name="TableRowCell" office:value-type="string">
            <text:p text:style-name="Table_20_Contents">6</text:p>
          </table:table-cell>
          <table:table-cell table:style-name="TableRowCell" office:value-type="string">
            <text:p text:style-name="Table_20_Contents">Cave system</text:p>
          </table:table-cell>
        </table:table-row>
      </table:table>
      <text:list text:style-name="L54">
        <text:list-item>
          <text:p text:style-name="P65"><text:span text:style-name="T1">Determine the main objective of the adventure</text:span>: Roll a d10 to randomly select a main objective for the adventure.</text:p>
        </text:list-item>
      </text:list>
      <table:table table:name="Table25" table:style-name="Table25">
        <table:table-column table:style-name="Table25.A"/>
        <table:table-column table:style-name="Table25.B"/>
        <table:table-row>
          <table:table-cell table:style-name="TableRowCell" office:value-type="string">
            <text:p text:style-name="Table_20_Contents">1</text:p>
          </table:table-cell>
          <table:table-cell table:style-name="TableRowCell" office:value-type="string">
            <text:p text:style-name="Table_20_Contents">Recover a powerful artifact from the site</text:p>
          </table:table-cell>
        </table:table-row>
        <table:table-row>
          <table:table-cell table:style-name="TableRowCell" office:value-type="string">
            <text:p text:style-name="Table_20_Contents">2</text:p>
          </table:table-cell>
          <table:table-cell table:style-name="TableRowCell" office:value-type="string">
            <text:p text:style-name="Table_20_Contents">Investigate strange supernatural occurrences in the site</text:p>
          </table:table-cell>
        </table:table-row>
        <table:table-row>
          <table:table-cell table:style-name="TableRowCell" office:value-type="string">
            <text:p text:style-name="Table_20_Contents">3</text:p>
          </table:table-cell>
          <table:table-cell table:style-name="TableRowCell" office:value-type="string">
            <text:p text:style-name="Table_20_Contents">Rescue a team member or ally who has gone missing</text:p>
          </table:table-cell>
        </table:table-row>
        <table:table-row>
          <table:table-cell table:style-name="TableRowCell" office:value-type="string">
            <text:p text:style-name="Table_20_Contents">4</text:p>
          </table:table-cell>
          <table:table-cell table:style-name="TableRowCell" office:value-type="string">
            <text:p text:style-name="Table_20_Contents">Stop a secret society from acquiring a powerful artifact</text:p>
          </table:table-cell>
        </table:table-row>
        <table:table-row>
          <table:table-cell table:style-name="TableRowCell" office:value-type="string">
            <text:p text:style-name="Table_20_Contents">5</text:p>
          </table:table-cell>
          <table:table-cell table:style-name="TableRowCell" office:value-type="string">
            <text:p text:style-name="Table_20_Contents">Map the site</text:p>
          </table:table-cell>
        </table:table-row>
        <table:table-row>
          <table:table-cell table:style-name="TableRowCell" office:value-type="string">
            <text:p text:style-name="Table_20_Contents">6</text:p>
          </table:table-cell>
          <table:table-cell table:style-name="TableRowCell" office:value-type="string">
            <text:p text:style-name="Table_20_Contents">Discover the purpose or history of the site</text:p>
          </table:table-cell>
        </table:table-row>
        <table:table-row>
          <table:table-cell table:style-name="TableRowCell" office:value-type="string">
            <text:p text:style-name="Table_20_Contents">7</text:p>
          </table:table-cell>
          <table:table-cell table:style-name="TableRowCell" office:value-type="string">
            <text:p text:style-name="Table_20_Contents">Find a valuable resource</text:p>
          </table:table-cell>
        </table:table-row>
        <table:table-row>
          <table:table-cell table:style-name="TableRowCell" office:value-type="string">
            <text:p text:style-name="Table_20_Contents">8</text:p>
          </table:table-cell>
          <table:table-cell table:style-name="TableRowCell" office:value-type="string">
            <text:p text:style-name="Table_20_Contents">Rescue hostages or prisoners</text:p>
          </table:table-cell>
        </table:table-row>
        <table:table-row>
          <table:table-cell table:style-name="TableRowCell" office:value-type="string">
            <text:p text:style-name="Table_20_Contents">9</text:p>
          </table:table-cell>
          <table:table-cell table:style-name="TableRowCell" office:value-type="string">
            <text:p text:style-name="Table_20_Contents">Sabotage enemy operations</text:p>
          </table:table-cell>
        </table:table-row>
        <table:table-row>
          <table:table-cell table:style-name="TableRowCell" office:value-type="string">
            <text:p text:style-name="Table_20_Contents">10</text:p>
          </table:table-cell>
          <table:table-cell table:style-name="TableRowCell" office:value-type="string">
            <text:p text:style-name="Table_20_Contents">Escape a dangerous situation</text:p>
          </table:table-cell>
        </table:table-row>
      </table:table>
      <text:list text:style-name="L55">
        <text:list-item>
          <text:p text:style-name="P66"><text:span text:style-name="T1">Determine the layout of the site</text:span>: Roll a d6 to randomly select the layout of the site.</text:p>
        </text:list-item>
      </text:list>
      <table:table table:name="Table26" table:style-name="Table26">
        <table:table-column table:style-name="Table26.A"/>
        <table:table-column table:style-name="Table26.B"/>
        <table:table-row>
          <table:table-cell table:style-name="TableRowCell" office:value-type="string">
            <text:p text:style-name="Table_20_Contents">1</text:p>
          </table:table-cell>
          <table:table-cell table:style-name="TableRowCell" office:value-type="string">
            <text:p text:style-name="Table_20_Contents">Linear</text:p>
          </table:table-cell>
        </table:table-row>
        <table:table-row>
          <table:table-cell table:style-name="TableRowCell" office:value-type="string">
            <text:p text:style-name="Table_20_Contents">2</text:p>
          </table:table-cell>
          <table:table-cell table:style-name="TableRowCell" office:value-type="string">
            <text:p text:style-name="Table_20_Contents">Maze-like</text:p>
          </table:table-cell>
        </table:table-row>
        <table:table-row>
          <table:table-cell table:style-name="TableRowCell" office:value-type="string">
            <text:p text:style-name="Table_20_Contents">3</text:p>
          </table:table-cell>
          <table:table-cell table:style-name="TableRowCell" office:value-type="string">
            <text:p text:style-name="Table_20_Contents">Open with multiple levels</text:p>
          </table:table-cell>
        </table:table-row>
        <table:table-row>
          <table:table-cell table:style-name="TableRowCell" office:value-type="string">
            <text:p text:style-name="Table_20_Contents">4</text:p>
          </table:table-cell>
          <table:table-cell table:style-name="TableRowCell" office:value-type="string">
            <text:p text:style-name="Table_20_Contents">Split into multiple connected areas</text:p>
          </table:table-cell>
        </table:table-row>
        <table:table-row>
          <table:table-cell table:style-name="TableRowCell" office:value-type="string">
            <text:p text:style-name="Table_20_Contents">5</text:p>
          </table:table-cell>
          <table:table-cell table:style-name="TableRowCell" office:value-type="string">
            <text:p text:style-name="Table_20_Contents">A mix of the above</text:p>
          </table:table-cell>
        </table:table-row>
        <table:table-row>
          <table:table-cell table:style-name="TableRowCell" office:value-type="string">
            <text:p text:style-name="Table_20_Contents">6</text:p>
          </table:table-cell>
          <table:table-cell table:style-name="TableRowCell" office:value-type="string">
            <text:p text:style-name="Table_20_Contents">Roll twice and combine</text:p>
          </table:table-cell>
        </table:table-row>
      </table:table>
      <text:list text:style-name="L56">
        <text:list-item>
          <text:p text:style-name="P67"><text:span text:style-name="T1">Determine the challenges and obstacles</text:span>: Roll a d6 to randomly select a type of challenge or obstacle that the players will encounter during the adventure.</text:p>
        </text:list-item>
      </text:list>
      <table:table table:name="Table27" table:style-name="Table27">
        <table:table-column table:style-name="Table27.A"/>
        <table:table-column table:style-name="Table27.B"/>
        <table:table-row>
          <table:table-cell table:style-name="TableRowCell" office:value-type="string">
            <text:p text:style-name="Table_20_Contents">1</text:p>
          </table:table-cell>
          <table:table-cell table:style-name="TableRowCell" office:value-type="string">
            <text:p text:style-name="Table_20_Contents">Environmental hazards (e.g. flooding, cave-ins)</text:p>
          </table:table-cell>
        </table:table-row>
        <table:table-row>
          <table:table-cell table:style-name="TableRowCell" office:value-type="string">
            <text:p text:style-name="Table_20_Contents">2</text:p>
          </table:table-cell>
          <table:table-cell table:style-name="TableRowCell" office:value-type="string">
            <text:p text:style-name="Table_20_Contents">Conflicts with ancient guardians or traps</text:p>
          </table:table-cell>
        </table:table-row>
        <table:table-row>
          <table:table-cell table:style-name="TableRowCell" office:value-type="string">
            <text:p text:style-name="Table_20_Contents">3</text:p>
          </table:table-cell>
          <table:table-cell table:style-name="TableRowCell" office:value-type="string">
            <text:p text:style-name="Table_20_Contents">Puzzles and riddles to solve</text:p>
          </table:table-cell>
        </table:table-row>
        <table:table-row>
          <table:table-cell table:style-name="TableRowCell" office:value-type="string">
            <text:p text:style-name="Table_20_Contents">4</text:p>
          </table:table-cell>
          <table:table-cell table:style-name="TableRowCell" office:value-type="string">
            <text:p text:style-name="Table_20_Contents">Navigation challenges (e.g. dark, underwater)</text:p>
          </table:table-cell>
        </table:table-row>
        <table:table-row>
          <table:table-cell table:style-name="TableRowCell" office:value-type="string">
            <text:p text:style-name="Table_20_Contents">5</text:p>
          </table:table-cell>
          <table:table-cell table:style-name="TableRowCell" office:value-type="string">
            <text:p text:style-name="Table_20_Contents">Conflicts with other teams or organizations</text:p>
          </table:table-cell>
        </table:table-row>
        <table:table-row>
          <table:table-cell table:style-name="TableRowCell" office:value-type="string">
            <text:p text:style-name="Table_20_Contents">6</text:p>
          </table:table-cell>
          <table:table-cell table:style-name="TableRowCell" office:value-type="string">
            <text:p text:style-name="Table_20_Contents">Supernatural or unexplained phenomena</text:p>
          </table:table-cell>
        </table:table-row>
      </table:table>
      <text:list text:style-name="L57">
        <text:list-item>
          <text:p text:style-name="P68"><text:span text:style-name="T1">Incorporate secret societies or organizations</text:span>: Roll a d6 to determine if the adventure will involve a secret society or organization, and if so, roll another d6 to determine which one:</text:p>
        </text:list-item>
      </text:list>
      <table:table table:name="Table28" table:style-name="Table28">
        <table:table-column table:style-name="Table28.A"/>
        <table:table-column table:style-name="Table28.B"/>
        <table:table-row>
          <table:table-cell table:style-name="TableRowCell" office:value-type="string">
            <text:p text:style-name="Table_20_Contents">1</text:p>
          </table:table-cell>
          <table:table-cell table:style-name="TableRowCell" office:value-type="string">
            <text:p text:style-name="Table_20_Contents">The Brotherhood of the Dragon</text:p>
          </table:table-cell>
        </table:table-row>
        <table:table-row>
          <table:table-cell table:style-name="TableRowCell" office:value-type="string">
            <text:p text:style-name="Table_20_Contents">2</text:p>
          </table:table-cell>
          <table:table-cell table:style-name="TableRowCell" office:value-type="string">
            <text:p text:style-name="Table_20_Contents">The Cult of the Mummy</text:p>
          </table:table-cell>
        </table:table-row>
        <table:table-row>
          <table:table-cell table:style-name="TableRowCell" office:value-type="string">
            <text:p text:style-name="Table_20_Contents">3</text:p>
          </table:table-cell>
          <table:table-cell table:style-name="TableRowCell" office:value-type="string">
            <text:p text:style-name="Table_20_Contents">The Order of the Phoenix</text:p>
          </table:table-cell>
        </table:table-row>
        <table:table-row>
          <table:table-cell table:style-name="TableRowCell" office:value-type="string">
            <text:p text:style-name="Table_20_Contents">4</text:p>
          </table:table-cell>
          <table:table-cell table:style-name="TableRowCell" office:value-type="string">
            <text:p text:style-name="Table_20_Contents">The Society of the Serpent</text:p>
          </table:table-cell>
        </table:table-row>
        <table:table-row>
          <table:table-cell table:style-name="TableRowCell" office:value-type="string">
            <text:p text:style-name="Table_20_Contents">5</text:p>
          </table:table-cell>
          <table:table-cell table:style-name="TableRowCell" office:value-type="string">
            <text:p text:style-name="Table_20_Contents">The Brotherhood of the Obsidian Moon</text:p>
          </table:table-cell>
        </table:table-row>
        <table:table-row>
          <table:table-cell table:style-name="TableRowCell" office:value-type="string">
            <text:p text:style-name="Table_20_Contents">6</text:p>
          </table:table-cell>
          <table:table-cell table:style-name="TableRowCell" office:value-type="string">
            <text:p text:style-name="Table_20_Contents">The Children of the Celestial Flame</text:p>
          </table:table-cell>
        </table:table-row>
      </table:table>
      <text:list text:style-name="L58">
        <text:list-item>
          <text:p text:style-name="P69"><text:span text:style-name="T1">Repeat steps 2-5</text:span> as necessary to generate additional challenges and obstacles.</text:p>
        </text:list-item>
      </text:list>
      <text:p text:style-name="First_20_paragraph">You could also make the society’s headquarters or one of their hidden bases the location of the Site Exploration, with the objective to infiltrate, steal information or artifact from them, or sabotage their plans.</text:p>
      <text:h text:style-name="Heading_20_3" text:outline-level="3"><text:bookmark-start text:name="the-wallet-site-method"/>The Wallet Site Method<text:bookmark-end text:name="the-wallet-site-method"/></text:h>
      <text:p text:style-name="First_20_paragraph">Create the site by rolling a handful of d6s and assemble based on results:</text:p>
      <table:table table:name="Table29" table:style-name="Table29">
        <table:table-column table:style-name="Table29.A"/>
        <table:table-column table:style-name="Table29.B"/>
        <table:table-row>
          <table:table-cell table:style-name="TableRowCell" office:value-type="string">
            <text:p text:style-name="Table_20_Contents">1</text:p>
          </table:table-cell>
          <table:table-cell table:style-name="TableRowCell" office:value-type="string">
            <text:p text:style-name="Table_20_Contents">Dead End: Cannot touch more than 1 die</text:p>
          </table:table-cell>
        </table:table-row>
        <table:table-row>
          <table:table-cell table:style-name="TableRowCell" office:value-type="string">
            <text:p text:style-name="Table_20_Contents">2</text:p>
          </table:table-cell>
          <table:table-cell table:style-name="TableRowCell" office:value-type="string">
            <text:p text:style-name="Table_20_Contents">Passage: Cannot touch more than 2 dice</text:p>
          </table:table-cell>
        </table:table-row>
        <table:table-row>
          <table:table-cell table:style-name="TableRowCell" office:value-type="string">
            <text:p text:style-name="Table_20_Contents">3</text:p>
          </table:table-cell>
          <table:table-cell table:style-name="TableRowCell" office:value-type="string">
            <text:p text:style-name="Table_20_Contents">Split: Cannot touch more than 3 dice</text:p>
          </table:table-cell>
        </table:table-row>
        <table:table-row>
          <table:table-cell table:style-name="TableRowCell" office:value-type="string">
            <text:p text:style-name="Table_20_Contents">4</text:p>
          </table:table-cell>
          <table:table-cell table:style-name="TableRowCell" office:value-type="string">
            <text:p text:style-name="Table_20_Contents">Crossroads: Can touch up to 4 dice</text:p>
          </table:table-cell>
        </table:table-row>
        <table:table-row>
          <table:table-cell table:style-name="TableRowCell" office:value-type="string">
            <text:p text:style-name="Table_20_Contents">5</text:p>
          </table:table-cell>
          <table:table-cell table:style-name="TableRowCell" office:value-type="string">
            <text:p text:style-name="Table_20_Contents">Tower: Stack all, must touch at least 2 dice</text:p>
          </table:table-cell>
        </table:table-row>
        <table:table-row>
          <table:table-cell table:style-name="TableRowCell" office:value-type="string">
            <text:p text:style-name="Table_20_Contents">6</text:p>
          </table:table-cell>
          <table:table-cell table:style-name="TableRowCell" office:value-type="string">
            <text:p text:style-name="Table_20_Contents">Hall: Merge all, can touch up to 4 dice</text:p>
          </table:table-cell>
        </table:table-row>
      </table:table>
      <text:p text:style-name="First_20_paragraph">For each die, add its value to all neighboring dice to determine its room. Halls and Towers are single rooms with all their dice summed.</text:p>
      <table:table table:name="Table30" table:style-name="Table30">
        <table:table-column table:style-name="Table30.A"/>
        <table:table-column table:style-name="Table30.B"/>
        <table:table-row>
          <table:table-cell table:style-name="TableRowCell" office:value-type="string">
            <text:p text:style-name="Table_20_Contents">3</text:p>
          </table:table-cell>
          <table:table-cell table:style-name="TableRowCell" office:value-type="string">
            <text:p text:style-name="Table_20_Contents">Quarters</text:p>
          </table:table-cell>
        </table:table-row>
        <table:table-row>
          <table:table-cell table:style-name="TableRowCell" office:value-type="string">
            <text:p text:style-name="Table_20_Contents">4</text:p>
          </table:table-cell>
          <table:table-cell table:style-name="TableRowCell" office:value-type="string">
            <text:p text:style-name="Table_20_Contents">Jail</text:p>
          </table:table-cell>
        </table:table-row>
        <table:table-row>
          <table:table-cell table:style-name="TableRowCell" office:value-type="string">
            <text:p text:style-name="Table_20_Contents">5</text:p>
          </table:table-cell>
          <table:table-cell table:style-name="TableRowCell" office:value-type="string">
            <text:p text:style-name="Table_20_Contents">Sepulchre</text:p>
          </table:table-cell>
        </table:table-row>
        <table:table-row>
          <table:table-cell table:style-name="TableRowCell" office:value-type="string">
            <text:p text:style-name="Table_20_Contents">6</text:p>
          </table:table-cell>
          <table:table-cell table:style-name="TableRowCell" office:value-type="string">
            <text:p text:style-name="Table_20_Contents">Statuary</text:p>
          </table:table-cell>
        </table:table-row>
        <table:table-row>
          <table:table-cell table:style-name="TableRowCell" office:value-type="string">
            <text:p text:style-name="Table_20_Contents">7</text:p>
          </table:table-cell>
          <table:table-cell table:style-name="TableRowCell" office:value-type="string">
            <text:p text:style-name="Table_20_Contents">Store Room</text:p>
          </table:table-cell>
        </table:table-row>
        <table:table-row>
          <table:table-cell table:style-name="TableRowCell" office:value-type="string">
            <text:p text:style-name="Table_20_Contents">8</text:p>
          </table:table-cell>
          <table:table-cell table:style-name="TableRowCell" office:value-type="string">
            <text:p text:style-name="Table_20_Contents">Courtyard</text:p>
          </table:table-cell>
        </table:table-row>
        <table:table-row>
          <table:table-cell table:style-name="TableRowCell" office:value-type="string">
            <text:p text:style-name="Table_20_Contents">9</text:p>
          </table:table-cell>
          <table:table-cell table:style-name="TableRowCell" office:value-type="string">
            <text:p text:style-name="Table_20_Contents">Kitchen</text:p>
          </table:table-cell>
        </table:table-row>
        <table:table-row>
          <table:table-cell table:style-name="TableRowCell" office:value-type="string">
            <text:p text:style-name="Table_20_Contents">10</text:p>
          </table:table-cell>
          <table:table-cell table:style-name="TableRowCell" office:value-type="string">
            <text:p text:style-name="Table_20_Contents">Forge</text:p>
          </table:table-cell>
        </table:table-row>
        <table:table-row>
          <table:table-cell table:style-name="TableRowCell" office:value-type="string">
            <text:p text:style-name="Table_20_Contents">11</text:p>
          </table:table-cell>
          <table:table-cell table:style-name="TableRowCell" office:value-type="string">
            <text:p text:style-name="Table_20_Contents">Armory</text:p>
          </table:table-cell>
        </table:table-row>
        <table:table-row>
          <table:table-cell table:style-name="TableRowCell" office:value-type="string">
            <text:p text:style-name="Table_20_Contents">12</text:p>
          </table:table-cell>
          <table:table-cell table:style-name="TableRowCell" office:value-type="string">
            <text:p text:style-name="Table_20_Contents">Garden</text:p>
          </table:table-cell>
        </table:table-row>
        <table:table-row>
          <table:table-cell table:style-name="TableRowCell" office:value-type="string">
            <text:p text:style-name="Table_20_Contents">13</text:p>
          </table:table-cell>
          <table:table-cell table:style-name="TableRowCell" office:value-type="string">
            <text:p text:style-name="Table_20_Contents">Guard Post</text:p>
          </table:table-cell>
        </table:table-row>
        <table:table-row>
          <table:table-cell table:style-name="TableRowCell" office:value-type="string">
            <text:p text:style-name="Table_20_Contents">14</text:p>
          </table:table-cell>
          <table:table-cell table:style-name="TableRowCell" office:value-type="string">
            <text:p text:style-name="Table_20_Contents">Library</text:p>
          </table:table-cell>
        </table:table-row>
        <table:table-row>
          <table:table-cell table:style-name="TableRowCell" office:value-type="string">
            <text:p text:style-name="Table_20_Contents">15</text:p>
          </table:table-cell>
          <table:table-cell table:style-name="TableRowCell" office:value-type="string">
            <text:p text:style-name="Table_20_Contents">Arboretum</text:p>
          </table:table-cell>
        </table:table-row>
        <table:table-row>
          <table:table-cell table:style-name="TableRowCell" office:value-type="string">
            <text:p text:style-name="Table_20_Contents">16</text:p>
          </table:table-cell>
          <table:table-cell table:style-name="TableRowCell" office:value-type="string">
            <text:p text:style-name="Table_20_Contents">Crypts</text:p>
          </table:table-cell>
        </table:table-row>
        <table:table-row>
          <table:table-cell table:style-name="TableRowCell" office:value-type="string">
            <text:p text:style-name="Table_20_Contents">17</text:p>
          </table:table-cell>
          <table:table-cell table:style-name="TableRowCell" office:value-type="string">
            <text:p text:style-name="Table_20_Contents">Shrine</text:p>
          </table:table-cell>
        </table:table-row>
        <table:table-row>
          <table:table-cell table:style-name="TableRowCell" office:value-type="string">
            <text:p text:style-name="Table_20_Contents">18</text:p>
          </table:table-cell>
          <table:table-cell table:style-name="TableRowCell" office:value-type="string">
            <text:p text:style-name="Table_20_Contents">Gallery</text:p>
          </table:table-cell>
        </table:table-row>
        <table:table-row>
          <table:table-cell table:style-name="TableRowCell" office:value-type="string">
            <text:p text:style-name="Table_20_Contents">19</text:p>
          </table:table-cell>
          <table:table-cell table:style-name="TableRowCell" office:value-type="string">
            <text:p text:style-name="Table_20_Contents">Workshop</text:p>
          </table:table-cell>
        </table:table-row>
        <table:table-row>
          <table:table-cell table:style-name="TableRowCell" office:value-type="string">
            <text:p text:style-name="Table_20_Contents">20-22</text:p>
          </table:table-cell>
          <table:table-cell table:style-name="TableRowCell" office:value-type="string">
            <text:p text:style-name="Table_20_Contents">Temple</text:p>
          </table:table-cell>
        </table:table-row>
        <table:table-row>
          <table:table-cell table:style-name="TableRowCell" office:value-type="string">
            <text:p text:style-name="Table_20_Contents">23-25</text:p>
          </table:table-cell>
          <table:table-cell table:style-name="TableRowCell" office:value-type="string">
            <text:p text:style-name="Table_20_Contents">Throne Room</text:p>
          </table:table-cell>
        </table:table-row>
        <table:table-row>
          <table:table-cell table:style-name="TableRowCell" office:value-type="string">
            <text:p text:style-name="Table_20_Contents">26-28</text:p>
          </table:table-cell>
          <table:table-cell table:style-name="TableRowCell" office:value-type="string">
            <text:p text:style-name="Table_20_Contents">Laboratory</text:p>
          </table:table-cell>
        </table:table-row>
        <table:table-row>
          <table:table-cell table:style-name="TableRowCell" office:value-type="string">
            <text:p text:style-name="Table_20_Contents">29-31</text:p>
          </table:table-cell>
          <table:table-cell table:style-name="TableRowCell" office:value-type="string">
            <text:p text:style-name="Table_20_Contents">Menagerie</text:p>
          </table:table-cell>
        </table:table-row>
        <table:table-row>
          <table:table-cell table:style-name="TableRowCell" office:value-type="string">
            <text:p text:style-name="Table_20_Contents">32+</text:p>
          </table:table-cell>
          <table:table-cell table:style-name="TableRowCell" office:value-type="string">
            <text:p text:style-name="Table_20_Contents">Labyrinth</text:p>
          </table:table-cell>
        </table:table-row>
      </table:table>
      <text:p text:style-name="First_20_paragraph">Place an entrance where it makes sense.</text:p>
      <text:p text:style-name="Text_20_body">For extra detail, modify each room based on lowest/highest neighboring die.</text:p>
      <table:table table:name="Table31" table:style-name="Table31">
        <table:table-column table:style-name="Table31.A"/>
        <table:table-column table:style-name="Table31.B"/>
        <table:table-column table:style-name="Table31.C"/>
        <table:table-column table:style-name="Table31.D"/>
        <table:table-header-rows>
          <table:table-row>
            <table:table-cell table:style-name="TableHeaderRowCell" office:value-type="string">
              <text:p text:style-name="Table_20_Heading">1 2 3</text:p>
            </table:table-cell>
            <table:table-cell table:style-name="TableHeaderRowCell" office:value-type="string">
              <text:p text:style-name="Table_20_Heading">Lowest</text:p>
            </table:table-cell>
            <table:table-cell table:style-name="TableHeaderRowCell" office:value-type="string">
              <text:p text:style-name="Table_20_Heading">4 5 6</text:p>
            </table:table-cell>
            <table:table-cell table:style-name="TableHeaderRowCell" office:value-type="string">
              <text:p text:style-name="Table_20_Heading">Highest</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Secret Exit</text:p>
          </table:table-cell>
          <table:table-cell table:style-name="TableRowCell" office:value-type="string">
            <text:p text:style-name="Table_20_Contents">1</text:p>
          </table:table-cell>
          <table:table-cell table:style-name="TableRowCell" office:value-type="string">
            <text:p text:style-name="Table_20_Contents">Ornate</text:p>
          </table:table-cell>
        </table:table-row>
        <table:table-row>
          <table:table-cell table:style-name="TableRowCell" office:value-type="string">
            <text:p text:style-name="Table_20_Contents">3</text:p>
          </table:table-cell>
          <table:table-cell table:style-name="TableRowCell" office:value-type="string">
            <text:p text:style-name="Table_20_Contents">Trapped</text:p>
          </table:table-cell>
          <table:table-cell table:style-name="TableRowCell" office:value-type="string">
            <text:p text:style-name="Table_20_Contents">2</text:p>
          </table:table-cell>
          <table:table-cell table:style-name="TableRowCell" office:value-type="string">
            <text:p text:style-name="Table_20_Contents">Pristine</text:p>
          </table:table-cell>
        </table:table-row>
        <table:table-row>
          <table:table-cell table:style-name="TableRowCell" office:value-type="string">
            <text:p text:style-name="Table_20_Contents">4</text:p>
          </table:table-cell>
          <table:table-cell table:style-name="TableRowCell" office:value-type="string">
            <text:p text:style-name="Table_20_Contents">Crumbling</text:p>
          </table:table-cell>
          <table:table-cell table:style-name="TableRowCell" office:value-type="string">
            <text:p text:style-name="Table_20_Contents">3</text:p>
          </table:table-cell>
          <table:table-cell table:style-name="TableRowCell" office:value-type="string">
            <text:p text:style-name="Table_20_Contents">Opulent</text:p>
          </table:table-cell>
        </table:table-row>
        <table:table-row>
          <table:table-cell table:style-name="TableRowCell" office:value-type="string">
            <text:p text:style-name="Table_20_Contents">5</text:p>
          </table:table-cell>
          <table:table-cell table:style-name="TableRowCell" office:value-type="string">
            <text:p text:style-name="Table_20_Contents">Flooded</text:p>
          </table:table-cell>
          <table:table-cell table:style-name="TableRowCell" office:value-type="string">
            <text:p text:style-name="Table_20_Contents">4</text:p>
          </table:table-cell>
          <table:table-cell table:style-name="TableRowCell" office:value-type="string">
            <text:p text:style-name="Table_20_Contents">Hidden Alcove</text:p>
          </table:table-cell>
        </table:table-row>
        <table:table-row>
          <table:table-cell table:style-name="TableRowCell" office:value-type="string">
            <text:p text:style-name="Table_20_Contents">6</text:p>
          </table:table-cell>
          <table:table-cell table:style-name="TableRowCell" office:value-type="string">
            <text:p text:style-name="Table_20_Contents">Damp</text:p>
          </table:table-cell>
          <table:table-cell table:style-name="TableRowCell" office:value-type="string">
            <text:p text:style-name="Table_20_Contents">5</text:p>
          </table:table-cell>
          <table:table-cell table:style-name="TableRowCell" office:value-type="string">
            <text:p text:style-name="Table_20_Contents">Locked</text:p>
          </table:table-cell>
        </table:table-row>
      </table:table>
      <text:p text:style-name="First_20_paragraph">Roll an <text:span text:style-name="T1">encounter</text:span> in each room:</text:p>
      <table:table table:name="Table32" table:style-name="Table32">
        <table:table-column table:style-name="Table32.A"/>
        <table:table-column table:style-name="Table32.B"/>
        <table:table-row>
          <table:table-cell table:style-name="TableRowCell" office:value-type="string">
            <text:p text:style-name="Table_20_Contents">1</text:p>
          </table:table-cell>
          <table:table-cell table:style-name="TableRowCell" office:value-type="string">
            <text:p text:style-name="Table_20_Contents">Threat: Active harm</text:p>
          </table:table-cell>
        </table:table-row>
        <table:table-row>
          <table:table-cell table:style-name="TableRowCell" office:value-type="string">
            <text:p text:style-name="Table_20_Contents">2</text:p>
          </table:table-cell>
          <table:table-cell table:style-name="TableRowCell" office:value-type="string">
            <text:p text:style-name="Table_20_Contents">Obstacle: Passive harm</text:p>
          </table:table-cell>
        </table:table-row>
        <table:table-row>
          <table:table-cell table:style-name="TableRowCell" office:value-type="string">
            <text:p text:style-name="Table_20_Contents">3</text:p>
          </table:table-cell>
          <table:table-cell table:style-name="TableRowCell" office:value-type="string">
            <text:p text:style-name="Table_20_Contents">Nothing: A moment of respite</text:p>
          </table:table-cell>
        </table:table-row>
        <table:table-row>
          <table:table-cell table:style-name="TableRowCell" office:value-type="string">
            <text:p text:style-name="Table_20_Contents">4</text:p>
          </table:table-cell>
          <table:table-cell table:style-name="TableRowCell" office:value-type="string">
            <text:p text:style-name="Table_20_Contents">Nothing: A moment of respite</text:p>
          </table:table-cell>
        </table:table-row>
        <table:table-row>
          <table:table-cell table:style-name="TableRowCell" office:value-type="string">
            <text:p text:style-name="Table_20_Contents">5</text:p>
          </table:table-cell>
          <table:table-cell table:style-name="TableRowCell" office:value-type="string">
            <text:p text:style-name="Table_20_Contents">Opportunity: Obstacle + Boon</text:p>
          </table:table-cell>
        </table:table-row>
        <table:table-row>
          <table:table-cell table:style-name="TableRowCell" office:value-type="string">
            <text:p text:style-name="Table_20_Contents">6</text:p>
          </table:table-cell>
          <table:table-cell table:style-name="TableRowCell" office:value-type="string">
            <text:p text:style-name="Table_20_Contents">Boon: Helpful or valuable</text:p>
          </table:table-cell>
        </table:table-row>
      </table:table>
      <text:p text:style-name="First_20_paragraph"><text:span text:style-name="T1">Tower</text:span>: Roll an encounter for each floor, then order them from lowest to highest.</text:p>
      <text:p text:style-name="Text_20_body"><text:span text:style-name="T1">Hall</text:span>: Roll an encounter for each die in the Hall and combine them.</text:p>
      <text:h text:style-name="Heading_20_2" text:outline-level="2"><text:bookmark-start text:name="artifacts-2"/>30 Artifacts<text:bookmark-end text:name="artifacts-2"/></text:h>
      <text:list text:style-name="L59">
        <text:list-item>
          <text:p text:style-name="P70"><text:span text:style-name="T1">The Heart of Fire</text:span>: a legendary ruby said to contain the power of the sun. Those who hold it are said to be immune to fire and able to control flames with their will.</text:p>
        </text:list-item>
        <text:list-item>
          <text:p text:style-name="P70"><text:span text:style-name="T1">The Staff of Moses</text:span>: a wooden staff imbued with the power to part seas and control the elements.</text:p>
        </text:list-item>
        <text:list-item>
          <text:p text:style-name="P70"><text:span text:style-name="T1">The Spear of Destiny</text:span>: a weapon said to have pierced the side of Jesus Christ, giving it the power to control the fate of nations.</text:p>
        </text:list-item>
        <text:list-item>
          <text:p text:style-name="P70"><text:span text:style-name="T1">The Holy Grail</text:span>: the cup used by Jesus at the Last Supper, said to have miraculous healing powers and the ability to grant eternal life.</text:p>
        </text:list-item>
        <text:list-item>
          <text:p text:style-name="P70"><text:span text:style-name="T1">The Elixir of Life</text:span>: a potion that grants immortality and eternal youth to those who drink it.</text:p>
        </text:list-item>
        <text:list-item>
          <text:p text:style-name="P70"><text:span text:style-name="T1">The Sword of Kings</text:span>: a powerful sword said to have been wielded by great rulers throughout history. It is said to grant its wielder strength and wisdom.</text:p>
        </text:list-item>
        <text:list-item>
          <text:p text:style-name="P70"><text:span text:style-name="T1">The Ring of Power</text:span>: a golden ring said to grant the wearer great strength and the ability to control the minds of others.</text:p>
        </text:list-item>
        <text:list-item>
          <text:p text:style-name="P70"><text:span text:style-name="T1">The Amulet of the Phoenix</text:span>: a magical pendant said to grant its wearer the power of flight and the ability to be reborn from the ashes.</text:p>
        </text:list-item>
        <text:list-item>
          <text:p text:style-name="P70"><text:span text:style-name="T1">The Cloak of Invisibility</text:span>: a cloak that renders its wearer invisible to the naked eye.</text:p>
        </text:list-item>
        <text:list-item>
          <text:p text:style-name="P70"><text:span text:style-name="T1">The Crystal Ball of Truth</text:span>: a crystal sphere that allows its user to see into the past, present, and future.</text:p>
        </text:list-item>
        <text:list-item>
          <text:p text:style-name="P70"><text:span text:style-name="T1">The Crown of Avalon</text:span>: a golden crown said to possess the power to control the elements and command armies.</text:p>
        </text:list-item>
        <text:list-item>
          <text:p text:style-name="P70"><text:span text:style-name="T1">The Staff of Osiris</text:span>: a staff made of pure gold and encrusted with diamonds, said to grant the wielder the power of life and death.</text:p>
        </text:list-item>
        <text:list-item>
          <text:p text:style-name="P70"><text:span text:style-name="T1">The Sword of Paradise</text:span>: a sword said to have been forged in the fires of Mount Olympus, with the power to cut through any substance.</text:p>
        </text:list-item>
        <text:list-item>
          <text:p text:style-name="P70"><text:span text:style-name="T1">The Armor of the Gods</text:span>: a suit of armor said to have been worn by the greatest warriors of ancient Greece, imbued with the strength of the gods.</text:p>
        </text:list-item>
        <text:list-item>
          <text:p text:style-name="P70"><text:span text:style-name="T1">The Scepter of the Sphinx</text:span>: a scepter said to hold the key to unlocking the secrets of the pyramids and the mysteries of the ancient world.</text:p>
        </text:list-item>
        <text:list-item>
          <text:p text:style-name="P70"><text:span text:style-name="T1">The Book of Thoth</text:span>: an ancient book said to contain the knowledge of the gods and the secrets of the universe.</text:p>
        </text:list-item>
        <text:list-item>
          <text:p text:style-name="P70"><text:span text:style-name="T1">The Chalice of Immortality</text:span>: a chalice said to hold the elixir of life, granting eternal youth and vitality to whoever drinks from it.</text:p>
        </text:list-item>
        <text:list-item>
          <text:p text:style-name="P70"><text:span text:style-name="T1">The Amulet of the Phoenix</text:span>: an amulet said to hold the power of the mythical phoenix, allowing the wearer to be reborn from the ashes.</text:p>
        </text:list-item>
        <text:list-item>
          <text:p text:style-name="P70"><text:span text:style-name="T1">The Ring of the Dragon</text:span>: a ring said to grant the wearer the power of the dragon, allowing them to breathe fire and command armies of dragons.</text:p>
        </text:list-item>
        <text:list-item>
          <text:p text:style-name="P70"><text:span text:style-name="T1">The Mirror of Truth</text:span>: a mirror said to reveal the true nature of anyone who gazes into it, exposing their deepest secrets and hidden motives.</text:p>
        </text:list-item>
        <text:list-item>
          <text:p text:style-name="P70"><text:span text:style-name="T1">The Heart of the Sea</text:span>: a glowing, pearl-like gem that is said to grant its wielder the power to control the oceans and their inhabitants.</text:p>
        </text:list-item>
        <text:list-item>
          <text:p text:style-name="P70"><text:span text:style-name="T1">The Book of Infinity</text:span>: an ancient tome that is said to contain the knowledge of the universe and the secrets of time and space.</text:p>
        </text:list-item>
        <text:list-item>
          <text:p text:style-name="P70"><text:span text:style-name="T1">The Mirror of Soul</text:span>: a mysterious mirror that is said to reveal a person’s innermost thoughts and desires, and can be used to manipulate their emotions and actions.</text:p>
        </text:list-item>
        <text:list-item>
          <text:p text:style-name="P70"><text:span text:style-name="T1">The Golden Chalice of Life</text:span>: a golden cup that is said to grant eternal youth and vitality to those who drink from it.</text:p>
        </text:list-item>
        <text:list-item>
          <text:p text:style-name="P70"><text:span text:style-name="T1">The Staff of the Elements</text:span>: a powerful magical staff that can control and manipulate the four elements of earth, air, fire, and water.</text:p>
        </text:list-item>
        <text:list-item>
          <text:p text:style-name="P70"><text:span text:style-name="T1">The Ruby of Fire</text:span>: a glowing red gem that is said to grant its wielder the power of pyrokinesis, allowing them to control and manipulate flames.</text:p>
        </text:list-item>
        <text:list-item>
          <text:p text:style-name="P70"><text:span text:style-name="T1">The Scepter of Time</text:span>: a golden scepter that is said to allow its wielder to control the flow of time and manipulate events in the past and future.</text:p>
        </text:list-item>
        <text:list-item>
          <text:p text:style-name="P70"><text:span text:style-name="T1">The Diamond of Souls</text:span>: a diamond that is said to contain the souls of the dead and can be used to communicate with the spirit world.</text:p>
        </text:list-item>
        <text:list-item>
          <text:p text:style-name="P70"><text:span text:style-name="T1">The Sword of Destiny</text:span>: a powerful sword that can only be wielded by the true hero and is said to possess the power to defeat even the greatest of foes.</text:p>
        </text:list-item>
        <text:list-item>
          <text:p text:style-name="P70"><text:span text:style-name="T1">The Shield of Virtue</text:span>: a magical shield that is said to protect its wielder from all harm and deflect any attack, physical or magical.</text:p>
        </text:list-item>
      </text:list>
      <text:h text:style-name="Heading_20_2" text:outline-level="2"><text:bookmark-start text:name="legendary-places"/>30 Legendary Places<text:bookmark-end text:name="legendary-places"/></text:h>
      <text:list text:style-name="L60">
        <text:list-item>
          <text:p text:style-name="P71"><text:span text:style-name="T1">The City of Zalthor</text:span>: a lost city said to be hidden deep in the Amazon rainforest, filled with treasure and ancient technology.</text:p>
        </text:list-item>
        <text:list-item>
          <text:p text:style-name="P71"><text:span text:style-name="T1">The Isle of Eden</text:span>: a mysterious island said to be the site of the Garden of Eden, hidden away from the rest of the world.</text:p>
        </text:list-item>
        <text:list-item>
          <text:p text:style-name="P71"><text:span text:style-name="T1">The Valley of the Kings</text:span>: a hidden valley said to be the final resting place of powerful ancient rulers, filled with treasure and magical artifacts.</text:p>
        </text:list-item>
        <text:list-item>
          <text:p text:style-name="P71"><text:span text:style-name="T1">The Mountains of Shangri-La</text:span>: a range of mountains said to be the home of a hidden paradise, where the inhabitants live in peace and harmony.</text:p>
        </text:list-item>
        <text:list-item>
          <text:p text:style-name="P71"><text:span text:style-name="T1">The Forest of the Fairies</text:span>: a magical forest said to be home to a race of fairies, with secret paths and hidden glades filled with wonder and mystery.</text:p>
        </text:list-item>
        <text:list-item>
          <text:p text:style-name="P71"><text:span text:style-name="T1">The Kingdom of El Dorado</text:span>: a lost city of gold said to be hidden in the depths of the South American jungle, guarded by fierce warriors and exotic beasts.</text:p>
        </text:list-item>
        <text:list-item>
          <text:p text:style-name="P71"><text:span text:style-name="T1">The Land of Mu</text:span>: a sunken continent said to have been the home of an advanced civilization, with ruins filled with ancient secrets and treasures.</text:p>
        </text:list-item>
        <text:list-item>
          <text:p text:style-name="P71"><text:span text:style-name="T1">The Island of Lemuria</text:span>: a lost island said to have been the home of a powerful and mystical civilization, with temples and artifacts of immense power.</text:p>
        </text:list-item>
        <text:list-item>
          <text:p text:style-name="P71"><text:span text:style-name="T1">The Caverns of the Djinn</text:span>: a hidden network of underground caverns said to be the home of the djinn, powerful genie-like creatures with the power to grant wishes.</text:p>
        </text:list-item>
        <text:list-item>
          <text:p text:style-name="P71"><text:span text:style-name="T1">The Garden of the Hesperides</text:span>: a mythical garden said to be the home of the golden apples of immortality, guarded by a hundred-headed dragon.</text:p>
        </text:list-item>
        <text:list-item>
          <text:p text:style-name="P71"><text:span text:style-name="T1">The City of the Sun</text:span>: a mystical city said to be located high in the mountains, where the sun never sets and the inhabitants live in eternal happiness.</text:p>
        </text:list-item>
        <text:list-item>
          <text:p text:style-name="P71"><text:span text:style-name="T1">The Vale of Avalon</text:span>: a hidden valley said to be the final resting place of King Arthur and the location of the mythical sword Excalibur.</text:p>
        </text:list-item>
        <text:list-item>
          <text:p text:style-name="P71"><text:span text:style-name="T1">The Land of Lemuria</text:span>: a lost continent said to have sunk beneath the waves, home to a civilization of advanced beings with incredible psychic abilities.</text:p>
        </text:list-item>
        <text:list-item>
          <text:p text:style-name="P71"><text:span text:style-name="T1">The Kingdom of Shangri-La</text:span>: a hidden paradise said to be located deep in the Himalayas, where the inhabitants live in perfect harmony with nature.</text:p>
        </text:list-item>
        <text:list-item>
          <text:p text:style-name="P71"><text:span text:style-name="T1">The City of El Dorado</text:span>: a city of gold said to be hidden deep in the Amazon rainforest, filled with treasure and guarded by fierce warriors.</text:p>
        </text:list-item>
        <text:list-item>
          <text:p text:style-name="P71"><text:span text:style-name="T1">The Island of Mu</text:span>: a sunken island said to have been the home of an advanced civilization with incredible technology and knowledge.</text:p>
        </text:list-item>
        <text:list-item>
          <text:p text:style-name="P71"><text:span text:style-name="T1">The Valley of the Kings</text:span>: a hidden valley said to hold the tombs of powerful ancient rulers, filled with treasure and magical artifacts.</text:p>
        </text:list-item>
        <text:list-item>
          <text:p text:style-name="P71"><text:span text:style-name="T1">The Desert of Dreams</text:span>: a vast desert said to hold the key to unlocking the secrets of the universe, and a gateway to other dimensions.</text:p>
        </text:list-item>
        <text:list-item>
          <text:p text:style-name="P71"><text:span text:style-name="T1">The Forest of Shadows</text:span>: a dark forest said to be home to mythical creatures and magical beings, and a portal to the spirit world.</text:p>
        </text:list-item>
        <text:list-item>
          <text:p text:style-name="P71"><text:span text:style-name="T1">The Mountain of the Gods</text:span>: a towering mountain said to be the home of the gods, and the source of all life on Earth.</text:p>
        </text:list-item>
        <text:list-item>
          <text:p text:style-name="P71"><text:span text:style-name="T1">The Kingdom of El’hara</text:span>: a once-great civilization that flourished in the depths of the jungle, until it was mysteriously wiped out by a massive natural disaster.</text:p>
        </text:list-item>
        <text:list-item>
          <text:p text:style-name="P71"><text:span text:style-name="T1">The Empire of the Golden Sun</text:span>: a powerful civilization that ruled over a vast empire, until it was conquered and destroyed by a rival empire.</text:p>
        </text:list-item>
        <text:list-item>
          <text:p text:style-name="P71"><text:span text:style-name="T1">The Republic of the Crystal Seas</text:span>: a technologically advanced civilization that lived on a network of floating cities, until it was destroyed by a massive tidal wave.</text:p>
        </text:list-item>
        <text:list-item>
          <text:p text:style-name="P71"><text:span text:style-name="T1">The Clan of the Shadow Wolves</text:span>: a warlike civilization that lived in the frozen north, until it was overwhelmed by a massive horde of invading barbarians.</text:p>
        </text:list-item>
        <text:list-item>
          <text:p text:style-name="P71"><text:span text:style-name="T1">The Temple of the Star Gods</text:span>: a mysterious civilization that worshipped powerful, god-like beings from the stars, until it was destroyed by a massive solar flare.</text:p>
        </text:list-item>
        <text:list-item>
          <text:p text:style-name="P71"><text:span text:style-name="T1">The Confederation of the Iron Mountains</text:span>: a powerful and industrious civilization that lived in a network of underground cities, until it was destroyed by a massive earthquake.</text:p>
        </text:list-item>
        <text:list-item>
          <text:p text:style-name="P71"><text:span text:style-name="T1">The Council of the Wise Elders</text:span>: a peaceful and wise civilization that lived in harmony with nature, until it was destroyed by a massive volcanic eruption.</text:p>
        </text:list-item>
        <text:list-item>
          <text:p text:style-name="P71"><text:span text:style-name="T1">The Kingdom of the Eternal Flame</text:span>: a powerful and mystical civilization that worshipped powerful, fire-based deities, until it was destroyed by a massive fire that swept across the land.</text:p>
        </text:list-item>
        <text:list-item>
          <text:p text:style-name="P71"><text:span text:style-name="T1">The Empire of the Jade Dragons</text:span>: a proud and noble civilization that ruled over a vast empire, until it was destroyed by a massive invasion of barbarian hordes.</text:p>
        </text:list-item>
        <text:list-item>
          <text:p text:style-name="P71"><text:span text:style-name="T1">The Confederation of the Wind Dancers</text:span>: a civilization of highly advanced, winged beings that lived in a network of floating cities, until it was destroyed by a massive storm that swept across the land.</text:p>
        </text:list-item>
      </text:list>
      <text:h text:style-name="Heading_20_2" text:outline-level="2"><text:bookmark-start text:name="creatures-foes"/>Creatures &amp; Foes<text:bookmark-end text:name="creatures-foes"/></text:h>
      <text:h text:style-name="Heading_20_3" text:outline-level="3"><text:bookmark-start text:name="ape"/>Ape<text:bookmark-end text:name="ape"/></text:h>
      <text:p text:style-name="First_20_paragraph">6 HP, 1 Armor, 12 STR, 10 DEX, 8 WIL, Claws (d6)</text:p>
      <text:list text:style-name="L61">
        <text:list-item>
          <text:p text:style-name="P72">A massive, muscle-bound ape with a powerful build and long arms ending in sharp claws</text:p>
        </text:list-item>
        <text:list-item>
          <text:p text:style-name="P72">Known for their intelligence and problem-solving skills, apes are often used as guards or laborers by unscrupulous individuals</text:p>
        </text:list-item>
        <text:list-item>
          <text:p text:style-name="P72">On a critical hit, the ape will grab its victim and attempt to squeeze the life out of them, requiring a STR save to break free.</text:p>
        </text:list-item>
      </text:list>
      <text:h text:style-name="Heading_20_3" text:outline-level="3"><text:bookmark-start text:name="bear"/>Bear<text:bookmark-end text:name="bear"/></text:h>
      <text:p text:style-name="First_20_paragraph">6 HP, 0 Armor, 10 STR, 10 DEX, 8 WIL, Claws (1d8)</text:p>
      <text:list text:style-name="L62">
        <text:list-item>
          <text:p text:style-name="P73">A massive, furry predator with sharp claws and teeth</text:p>
        </text:list-item>
        <text:list-item>
          <text:p text:style-name="P73">Known for its strength and ferocity in protecting its territory</text:p>
        </text:list-item>
        <text:list-item>
          <text:p text:style-name="P73">On a critical damage save failure, the bear will maul its victim until they are no longer a threat</text:p>
        </text:list-item>
      </text:list>
      <text:h text:style-name="Heading_20_3" text:outline-level="3"><text:bookmark-start text:name="boa-constrictor"/>Boa Constrictor<text:bookmark-end text:name="boa-constrictor"/></text:h>
      <text:p text:style-name="First_20_paragraph">4 HP, 0 Armor, 15 STR, 10 DEX, 6 WIL, Constriction (1d6, incapacitation on critical damage)</text:p>
      <text:list text:style-name="L63">
        <text:list-item>
          <text:p text:style-name="P74">A long, muscular snake with smooth scales and a powerful grip</text:p>
        </text:list-item>
        <text:list-item>
          <text:p text:style-name="P74">Known for its ability to squeeze and suffocate prey with its coils</text:p>
        </text:list-item>
        <text:list-item>
          <text:p text:style-name="P74">On a failed critical damage save, the victim is incapacitated as they struggle to break free from the boa’s grasp</text:p>
        </text:list-item>
      </text:list>
      <text:h text:style-name="Heading_20_3" text:outline-level="3"><text:bookmark-start text:name="cougar"/>Cougar<text:bookmark-end text:name="cougar"/></text:h>
      <text:p text:style-name="First_20_paragraph">6 HP, 1 Armor, 10 STR, 15 DEX, 6 WIL, Claws (d6, agile)</text:p>
      <text:list text:style-name="L64">
        <text:list-item>
          <text:p text:style-name="P75">A sleek, agile predator with piercing green eyes</text:p>
        </text:list-item>
        <text:list-item>
          <text:p text:style-name="P75">Known for stalking its prey and waiting for the perfect moment to strike</text:p>
        </text:list-item>
        <text:list-item>
          <text:p text:style-name="P75">On a critical damage save failure, the cougar will latch onto its victim and continue to attack until the victim breaks free or the cougar is killed</text:p>
        </text:list-item>
      </text:list>
      <text:h text:style-name="Heading_20_3" text:outline-level="3"><text:bookmark-start text:name="crocodile"/>Crocodile<text:bookmark-end text:name="crocodile"/></text:h>
      <text:p text:style-name="First_20_paragraph">8 HP, 3 Armor, 12 STR, 6 DEX, 6 WIL, Jaws (d8, bite)</text:p>
      <text:list text:style-name="L65">
        <text:list-item>
          <text:p text:style-name="P76">A massive reptile with scaly skin and a powerful tail</text:p>
        </text:list-item>
        <text:list-item>
          <text:p text:style-name="P76">Known for lying in wait and ambushing prey with a sudden burst of speed</text:p>
        </text:list-item>
        <text:list-item>
          <text:p text:style-name="P76">On a critical damage save failure, the crocodile will drag its victim into the water and hold them underwater until they drown</text:p>
        </text:list-item>
      </text:list>
      <text:h text:style-name="Heading_20_3" text:outline-level="3"><text:bookmark-start text:name="elephant"/>Elephant<text:bookmark-end text:name="elephant"/></text:h>
      <text:p text:style-name="First_20_paragraph">20 HP, 3 Armor, 18 STR, 8 DEX, 6 WIL, Tusks (d10, enhanced attack on critical damage)</text:p>
      <text:list text:style-name="L66">
        <text:list-item>
          <text:p text:style-name="P77">A massive, gray-skinned animal with long tusks and a powerful trunk</text:p>
        </text:list-item>
        <text:list-item>
          <text:p text:style-name="P77">Known for its strength and ability to charge at enemies with its tusks</text:p>
        </text:list-item>
        <text:list-item>
          <text:p text:style-name="P77">On a critical damage save failure, the elephant will use its tusks for an enhanced attack</text:p>
        </text:list-item>
      </text:list>
      <text:h text:style-name="Heading_20_3" text:outline-level="3"><text:bookmark-start text:name="gorilla"/>Gorilla<text:bookmark-end text:name="gorilla"/></text:h>
      <text:p text:style-name="First_20_paragraph">8 HP, 1 Armor, 12 STR, 8 DEX, 8 WIL, Claws (d8)</text:p>
      <text:list text:style-name="L67">
        <text:list-item>
          <text:p text:style-name="P78">A massive, powerful ape with thick fur and sharp claws</text:p>
        </text:list-item>
        <text:list-item>
          <text:p text:style-name="P78">Known for its intelligence and strength, gorillas can be both protective of their family and aggressive towards outsiders</text:p>
        </text:list-item>
        <text:list-item>
          <text:p text:style-name="P78">On a critical damage save failure, the gorilla will relentlessly attack until it or its victim is defeated</text:p>
        </text:list-item>
      </text:list>
      <text:h text:style-name="Heading_20_3" text:outline-level="3"><text:bookmark-start text:name="grizzly"/>Grizzly<text:bookmark-end text:name="grizzly"/></text:h>
      <text:p text:style-name="First_20_paragraph">10 HP, 3 Armor, 14 STR, 6 DEX, 6 WIL, Claws (d8, enhanced attack on critical damage)</text:p>
      <text:list text:style-name="L68">
        <text:list-item>
          <text:p text:style-name="P79">A massive, powerful brown bear with shaggy fur and sharp claws</text:p>
        </text:list-item>
        <text:list-item>
          <text:p text:style-name="P79">Known for its ability to stand upright and size itself up against potential threats</text:p>
        </text:list-item>
        <text:list-item>
          <text:p text:style-name="P79">On a failed critical damage save, the grizzly swipes with both claws for an enhanced attack</text:p>
        </text:list-item>
      </text:list>
      <text:h text:style-name="Heading_20_3" text:outline-level="3"><text:bookmark-start text:name="hippopotamus"/>Hippopotamus<text:bookmark-end text:name="hippopotamus"/></text:h>
      <text:p text:style-name="First_20_paragraph">10 HP, 2 Armor, 14 STR, 8 DEX, 8 WIL, Jaws (d10)</text:p>
      <text:list text:style-name="L69">
        <text:list-item>
          <text:p text:style-name="P80">A massive, barrel-shaped mammal with thick skin and sharp teeth</text:p>
        </text:list-item>
        <text:list-item>
          <text:p text:style-name="P80">Known for their aggression and territorial nature, hippos can be incredibly dangerous</text:p>
        </text:list-item>
        <text:list-item>
          <text:p text:style-name="P80">On a critical damage save failure, the hippo will bite and crush its victim with its powerful jaws</text:p>
        </text:list-item>
      </text:list>
      <text:h text:style-name="Heading_20_3" text:outline-level="3"><text:bookmark-start text:name="hyena"/>Hyena<text:bookmark-end text:name="hyena"/></text:h>
      <text:p text:style-name="First_20_paragraph">8 HP, 0 Armor, 10 STR, 12 DEX, 6 WIL, Teeth (d6, pack hunter)</text:p>
      <text:list text:style-name="L70">
        <text:list-item>
          <text:p text:style-name="P81">A scavenging mammal with a cackling laugh and sharp teeth</text:p>
        </text:list-item>
        <text:list-item>
          <text:p text:style-name="P81">Known for hunting in packs and scavenging on carrion</text:p>
        </text:list-item>
        <text:list-item>
          <text:p text:style-name="P81">On a critical damage save failure, the hyena will latch onto its victim’s throat and not let go until the victim breaks free or the hyena is killed</text:p>
        </text:list-item>
      </text:list>
      <text:h text:style-name="Heading_20_3" text:outline-level="3"><text:bookmark-start text:name="lion"/>Lion<text:bookmark-end text:name="lion"/></text:h>
      <text:p text:style-name="First_20_paragraph">12 HP, 1 Armor, 14 STR, 12 DEX, 8 WIL, Claws and teeth (d8, pack hunter)</text:p>
      <text:list text:style-name="L71">
        <text:list-item>
          <text:p text:style-name="P82">A large, tawny-colored feline with a distinctive mane and sharp claws</text:p>
        </text:list-item>
        <text:list-item>
          <text:p text:style-name="P82">Known for hunting in packs and coordinating attacks on prey</text:p>
        </text:list-item>
        <text:list-item>
          <text:p text:style-name="P82">On a critical damage save failure, the lion will latch onto its victim’s throat and not let go until the victim breaks free or the lion is killed</text:p>
        </text:list-item>
      </text:list>
      <text:h text:style-name="Heading_20_3" text:outline-level="3"><text:bookmark-start text:name="python"/>Python<text:bookmark-end text:name="python"/></text:h>
      <text:p text:style-name="First_20_paragraph">6 HP, 0 Armor, 12 STR, 10 DEX, 6 WIL, Constriction (d6)</text:p>
      <text:list text:style-name="L72">
        <text:list-item>
          <text:p text:style-name="P83">A long, muscular snake with smooth scales and a powerful grip</text:p>
        </text:list-item>
        <text:list-item>
          <text:p text:style-name="P83">Known for its ability to squeeze and suffocate prey with its coils</text:p>
        </text:list-item>
        <text:list-item>
          <text:p text:style-name="P83">On a critical damage save failure, the victim is incapacitated as they struggle to break free from the python’s grasp</text:p>
        </text:list-item>
      </text:list>
      <text:h text:style-name="Heading_20_3" text:outline-level="3"><text:bookmark-start text:name="rattlesnake"/>Rattlesnake<text:bookmark-end text:name="rattlesnake"/></text:h>
      <text:p text:style-name="First_20_paragraph">2 HP, 0 Armor, 10 STR, 8 DEX, 6 WIL, Bite (1d4, poison on hit)</text:p>
      <text:list text:style-name="L73">
        <text:list-item>
          <text:p text:style-name="P84">A venomous snake with a distinctive rattle on its tail and a quick strike</text:p>
        </text:list-item>
        <text:list-item>
          <text:p text:style-name="P84">Known for its ability to inject deadly poison with its bite</text:p>
        </text:list-item>
        <text:list-item>
          <text:p text:style-name="P84">Any successful attack from the rattlesnake injects poison, requiring a WIL save to avoid taking additional damage</text:p>
        </text:list-item>
      </text:list>
      <text:h text:style-name="Heading_20_3" text:outline-level="3"><text:bookmark-start text:name="rhinoceros"/>Rhinoceros<text:bookmark-end text:name="rhinoceros"/></text:h>
      <text:p text:style-name="First_20_paragraph">20 HP, 4 Armor, 18 STR, 10 DEX, 6 WIL, Horn (d8, enhanced attack on critical damage)</text:p>
      <text:list text:style-name="L74">
        <text:list-item>
          <text:p text:style-name="P85">A large, gray or brown mammal with a thick hide and a large horn on its nose</text:p>
        </text:list-item>
        <text:list-item>
          <text:p text:style-name="P85">Known for its powerful charge and ability to use its horn as a weapon</text:p>
        </text:list-item>
        <text:list-item>
          <text:p text:style-name="P85">On a critical damage save failure, the rhinoceros will use its horn for an enhanced attack</text:p>
        </text:list-item>
      </text:list>
      <text:h text:style-name="Heading_20_3" text:outline-level="3"><text:bookmark-start text:name="shark"/>Shark<text:bookmark-end text:name="shark"/></text:h>
      <text:p text:style-name="First_20_paragraph">8 HP, 0 Armor, 12 STR, 12 DEX, 8 WIL, Jaws (1d10, enhanced attack on critical damage)</text:p>
      <text:list text:style-name="L75">
        <text:list-item>
          <text:p text:style-name="P86">A sleek and powerful fish with razor sharp teeth and agile movements</text:p>
        </text:list-item>
        <text:list-item>
          <text:p text:style-name="P86">Known for its ability to sense blood in the water and attack with precision</text:p>
        </text:list-item>
        <text:list-item>
          <text:p text:style-name="P86">On a failed critical damage save, the shark goes in for a second bite with an enhanced attack</text:p>
        </text:list-item>
      </text:list>
      <text:h text:style-name="Heading_20_3" text:outline-level="3"><text:bookmark-start text:name="tiger"/>Tiger<text:bookmark-end text:name="tiger"/></text:h>
      <text:p text:style-name="First_20_paragraph">6 HP, 1 Armor, 10 STR, 14 DEX, 8 WIL, Claws (1d8, enhanced attack on critical damage)</text:p>
      <text:list text:style-name="L76">
        <text:list-item>
          <text:p text:style-name="P87">A muscular and graceful big cat with bright orange fur and sharp claws</text:p>
        </text:list-item>
        <text:list-item>
          <text:p text:style-name="P87">Known for its stalking and ambush tactics</text:p>
        </text:list-item>
        <text:list-item>
          <text:p text:style-name="P87">On a failed critical damage save, the tiger pounces with a powerful claw swipe for an enhanced attack</text:p>
        </text:list-item>
      </text:list>
      <text:h text:style-name="Heading_20_3" text:outline-level="3"><text:bookmark-start text:name="wolf"/>Wolf<text:bookmark-end text:name="wolf"/></text:h>
      <text:p text:style-name="First_20_paragraph">4 HP, 1 Armor, 6 STR, 8 DEX, 6 WIL, Claws and teeth (d6, pack hunter)</text:p>
      <text:list text:style-name="L77">
        <text:list-item>
          <text:p text:style-name="P88">A lean, muscular predator with piercing yellow eyes</text:p>
        </text:list-item>
        <text:list-item>
          <text:p text:style-name="P88">Known for hunting in packs and coordinating attacks on prey</text:p>
        </text:list-item>
        <text:list-item>
          <text:p text:style-name="P88">On a critical damage save failure, the wolf will latch onto its victim’s throat and not let go until the victim breaks free or the wolf is killed</text:p>
        </text:list-item>
      </text:list>
      <text:p text:style-name="Horizontal_20_Line"/>
      <text:h text:style-name="Heading_20_3" text:outline-level="3"><text:bookmark-start text:name="assassin"/>Assassin<text:bookmark-end text:name="assassin"/></text:h>
      <text:p text:style-name="First_20_paragraph">6 HP, 1 Armor, 10 STR, 14 DEX, 8 WIL, Poisoned Blade (1d6, poison on hit)</text:p>
      <text:list text:style-name="L78">
        <text:list-item>
          <text:p text:style-name="P89">A skilled and deadly assassin, armed with a poisoned blade and a variety of tools and gadgets.</text:p>
        </text:list-item>
        <text:list-item>
          <text:p text:style-name="P89">Known for their stealthy tactics and their ability to take down their targets with precision and efficiency.</text:p>
        </text:list-item>
        <text:list-item>
          <text:p text:style-name="P89">On a critical damage save failure, the assassin will use a smoke bomb to escape, allowing them to regroup and return to the fight.</text:p>
        </text:list-item>
      </text:list>
      <text:h text:style-name="Heading_20_3" text:outline-level="3"><text:bookmark-start text:name="black-market-dealer"/>Black Market Dealer<text:bookmark-end text:name="black-market-dealer"/></text:h>
      <text:p text:style-name="First_20_paragraph">6 HP, 0 Armor, 8 STR, 12 DEX, 8 WIL, Pistol (d6, black market)</text:p>
      <text:list text:style-name="L79">
        <text:list-item>
          <text:p text:style-name="P90">A shady and unscrupulous individual, with a vast network of contacts and connections.</text:p>
        </text:list-item>
        <text:list-item>
          <text:p text:style-name="P90">Known for their ability to acquire rare and illegal artifacts, but also for their willingness to sell to the highest bidder.</text:p>
        </text:list-item>
        <text:list-item>
          <text:p text:style-name="P90">On a critical damage save failure, the dealer will use a smoke bomb to escape and flee the scene.</text:p>
        </text:list-item>
      </text:list>
      <text:h text:style-name="Heading_20_3" text:outline-level="3"><text:bookmark-start text:name="corporate-executive"/>Corporate Executive<text:bookmark-end text:name="corporate-executive"/></text:h>
      <text:p text:style-name="First_20_paragraph">6 HP, 0 Armor, 8 STR, 12 DEX, 12 WIL, Briefcase (d4, business savvy)</text:p>
      <text:list text:style-name="L80">
        <text:list-item>
          <text:p text:style-name="P91">A powerful and influential businessman or woman, dressed in a tailored suit.</text:p>
        </text:list-item>
        <text:list-item>
          <text:p text:style-name="P91">Known for their cutthroat business tactics and ability to manipulate the system to their advantage.</text:p>
        </text:list-item>
        <text:list-item>
          <text:p text:style-name="P91">On a critical damage save failure, the executive will use their vast resources and connections to escape and flee the scene.</text:p>
        </text:list-item>
      </text:list>
      <text:h text:style-name="Heading_20_3" text:outline-level="3"><text:bookmark-start text:name="cultist"/>Cultist<text:bookmark-end text:name="cultist"/></text:h>
      <text:p text:style-name="First_20_paragraph">6 HP, 0 Armor, 10 STR, 8 DEX, 12 WIL, Ritual Knife (d6, holy)</text:p>
      <text:list text:style-name="L81">
        <text:list-item>
          <text:p text:style-name="P92">A fanatical and zealous member of a cult, dressed in ceremonial robes.</text:p>
        </text:list-item>
        <text:list-item>
          <text:p text:style-name="P92">Known for their devotion to their cause and willingness to sacrifice themselves for it.</text:p>
        </text:list-item>
        <text:list-item>
          <text:p text:style-name="P92">On a critical damage save failure, the cultist will trigger a hidden explosive, causing additional damage to those nearby.</text:p>
        </text:list-item>
      </text:list>
      <text:h text:style-name="Heading_20_3" text:outline-level="3"><text:bookmark-start text:name="elite-soldier"/>Elite Soldier<text:bookmark-end text:name="elite-soldier"/></text:h>
      <text:p text:style-name="First_20_paragraph">10 HP, 2 Armor, 14 STR, 12 DEX, 8 WIL, Assault Rifle (d8, long range)</text:p>
      <text:list text:style-name="L82">
        <text:list-item>
          <text:p text:style-name="P93">A highly trained and heavily armed soldier, dressed in full combat gear.</text:p>
        </text:list-item>
        <text:list-item>
          <text:p text:style-name="P93">Known for their discipline and precision in combat, able to adapt to various situations and environments.</text:p>
        </text:list-item>
        <text:list-item>
          <text:p text:style-name="P93">On a critical damage save failure, the soldier will call for backup, summoning additional soldiers to the battlefield.</text:p>
        </text:list-item>
      </text:list>
      <text:h text:style-name="Heading_20_3" text:outline-level="3"><text:bookmark-start text:name="mercenary"/>Mercenary<text:bookmark-end text:name="mercenary"/></text:h>
      <text:p text:style-name="First_20_paragraph">8 HP, 2 Armor, 12 STR, 10 DEX, 8 WIL, Pistol (1d8, quick draw)</text:p>
      <text:list text:style-name="L83">
        <text:list-item>
          <text:p text:style-name="P94">A hired gun, equipped with a pistol and a variety of weapons and gear.</text:p>
        </text:list-item>
        <text:list-item>
          <text:p text:style-name="P94">Known for their quick reflexes and their willingness to take on any job, no matter how dangerous.</text:p>
        </text:list-item>
        <text:list-item>
          <text:p text:style-name="P94">On a critical damage save failure, the mercenary will use a smoke bomb to escape, allowing them to regroup and return to the fight.</text:p>
        </text:list-item>
      </text:list>
      <text:h text:style-name="Heading_20_3" text:outline-level="3"><text:bookmark-start text:name="military-officer"/>Military Officer<text:bookmark-end text:name="military-officer"/></text:h>
      <text:p text:style-name="First_20_paragraph">8 HP, 2 Armor, 10 STR, 8 DEX, 10 WIL, Pistol (d6, accurate)</text:p>
      <text:list text:style-name="L84">
        <text:list-item>
          <text:p text:style-name="P95">A trained and experienced soldier, dressed in a uniform and carrying a variety of weapons and equipment</text:p>
        </text:list-item>
        <text:list-item>
          <text:p text:style-name="P95">Skilled in tactics and leadership, and willing to use deadly force to protect their country or organization</text:p>
        </text:list-item>
        <text:list-item>
          <text:p text:style-name="P95">On a critical damage save failure, the officer will call for backup, summoning additional enemies or complications for the party.</text:p>
        </text:list-item>
      </text:list>
      <text:h text:style-name="Heading_20_3" text:outline-level="3"><text:bookmark-start text:name="military-operator"/>Military Operator<text:bookmark-end text:name="military-operator"/></text:h>
      <text:p text:style-name="First_20_paragraph">6 HP, 2 Armor, 12 STR, 12 DEX, 8 WIL, Assault rifle (d8, blast)</text:p>
      <text:list text:style-name="L85">
        <text:list-item>
          <text:p text:style-name="P96">A highly trained and well-armed individual, often wearing tactical gear and carrying a variety of equipment</text:p>
        </text:list-item>
        <text:list-item>
          <text:p text:style-name="P96">Known for their discipline and training, they may be a formidable opponent or a valuable ally</text:p>
        </text:list-item>
        <text:list-item>
          <text:p text:style-name="P96">On a critical damage save failure, the military operator will use their training to incapacitate their foe and call in reinforcements</text:p>
        </text:list-item>
      </text:list>
      <text:h text:style-name="Heading_20_3" text:outline-level="3"><text:bookmark-start text:name="relic-hunter"/>Relic Hunter<text:bookmark-end text:name="relic-hunter"/></text:h>
      <text:p text:style-name="First_20_paragraph">6 HP, 0 Armor, 8 STR, 12 DEX, 10 WIL, Pistol (d6, accurate)</text:p>
      <text:list text:style-name="L86">
        <text:list-item>
          <text:p text:style-name="P97">A rugged, experienced adventurer, dressed in practical gear and carrying a variety of tools and weapons</text:p>
        </text:list-item>
        <text:list-item>
          <text:p text:style-name="P97">Skilled in tracking down and recovering ancient artifacts, and willing to use deadly force to protect their finds</text:p>
        </text:list-item>
        <text:list-item>
          <text:p text:style-name="P97">On a critical damage save failure, the relic hunter will use a hidden trap or booby-trap, causing additional damage or complications for the party.</text:p>
        </text:list-item>
      </text:list>
      <text:h text:style-name="Heading_20_3" text:outline-level="3"><text:bookmark-start text:name="rogue-archaeologist"/>Rogue Archaeologist<text:bookmark-end text:name="rogue-archaeologist"/></text:h>
      <text:p text:style-name="First_20_paragraph">6 HP, 0 Armor, 10 STR, 10 DEX, 8 WIL, Pickaxe (d6, treasure hunter)</text:p>
      <text:list text:style-name="L87">
        <text:list-item>
          <text:p text:style-name="P98">A treasure-seeking adventurer, dressed in rugged, outdoor clothing.</text:p>
        </text:list-item>
        <text:list-item>
          <text:p text:style-name="P98">Known for their determination and willingness to go to any length to uncover ancient artifacts.</text:p>
        </text:list-item>
        <text:list-item>
          <text:p text:style-name="P98">On a critical damage save failure, the rogue archaeologist will use a hidden trap or booby-trap to escape and flee the scene.</text:p>
        </text:list-item>
      </text:list>
      <text:p text:style-name="Horizontal_20_Line"/>
      <text:h text:style-name="Heading_20_3" text:outline-level="3"><text:bookmark-start text:name="creating-creatures"/>Creating Creatures<text:bookmark-end text:name="creating-creatures"/></text:h>
      <text:p text:style-name="First_20_paragraph">Use the following template to model any more sophisticated Monster or NPC:</text:p>
      <text:p text:style-name="Text_20_body"><text:span text:style-name="T1">Name</text:span> X HP, X Armor, X STR, X DEX, X WIL, Weapon (dX, special items, qualities) - Engaging descriptor of appearance or demeanor - Quirk, tactic, or peculiarity making this NPC unique - Special effect or critical damage consequence</text:p>
      <text:p text:style-name="Text_20_body"><text:span text:style-name="T1">General Principles</text:span><text:line-break/>Ability Scores: 3 is deficient, 6 is weak, 10 is average, 14 is noteworthy, and 18 is legendary. Adjust as necessary.<text:line-break/>- Give average creatures 3 HP, give hardy ones 6 HP, and serious threats get 10+ HP. - Use flavor and style to help them stand out. - Use critical damage to lean into the threat or strangeness of any aggressive NPC. - Remember that HP is <text:span text:style-name="T1">Hit Protection</text:span> , not Hit Points. It’s a measure of resilience, luck, and gumption - not health.</text:p>
      <text:h text:style-name="Heading_20_2" text:outline-level="2"><text:bookmark-start text:name="rules-summary"/>Rules Summary<text:bookmark-end text:name="rules-summary"/></text:h>
      <text:p text:style-name="First_20_paragraph"><text:span text:style-name="T1">ACTIONS</text:span><text:line-break/>On their turn, a character may move up to 40ft and take up to one action. Actions may include using an artifact, attacking, making a second move, or other reasonable activities. Actions, attacks, and movements take place simultaneously. Whenever turn order is uncertain, the PCs should make a DEX save to see if they go before their enemies.</text:p>
      <text:p text:style-name="Text_20_body"><text:span text:style-name="T1">Retreating</text:span> from a dangerous situation always requires a successful DEX save, as well as a safe destination to run to.</text:p>
      <text:p text:style-name="Text_20_body"><text:span text:style-name="T1">ABILITIES</text:span><text:line-break/><text:span text:style-name="T1">STR:</text:span> Brawn, prowess &amp; resistance.<text:line-break/><text:span text:style-name="T1">DEX:</text:span> Dodging, sneaking &amp; reflexes.<text:line-break/><text:span text:style-name="T1">WIL:</text:span> Persuasion, intimidation &amp; magic.</text:p>
      <text:p text:style-name="Text_20_body"><text:span text:style-name="T1">SAVES</text:span><text:line-break/>- Roll a d20 equal to or under an ability. - 1 is always a success, 20 is always a failure.</text:p>
      <text:p text:style-name="Text_20_body"><text:span text:style-name="T1">HIT PROTECTION</text:span><text:line-break/><text:span text:style-name="T1">HP</text:span> indicates a PC’s ability to avoid getting hurt. It is lost during combat &amp; recovered after a few moment’s rest.</text:p>
      <text:p text:style-name="Text_20_body"><text:span text:style-name="T1">INVENTORY</text:span><text:line-break/>PCs have 10 inventory slots: four on their body and six in their backpack (which acts as a sleeping bag if emptied). Most items take up a one slot, but smaller items can be bundled. <text:span text:style-name="T1">Bulky</text:span> items take up two slots and are awkward or difficult to carry.</text:p>
      <text:p text:style-name="Text_20_body">Filling all ten item slots reduces a PC to 0 HP. PCs cannot carry more than their inventory allows, though carts &amp; horses may provide an increase in slots.</text:p>
      <text:p text:style-name="Text_20_body"><text:span text:style-name="T1">DEPRIVATION</text:span><text:line-break/><text:span text:style-name="T1">Deprived</text:span> PCs cannot recover HP. If deprived for more than a day,they add a <text:span text:style-name="T1">Fatigue</text:span> to inventory. Fatigue occupies one slot and lasts until they can recover in safety. This effect is cumulative.</text:p>
      <text:p text:style-name="Text_20_body"><text:span text:style-name="T1">HEALING</text:span><text:line-break/>A moment’s rest and a swig of water will restore lost HP, but may leave the party vulnerable. <text:span text:style-name="T1">Ability</text:span> loss requires a week’s rest and the aid of a medic.</text:p>
      <text:p text:style-name="Text_20_body"><text:span text:style-name="T1">COMBAT</text:span><text:line-break/>The attacker rolls their weapon die and subtracts the target’s Armor, then deals the remaining total to their opponent’s HP.</text:p>
      <text:p text:style-name="Text_20_body">Before calculating damage to HP, subtract the target’s <text:span text:style-name="T1">Armor</text:span> value from the result of damage rolls. Shields and similar armor provides a bonus defense (e.g. +1 Armor), but only while the item is held or worn.</text:p>
      <text:p text:style-name="Text_20_body">No one can have more than 3 Armor.</text:p>
      <text:p text:style-name="Text_20_body"><text:span text:style-name="T1">Unarmed</text:span> attacks always do 1d4 damage. If <text:span text:style-name="T1">multiple attackers</text:span> target the same foe, roll all damage dice and keep the single highest result. If attacking with <text:span text:style-name="T1">two weapons</text:span> at the same time, roll both damage dice and keep the highest.</text:p>
      <text:p text:style-name="Text_20_body">If an attack is <text:span text:style-name="T1">impaired</text:span> , the damage die is reduced to 1d4, regardless of weapon. If the attack is <text:span text:style-name="T1">enhanced</text:span>, the attacker rolls 1d12. Attacks with the <text:span text:style-name="T1">blast</text:span> quality affect all area targets, rolling separately for each.</text:p>
      <text:p text:style-name="Text_20_body"><text:span text:style-name="T1">DAMAGE</text:span><text:line-break/>If an attack reduces a PC’s HP exactly to 0, refer to the <text:a xlink:type="simple" xlink:href="/Golden%20Idol-srd#scars-1" office:name=""><text:span text:style-name="Definition"><text:span text:style-name="T1">Scars</text:span></text:span></text:a> table.</text:p>
      <text:p text:style-name="Text_20_body">Damage that reduces a target’s HP <text:span text:style-name="T1">below</text:span> 0 decreases their STR by the remainder. They must then make a STR save to avoid <text:span text:style-name="T1">critical damage.</text:span> Failure takes them out of combat, dying if left untreated.</text:p>
      <text:p text:style-name="Text_20_body">Having STR 0 means <text:span text:style-name="T1">death;</text:span> having DEX 0 is paralysis; having WIL 0 is delirium.</text:p>
      <text:h text:style-name="Heading_20_2" text:outline-level="2"><text:bookmark-start text:name="acknowledgements"/>Acknowledgements<text:bookmark-end text:name="acknowledgements"/></text:h>
      <text:p text:style-name="First_20_paragraph">This game would not have been possible without the work, inspiration and contributions of the following people: - <text:a xlink:type="simple" xlink:href="https://newschoolrevolution.com/" office:name=""><text:span text:style-name="Definition">Yochai Gal</text:span></text:a> for <text:span text:style-name="T2">Cairn</text:span>. - <text:a xlink:type="simple" xlink:href="https://rpggeek.com/rpgdesigner/18574/simon-washbourne" office:name=""><text:span text:style-name="Definition">Simon Washbourne</text:span></text:a> for <text:span text:style-name="T2">Ancient Mysteries &amp; Lost Treasure</text:span> as primary inspiration. - <text:a xlink:type="simple" xlink:href="https://goblinarchives.blot.im/" office:name=""><text:span text:style-name="Definition">Nick Erickson</text:span></text:a> for some equipment from <text:span text:style-name="T2">Liminal Horror</text:span>. - Eugenio Gianniti for the title. - The <text:a xlink:type="simple" xlink:href="https://t.me/eclecticagdr" office:name=""><text:span text:style-name="Definition">Eclectica GDR</text:span></text:a> Italian community for the valuable support and advice. - The <text:a xlink:type="simple" xlink:href="https://discord.io/newschoolrevolution" office:name=""><text:span text:style-name="Definition">NSR Cauldron</text:span></text:a> community for the kind support on the project. - David Lombardo (aka <text:a xlink:type="simple" xlink:href="https://awkwardturtle.itch.io/" office:name=""><text:span text:style-name="Definition">Awkward Turtle</text:span></text:a>) for The Wallet Site Method, from <text:a xlink:type="simple" xlink:href="https://awkwardturtle.itch.io/wallet-dungeons" office:name=""><text:span text:style-name="Definition">Wallet Dungeons</text:span></text:a> released under CC-BY-4.0 license.</text:p>
      <text:p text:style-name="Text_20_body">To all of them my deepest gratitude.</text:p>
      <text:h text:style-name="Heading_20_2" text:outline-level="2"><text:bookmark-start text:name="appendix-a-secret-societies"/>Appendix A: Secret Societies<text:bookmark-end text:name="appendix-a-secret-societies"/></text:h>
      <text:p text:style-name="First_20_paragraph">The following secret societies are mentioned in the adventure generation tables. You can consider them as evocative names only, or use the following summaries. They are just simple examples of what you can build by mining from your experience.</text:p>
      <text:h text:style-name="Heading_20_3" text:outline-level="3"><text:bookmark-start text:name="order-of-the-crimson-sun"/>Order of the Crimson Sun<text:bookmark-end text:name="order-of-the-crimson-sun"/></text:h>
      <text:p text:style-name="First_20_paragraph">The secret society known as the “Order of the Crimson Sun” is a centuries-old organization shrouded in mystery and legend. Its members are drawn from the upper echelons of society, including the wealthy and powerful, as well as those with exceptional talent and intelligence. The exact purpose and activities of the Order are known only to its members, and it is rumored that they possess ancient knowledge and technology beyond the understanding of the general public.</text:p>
      <text:p text:style-name="Text_20_body">The membership of the Order is strictly secretive, with members taking a vow of silence upon joining. Those who attempt to reveal the secrets of the Order are swiftly dealt with, and the full extent of the society’s power is unknown. It is said that the Order has a network of agents and operatives spread throughout the world, working to further the society’s mysterious goals.</text:p>
      <text:p text:style-name="Text_20_body">The headquarters of the Order is located in a hidden underground complex, guarded by impenetrable security measures. It is said that within the complex lies a vast library of ancient texts and artifacts, as well as advanced technology that is used by the society for its secretive purposes.</text:p>
      <text:p text:style-name="Text_20_body">Despite its secretive nature, the Order has been known to make its presence known from time to time, sometimes intervening in world events in ways that are not easily understood. Some believe that the Order is working towards a greater good, while others see it as a dangerous and sinister force. Whatever the truth may be, the Order of the Crimson Sun remains an enigma, shrouded in mystery and intrigue.</text:p>
      <text:h text:style-name="Heading_20_3" text:outline-level="3"><text:bookmark-start text:name="silent-eye"/>Silent Eye<text:bookmark-end text:name="silent-eye"/></text:h>
      <text:p text:style-name="First_20_paragraph">The secret society known as the “Silent Eye” is said to date back to ancient Egypt. Its members are chosen for their intelligence, cunning, and discretion, and they are sworn to secrecy about the society’s existence. The Eye is devoted to uncovering hidden truths and ancient knowledge, and its members are rumored to possess powerful psychic abilities and advanced technologies. They are said to have infiltrated governments and institutions around the world, and to be working behind the scenes to shape global events. The society’s symbol is the eye of Horus, and its members are rumored to be able to communicate telepathically through their shared connection to the Silent Eye.</text:p>
      <text:p text:style-name="Text_20_body">The Silent Eye is shrouded in mystery and secrecy, even among its members. It is said to have been founded by a group of ancient Egyptian mystics who discovered a powerful source of psychic energy. Over the centuries, the Eye has evolved and adapted, always working to protect and wield this mysterious power.</text:p>
      <text:p text:style-name="Text_20_body">Members of the Eye are chosen for their exceptional intelligence, cunning, and discretion. They undergo rigorous mental and physical training to hone their psychic abilities and develop their senses. The Eye is said to have a complex hierarchy, with each member belonging to one of several ranks depending on their abilities and accomplishments.</text:p>
      <text:p text:style-name="Text_20_body">The Eye’s ultimate goal is to uncover hidden truths and ancient knowledge, and to use this knowledge to shape the course of human history. Its members are rumored to have infiltrated governments and institutions around the world, working behind the scenes to influence global events. Some say they have even discovered the secrets of time travel and are using this knowledge to further the Eye’s goals.</text:p>
      <text:p text:style-name="Text_20_body">Despite its incredible power and influence, the Eye remains shrouded in secrecy. Its members are sworn to secrecy about its existence, and only a select few outside the society know of its true purpose. The Eye’s symbol is the eye of Horus, and its members are rumored to be able to communicate telepathically through their shared connection to the Silent Eye.</text:p>
      <text:h text:style-name="Heading_20_3" text:outline-level="3"><text:bookmark-start text:name="the-eternal-flame"/>The Eternal Flame<text:bookmark-end text:name="the-eternal-flame"/></text:h>
      <text:p text:style-name="First_20_paragraph">The secret society known as “The Eternal Flame” is a powerful and influential organization that operates in secret to shape the course of history.</text:p>
      <text:p text:style-name="Text_20_body">The Eternal Flame is said to be made up of powerful individuals from various fields, such as politics, business, and entertainment. These members are known as “Flamekeepers,” and they are sworn to secrecy and bound by a code of conduct that demands loyalty and obedience to the Flame’s goals and principles.</text:p>
      <text:p text:style-name="Text_20_body">The Flame’s ultimate goal is said to be the creation of a global utopia, where peace, prosperity, and justice reign supreme. To achieve this goal, the Flamekeepers are said to engage in various secretive activities, such as influencing political decisions, manipulating financial markets, and conducting covert operations to further the Flame’s interests.</text:p>
      <text:p text:style-name="Text_20_body">The Eternal Flame is said to have a complex hierarchy and organizational structure, with various ranks and titles that reflect the levels of power and influence within the organization. At the top of the hierarchy is the Grand Master, who is said to be the leader of the Flame and the ultimate authority on all matters.</text:p>
      <text:p text:style-name="Text_20_body">The Flame is said to have its own symbols, rituals, and secret handshakes, which are used to identify members and to convey information and messages. The Flame’s symbol is a flame, which is said to represent the eternal nature of the Flame and its pursuit of enlightenment and knowledge.</text:p>
      <text:p text:style-name="Text_20_body">Despite its secretive and powerful nature, The Eternal Flame is shrouded in mystery and legend. Some say that it is a benevolent force for good, while others believe that it is a nefarious and dangerous organization that seeks to control and manipulate the world for its own gain. Whatever the truth may be, one thing is certain: The Eternal Flame is a force to be reckoned with, and its influence and power cannot be underestimated.</text:p>
      <text:h text:style-name="Heading_20_3" text:outline-level="3"><text:bookmark-start text:name="shadow-syndicate"/>Shadow Syndicate<text:bookmark-end text:name="shadow-syndicate"/></text:h>
      <text:p text:style-name="First_20_paragraph">The secret organization known as "The Shadow Syndicate is a powerful and secretive group that operates in the shadows to achieve its own goals and objectives.</text:p>
      <text:p text:style-name="Text_20_body">The Shadow Syndicate is said to be made up of highly skilled and trained individuals, who are experts in various fields such as espionage, sabotage, and assassination. These members are known as “Shadows,” and they are sworn to secrecy and loyalty to the Syndicate.</text:p>
      <text:p text:style-name="Text_20_body">The Syndicate’s ultimate goal is said to be the acquisition of power and control over various aspects of the global economy and political landscape. To achieve this goal, the Shadows are said to engage in a wide range of covert operations, such as espionage, sabotage, assassination, and other nefarious activities.</text:p>
      <text:p text:style-name="Text_20_body">The Shadow Syndicate is said to have a complex hierarchy and organizational structure, with various ranks and titles that reflect the levels of power and influence within the organization. At the top of the hierarchy is the Syndicate Master, who is said to be the leader of the Syndicate and the ultimate authority on all matters.</text:p>
      <text:p text:style-name="Text_20_body">The Syndicate is said to have its own symbols, rituals, and secret codes, which are used to identify members and to convey information and messages. The Syndicate’s symbol is a black, stylized hawk, which is said to represent the organization’s stealth and cunning nature.</text:p>
      <text:p text:style-name="Text_20_body">Despite its secretive and powerful nature, the Shadow Syndicate is shrouded in mystery and legend. Some say that it is a force for good, using its power and resources to protect the world from threats and dangers. Others believe that it is a dangerous and ruthless organization, using its power and influence for its own gain and to further its own agenda. Whatever the truth may be, one thing is certain: the Shadow Syndicate is a force to be reckoned with, and its actions have the potential to shape the course of history.</text:p>
      <text:h text:style-name="Heading_20_3" text:outline-level="3"><text:bookmark-start text:name="the-brotherhood-of-the-obsidian-moon"/>The Brotherhood of the Obsidian Moon<text:bookmark-end text:name="the-brotherhood-of-the-obsidian-moon"/></text:h>
      <text:p text:style-name="First_20_paragraph">The Brotherhood of the Obsidian Moon is a secret society that has existed for centuries. The Brotherhood is dedicated to the study of ancient artifacts and lost technologies, seeking to unlock their secrets and harness their power for the betterment of humanity.</text:p>
      <text:p text:style-name="Text_20_body">The Brotherhood’s headquarters is located in a hidden location deep within a mountain range, accessible only by those who possess the knowledge of its location. Within the mountain complex, the Brotherhood has built a vast laboratory filled with cutting-edge technology and ancient artifacts, all carefully guarded by the society’s members.</text:p>
      <text:p text:style-name="Text_20_body">The Brotherhood operates in complete secrecy, and its membership is strictly controlled. Members take a vow of secrecy and dedicate themselves to the society’s goals, which include the preservation of ancient knowledge and the advancement of scientific understanding.</text:p>
      <text:p text:style-name="Text_20_body">The Brotherhood has been known to intervene in world events when they believe that their expertise can be of use, but they operate in the shadows, careful not to reveal their existence to the world at large. Some believe that the Brotherhood is a force for good, using their knowledge and resources to better the world, while others see them as a dangerous and secretive cabal with unknown intentions.</text:p>
      <text:h text:style-name="Heading_20_3" text:outline-level="3"><text:bookmark-start text:name="the-children-of-the-celestial-flame"/>The Children of the Celestial Flame<text:bookmark-end text:name="the-children-of-the-celestial-flame"/></text:h>
      <text:p text:style-name="First_20_paragraph">The Children of the Celestial Flame is a secret society that has existed for centuries. Its members are drawn from the world’s wealthiest and most powerful families, and they are dedicated to preserving ancient knowledge and artifacts that they believe hold the key to unlocking the secrets of the universe.</text:p>
      <text:p text:style-name="Text_20_body">The society’s headquarters are located in a hidden location deep within a vast forest, accessible only by those who possess the knowledge of its location. Within the complex, the society has built a massive library filled with ancient texts and artifacts, as well as laboratories and workshops where they study and experiment with their discoveries.</text:p>
      <text:p text:style-name="Text_20_body">The Children of the Celestial Flame operate in complete secrecy, with members taking a vow of loyalty and secrecy upon joining. They use their wealth and power to acquire rare and valuable artifacts, and they will go to great lengths to protect their discoveries from falling into the wrong hands.</text:p>
      <text:p text:style-name="Text_20_body">The society is known to operate through a network of agents and operatives, spread throughout the world, who work to further the society’s goals. The full extent of their power and influence is unknown, but some believe that they hold the key to unlocking the mysteries of the universe, while others see them as a dangerous and elitist organization that seeks to hoard knowledge for their own gain.</text:p>
      <text:h text:style-name="Heading_20_2" text:outline-level="2"><text:bookmark-start text:name="appendix-b-inspirational-media"/>Appendix B: Inspirational Media<text:bookmark-end text:name="appendix-b-inspirational-media"/></text:h>
      <text:p text:style-name="First_20_paragraph">Below is a list of media that you can use to draw insights and ideas for your own adventures in <text:span text:style-name="T2">Golden Idol</text:span>.</text:p>
      <text:h text:style-name="Heading_20_3" text:outline-level="3"><text:bookmark-start text:name="books"/>Books<text:bookmark-end text:name="books"/></text:h>
      <text:list text:style-name="L88">
        <text:list-item>
          <text:p text:style-name="P99">Clive Cussler - Dirk Pitt series</text:p>
        </text:list-item>
        <text:list-item>
          <text:p text:style-name="P99">Dan Brown - Robert Langdon series</text:p>
        </text:list-item>
        <text:list-item>
          <text:p text:style-name="P99">Douglas Preston and Lincoln Child - Relic</text:p>
        </text:list-item>
        <text:list-item>
          <text:p text:style-name="P99">James Rollins - Sigma Force series, Amazonia</text:p>
        </text:list-item>
      </text:list>
      <text:h text:style-name="Heading_20_3" text:outline-level="3"><text:bookmark-start text:name="movies"/>Movies<text:bookmark-end text:name="movies"/></text:h>
      <text:list text:style-name="L89">
        <text:list-item>
          <text:p text:style-name="P100">Indiana Jones series (1980-)</text:p>
        </text:list-item>
        <text:list-item>
          <text:p text:style-name="P100">Lara Croft Tomb Raider: The Cradle of Life (2003)</text:p>
        </text:list-item>
        <text:list-item>
          <text:p text:style-name="P100">Lara Croft: Tomb Raider (2001)</text:p>
        </text:list-item>
        <text:list-item>
          <text:p text:style-name="P100">National Treasure (2004)</text:p>
        </text:list-item>
        <text:list-item>
          <text:p text:style-name="P100">National Treasure: Book of Secrets (2007)</text:p>
        </text:list-item>
        <text:list-item>
          <text:p text:style-name="P100">Sahara (2005)</text:p>
        </text:list-item>
        <text:list-item>
          <text:p text:style-name="P100">The Mummy series (1999-2008)</text:p>
        </text:list-item>
        <text:list-item>
          <text:p text:style-name="P100">Tomb Raider (2018)</text:p>
        </text:list-item>
        <text:list-item>
          <text:p text:style-name="P100">Uncharted (2022)</text:p>
        </text:list-item>
      </text:list>
      <text:h text:style-name="Heading_20_3" text:outline-level="3"><text:bookmark-start text:name="tv-series"/>TV Series<text:bookmark-end text:name="tv-series"/></text:h>
      <text:list text:style-name="L90">
        <text:list-item>
          <text:p text:style-name="P101">Alias (2001-2006)</text:p>
        </text:list-item>
        <text:list-item>
          <text:p text:style-name="P101">Blood &amp; Treasure (2019-)</text:p>
        </text:list-item>
        <text:list-item>
          <text:p text:style-name="P101">MacGyver (1985-1992)</text:p>
        </text:list-item>
        <text:list-item>
          <text:p text:style-name="P101">Relic Hunter (1999-2002)</text:p>
        </text:list-item>
        <text:list-item>
          <text:p text:style-name="P101">The Librarians (2014-2018)</text:p>
        </text:list-item>
        <text:list-item>
          <text:p text:style-name="P101">Warehouse 13 (2009-2014)</text:p>
        </text:list-item>
      </text:list>
      <text:h text:style-name="Heading_20_3" text:outline-level="3"><text:bookmark-start text:name="videogames"/>Videogames<text:bookmark-end text:name="videogames"/></text:h>
      <text:list text:style-name="L91">
        <text:list-item>
          <text:p text:style-name="P102">Assassin’s Creed series (2007-2022)</text:p>
        </text:list-item>
        <text:list-item>
          <text:p text:style-name="P102">Tomb Raider original series (1997-2003)</text:p>
        </text:list-item>
        <text:list-item>
          <text:p text:style-name="P102">Tomb Raider Legend series (2004-2009)</text:p>
        </text:list-item>
        <text:list-item>
          <text:p text:style-name="P102">Tomb Raider reboot series (2013-)</text:p>
        </text:list-item>
        <text:list-item>
          <text:p text:style-name="P102">Uncharted series (2007-)</text:p>
        </text:list-item>
      </text:list>
      <text:h text:style-name="Heading_20_1" text:outline-level="1"><text:bookmark-start text:name="golden-idol-1"/>Golden Idol<text:bookmark-end text:name="golden-idol-1"/></text:h>
      <text:p text:style-name="First_20_paragraph"><text:span text:style-name="T1">Golden Idol</text:span> is an archeological thriller ​action-adventure game set in the modern world.</text:p>
      <text:p text:style-name="Text_20_body">You are members of LARA (Legendary Artifacts Recovery Agency), charged with discovering and finding valuable artifacts around the world in remote places, among the vestiges ​of lost civilizations. ​</text:p>
      <text:p text:style-name="Text_20_body">In the depths of rainforests, among the world’s highest mountains, in the hidden oases of deserts, on plateaus, in the depths of the sea. Ancient ruins are hidden everywhere.</text:p>
      <text:p text:style-name="Text_20_body">But beware. Secret societies and enemy agencies will get in your way!</text:p>
      <text:p text:style-name="Text_20_body"><text:span text:style-name="T1">Golden Idol</text:span> is based on <text:a xlink:type="simple" xlink:href="https://cairnrpg.com" office:name=""><text:span text:style-name="Definition"><text:span text:style-name="T2">Cairn</text:span></text:span></text:a> by Yochai Gal and licensed under <text:a xlink:type="simple" xlink:href="https://creativecommons.org/licenses/by-sa/4.0/" office:name=""><text:span text:style-name="Definition">CC-BY-SA 4.0</text:span></text:a>.</text:p>
      <text:p text:style-name="Text_20_body">System Reference Document v.1.0.0</text:p>
      <text:h text:style-name="Heading_20_2" text:outline-level="2"><text:bookmark-start text:name="overview-1"/>Overview<text:bookmark-end text:name="overview-1"/></text:h>
      <text:p text:style-name="First_20_paragraph"><text:span text:style-name="T1">Golden Idol</text:span> was written with the following design philosophies in mind:</text:p>
      <text:h text:style-name="Heading_20_3" text:outline-level="3"><text:bookmark-start text:name="neutrality-1"/>Neutrality<text:bookmark-end text:name="neutrality-1"/></text:h>
      <text:p text:style-name="First_20_paragraph">The Referee’s role is to portray the rules, situations, NPCs, and narrative clearly, while acting as a neutral arbiter.</text:p>
      <text:h text:style-name="Heading_20_3" text:outline-level="3"><text:bookmark-start text:name="death-1"/>Death<text:bookmark-end text:name="death-1"/></text:h>
      <text:p text:style-name="First_20_paragraph">Characters may be powerful, but they are also vulnerable to harm in its many forms. Death is always around the corner, but it is never random or without warning.</text:p>
      <text:h text:style-name="Heading_20_3" text:outline-level="3"><text:bookmark-start text:name="fiction-first-1"/>Fiction First<text:bookmark-end text:name="fiction-first-1"/></text:h>
      <text:p text:style-name="First_20_paragraph">Dice do not always reflect an obstacle’s difficulty or its outcome. Instead, success and failure are arbitrated by the Referee in dialogue with the players, based on in-world elements.</text:p>
      <text:h text:style-name="Heading_20_3" text:outline-level="3"><text:bookmark-start text:name="foreground-growth-1"/>Foreground Growth<text:bookmark-end text:name="foreground-growth-1"/></text:h>
      <text:p text:style-name="First_20_paragraph">Characters are changed through in-world advancement, gaining new skills and abilities by surviving dangerous events and overcoming obstacles.</text:p>
      <text:h text:style-name="Heading_20_3" text:outline-level="3"><text:bookmark-start text:name="player-choice-1"/>Player Choice<text:bookmark-end text:name="player-choice-1"/></text:h>
      <text:p text:style-name="First_20_paragraph">Players should always understand the reasons behind the choices they’ve made, and information about potential risks should be provided freely and frequently.</text:p>
      <text:h text:style-name="Heading_20_3" text:outline-level="3"><text:bookmark-start text:name="principles-1"/>Principles<text:bookmark-end text:name="principles-1"/></text:h>
      <text:p text:style-name="First_20_paragraph">The Referee and the players each have guidelines that help foster a specific play experience defined by critical thinking, exploration, and an emergent narrative.</text:p>
      <text:h text:style-name="Heading_20_3" text:outline-level="3"><text:bookmark-start text:name="shared-objectives-1"/>Shared Objectives<text:bookmark-end text:name="shared-objectives-1"/></text:h>
      <text:p text:style-name="First_20_paragraph">Players trust one another to engage with the shared setting, character goals, and party challenges. Therefore, the party is typically working together towards a common goal, as a team.</text:p>
      <text:h text:style-name="Heading_20_2" text:outline-level="2"><text:bookmark-start text:name="principles-for-referees-1"/>Principles for Referees<text:bookmark-end text:name="principles-for-referees-1"/></text:h>
      <text:h text:style-name="Heading_20_3" text:outline-level="3"><text:bookmark-start text:name="information-1"/>Information<text:bookmark-end text:name="information-1"/></text:h>
      <text:list text:style-name="L92">
        <text:list-item>
          <text:p text:style-name="P103">Provide useful information about the game world as the characters explore it.</text:p>
        </text:list-item>
        <text:list-item>
          <text:p text:style-name="P103">Players do not need to roll dice to learn about their circumstances.</text:p>
        </text:list-item>
        <text:list-item>
          <text:p text:style-name="P103">Be helpful and direct with your answers to their questions.</text:p>
        </text:list-item>
        <text:list-item>
          <text:p text:style-name="P103">Respond honestly, describe consistently, and always let them know they can keep asking questions.</text:p>
        </text:list-item>
      </text:list>
      <text:h text:style-name="Heading_20_3" text:outline-level="3"><text:bookmark-start text:name="difficulty-1"/>Difficulty<text:bookmark-end text:name="difficulty-1"/></text:h>
      <text:list text:style-name="L93">
        <text:list-item>
          <text:p text:style-name="P104">Default to context and realism rather than numbers and mechanics.</text:p>
        </text:list-item>
        <text:list-item>
          <text:p text:style-name="P104">If something the players want to do is sincerely impossible, no roll will allow them to do it.</text:p>
        </text:list-item>
        <text:list-item>
          <text:p text:style-name="P104">Is what the player describes and how they leverage the situation sensible? Let it happen.</text:p>
        </text:list-item>
        <text:list-item>
          <text:p text:style-name="P104">Saves cover a great deal of uncertain situations and are often all that is necessary for risky actions.</text:p>
        </text:list-item>
      </text:list>
      <text:h text:style-name="Heading_20_3" text:outline-level="3"><text:bookmark-start text:name="preparation-1"/>Preparation<text:bookmark-end text:name="preparation-1"/></text:h>
      <text:list text:style-name="L94">
        <text:list-item>
          <text:p text:style-name="P105">The game world is organic, malleable and random. It intuits and makes sharp turns.</text:p>
        </text:list-item>
        <text:list-item>
          <text:p text:style-name="P105">Use random tables and generators to develop situations, not stories or plots.</text:p>
        </text:list-item>
        <text:list-item>
          <text:p text:style-name="P105">NPCs remember what the PCs say and do, and how they affect the world.</text:p>
        </text:list-item>
        <text:list-item>
          <text:p text:style-name="P105">NPCs don’t want to die. Infuse their own self-interest and will to live into every personality.</text:p>
        </text:list-item>
      </text:list>
      <text:h text:style-name="Heading_20_3" text:outline-level="3"><text:bookmark-start text:name="narrative-focus-1"/>Narrative Focus<text:bookmark-end text:name="narrative-focus-1"/></text:h>
      <text:list text:style-name="L95">
        <text:list-item>
          <text:p text:style-name="P106">Emergent experience of play is what matters, not math or character abilities. Give the players weapon trainers and personal quests to facilitate improvement and specialization.</text:p>
        </text:list-item>
        <text:list-item>
          <text:p text:style-name="P106">Pay attention to the needs and wants of the players, then put realistic opportunities in their path.</text:p>
        </text:list-item>
        <text:list-item>
          <text:p text:style-name="P106">A dagger to your throat will kill you, regardless of your expensive armor and impressive training.</text:p>
        </text:list-item>
      </text:list>
      <text:h text:style-name="Heading_20_3" text:outline-level="3"><text:bookmark-start text:name="danger-1"/>Danger<text:bookmark-end text:name="danger-1"/></text:h>
      <text:list text:style-name="L96">
        <text:list-item>
          <text:p text:style-name="P107">The game world produces real risk of pain and death for the player characters.</text:p>
        </text:list-item>
        <text:list-item>
          <text:p text:style-name="P107">Telegraph serious danger to players when it is present. The more dangerous, the more obvious.</text:p>
        </text:list-item>
        <text:list-item>
          <text:p text:style-name="P107">Put traps in plain sight and let the players take time to figure out a solution.</text:p>
        </text:list-item>
        <text:list-item>
          <text:p text:style-name="P107">Give players opportunities to solve problems and interact with the world.</text:p>
        </text:list-item>
      </text:list>
      <text:h text:style-name="Heading_20_3" text:outline-level="3"><text:bookmark-start text:name="artifacts-3"/>Artifacts<text:bookmark-end text:name="artifacts-3"/></text:h>
      <text:list text:style-name="L97">
        <text:list-item>
          <text:p text:style-name="P108">An Artifact is specific to the environment from where it is recovered. It tells a story.</text:p>
        </text:list-item>
        <text:list-item>
          <text:p text:style-name="P108">An Artifact is highly valuable, almost always bulky, and rarely useful beyond its worth and prestige.</text:p>
        </text:list-item>
        <text:list-item>
          <text:p text:style-name="P108">Use Artifacts as a lure to exotic locations under the protection of intimidating foes.</text:p>
        </text:list-item>
      </text:list>
      <text:h text:style-name="Heading_20_3" text:outline-level="3"><text:bookmark-start text:name="choice-1"/>Choice<text:bookmark-end text:name="choice-1"/></text:h>
      <text:list text:style-name="L98">
        <text:list-item>
          <text:p text:style-name="P109">Give players a solid choice to force outcomes when the situation lulls.</text:p>
        </text:list-item>
        <text:list-item>
          <text:p text:style-name="P109">Use binary “so, A or B?” responses when their intentions are vague.</text:p>
        </text:list-item>
        <text:list-item>
          <text:p text:style-name="P109">Work together using this conversational method to keep the game moving.</text:p>
        </text:list-item>
        <text:list-item>
          <text:p text:style-name="P109">Ensure that the player character’s actions leave their mark on the game world.</text:p>
        </text:list-item>
      </text:list>
      <text:h text:style-name="Heading_20_3" text:outline-level="3"><text:bookmark-start text:name="die-of-fate-1"/>Die of Fate<text:bookmark-end text:name="die-of-fate-1"/></text:h>
      <text:list text:style-name="L99">
        <text:list-item>
          <text:p text:style-name="P110">Occasionally you will want an element of randomness (e.g. the weather, unique character knowledge, etc.).</text:p>
        </text:list-item>
        <text:list-item>
          <text:p text:style-name="P110">In these situations, roll 1d6. A roll of 4 or more generally favors the players.</text:p>
        </text:list-item>
        <text:list-item>
          <text:p text:style-name="P110">A roll of 3 or under tends to mean bad luck for the PCs or their allies.</text:p>
        </text:list-item>
      </text:list>
      <text:h text:style-name="Heading_20_2" text:outline-level="2"><text:bookmark-start text:name="principles-for-players-1"/>Principles for Players<text:bookmark-end text:name="principles-for-players-1"/></text:h>
      <text:h text:style-name="Heading_20_3" text:outline-level="3"><text:bookmark-start text:name="agency-1"/>Agency<text:bookmark-end text:name="agency-1"/></text:h>
      <text:list text:style-name="L100">
        <text:list-item>
          <text:p text:style-name="P111">Attributes and related saves do not define your character. They are tools.</text:p>
        </text:list-item>
        <text:list-item>
          <text:p text:style-name="P111">Don’t ask only what your character would do, ask what you would do, too.</text:p>
        </text:list-item>
        <text:list-item>
          <text:p text:style-name="P111">Be creative with your intuition, items, and connections.</text:p>
        </text:list-item>
      </text:list>
      <text:h text:style-name="Heading_20_3" text:outline-level="3"><text:bookmark-start text:name="teamwork-1"/>Teamwork<text:bookmark-end text:name="teamwork-1"/></text:h>
      <text:list text:style-name="L101">
        <text:list-item>
          <text:p text:style-name="P112">Seek consensus from the other players before barreling forward.</text:p>
        </text:list-item>
        <text:list-item>
          <text:p text:style-name="P112">Stay on the same page about goals and limits, respecting each other and accomplishing more as a group than alone.</text:p>
        </text:list-item>
      </text:list>
      <text:h text:style-name="Heading_20_3" text:outline-level="3"><text:bookmark-start text:name="exploration-1"/>Exploration<text:bookmark-end text:name="exploration-1"/></text:h>
      <text:list text:style-name="L102">
        <text:list-item>
          <text:p text:style-name="P113">Asking questions and listening to detail is more useful than any stats, items, or skills you have.</text:p>
        </text:list-item>
        <text:list-item>
          <text:p text:style-name="P113">Take the Referee’s description without suspicion, but don’t shy away from seeking more information.</text:p>
        </text:list-item>
        <text:list-item>
          <text:p text:style-name="P113">There is no single correct way forward.</text:p>
        </text:list-item>
      </text:list>
      <text:h text:style-name="Heading_20_3" text:outline-level="3"><text:bookmark-start text:name="talking-1"/>Talking<text:bookmark-end text:name="talking-1"/></text:h>
      <text:list text:style-name="L103">
        <text:list-item>
          <text:p text:style-name="P114">Treat NPCs as if they were real people, and rely on your curiosity to safely gain information and solve problems.</text:p>
        </text:list-item>
        <text:list-item>
          <text:p text:style-name="P114">You’ll find that most people are interesting and will want to talk things through before getting violent.</text:p>
        </text:list-item>
      </text:list>
      <text:h text:style-name="Heading_20_3" text:outline-level="3"><text:bookmark-start text:name="caution-1"/>Caution<text:bookmark-end text:name="caution-1"/></text:h>
      <text:list text:style-name="L104">
        <text:list-item>
          <text:p text:style-name="P115">Fighting is a choice and rarely a wise one; consider whether violence is the best way to achieve your goals.</text:p>
        </text:list-item>
        <text:list-item>
          <text:p text:style-name="P115">Try to stack the odds in your favor and retreat when things seem unfavorable.</text:p>
        </text:list-item>
      </text:list>
      <text:h text:style-name="Heading_20_3" text:outline-level="3"><text:bookmark-start text:name="planning-1"/>Planning<text:bookmark-end text:name="planning-1"/></text:h>
      <text:list text:style-name="L105">
        <text:list-item>
          <text:p text:style-name="P116">Think of ways to avoid your obstacles through reconnaissance, subtlety, and fact-finding.</text:p>
        </text:list-item>
        <text:list-item>
          <text:p text:style-name="P116">Do some research and ask around about your objectives.</text:p>
        </text:list-item>
      </text:list>
      <text:h text:style-name="Heading_20_3" text:outline-level="3"><text:bookmark-start text:name="ambition-1"/>Ambition<text:bookmark-end text:name="ambition-1"/></text:h>
      <text:list text:style-name="L106">
        <text:list-item>
          <text:p text:style-name="P117">Set goals and use your meager means to take steps forward.</text:p>
        </text:list-item>
        <text:list-item>
          <text:p text:style-name="P117">Expect nothing. Earn your reputation.</text:p>
        </text:list-item>
        <text:list-item>
          <text:p text:style-name="P117">Keep things moving forward and play to see what happens.</text:p>
        </text:list-item>
      </text:list>
      <text:h text:style-name="Heading_20_2" text:outline-level="2"><text:bookmark-start text:name="principles-of-the-world-1"/>Principles of the World<text:bookmark-end text:name="principles-of-the-world-1"/></text:h>
      <text:h text:style-name="Heading_20_3" text:outline-level="3"><text:bookmark-start text:name="adventure-1"/>Adventure<text:bookmark-end text:name="adventure-1"/></text:h>
      <text:list text:style-name="L107">
        <text:list-item>
          <text:p text:style-name="P118">The team is a group of characters seeking out new and exciting experiences.</text:p>
        </text:list-item>
        <text:list-item>
          <text:p text:style-name="P118">They band together to overcoming challenges and obstacles.</text:p>
        </text:list-item>
        <text:list-item>
          <text:p text:style-name="P118">The world is full of unknown and dangerous locations, lost civilizations and their remains.</text:p>
        </text:list-item>
      </text:list>
      <text:h text:style-name="Heading_20_3" text:outline-level="3"><text:bookmark-start text:name="artifacts-4"/>Artifacts<text:bookmark-end text:name="artifacts-4"/></text:h>
      <text:list text:style-name="L108">
        <text:list-item>
          <text:p text:style-name="P119">Lost civilizations and other parties left behind mysterious and powerful artifacts.</text:p>
        </text:list-item>
        <text:list-item>
          <text:p text:style-name="P119">They are sought after by others for their inscrutable purposes.</text:p>
        </text:list-item>
        <text:list-item>
          <text:p text:style-name="P119">Artifacts must be recovered and protected before they fall into the wrong hands.</text:p>
        </text:list-item>
      </text:list>
      <text:h text:style-name="Heading_20_3" text:outline-level="3"><text:bookmark-start text:name="lost-civilization-1"/>Lost Civilization<text:bookmark-end text:name="lost-civilization-1"/></text:h>
      <text:list text:style-name="L109">
        <text:list-item>
          <text:p text:style-name="P120">Human history is a mystery of which only a few pieces are known.</text:p>
        </text:list-item>
        <text:list-item>
          <text:p text:style-name="P120">There have been dozens if not hundreds of civilizations that have disappeared into oblivion.</text:p>
        </text:list-item>
        <text:list-item>
          <text:p text:style-name="P120">Many of them remain unknown to the public. Their remains await exploration.</text:p>
        </text:list-item>
      </text:list>
      <text:h text:style-name="Heading_20_3" text:outline-level="3"><text:bookmark-start text:name="secret-societies-1"/>Secret Societies<text:bookmark-end text:name="secret-societies-1"/></text:h>
      <text:list text:style-name="L110">
        <text:list-item>
          <text:p text:style-name="P121">There are secret societies and organizations sometimes malevolent sometimes enigmatic.</text:p>
        </text:list-item>
        <text:list-item>
          <text:p text:style-name="P121">They collect artifacts to study them and reveal their mysterious powers.</text:p>
        </text:list-item>
        <text:list-item>
          <text:p text:style-name="P121">They are often entrenched in society and will serve any means to achieve their purposes.</text:p>
        </text:list-item>
      </text:list>
      <text:h text:style-name="Heading_20_3" text:outline-level="3"><text:bookmark-start text:name="globetrotting-1"/>Globetrotting<text:bookmark-end text:name="globetrotting-1"/></text:h>
      <text:list text:style-name="L111">
        <text:list-item>
          <text:p text:style-name="P122">Artifacts are scattered in exotic and remote locations around the world.</text:p>
        </text:list-item>
        <text:list-item>
          <text:p text:style-name="P122">The team must face the unique challenges and opportunities of each location.</text:p>
        </text:list-item>
        <text:list-item>
          <text:p text:style-name="P122">It is necessary to adapt to and immerse oneself in different cultures and environments to succeed.</text:p>
        </text:list-item>
      </text:list>
      <text:h text:style-name="Heading_20_3" text:outline-level="3"><text:bookmark-start text:name="the-unexplained-1"/>The Unexplained<text:bookmark-end text:name="the-unexplained-1"/></text:h>
      <text:list text:style-name="L112">
        <text:list-item>
          <text:p text:style-name="P123">The team will often find itself investigating and seeking answers to mysterious and supernatural occurrences.</text:p>
        </text:list-item>
        <text:list-item>
          <text:p text:style-name="P123">They will study the extraordinary and bizarre events and phenomena in the world.</text:p>
        </text:list-item>
        <text:list-item>
          <text:p text:style-name="P123">With they work they protect the world from the malicious use of these phenomena.</text:p>
        </text:list-item>
      </text:list>
      <text:h text:style-name="Heading_20_2" text:outline-level="2"><text:bookmark-start text:name="character-creation-1"/>Character Creation<text:bookmark-end text:name="character-creation-1"/></text:h>
      <text:h text:style-name="Heading_20_3" text:outline-level="3"><text:bookmark-start text:name="ability-scores-1"/>1. Ability Scores<text:bookmark-end text:name="ability-scores-1"/></text:h>
      <text:p text:style-name="First_20_paragraph">Player Characters (PCs) have just three attributes:<text:line-break/><text:span text:style-name="T1">Strength (STR)</text:span>, <text:span text:style-name="T1">Dexterity (DEX)</text:span>, and <text:span text:style-name="T1">Willpower (WIL)</text:span>.</text:p>
      <text:p text:style-name="Text_20_body">When creating a PC, the player roll 4d6 keeping the 3 highest results for each of their character’s ability scores, in order. They may then swap any two of the results.</text:p>
      <text:h text:style-name="Heading_20_3" text:outline-level="3"><text:bookmark-start text:name="hit-protection-1"/>2. Hit Protection<text:bookmark-end text:name="hit-protection-1"/></text:h>
      <text:p text:style-name="First_20_paragraph">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a xlink:type="simple" xlink:href="/Golden%20Idol-srd#scars-1" office:name=""><text:span text:style-name="Definition"><text:span text:style-name="T1">Scars</text:span></text:span></text:a> table.</text:p>
      <text:h text:style-name="Heading_20_3" text:outline-level="3"><text:bookmark-start text:name="starting-gear-7"/>3. Starting Gear<text:bookmark-end text:name="starting-gear-7"/></text:h>
      <text:p text:style-name="First_20_paragraph">All PCs begin with:</text:p>
      <text:list text:style-name="L113">
        <text:list-item>
          <text:p text:style-name="P124">Civilian clothes</text:p>
        </text:list-item>
        <text:list-item>
          <text:p text:style-name="P124">Expedition clothes</text:p>
        </text:list-item>
        <text:list-item>
          <text:p text:style-name="P124">Bulletproof vest</text:p>
        </text:list-item>
        <text:list-item>
          <text:p text:style-name="P124">Standard firearm</text:p>
        </text:list-item>
        <text:list-item>
          <text:p text:style-name="P124">Smartphone</text:p>
        </text:list-item>
        <text:list-item>
          <text:p text:style-name="P124">3d6 x 500 $</text:p>
        </text:list-item>
      </text:list>
      <text:p text:style-name="First_20_paragraph">The group also have an adequate transport for the mission.</text:p>
      <text:h text:style-name="Heading_20_3" text:outline-level="3"><text:bookmark-start text:name="name-1"/>4. Name<text:bookmark-end text:name="name-1"/></text:h>
      <text:p text:style-name="First_20_paragraph">Choose or roll (1d20) your PC’s <text:span text:style-name="T1">name</text:span></text:p>
      <text:h text:style-name="Heading_20_4" text:outline-level="4"><text:bookmark-start text:name="female-names-1"/>Female Names<text:bookmark-end text:name="female-names-1"/></text:h>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row>
          <table:table-cell table:style-name="TableRowCell" office:value-type="string">
            <text:p text:style-name="Table_20_Contents">1</text:p>
          </table:table-cell>
          <table:table-cell table:style-name="TableRowCell" office:value-type="string">
            <text:p text:style-name="Table_20_Contents">Abigail</text:p>
          </table:table-cell>
          <table:table-cell table:style-name="TableRowCell" office:value-type="string">
            <text:p text:style-name="Table_20_Contents">6</text:p>
          </table:table-cell>
          <table:table-cell table:style-name="TableRowCell" office:value-type="string">
            <text:p text:style-name="Table_20_Contents">Scarlett</text:p>
          </table:table-cell>
          <table:table-cell table:style-name="TableRowCell" office:value-type="string">
            <text:p text:style-name="Table_20_Contents">11</text:p>
          </table:table-cell>
          <table:table-cell table:style-name="TableRowCell" office:value-type="string">
            <text:p text:style-name="Table_20_Contents">Leah</text:p>
          </table:table-cell>
          <table:table-cell table:style-name="TableRowCell" office:value-type="string">
            <text:p text:style-name="Table_20_Contents">16</text:p>
          </table:table-cell>
          <table:table-cell table:style-name="TableRowCell" office:value-type="string">
            <text:p text:style-name="Table_20_Contents">Jodie</text:p>
          </table:table-cell>
        </table:table-row>
        <table:table-row>
          <table:table-cell table:style-name="TableRowCell" office:value-type="string">
            <text:p text:style-name="Table_20_Contents">2</text:p>
          </table:table-cell>
          <table:table-cell table:style-name="TableRowCell" office:value-type="string">
            <text:p text:style-name="Table_20_Contents">Ava</text:p>
          </table:table-cell>
          <table:table-cell table:style-name="TableRowCell" office:value-type="string">
            <text:p text:style-name="Table_20_Contents">7</text:p>
          </table:table-cell>
          <table:table-cell table:style-name="TableRowCell" office:value-type="string">
            <text:p text:style-name="Table_20_Contents">Sabrina</text:p>
          </table:table-cell>
          <table:table-cell table:style-name="TableRowCell" office:value-type="string">
            <text:p text:style-name="Table_20_Contents">12</text:p>
          </table:table-cell>
          <table:table-cell table:style-name="TableRowCell" office:value-type="string">
            <text:p text:style-name="Table_20_Contents">Jimena</text:p>
          </table:table-cell>
          <table:table-cell table:style-name="TableRowCell" office:value-type="string">
            <text:p text:style-name="Table_20_Contents">17</text:p>
          </table:table-cell>
          <table:table-cell table:style-name="TableRowCell" office:value-type="string">
            <text:p text:style-name="Table_20_Contents">Amy</text:p>
          </table:table-cell>
        </table:table-row>
        <table:table-row>
          <table:table-cell table:style-name="TableRowCell" office:value-type="string">
            <text:p text:style-name="Table_20_Contents">3</text:p>
          </table:table-cell>
          <table:table-cell table:style-name="TableRowCell" office:value-type="string">
            <text:p text:style-name="Table_20_Contents">Elsie</text:p>
          </table:table-cell>
          <table:table-cell table:style-name="TableRowCell" office:value-type="string">
            <text:p text:style-name="Table_20_Contents">8</text:p>
          </table:table-cell>
          <table:table-cell table:style-name="TableRowCell" office:value-type="string">
            <text:p text:style-name="Table_20_Contents">Quinn</text:p>
          </table:table-cell>
          <table:table-cell table:style-name="TableRowCell" office:value-type="string">
            <text:p text:style-name="Table_20_Contents">13</text:p>
          </table:table-cell>
          <table:table-cell table:style-name="TableRowCell" office:value-type="string">
            <text:p text:style-name="Table_20_Contents">Zariah</text:p>
          </table:table-cell>
          <table:table-cell table:style-name="TableRowCell" office:value-type="string">
            <text:p text:style-name="Table_20_Contents">18</text:p>
          </table:table-cell>
          <table:table-cell table:style-name="TableRowCell" office:value-type="string">
            <text:p text:style-name="Table_20_Contents">Lily</text:p>
          </table:table-cell>
        </table:table-row>
        <table:table-row>
          <table:table-cell table:style-name="TableRowCell" office:value-type="string">
            <text:p text:style-name="Table_20_Contents">4</text:p>
          </table:table-cell>
          <table:table-cell table:style-name="TableRowCell" office:value-type="string">
            <text:p text:style-name="Table_20_Contents">Maria</text:p>
          </table:table-cell>
          <table:table-cell table:style-name="TableRowCell" office:value-type="string">
            <text:p text:style-name="Table_20_Contents">9</text:p>
          </table:table-cell>
          <table:table-cell table:style-name="TableRowCell" office:value-type="string">
            <text:p text:style-name="Table_20_Contents">Aimee</text:p>
          </table:table-cell>
          <table:table-cell table:style-name="TableRowCell" office:value-type="string">
            <text:p text:style-name="Table_20_Contents">14</text:p>
          </table:table-cell>
          <table:table-cell table:style-name="TableRowCell" office:value-type="string">
            <text:p text:style-name="Table_20_Contents">Coraline</text:p>
          </table:table-cell>
          <table:table-cell table:style-name="TableRowCell" office:value-type="string">
            <text:p text:style-name="Table_20_Contents">19</text:p>
          </table:table-cell>
          <table:table-cell table:style-name="TableRowCell" office:value-type="string">
            <text:p text:style-name="Table_20_Contents">Janessa</text:p>
          </table:table-cell>
        </table:table-row>
        <table:table-row>
          <table:table-cell table:style-name="TableRowCell" office:value-type="string">
            <text:p text:style-name="Table_20_Contents">5</text:p>
          </table:table-cell>
          <table:table-cell table:style-name="TableRowCell" office:value-type="string">
            <text:p text:style-name="Table_20_Contents">Kayla</text:p>
          </table:table-cell>
          <table:table-cell table:style-name="TableRowCell" office:value-type="string">
            <text:p text:style-name="Table_20_Contents">10</text:p>
          </table:table-cell>
          <table:table-cell table:style-name="TableRowCell" office:value-type="string">
            <text:p text:style-name="Table_20_Contents">Isabella</text:p>
          </table:table-cell>
          <table:table-cell table:style-name="TableRowCell" office:value-type="string">
            <text:p text:style-name="Table_20_Contents">15</text:p>
          </table:table-cell>
          <table:table-cell table:style-name="TableRowCell" office:value-type="string">
            <text:p text:style-name="Table_20_Contents">Mila</text:p>
          </table:table-cell>
          <table:table-cell table:style-name="TableRowCell" office:value-type="string">
            <text:p text:style-name="Table_20_Contents">20</text:p>
          </table:table-cell>
          <table:table-cell table:style-name="TableRowCell" office:value-type="string">
            <text:p text:style-name="Table_20_Contents">Vivian</text:p>
          </table:table-cell>
        </table:table-row>
      </table:table>
      <text:h text:style-name="Heading_20_4" text:outline-level="4"><text:bookmark-start text:name="male-names-1"/>Male Names<text:bookmark-end text:name="male-names-1"/></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row>
          <table:table-cell table:style-name="TableRowCell" office:value-type="string">
            <text:p text:style-name="Table_20_Contents">1</text:p>
          </table:table-cell>
          <table:table-cell table:style-name="TableRowCell" office:value-type="string">
            <text:p text:style-name="Table_20_Contents">Daniel</text:p>
          </table:table-cell>
          <table:table-cell table:style-name="TableRowCell" office:value-type="string">
            <text:p text:style-name="Table_20_Contents">6</text:p>
          </table:table-cell>
          <table:table-cell table:style-name="TableRowCell" office:value-type="string">
            <text:p text:style-name="Table_20_Contents">Emmitt</text:p>
          </table:table-cell>
          <table:table-cell table:style-name="TableRowCell" office:value-type="string">
            <text:p text:style-name="Table_20_Contents">11</text:p>
          </table:table-cell>
          <table:table-cell table:style-name="TableRowCell" office:value-type="string">
            <text:p text:style-name="Table_20_Contents">Mason</text:p>
          </table:table-cell>
          <table:table-cell table:style-name="TableRowCell" office:value-type="string">
            <text:p text:style-name="Table_20_Contents">16</text:p>
          </table:table-cell>
          <table:table-cell table:style-name="TableRowCell" office:value-type="string">
            <text:p text:style-name="Table_20_Contents">Deandre</text:p>
          </table:table-cell>
        </table:table-row>
        <table:table-row>
          <table:table-cell table:style-name="TableRowCell" office:value-type="string">
            <text:p text:style-name="Table_20_Contents">2</text:p>
          </table:table-cell>
          <table:table-cell table:style-name="TableRowCell" office:value-type="string">
            <text:p text:style-name="Table_20_Contents">Connor</text:p>
          </table:table-cell>
          <table:table-cell table:style-name="TableRowCell" office:value-type="string">
            <text:p text:style-name="Table_20_Contents">7</text:p>
          </table:table-cell>
          <table:table-cell table:style-name="TableRowCell" office:value-type="string">
            <text:p text:style-name="Table_20_Contents">Ronan</text:p>
          </table:table-cell>
          <table:table-cell table:style-name="TableRowCell" office:value-type="string">
            <text:p text:style-name="Table_20_Contents">12</text:p>
          </table:table-cell>
          <table:table-cell table:style-name="TableRowCell" office:value-type="string">
            <text:p text:style-name="Table_20_Contents">Alfie</text:p>
          </table:table-cell>
          <table:table-cell table:style-name="TableRowCell" office:value-type="string">
            <text:p text:style-name="Table_20_Contents">17</text:p>
          </table:table-cell>
          <table:table-cell table:style-name="TableRowCell" office:value-type="string">
            <text:p text:style-name="Table_20_Contents">Ahmad</text:p>
          </table:table-cell>
        </table:table-row>
        <table:table-row>
          <table:table-cell table:style-name="TableRowCell" office:value-type="string">
            <text:p text:style-name="Table_20_Contents">3</text:p>
          </table:table-cell>
          <table:table-cell table:style-name="TableRowCell" office:value-type="string">
            <text:p text:style-name="Table_20_Contents">Jenson</text:p>
          </table:table-cell>
          <table:table-cell table:style-name="TableRowCell" office:value-type="string">
            <text:p text:style-name="Table_20_Contents">8</text:p>
          </table:table-cell>
          <table:table-cell table:style-name="TableRowCell" office:value-type="string">
            <text:p text:style-name="Table_20_Contents">Kaleb</text:p>
          </table:table-cell>
          <table:table-cell table:style-name="TableRowCell" office:value-type="string">
            <text:p text:style-name="Table_20_Contents">13</text:p>
          </table:table-cell>
          <table:table-cell table:style-name="TableRowCell" office:value-type="string">
            <text:p text:style-name="Table_20_Contents">Sebastian</text:p>
          </table:table-cell>
          <table:table-cell table:style-name="TableRowCell" office:value-type="string">
            <text:p text:style-name="Table_20_Contents">18</text:p>
          </table:table-cell>
          <table:table-cell table:style-name="TableRowCell" office:value-type="string">
            <text:p text:style-name="Table_20_Contents">Justus</text:p>
          </table:table-cell>
        </table:table-row>
        <table:table-row>
          <table:table-cell table:style-name="TableRowCell" office:value-type="string">
            <text:p text:style-name="Table_20_Contents">4</text:p>
          </table:table-cell>
          <table:table-cell table:style-name="TableRowCell" office:value-type="string">
            <text:p text:style-name="Table_20_Contents">Bradley</text:p>
          </table:table-cell>
          <table:table-cell table:style-name="TableRowCell" office:value-type="string">
            <text:p text:style-name="Table_20_Contents">9</text:p>
          </table:table-cell>
          <table:table-cell table:style-name="TableRowCell" office:value-type="string">
            <text:p text:style-name="Table_20_Contents">Lennon</text:p>
          </table:table-cell>
          <table:table-cell table:style-name="TableRowCell" office:value-type="string">
            <text:p text:style-name="Table_20_Contents">14</text:p>
          </table:table-cell>
          <table:table-cell table:style-name="TableRowCell" office:value-type="string">
            <text:p text:style-name="Table_20_Contents">Jamie</text:p>
          </table:table-cell>
          <table:table-cell table:style-name="TableRowCell" office:value-type="string">
            <text:p text:style-name="Table_20_Contents">19</text:p>
          </table:table-cell>
          <table:table-cell table:style-name="TableRowCell" office:value-type="string">
            <text:p text:style-name="Table_20_Contents">Keith</text:p>
          </table:table-cell>
        </table:table-row>
        <table:table-row>
          <table:table-cell table:style-name="TableRowCell" office:value-type="string">
            <text:p text:style-name="Table_20_Contents">5</text:p>
          </table:table-cell>
          <table:table-cell table:style-name="TableRowCell" office:value-type="string">
            <text:p text:style-name="Table_20_Contents">Callum</text:p>
          </table:table-cell>
          <table:table-cell table:style-name="TableRowCell" office:value-type="string">
            <text:p text:style-name="Table_20_Contents">10</text:p>
          </table:table-cell>
          <table:table-cell table:style-name="TableRowCell" office:value-type="string">
            <text:p text:style-name="Table_20_Contents">Abram</text:p>
          </table:table-cell>
          <table:table-cell table:style-name="TableRowCell" office:value-type="string">
            <text:p text:style-name="Table_20_Contents">15</text:p>
          </table:table-cell>
          <table:table-cell table:style-name="TableRowCell" office:value-type="string">
            <text:p text:style-name="Table_20_Contents">Charlie</text:p>
          </table:table-cell>
          <table:table-cell table:style-name="TableRowCell" office:value-type="string">
            <text:p text:style-name="Table_20_Contents">20</text:p>
          </table:table-cell>
          <table:table-cell table:style-name="TableRowCell" office:value-type="string">
            <text:p text:style-name="Table_20_Contents">Chris</text:p>
          </table:table-cell>
        </table:table-row>
      </table:table>
      <text:h text:style-name="Heading_20_4" text:outline-level="4"><text:bookmark-start text:name="surnames-1"/>Surnames<text:bookmark-end text:name="surnames-1"/></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row>
          <table:table-cell table:style-name="TableRowCell" office:value-type="string">
            <text:p text:style-name="Table_20_Contents">1</text:p>
          </table:table-cell>
          <table:table-cell table:style-name="TableRowCell" office:value-type="string">
            <text:p text:style-name="Table_20_Contents">Gordon</text:p>
          </table:table-cell>
          <table:table-cell table:style-name="TableRowCell" office:value-type="string">
            <text:p text:style-name="Table_20_Contents">6</text:p>
          </table:table-cell>
          <table:table-cell table:style-name="TableRowCell" office:value-type="string">
            <text:p text:style-name="Table_20_Contents">Drake</text:p>
          </table:table-cell>
          <table:table-cell table:style-name="TableRowCell" office:value-type="string">
            <text:p text:style-name="Table_20_Contents">11</text:p>
          </table:table-cell>
          <table:table-cell table:style-name="TableRowCell" office:value-type="string">
            <text:p text:style-name="Table_20_Contents">Stevens</text:p>
          </table:table-cell>
          <table:table-cell table:style-name="TableRowCell" office:value-type="string">
            <text:p text:style-name="Table_20_Contents">16</text:p>
          </table:table-cell>
          <table:table-cell table:style-name="TableRowCell" office:value-type="string">
            <text:p text:style-name="Table_20_Contents">Morse</text:p>
          </table:table-cell>
        </table:table-row>
        <table:table-row>
          <table:table-cell table:style-name="TableRowCell" office:value-type="string">
            <text:p text:style-name="Table_20_Contents">2</text:p>
          </table:table-cell>
          <table:table-cell table:style-name="TableRowCell" office:value-type="string">
            <text:p text:style-name="Table_20_Contents">Johnston</text:p>
          </table:table-cell>
          <table:table-cell table:style-name="TableRowCell" office:value-type="string">
            <text:p text:style-name="Table_20_Contents">7</text:p>
          </table:table-cell>
          <table:table-cell table:style-name="TableRowCell" office:value-type="string">
            <text:p text:style-name="Table_20_Contents">Avery</text:p>
          </table:table-cell>
          <table:table-cell table:style-name="TableRowCell" office:value-type="string">
            <text:p text:style-name="Table_20_Contents">12</text:p>
          </table:table-cell>
          <table:table-cell table:style-name="TableRowCell" office:value-type="string">
            <text:p text:style-name="Table_20_Contents">Lewis</text:p>
          </table:table-cell>
          <table:table-cell table:style-name="TableRowCell" office:value-type="string">
            <text:p text:style-name="Table_20_Contents">17</text:p>
          </table:table-cell>
          <table:table-cell table:style-name="TableRowCell" office:value-type="string">
            <text:p text:style-name="Table_20_Contents">Grant</text:p>
          </table:table-cell>
        </table:table-row>
        <table:table-row>
          <table:table-cell table:style-name="TableRowCell" office:value-type="string">
            <text:p text:style-name="Table_20_Contents">3</text:p>
          </table:table-cell>
          <table:table-cell table:style-name="TableRowCell" office:value-type="string">
            <text:p text:style-name="Table_20_Contents">Morales</text:p>
          </table:table-cell>
          <table:table-cell table:style-name="TableRowCell" office:value-type="string">
            <text:p text:style-name="Table_20_Contents">8</text:p>
          </table:table-cell>
          <table:table-cell table:style-name="TableRowCell" office:value-type="string">
            <text:p text:style-name="Table_20_Contents">Bowman</text:p>
          </table:table-cell>
          <table:table-cell table:style-name="TableRowCell" office:value-type="string">
            <text:p text:style-name="Table_20_Contents">13</text:p>
          </table:table-cell>
          <table:table-cell table:style-name="TableRowCell" office:value-type="string">
            <text:p text:style-name="Table_20_Contents">Patel</text:p>
          </table:table-cell>
          <table:table-cell table:style-name="TableRowCell" office:value-type="string">
            <text:p text:style-name="Table_20_Contents">18</text:p>
          </table:table-cell>
          <table:table-cell table:style-name="TableRowCell" office:value-type="string">
            <text:p text:style-name="Table_20_Contents">Yates</text:p>
          </table:table-cell>
        </table:table-row>
        <table:table-row>
          <table:table-cell table:style-name="TableRowCell" office:value-type="string">
            <text:p text:style-name="Table_20_Contents">4</text:p>
          </table:table-cell>
          <table:table-cell table:style-name="TableRowCell" office:value-type="string">
            <text:p text:style-name="Table_20_Contents">Bell</text:p>
          </table:table-cell>
          <table:table-cell table:style-name="TableRowCell" office:value-type="string">
            <text:p text:style-name="Table_20_Contents">9</text:p>
          </table:table-cell>
          <table:table-cell table:style-name="TableRowCell" office:value-type="string">
            <text:p text:style-name="Table_20_Contents">Floyd</text:p>
          </table:table-cell>
          <table:table-cell table:style-name="TableRowCell" office:value-type="string">
            <text:p text:style-name="Table_20_Contents">14</text:p>
          </table:table-cell>
          <table:table-cell table:style-name="TableRowCell" office:value-type="string">
            <text:p text:style-name="Table_20_Contents">Carter</text:p>
          </table:table-cell>
          <table:table-cell table:style-name="TableRowCell" office:value-type="string">
            <text:p text:style-name="Table_20_Contents">19</text:p>
          </table:table-cell>
          <table:table-cell table:style-name="TableRowCell" office:value-type="string">
            <text:p text:style-name="Table_20_Contents">Decker</text:p>
          </table:table-cell>
        </table:table-row>
        <table:table-row>
          <table:table-cell table:style-name="TableRowCell" office:value-type="string">
            <text:p text:style-name="Table_20_Contents">5</text:p>
          </table:table-cell>
          <table:table-cell table:style-name="TableRowCell" office:value-type="string">
            <text:p text:style-name="Table_20_Contents">Knight</text:p>
          </table:table-cell>
          <table:table-cell table:style-name="TableRowCell" office:value-type="string">
            <text:p text:style-name="Table_20_Contents">10</text:p>
          </table:table-cell>
          <table:table-cell table:style-name="TableRowCell" office:value-type="string">
            <text:p text:style-name="Table_20_Contents">Cooper</text:p>
          </table:table-cell>
          <table:table-cell table:style-name="TableRowCell" office:value-type="string">
            <text:p text:style-name="Table_20_Contents">15</text:p>
          </table:table-cell>
          <table:table-cell table:style-name="TableRowCell" office:value-type="string">
            <text:p text:style-name="Table_20_Contents">Castillo</text:p>
          </table:table-cell>
          <table:table-cell table:style-name="TableRowCell" office:value-type="string">
            <text:p text:style-name="Table_20_Contents">20</text:p>
          </table:table-cell>
          <table:table-cell table:style-name="TableRowCell" office:value-type="string">
            <text:p text:style-name="Table_20_Contents">Vasquez</text:p>
          </table:table-cell>
        </table:table-row>
      </table:table>
      <text:h text:style-name="Heading_20_3" text:outline-level="3"><text:bookmark-start text:name="archetype-1"/>5. Archetype<text:bookmark-end text:name="archetype-1"/></text:h>
      <text:p text:style-name="First_20_paragraph">Choose or roll (1d6) to determine your PC’s <text:span text:style-name="T1">archetype</text:span>. This informs their potential knowledge and skills.</text:p>
      <text:list text:style-name="L114">
        <text:list-item>
          <text:p text:style-name="P125">Soldier</text:p>
        </text:list-item>
        <text:list-item>
          <text:p text:style-name="P125">Archeologist</text:p>
        </text:list-item>
        <text:list-item>
          <text:p text:style-name="P125">Scientist</text:p>
        </text:list-item>
        <text:list-item>
          <text:p text:style-name="P125">Specialist</text:p>
        </text:list-item>
        <text:list-item>
          <text:p text:style-name="P125">Pilot</text:p>
        </text:list-item>
        <text:list-item>
          <text:p text:style-name="P125">Hustler</text:p>
        </text:list-item>
      </text:list>
      <text:h text:style-name="Heading_20_3" text:outline-level="3"><text:bookmark-start text:name="age-1"/>6. Age<text:bookmark-end text:name="age-1"/></text:h>
      <text:p text:style-name="First_20_paragraph">Finally, roll for their <text:span text:style-name="T1">age</text:span> (2d20+10).</text:p>
      <text:h text:style-name="Heading_20_2" text:outline-level="2"><text:bookmark-start text:name="archetypes-1"/>Archetypes<text:bookmark-end text:name="archetypes-1"/></text:h>
      <text:h text:style-name="Heading_20_3" text:outline-level="3"><text:bookmark-start text:name="soldier-1"/>Soldier<text:bookmark-end text:name="soldier-1"/></text:h>
      <text:p text:style-name="First_20_paragraph">The Soldier is a trained combatant with experience in various military operations. They excel in fighting and handling weapons, and are well-equipped to handle dangerous situations.</text:p>
      <text:h text:style-name="Heading_20_4" text:outline-level="4"><text:bookmark-start text:name="starting-gear-8"/>Starting Gear<text:bookmark-end text:name="starting-gear-8"/></text:h>
      <text:p text:style-name="First_20_paragraph">The soldier begins the game with a combat knife, a special firearm, and a helmet as additional equipment.</text:p>
      <text:h text:style-name="Heading_20_4" text:outline-level="4"><text:bookmark-start text:name="what-your-background-taught-you-6"/>What your background taught you<text:bookmark-end text:name="what-your-background-taught-you-6"/></text:h>
      <text:list text:style-name="L115">
        <text:list-item>
          <text:p text:style-name="P126">Cool-mindedness.</text:p>
        </text:list-item>
        <text:list-item>
          <text:p text:style-name="P126">The use of an exotic weapon.</text:p>
        </text:list-item>
        <text:list-item>
          <text:p text:style-name="P126">The mastery in closed quarter combat.</text:p>
        </text:list-item>
        <text:list-item>
          <text:p text:style-name="P126">To be a master tactician.</text:p>
        </text:list-item>
        <text:list-item>
          <text:p text:style-name="P126">To be a master survivalist.</text:p>
        </text:list-item>
        <text:list-item>
          <text:p text:style-name="P126">To be a natural born leader.</text:p>
        </text:list-item>
      </text:list>
      <text:h text:style-name="Heading_20_4" text:outline-level="4"><text:bookmark-start text:name="in-the-past-you-6"/>In the past, you…<text:bookmark-end text:name="in-the-past-you-6"/></text:h>
      <text:list text:style-name="L116">
        <text:list-item>
          <text:p text:style-name="P127">Fought in a nasty war or conflict.</text:p>
        </text:list-item>
        <text:list-item>
          <text:p text:style-name="P127">Trained in a special forces unit.</text:p>
        </text:list-item>
        <text:list-item>
          <text:p text:style-name="P127">Completed high-stakes operations.</text:p>
        </text:list-item>
        <text:list-item>
          <text:p text:style-name="P127">Suffered physical or mental injuries during my service.</text:p>
        </text:list-item>
        <text:list-item>
          <text:p text:style-name="P127">Built strong relationships with my comrades.</text:p>
        </text:list-item>
        <text:list-item>
          <text:p text:style-name="P127">Developed a particular area of expertise or specialty.</text:p>
        </text:list-item>
      </text:list>
      <text:h text:style-name="Heading_20_4" text:outline-level="4"><text:bookmark-start text:name="why-did-you-join-lara-6"/>Why did you join LARA?<text:bookmark-end text:name="why-did-you-join-lara-6"/></text:h>
      <text:list text:style-name="L117">
        <text:list-item>
          <text:p text:style-name="P128">They chose me, I accepted.</text:p>
        </text:list-item>
        <text:list-item>
          <text:p text:style-name="P128">I wanted to use my skills and training in a meaningful way.</text:p>
        </text:list-item>
        <text:list-item>
          <text:p text:style-name="P128">I wanted to travel and see new places.</text:p>
        </text:list-item>
        <text:list-item>
          <text:p text:style-name="P128">I love the thrill of adventure.</text:p>
        </text:list-item>
        <text:list-item>
          <text:p text:style-name="P128">LARA is the best covert ops team in the world.</text:p>
        </text:list-item>
        <text:list-item>
          <text:p text:style-name="P128">My sense of duty urged me to do so.</text:p>
        </text:list-item>
      </text:list>
      <text:h text:style-name="Heading_20_3" text:outline-level="3"><text:bookmark-start text:name="archeologist-1"/>Archeologist<text:bookmark-end text:name="archeologist-1"/></text:h>
      <text:p text:style-name="First_20_paragraph">The Archeologist is a character who is passionate about history and is skilled in uncovering and studying ancient artifacts. They are experts in their field and bring a unique set of skills to the team.</text:p>
      <text:h text:style-name="Heading_20_4" text:outline-level="4"><text:bookmark-start text:name="starting-gear-9"/>Starting Gear<text:bookmark-end text:name="starting-gear-9"/></text:h>
      <text:p text:style-name="First_20_paragraph">The archaeologist begins the game with a map, a compass, a pick, and a journal as additional equipment.</text:p>
      <text:h text:style-name="Heading_20_4" text:outline-level="4"><text:bookmark-start text:name="what-your-background-taught-you-7"/>What your background taught you<text:bookmark-end text:name="what-your-background-taught-you-7"/></text:h>
      <text:list text:style-name="L118">
        <text:list-item>
          <text:p text:style-name="P129">Carefully excavate and study ancient artifacts.</text:p>
        </text:list-item>
        <text:list-item>
          <text:p text:style-name="P129">Accurately record and document findings.</text:p>
        </text:list-item>
        <text:list-item>
          <text:p text:style-name="P129">Analyze and interpret historical data.</text:p>
        </text:list-item>
        <text:list-item>
          <text:p text:style-name="P129">Work with a team of researchers and professionals.</text:p>
        </text:list-item>
        <text:list-item>
          <text:p text:style-name="P129">Navigate and travel to remote locations.</text:p>
        </text:list-item>
        <text:list-item>
          <text:p text:style-name="P129">Stay safe in potentially hazardous environments.</text:p>
        </text:list-item>
      </text:list>
      <text:h text:style-name="Heading_20_4" text:outline-level="4"><text:bookmark-start text:name="in-the-past-you-7"/>In the past, you…<text:bookmark-end text:name="in-the-past-you-7"/></text:h>
      <text:list text:style-name="L119">
        <text:list-item>
          <text:p text:style-name="P130">Studied a specific lost civilizations nobody believe exist.</text:p>
        </text:list-item>
        <text:list-item>
          <text:p text:style-name="P130">Conducted field research and excavations.</text:p>
        </text:list-item>
        <text:list-item>
          <text:p text:style-name="P130">Published papers or articles about my findings</text:p>
        </text:list-item>
        <text:list-item>
          <text:p text:style-name="P130">Worked for a university or research institution.</text:p>
        </text:list-item>
        <text:list-item>
          <text:p text:style-name="P130">Built a reputation as an expert in my field.</text:p>
        </text:list-item>
        <text:list-item>
          <text:p text:style-name="P130">Made important discoveries or contributions to the field of archeology.</text:p>
        </text:list-item>
      </text:list>
      <text:h text:style-name="Heading_20_4" text:outline-level="4"><text:bookmark-start text:name="why-did-you-join-lara-7"/>Why did you join LARA?<text:bookmark-end text:name="why-did-you-join-lara-7"/></text:h>
      <text:list text:style-name="L120">
        <text:list-item>
          <text:p text:style-name="P131">I love history and making new discoveries.</text:p>
        </text:list-item>
        <text:list-item>
          <text:p text:style-name="P131">There is a mystery concealing the truth. I want to unveil it.</text:p>
        </text:list-item>
        <text:list-item>
          <text:p text:style-name="P131">Artifacts are historical evidence of a lost past. I must protect them.</text:p>
        </text:list-item>
        <text:list-item>
          <text:p text:style-name="P131">I eager to explore uncharted territory.</text:p>
        </text:list-item>
        <text:list-item>
          <text:p text:style-name="P131">I love the potential of this team.</text:p>
        </text:list-item>
        <text:list-item>
          <text:p text:style-name="P131">At the university, the pay was not as good as here.</text:p>
        </text:list-item>
      </text:list>
      <text:h text:style-name="Heading_20_3" text:outline-level="3"><text:bookmark-start text:name="scientist-1"/>Scientist<text:bookmark-end text:name="scientist-1"/></text:h>
      <text:p text:style-name="First_20_paragraph">The Scientist is a highly educated and analytical individual, with expertise in a particular field of study such as biology, chemistry, or physics. They are skilled at conducting research, analyzing data, and solving complex problems.</text:p>
      <text:h text:style-name="Heading_20_4" text:outline-level="4"><text:bookmark-start text:name="starting-gear-10"/>Starting Gear<text:bookmark-end text:name="starting-gear-10"/></text:h>
      <text:p text:style-name="First_20_paragraph">The scientist begins the game with a laptop, a lab coat, a set of test tubes, and a calculator as additional equipment.</text:p>
      <text:h text:style-name="Heading_20_4" text:outline-level="4"><text:bookmark-start text:name="what-your-background-taught-you-8"/>What your background taught you<text:bookmark-end text:name="what-your-background-taught-you-8"/></text:h>
      <text:list text:style-name="L121">
        <text:list-item>
          <text:p text:style-name="P132">Design and conduct experiments and research studies.</text:p>
        </text:list-item>
        <text:list-item>
          <text:p text:style-name="P132">Analyze and interpret data.</text:p>
        </text:list-item>
        <text:list-item>
          <text:p text:style-name="P132">Effectively communicate findings through papers and presentations.</text:p>
        </text:list-item>
        <text:list-item>
          <text:p text:style-name="P132">Work with a team of researchers and professionals.</text:p>
        </text:list-item>
        <text:list-item>
          <text:p text:style-name="P132">Stay up-to-date on current developments in their field.</text:p>
        </text:list-item>
        <text:list-item>
          <text:p text:style-name="P132">Think critically and solve problems creatively.</text:p>
        </text:list-item>
      </text:list>
      <text:h text:style-name="Heading_20_4" text:outline-level="4"><text:bookmark-start text:name="in-the-past-you-8"/>In the past, you…<text:bookmark-end text:name="in-the-past-you-8"/></text:h>
      <text:list text:style-name="L122">
        <text:list-item>
          <text:p text:style-name="P133">Conducted research and experiments in a specific field.</text:p>
        </text:list-item>
        <text:list-item>
          <text:p text:style-name="P133">Published papers or articles about my findings.</text:p>
        </text:list-item>
        <text:list-item>
          <text:p text:style-name="P133">Worked for a university or research institution.</text:p>
        </text:list-item>
        <text:list-item>
          <text:p text:style-name="P133">Built a reputation as an expert in my field.</text:p>
        </text:list-item>
        <text:list-item>
          <text:p text:style-name="P133">Specialized in a fringe science.</text:p>
        </text:list-item>
        <text:list-item>
          <text:p text:style-name="P133">Made a risky experiment fail spectacularly.</text:p>
        </text:list-item>
      </text:list>
      <text:h text:style-name="Heading_20_4" text:outline-level="4"><text:bookmark-start text:name="why-did-you-join-lara-8"/>Why did you join LARA?<text:bookmark-end text:name="why-did-you-join-lara-8"/></text:h>
      <text:list text:style-name="L123">
        <text:list-item>
          <text:p text:style-name="P134">I wanted to learn more about fringe science.</text:p>
        </text:list-item>
        <text:list-item>
          <text:p text:style-name="P134">Artifacts are the new frontier of science.</text:p>
        </text:list-item>
        <text:list-item>
          <text:p text:style-name="P134">I wanted to work with the state of the art in science and technology.</text:p>
        </text:list-item>
        <text:list-item>
          <text:p text:style-name="P134">LARA offers the ultimate puzzle and mystery experience.</text:p>
        </text:list-item>
        <text:list-item>
          <text:p text:style-name="P134">After years in a basement, I wanted to put myself at the service of something greater.</text:p>
        </text:list-item>
        <text:list-item>
          <text:p text:style-name="P134">The university does not pay as well as LARA.</text:p>
        </text:list-item>
      </text:list>
      <text:h text:style-name="Heading_20_3" text:outline-level="3"><text:bookmark-start text:name="specialist-1"/>Specialist<text:bookmark-end text:name="specialist-1"/></text:h>
      <text:p text:style-name="First_20_paragraph">The Specialist is a highly trained individual with a specific area of expertise, such as language skills, medical knowledge, or technical expertise. They are able to bring a unique perspective and set of skills to the team, and are valuable members of any expedition.</text:p>
      <text:h text:style-name="Heading_20_4" text:outline-level="4"><text:bookmark-start text:name="starting-gear-11"/>Starting Gear<text:bookmark-end text:name="starting-gear-11"/></text:h>
      <text:p text:style-name="First_20_paragraph">The specialist begins the game with a specialized kit relevant to their area of expertise, such as a hacker’s laptop or a medic’s first aid kit as additional equipment.</text:p>
      <text:h text:style-name="Heading_20_4" text:outline-level="4"><text:bookmark-start text:name="what-your-background-taught-you-9"/>What your background taught you<text:bookmark-end text:name="what-your-background-taught-you-9"/></text:h>
      <text:list text:style-name="L124">
        <text:list-item>
          <text:p text:style-name="P135">Identify and capitalize on unique opportunities.</text:p>
        </text:list-item>
        <text:list-item>
          <text:p text:style-name="P135">Adapt to changing circumstances and think on my feet.</text:p>
        </text:list-item>
        <text:list-item>
          <text:p text:style-name="P135">Stay resourceful and find creative solutions to problems.</text:p>
        </text:list-item>
        <text:list-item>
          <text:p text:style-name="P135">Communicate and negotiate effectively.</text:p>
        </text:list-item>
        <text:list-item>
          <text:p text:style-name="P135">Stay physically and mentally fit.</text:p>
        </text:list-item>
        <text:list-item>
          <text:p text:style-name="P135">Maintain discipline and focus under pressure.</text:p>
        </text:list-item>
      </text:list>
      <text:h text:style-name="Heading_20_4" text:outline-level="4"><text:bookmark-start text:name="in-the-past-you-9"/>In the past, you…<text:bookmark-end text:name="in-the-past-you-9"/></text:h>
      <text:list text:style-name="L125">
        <text:list-item>
          <text:p text:style-name="P136">Developed a unique skill or ability.</text:p>
        </text:list-item>
        <text:list-item>
          <text:p text:style-name="P136">Worked as a freelancer or contractor.</text:p>
        </text:list-item>
        <text:list-item>
          <text:p text:style-name="P136">Completed high-stakes or dangerous missions.</text:p>
        </text:list-item>
        <text:list-item>
          <text:p text:style-name="P136">Built a reputation as an expert in my field.</text:p>
        </text:list-item>
        <text:list-item>
          <text:p text:style-name="P136">Made enemies or rivals through my work.</text:p>
        </text:list-item>
        <text:list-item>
          <text:p text:style-name="P136">Suffered physical or mental injuries while working.</text:p>
        </text:list-item>
      </text:list>
      <text:h text:style-name="Heading_20_4" text:outline-level="4"><text:bookmark-start text:name="why-did-you-join-lara-9"/>Why did you join LARA?<text:bookmark-end text:name="why-did-you-join-lara-9"/></text:h>
      <text:list text:style-name="L126">
        <text:list-item>
          <text:p text:style-name="P137">I wanted to use my unique skills in a meaningful way</text:p>
        </text:list-item>
        <text:list-item>
          <text:p text:style-name="P137">I wanted to make myself available to an experienced team for the greater good.</text:p>
        </text:list-item>
        <text:list-item>
          <text:p text:style-name="P137">Adventure and danger are my middle names.</text:p>
        </text:list-item>
        <text:list-item>
          <text:p text:style-name="P137">LARA makes you see the world.</text:p>
        </text:list-item>
        <text:list-item>
          <text:p text:style-name="P137">Government pay for special operations is very good.</text:p>
        </text:list-item>
        <text:list-item>
          <text:p text:style-name="P137">The mystery of the Artifacts intrigues me.</text:p>
        </text:list-item>
      </text:list>
      <text:h text:style-name="Heading_20_3" text:outline-level="3"><text:bookmark-start text:name="pilot-1"/>Pilot<text:bookmark-end text:name="pilot-1"/></text:h>
      <text:p text:style-name="First_20_paragraph">The Pilot is an experienced and skilled aviator, with expertise in operating a variety of aircraft. They are able to navigate difficult terrain and conditions, and are comfortable working under pressure.</text:p>
      <text:h text:style-name="Heading_20_4" text:outline-level="4"><text:bookmark-start text:name="starting-gear-12"/>Starting Gear<text:bookmark-end text:name="starting-gear-12"/></text:h>
      <text:p text:style-name="First_20_paragraph">The pilot begins the game with a flight suit, a map, and a radio as additional equipment.</text:p>
      <text:h text:style-name="Heading_20_4" text:outline-level="4"><text:bookmark-start text:name="what-your-background-taught-you-10"/>What your background taught you<text:bookmark-end text:name="what-your-background-taught-you-10"/></text:h>
      <text:list text:style-name="L127">
        <text:list-item>
          <text:p text:style-name="P138">Operate and maintain aircraft skillfully.</text:p>
        </text:list-item>
        <text:list-item>
          <text:p text:style-name="P138">Navigate and fly in different conditions</text:p>
        </text:list-item>
        <text:list-item>
          <text:p text:style-name="P138">Make quick and accurate decisions.</text:p>
        </text:list-item>
        <text:list-item>
          <text:p text:style-name="P138">Communicate effectively with air traffic control and other pilots.</text:p>
        </text:list-item>
        <text:list-item>
          <text:p text:style-name="P138">Stay calm and level-headed under pressure.</text:p>
        </text:list-item>
        <text:list-item>
          <text:p text:style-name="P138">React appropriately in emergency situations.</text:p>
        </text:list-item>
      </text:list>
      <text:h text:style-name="Heading_20_4" text:outline-level="4"><text:bookmark-start text:name="in-the-past-you-10"/>In the past, you…<text:bookmark-end text:name="in-the-past-you-10"/></text:h>
      <text:list text:style-name="L128">
        <text:list-item>
          <text:p text:style-name="P139">Trained as a pilot and gained experience flying various aircraft.</text:p>
        </text:list-item>
        <text:list-item>
          <text:p text:style-name="P139">Worked for a commercial airline or military unit.</text:p>
        </text:list-item>
        <text:list-item>
          <text:p text:style-name="P139">Completed high-stakes or dangerous missions.</text:p>
        </text:list-item>
        <text:list-item>
          <text:p text:style-name="P139">Built a reputation as a skilled pilot.</text:p>
        </text:list-item>
        <text:list-item>
          <text:p text:style-name="P139">Made enemies or rivals through my work.</text:p>
        </text:list-item>
        <text:list-item>
          <text:p text:style-name="P139">Suffered physical or mental injuries while flying.</text:p>
        </text:list-item>
      </text:list>
      <text:h text:style-name="Heading_20_4" text:outline-level="4"><text:bookmark-start text:name="why-did-you-join-lara-10"/>Why did you join LARA?<text:bookmark-end text:name="why-did-you-join-lara-10"/></text:h>
      <text:list text:style-name="L129">
        <text:list-item>
          <text:p text:style-name="P140">Air is my element. And the planes make me dive into it.</text:p>
        </text:list-item>
        <text:list-item>
          <text:p text:style-name="P140">They said they needed pilots, so I thought I’d start settling debts with society.</text:p>
        </text:list-item>
        <text:list-item>
          <text:p text:style-name="P140">Excitement and danger are like a drug to me</text:p>
        </text:list-item>
        <text:list-item>
          <text:p text:style-name="P140">There are still corners of the world I don’t know…</text:p>
        </text:list-item>
        <text:list-item>
          <text:p text:style-name="P140">A freelance pilot earns significantly less than what LARA offers.</text:p>
        </text:list-item>
        <text:list-item>
          <text:p text:style-name="P140">I enjoy working in teams and transporting my teammates wherever they need.</text:p>
        </text:list-item>
      </text:list>
      <text:h text:style-name="Heading_20_3" text:outline-level="3"><text:bookmark-start text:name="hustler-1"/>Hustler<text:bookmark-end text:name="hustler-1"/></text:h>
      <text:p text:style-name="First_20_paragraph">The Hustler is a smooth talker and skilled negotiator, able to get what they want through charm and persuasion. They are comfortable working independently and as part of a team, and are skilled at adapting to new environments and situations.</text:p>
      <text:h text:style-name="Heading_20_4" text:outline-level="4"><text:bookmark-start text:name="starting-gear-13"/>Starting Gear<text:bookmark-end text:name="starting-gear-13"/></text:h>
      <text:p text:style-name="First_20_paragraph">The hustler begins the game with a set of clothes suitable for a variety of situations, as well as a small amount of cash and a set of lockpicks as additional equipment.</text:p>
      <text:h text:style-name="Heading_20_4" text:outline-level="4"><text:bookmark-start text:name="what-your-background-taught-you-11"/>What your background taught you<text:bookmark-end text:name="what-your-background-taught-you-11"/></text:h>
      <text:list text:style-name="L130">
        <text:list-item>
          <text:p text:style-name="P141">Spot and take advantage of opportunities.</text:p>
        </text:list-item>
        <text:list-item>
          <text:p text:style-name="P141">Think on their feet and improvise.</text:p>
        </text:list-item>
        <text:list-item>
          <text:p text:style-name="P141">Negotiate and communicate effectively.</text:p>
        </text:list-item>
        <text:list-item>
          <text:p text:style-name="P141">Stay one step ahead of opponents and rivals.</text:p>
        </text:list-item>
        <text:list-item>
          <text:p text:style-name="P141">Stay calm and composed under pressure.</text:p>
        </text:list-item>
        <text:list-item>
          <text:p text:style-name="P141">Adapt to changing circumstances and think creatively.</text:p>
        </text:list-item>
      </text:list>
      <text:h text:style-name="Heading_20_4" text:outline-level="4"><text:bookmark-start text:name="in-the-past-you-11"/>In the past, you…<text:bookmark-end text:name="in-the-past-you-11"/></text:h>
      <text:list text:style-name="L131">
        <text:list-item>
          <text:p text:style-name="P142">Ran scams or conned people.</text:p>
        </text:list-item>
        <text:list-item>
          <text:p text:style-name="P142">Worked as a freelancer or contractor.</text:p>
        </text:list-item>
        <text:list-item>
          <text:p text:style-name="P142">Built a reputation as a cunning and resourceful individual.</text:p>
        </text:list-item>
        <text:list-item>
          <text:p text:style-name="P142">Made enemies or rivals through my work.</text:p>
        </text:list-item>
        <text:list-item>
          <text:p text:style-name="P142">Lived a fast-paced and unpredictable lifestyle.</text:p>
        </text:list-item>
        <text:list-item>
          <text:p text:style-name="P142">Suffered setbacks or failures in my past endeavors.</text:p>
        </text:list-item>
      </text:list>
      <text:h text:style-name="Heading_20_4" text:outline-level="4"><text:bookmark-start text:name="why-did-you-join-lara-11"/>Why did you join LARA?<text:bookmark-end text:name="why-did-you-join-lara-11"/></text:h>
      <text:list text:style-name="L132">
        <text:list-item>
          <text:p text:style-name="P143">They know that if they don’t pay me enough I might sell everything back to the highest bidder.</text:p>
        </text:list-item>
        <text:list-item>
          <text:p text:style-name="P143">I have the opportunity to make amends for my dissolute and criminal life.</text:p>
        </text:list-item>
        <text:list-item>
          <text:p text:style-name="P143">The adventures that LARA offers are unparalleled.</text:p>
        </text:list-item>
        <text:list-item>
          <text:p text:style-name="P143">Hey man! Here you get paid to travel the world!</text:p>
        </text:list-item>
        <text:list-item>
          <text:p text:style-name="P143">I was tired of being a lone wolf. There are extraordinary people here.</text:p>
        </text:list-item>
        <text:list-item>
          <text:p text:style-name="P143">There is something mysterious and ominous about the folds of the past. And I want to know about it.</text:p>
        </text:list-item>
      </text:list>
      <text:h text:style-name="Heading_20_2" text:outline-level="2"><text:bookmark-start text:name="inventory-1"/>Inventory<text:bookmark-end text:name="inventory-1"/></text:h>
      <text:p text:style-name="First_20_paragraph">Characters have a total of 10 inventory slots: a backpack with six slots, one slot for each hand, and two slots for their upper body (such as the belt, chest, or head). The backpack can also double as an emergency sleeping bag but only if emptied of its contents.</text:p>
      <text:p text:style-name="Text_20_body">Most items take up one slot, and small items can be bundled together. Slots are abstract and can be rearranged per the Referee’s discretion.</text:p>
      <text:p text:style-name="Text_20_body"><text:span text:style-name="T1">Bulky</text:span> items take up two slots and are typically two-handed or awkward to carry. Anyone carrying a full inventory (i.e. filling all 10 slots) is reduced to 0 HP.</text:p>
      <text:p text:style-name="Text_20_body">A PC cannot carry more items than their inventory allows. Carts (which must be pulled with both hands), horses, or mules can increase inventory. <text:span text:style-name="T1">Assistants</text:span> can also be paid to carry equipment.</text:p>
      <text:h text:style-name="Heading_20_3" text:outline-level="3"><text:bookmark-start text:name="equipment-1"/>Equipment<text:bookmark-end text:name="equipment-1"/></text:h>
      <text:h text:style-name="Heading_20_4" text:outline-level="4"><text:bookmark-start text:name="body-protection-1"/>Body Protection<text:bookmark-end text:name="body-protection-1"/></text:h>
      <table:table table:name="Table36" table:style-name="Table36">
        <table:table-column table:style-name="Table36.A"/>
        <table:table-column table:style-name="Table36.B"/>
        <table:table-header-rows>
          <table:table-row>
            <table:table-cell table:style-name="TableHeaderRowCell" office:value-type="string">
              <text:p text:style-name="Table_20_Heading">Protection</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Assault Shield (+1 Armor, bulky)</text:p>
          </table:table-cell>
          <table:table-cell table:style-name="TableRowCell" office:value-type="string">
            <text:p text:style-name="Table_20_Contents">200</text:p>
          </table:table-cell>
        </table:table-row>
        <table:table-row>
          <table:table-cell table:style-name="TableRowCell" office:value-type="string">
            <text:p text:style-name="Table_20_Contents">Bulletproof Vest (Armor 2)</text:p>
          </table:table-cell>
          <table:table-cell table:style-name="TableRowCell" office:value-type="string">
            <text:p text:style-name="Table_20_Contents">220</text:p>
          </table:table-cell>
        </table:table-row>
        <table:table-row>
          <table:table-cell table:style-name="TableRowCell" office:value-type="string">
            <text:p text:style-name="Table_20_Contents">Helmet (+1 Armor)</text:p>
          </table:table-cell>
          <table:table-cell table:style-name="TableRowCell" office:value-type="string">
            <text:p text:style-name="Table_20_Contents">730</text:p>
          </table:table-cell>
        </table:table-row>
        <table:table-row>
          <table:table-cell table:style-name="TableRowCell" office:value-type="string">
            <text:p text:style-name="Table_20_Contents">Impact Panel (+1 Armor, single-use)</text:p>
          </table:table-cell>
          <table:table-cell table:style-name="TableRowCell" office:value-type="string">
            <text:p text:style-name="Table_20_Contents">130</text:p>
          </table:table-cell>
        </table:table-row>
        <table:table-row>
          <table:table-cell table:style-name="TableRowCell" office:value-type="string">
            <text:p text:style-name="Table_20_Contents">Riot Armor (Armor 3)</text:p>
          </table:table-cell>
          <table:table-cell table:style-name="TableRowCell" office:value-type="string">
            <text:p text:style-name="Table_20_Contents">700</text:p>
          </table:table-cell>
        </table:table-row>
        <table:table-row>
          <table:table-cell table:style-name="TableRowCell" office:value-type="string">
            <text:p text:style-name="Table_20_Contents">Stab panel (+1 Armor, single-use)</text:p>
          </table:table-cell>
          <table:table-cell table:style-name="TableRowCell" office:value-type="string">
            <text:p text:style-name="Table_20_Contents">60</text:p>
          </table:table-cell>
        </table:table-row>
        <table:table-row>
          <table:table-cell table:style-name="TableRowCell" office:value-type="string">
            <text:p text:style-name="Table_20_Contents">Stab Vest (Armor 1)</text:p>
          </table:table-cell>
          <table:table-cell table:style-name="TableRowCell" office:value-type="string">
            <text:p text:style-name="Table_20_Contents">130</text:p>
          </table:table-cell>
        </table:table-row>
      </table:table>
      <text:h text:style-name="Heading_20_4" text:outline-level="4"><text:bookmark-start text:name="melee-weapons-1"/>Melee Weapons<text:bookmark-end text:name="melee-weapons-1"/></text:h>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Tonfa</text:p>
          </table:table-cell>
          <table:table-cell table:style-name="TableRowCell" office:value-type="string">
            <text:p text:style-name="Table_20_Contents">1d6</text:p>
          </table:table-cell>
          <table:table-cell table:style-name="TableRowCell" office:value-type="string">
            <text:p text:style-name="Table_20_Contents">25</text:p>
          </table:table-cell>
        </table:table-row>
        <table:table-row>
          <table:table-cell table:style-name="TableRowCell" office:value-type="string">
            <text:p text:style-name="Table_20_Contents">Combat knife</text:p>
          </table:table-cell>
          <table:table-cell table:style-name="TableRowCell" office:value-type="string">
            <text:p text:style-name="Table_20_Contents">1d6</text:p>
          </table:table-cell>
          <table:table-cell table:style-name="TableRowCell" office:value-type="string">
            <text:p text:style-name="Table_20_Contents">175</text:p>
          </table:table-cell>
        </table:table-row>
        <table:table-row>
          <table:table-cell table:style-name="TableRowCell" office:value-type="string">
            <text:p text:style-name="Table_20_Contents">Fighting knife*</text:p>
          </table:table-cell>
          <table:table-cell table:style-name="TableRowCell" office:value-type="string">
            <text:p text:style-name="Table_20_Contents">1d6</text:p>
          </table:table-cell>
          <table:table-cell table:style-name="TableRowCell" office:value-type="string">
            <text:p text:style-name="Table_20_Contents">100</text:p>
          </table:table-cell>
        </table:table-row>
        <table:table-row>
          <table:table-cell table:style-name="TableRowCell" office:value-type="string">
            <text:p text:style-name="Table_20_Contents">Fists**</text:p>
          </table:table-cell>
          <table:table-cell table:style-name="TableRowCell" office:value-type="string">
            <text:p text:style-name="Table_20_Contents">1d4</text:p>
          </table:table-cell>
          <table:table-cell table:style-name="TableRowCell" office:value-type="string">
            <text:p text:style-name="Table_20_Contents">-</text:p>
          </table:table-cell>
        </table:table-row>
        <table:table-row>
          <table:table-cell table:style-name="TableRowCell" office:value-type="string">
            <text:p text:style-name="Table_20_Contents">Staff</text:p>
          </table:table-cell>
          <table:table-cell table:style-name="TableRowCell" office:value-type="string">
            <text:p text:style-name="Table_20_Contents">1d8</text:p>
          </table:table-cell>
          <table:table-cell table:style-name="TableRowCell" office:value-type="string">
            <text:p text:style-name="Table_20_Contents">20</text:p>
          </table:table-cell>
        </table:table-row>
        <table:table-row>
          <table:table-cell table:style-name="TableRowCell" office:value-type="string">
            <text:p text:style-name="Table_20_Contents">Sword</text:p>
          </table:table-cell>
          <table:table-cell table:style-name="TableRowCell" office:value-type="string">
            <text:p text:style-name="Table_20_Contents">1d8</text:p>
          </table:table-cell>
          <table:table-cell table:style-name="TableRowCell" office:value-type="string">
            <text:p text:style-name="Table_20_Contents">200</text:p>
          </table:table-cell>
        </table:table-row>
      </table:table>
      <text:h text:style-name="Heading_20_4" text:outline-level="4"><text:bookmark-start text:name="ranged-weapons-1"/>Ranged Weapons<text:bookmark-end text:name="ranged-weapons-1"/></text:h>
      <table:table table:name="Table38" table:style-name="Table38">
        <table:table-column table:style-name="Table38.A"/>
        <table:table-column table:style-name="Table38.B"/>
        <table:table-column table:style-name="Table38.C"/>
        <table:table-column table:style-name="Table38.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 of ($)</text:p>
            </table:table-cell>
          </table:table-row>
        </table:table-header-rows>
        <table:table-row>
          <table:table-cell table:style-name="TableRowCell" office:value-type="string">
            <text:p text:style-name="Table_20_Contents">Crossbow</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200</text:p>
          </table:table-cell>
        </table:table-row>
        <table:table-row>
          <table:table-cell table:style-name="TableRowCell" office:value-type="string">
            <text:p text:style-name="Table_20_Contents">Crossbow, pistol</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50</text:p>
          </table:table-cell>
        </table:table-row>
        <table:table-row>
          <table:table-cell table:style-name="TableRowCell" office:value-type="string">
            <text:p text:style-name="Table_20_Contents">Longbow</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160</text:p>
          </table:table-cell>
        </table:table-row>
        <table:table-row>
          <table:table-cell table:style-name="TableRowCell" office:value-type="string">
            <text:p text:style-name="Table_20_Contents">Shuriken</text:p>
          </table:table-cell>
          <table:table-cell table:style-name="TableRowCell" office:value-type="string">
            <text:p text:style-name="Table_20_Contents">1d4</text:p>
          </table:table-cell>
          <table:table-cell table:style-name="TableRowCell" office:value-type="string">
            <text:p text:style-name="Table_20_Contents">Close</text:p>
          </table:table-cell>
          <table:table-cell table:style-name="TableRowCell" office:value-type="string">
            <text:p text:style-name="Table_20_Contents">3</text:p>
          </table:table-cell>
        </table:table-row>
        <table:table-row>
          <table:table-cell table:style-name="TableRowCell" office:value-type="string">
            <text:p text:style-name="Table_20_Contents">Slingshot</text:p>
          </table:table-cell>
          <table:table-cell table:style-name="TableRowCell" office:value-type="string">
            <text:p text:style-name="Table_20_Contents">1d4</text:p>
          </table:table-cell>
          <table:table-cell table:style-name="TableRowCell" office:value-type="string">
            <text:p text:style-name="Table_20_Contents">Close</text:p>
          </table:table-cell>
          <table:table-cell table:style-name="TableRowCell" office:value-type="string">
            <text:p text:style-name="Table_20_Contents">10</text:p>
          </table:table-cell>
        </table:table-row>
      </table:table>
      <text:h text:style-name="Heading_20_4" text:outline-level="4"><text:bookmark-start text:name="standard-firearms-1"/>Standard Firearms<text:bookmark-end text:name="standard-firearms-1"/></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text:p>
            </table:table-cell>
          </table:table-row>
        </table:table-header-rows>
        <table:table-row>
          <table:table-cell table:style-name="TableRowCell" office:value-type="string">
            <text:p text:style-name="Table_20_Contents">Pistol, light</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400</text:p>
          </table:table-cell>
        </table:table-row>
        <table:table-row>
          <table:table-cell table:style-name="TableRowCell" office:value-type="string">
            <text:p text:style-name="Table_20_Contents">Pistol, med</text:p>
          </table:table-cell>
          <table:table-cell table:style-name="TableRowCell" office:value-type="string">
            <text:p text:style-name="Table_20_Contents">1d8</text:p>
          </table:table-cell>
          <table:table-cell table:style-name="TableRowCell" office:value-type="string">
            <text:p text:style-name="Table_20_Contents">Nearby</text:p>
          </table:table-cell>
          <table:table-cell table:style-name="TableRowCell" office:value-type="string">
            <text:p text:style-name="Table_20_Contents">500</text:p>
          </table:table-cell>
        </table:table-row>
        <table:table-row>
          <table:table-cell table:style-name="TableRowCell" office:value-type="string">
            <text:p text:style-name="Table_20_Contents">Pistol, heavy</text:p>
          </table:table-cell>
          <table:table-cell table:style-name="TableRowCell" office:value-type="string">
            <text:p text:style-name="Table_20_Contents">1d10</text:p>
          </table:table-cell>
          <table:table-cell table:style-name="TableRowCell" office:value-type="string">
            <text:p text:style-name="Table_20_Contents">Nearby</text:p>
          </table:table-cell>
          <table:table-cell table:style-name="TableRowCell" office:value-type="string">
            <text:p text:style-name="Table_20_Contents">800</text:p>
          </table:table-cell>
        </table:table-row>
        <table:table-row>
          <table:table-cell table:style-name="TableRowCell" office:value-type="string">
            <text:p text:style-name="Table_20_Contents">Machine pistol</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1,200</text:p>
          </table:table-cell>
        </table:table-row>
        <table:table-row>
          <table:table-cell table:style-name="TableRowCell" office:value-type="string">
            <text:p text:style-name="Table_20_Contents">SMG</text:p>
          </table:table-cell>
          <table:table-cell table:style-name="TableRowCell" office:value-type="string">
            <text:p text:style-name="Table_20_Contents">1d8</text:p>
          </table:table-cell>
          <table:table-cell table:style-name="TableRowCell" office:value-type="string">
            <text:p text:style-name="Table_20_Contents">Nearby</text:p>
          </table:table-cell>
          <table:table-cell table:style-name="TableRowCell" office:value-type="string">
            <text:p text:style-name="Table_20_Contents">2,000</text:p>
          </table:table-cell>
        </table:table-row>
        <table:table-row>
          <table:table-cell table:style-name="TableRowCell" office:value-type="string">
            <text:p text:style-name="Table_20_Contents">Rifle</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1,000</text:p>
          </table:table-cell>
        </table:table-row>
        <table:table-row>
          <table:table-cell table:style-name="TableRowCell" office:value-type="string">
            <text:p text:style-name="Table_20_Contents">Assault Rifle</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5,000</text:p>
          </table:table-cell>
        </table:table-row>
        <table:table-row>
          <table:table-cell table:style-name="TableRowCell" office:value-type="string">
            <text:p text:style-name="Table_20_Contents">Shotgun</text:p>
          </table:table-cell>
          <table:table-cell table:style-name="TableRowCell" office:value-type="string">
            <text:p text:style-name="Table_20_Contents">2d6</text:p>
          </table:table-cell>
          <table:table-cell table:style-name="TableRowCell" office:value-type="string">
            <text:p text:style-name="Table_20_Contents">Nearby</text:p>
          </table:table-cell>
          <table:table-cell table:style-name="TableRowCell" office:value-type="string">
            <text:p text:style-name="Table_20_Contents">300</text:p>
          </table:table-cell>
        </table:table-row>
      </table:table>
      <text:h text:style-name="Heading_20_4" text:outline-level="4"><text:bookmark-start text:name="special-firearms-1"/>Special Firearms<text:bookmark-end text:name="special-firearms-1"/></text:h>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Sniper rifle</text:p>
          </table:table-cell>
          <table:table-cell table:style-name="TableRowCell" office:value-type="string">
            <text:p text:style-name="Table_20_Contents">1d10</text:p>
          </table:table-cell>
          <table:table-cell table:style-name="TableRowCell" office:value-type="string">
            <text:p text:style-name="Table_20_Contents">Distant</text:p>
          </table:table-cell>
          <table:table-cell table:style-name="TableRowCell" office:value-type="string">
            <text:p text:style-name="Table_20_Contents">5,000</text:p>
          </table:table-cell>
        </table:table-row>
        <table:table-row>
          <table:table-cell table:style-name="TableRowCell" office:value-type="string">
            <text:p text:style-name="Table_20_Contents">Sniper rifle .50</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8,000</text:p>
          </table:table-cell>
        </table:table-row>
        <table:table-row>
          <table:table-cell table:style-name="TableRowCell" office:value-type="string">
            <text:p text:style-name="Table_20_Contents">Light MG (blast)</text:p>
          </table:table-cell>
          <table:table-cell table:style-name="TableRowCell" office:value-type="string">
            <text:p text:style-name="Table_20_Contents">2d8</text:p>
          </table:table-cell>
          <table:table-cell table:style-name="TableRowCell" office:value-type="string">
            <text:p text:style-name="Table_20_Contents">Distant</text:p>
          </table:table-cell>
          <table:table-cell table:style-name="TableRowCell" office:value-type="string">
            <text:p text:style-name="Table_20_Contents">10,000</text:p>
          </table:table-cell>
        </table:table-row>
        <table:table-row>
          <table:table-cell table:style-name="TableRowCell" office:value-type="string">
            <text:p text:style-name="Table_20_Contents">Heavy MG (bulky, blast)</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15,000</text:p>
          </table:table-cell>
        </table:table-row>
        <table:table-row>
          <table:table-cell table:style-name="TableRowCell" office:value-type="string">
            <text:p text:style-name="Table_20_Contents">Rocket Launcher (blast)</text:p>
          </table:table-cell>
          <table:table-cell table:style-name="TableRowCell" office:value-type="string">
            <text:p text:style-name="Table_20_Contents">4d10</text:p>
          </table:table-cell>
          <table:table-cell table:style-name="TableRowCell" office:value-type="string">
            <text:p text:style-name="Table_20_Contents">Distant</text:p>
          </table:table-cell>
          <table:table-cell table:style-name="TableRowCell" office:value-type="string">
            <text:p text:style-name="Table_20_Contents">2,200</text:p>
          </table:table-cell>
        </table:table-row>
      </table:table>
      <text:h text:style-name="Heading_20_4" text:outline-level="4"><text:bookmark-start text:name="explosives-1"/>Explosives<text:bookmark-end text:name="explosives-1"/></text:h>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text:p>
            </table:table-cell>
          </table:table-row>
        </table:table-header-rows>
        <table:table-row>
          <table:table-cell table:style-name="TableRowCell" office:value-type="string">
            <text:p text:style-name="Table_20_Contents">Molotov Cocktail</text:p>
          </table:table-cell>
          <table:table-cell table:style-name="TableRowCell" office:value-type="string">
            <text:p text:style-name="Table_20_Contents">d6</text:p>
          </table:table-cell>
          <table:table-cell table:style-name="TableRowCell" office:value-type="string">
            <text:p text:style-name="Table_20_Contents">Nearby</text:p>
          </table:table-cell>
          <table:table-cell table:style-name="TableRowCell" office:value-type="string">
            <text:p text:style-name="Table_20_Contents">50</text:p>
          </table:table-cell>
        </table:table-row>
        <table:table-row>
          <table:table-cell table:style-name="TableRowCell" office:value-type="string">
            <text:p text:style-name="Table_20_Contents">Flashbang (blast)</text:p>
          </table:table-cell>
          <table:table-cell table:style-name="TableRowCell" office:value-type="string">
            <text:p text:style-name="Table_20_Contents">blinds</text:p>
          </table:table-cell>
          <table:table-cell table:style-name="TableRowCell" office:value-type="string">
            <text:p text:style-name="Table_20_Contents">Nearby</text:p>
          </table:table-cell>
          <table:table-cell table:style-name="TableRowCell" office:value-type="string">
            <text:p text:style-name="Table_20_Contents">100</text:p>
          </table:table-cell>
        </table:table-row>
        <table:table-row>
          <table:table-cell table:style-name="TableRowCell" office:value-type="string">
            <text:p text:style-name="Table_20_Contents">Grenade (blast)</text:p>
          </table:table-cell>
          <table:table-cell table:style-name="TableRowCell" office:value-type="string">
            <text:p text:style-name="Table_20_Contents">d8</text:p>
          </table:table-cell>
          <table:table-cell table:style-name="TableRowCell" office:value-type="string">
            <text:p text:style-name="Table_20_Contents">Nearby</text:p>
          </table:table-cell>
          <table:table-cell table:style-name="TableRowCell" office:value-type="string">
            <text:p text:style-name="Table_20_Contents">100</text:p>
          </table:table-cell>
        </table:table-row>
        <table:table-row>
          <table:table-cell table:style-name="TableRowCell" office:value-type="string">
            <text:p text:style-name="Table_20_Contents">IED (blast)</text:p>
          </table:table-cell>
          <table:table-cell table:style-name="TableRowCell" office:value-type="string">
            <text:p text:style-name="Table_20_Contents">d6</text:p>
          </table:table-cell>
          <table:table-cell table:style-name="TableRowCell" office:value-type="string">
            <text:p text:style-name="Table_20_Contents">Nearby</text:p>
          </table:table-cell>
          <table:table-cell table:style-name="TableRowCell" office:value-type="string">
            <text:p text:style-name="Table_20_Contents">200</text:p>
          </table:table-cell>
        </table:table-row>
      </table:table>
      <text:h text:style-name="Heading_20_4" text:outline-level="4"><text:bookmark-start text:name="gear-tools-1"/>Gear &amp; Tools<text:bookmark-end text:name="gear-tools-1"/></text:h>
      <table:table table:name="Table42" table:style-name="Table42">
        <table:table-column table:style-name="Table42.A"/>
        <table:table-column table:style-name="Table42.B"/>
        <table:table-header-rows>
          <table:table-row>
            <table:table-cell table:style-name="TableHeaderRowCell" office:value-type="string">
              <text:p text:style-name="Table_20_Heading">Item</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Alarm Bypass</text:p>
          </table:table-cell>
          <table:table-cell table:style-name="TableRowCell" office:value-type="string">
            <text:p text:style-name="Table_20_Contents">500</text:p>
          </table:table-cell>
        </table:table-row>
        <table:table-row>
          <table:table-cell table:style-name="TableRowCell" office:value-type="string">
            <text:p text:style-name="Table_20_Contents">Bear Trap</text:p>
          </table:table-cell>
          <table:table-cell table:style-name="TableRowCell" office:value-type="string">
            <text:p text:style-name="Table_20_Contents">100</text:p>
          </table:table-cell>
        </table:table-row>
        <table:table-row>
          <table:table-cell table:style-name="TableRowCell" office:value-type="string">
            <text:p text:style-name="Table_20_Contents">Binoculars</text:p>
          </table:table-cell>
          <table:table-cell table:style-name="TableRowCell" office:value-type="string">
            <text:p text:style-name="Table_20_Contents">100</text:p>
          </table:table-cell>
        </table:table-row>
        <table:table-row>
          <table:table-cell table:style-name="TableRowCell" office:value-type="string">
            <text:p text:style-name="Table_20_Contents">Blow Torch (welding)</text:p>
          </table:table-cell>
          <table:table-cell table:style-name="TableRowCell" office:value-type="string">
            <text:p text:style-name="Table_20_Contents">250</text:p>
          </table:table-cell>
        </table:table-row>
        <table:table-row>
          <table:table-cell table:style-name="TableRowCell" office:value-type="string">
            <text:p text:style-name="Table_20_Contents">Body Bag</text:p>
          </table:table-cell>
          <table:table-cell table:style-name="TableRowCell" office:value-type="string">
            <text:p text:style-name="Table_20_Contents">25</text:p>
          </table:table-cell>
        </table:table-row>
        <table:table-row>
          <table:table-cell table:style-name="TableRowCell" office:value-type="string">
            <text:p text:style-name="Table_20_Contents">Bolt Cutters</text:p>
          </table:table-cell>
          <table:table-cell table:style-name="TableRowCell" office:value-type="string">
            <text:p text:style-name="Table_20_Contents">40</text:p>
          </table:table-cell>
        </table:table-row>
        <table:table-row>
          <table:table-cell table:style-name="TableRowCell" office:value-type="string">
            <text:p text:style-name="Table_20_Contents">Car Opening Kit</text:p>
          </table:table-cell>
          <table:table-cell table:style-name="TableRowCell" office:value-type="string">
            <text:p text:style-name="Table_20_Contents">75</text:p>
          </table:table-cell>
        </table:table-row>
        <table:table-row>
          <table:table-cell table:style-name="TableRowCell" office:value-type="string">
            <text:p text:style-name="Table_20_Contents">Chain &amp; Lock</text:p>
          </table:table-cell>
          <table:table-cell table:style-name="TableRowCell" office:value-type="string">
            <text:p text:style-name="Table_20_Contents">50</text:p>
          </table:table-cell>
        </table:table-row>
        <table:table-row>
          <table:table-cell table:style-name="TableRowCell" office:value-type="string">
            <text:p text:style-name="Table_20_Contents">Chainsaw</text:p>
          </table:table-cell>
          <table:table-cell table:style-name="TableRowCell" office:value-type="string">
            <text:p text:style-name="Table_20_Contents">200</text:p>
          </table:table-cell>
        </table:table-row>
        <table:table-row>
          <table:table-cell table:style-name="TableRowCell" office:value-type="string">
            <text:p text:style-name="Table_20_Contents">Climbing Gear</text:p>
          </table:table-cell>
          <table:table-cell table:style-name="TableRowCell" office:value-type="string">
            <text:p text:style-name="Table_20_Contents">150</text:p>
          </table:table-cell>
        </table:table-row>
        <table:table-row>
          <table:table-cell table:style-name="TableRowCell" office:value-type="string">
            <text:p text:style-name="Table_20_Contents">Climbing gear</text:p>
          </table:table-cell>
          <table:table-cell table:style-name="TableRowCell" office:value-type="string">
            <text:p text:style-name="Table_20_Contents">500</text:p>
          </table:table-cell>
        </table:table-row>
        <table:table-row>
          <table:table-cell table:style-name="TableRowCell" office:value-type="string">
            <text:p text:style-name="Table_20_Contents">Comms: Ear pieces</text:p>
          </table:table-cell>
          <table:table-cell table:style-name="TableRowCell" office:value-type="string">
            <text:p text:style-name="Table_20_Contents">500</text:p>
          </table:table-cell>
        </table:table-row>
        <table:table-row>
          <table:table-cell table:style-name="TableRowCell" office:value-type="string">
            <text:p text:style-name="Table_20_Contents">Comms: Walkie Talkies</text:p>
          </table:table-cell>
          <table:table-cell table:style-name="TableRowCell" office:value-type="string">
            <text:p text:style-name="Table_20_Contents">200</text:p>
          </table:table-cell>
        </table:table-row>
        <table:table-row>
          <table:table-cell table:style-name="TableRowCell" office:value-type="string">
            <text:p text:style-name="Table_20_Contents">Directional Microphone</text:p>
          </table:table-cell>
          <table:table-cell table:style-name="TableRowCell" office:value-type="string">
            <text:p text:style-name="Table_20_Contents">200</text:p>
          </table:table-cell>
        </table:table-row>
        <table:table-row>
          <table:table-cell table:style-name="TableRowCell" office:value-type="string">
            <text:p text:style-name="Table_20_Contents">Drone / Advanced Drone</text:p>
          </table:table-cell>
          <table:table-cell table:style-name="TableRowCell" office:value-type="string">
            <text:p text:style-name="Table_20_Contents">200 / $1,000</text:p>
          </table:table-cell>
        </table:table-row>
        <table:table-row>
          <table:table-cell table:style-name="TableRowCell" office:value-type="string">
            <text:p text:style-name="Table_20_Contents">Duffle Bag</text:p>
          </table:table-cell>
          <table:table-cell table:style-name="TableRowCell" office:value-type="string">
            <text:p text:style-name="Table_20_Contents">50</text:p>
          </table:table-cell>
        </table:table-row>
        <table:table-row>
          <table:table-cell table:style-name="TableRowCell" office:value-type="string">
            <text:p text:style-name="Table_20_Contents">Electrical Tool Kit</text:p>
          </table:table-cell>
          <table:table-cell table:style-name="TableRowCell" office:value-type="string">
            <text:p text:style-name="Table_20_Contents">150</text:p>
          </table:table-cell>
        </table:table-row>
        <table:table-row>
          <table:table-cell table:style-name="TableRowCell" office:value-type="string">
            <text:p text:style-name="Table_20_Contents">Emergency Medical Kit</text:p>
          </table:table-cell>
          <table:table-cell table:style-name="TableRowCell" office:value-type="string">
            <text:p text:style-name="Table_20_Contents">50</text:p>
          </table:table-cell>
        </table:table-row>
        <table:table-row>
          <table:table-cell table:style-name="TableRowCell" office:value-type="string">
            <text:p text:style-name="Table_20_Contents">Emergency Surgery Kit</text:p>
          </table:table-cell>
          <table:table-cell table:style-name="TableRowCell" office:value-type="string">
            <text:p text:style-name="Table_20_Contents">100</text:p>
          </table:table-cell>
        </table:table-row>
        <table:table-row>
          <table:table-cell table:style-name="TableRowCell" office:value-type="string">
            <text:p text:style-name="Table_20_Contents">Fake ID</text:p>
          </table:table-cell>
          <table:table-cell table:style-name="TableRowCell" office:value-type="string">
            <text:p text:style-name="Table_20_Contents">200</text:p>
          </table:table-cell>
        </table:table-row>
        <table:table-row>
          <table:table-cell table:style-name="TableRowCell" office:value-type="string">
            <text:p text:style-name="Table_20_Contents">Flare</text:p>
          </table:table-cell>
          <table:table-cell table:style-name="TableRowCell" office:value-type="string">
            <text:p text:style-name="Table_20_Contents">20</text:p>
          </table:table-cell>
        </table:table-row>
        <table:table-row>
          <table:table-cell table:style-name="TableRowCell" office:value-type="string">
            <text:p text:style-name="Table_20_Contents">Flash Suppressor</text:p>
          </table:table-cell>
          <table:table-cell table:style-name="TableRowCell" office:value-type="string">
            <text:p text:style-name="Table_20_Contents">150</text:p>
          </table:table-cell>
        </table:table-row>
        <table:table-row>
          <table:table-cell table:style-name="TableRowCell" office:value-type="string">
            <text:p text:style-name="Table_20_Contents">Flashlight</text:p>
          </table:table-cell>
          <table:table-cell table:style-name="TableRowCell" office:value-type="string">
            <text:p text:style-name="Table_20_Contents">80</text:p>
          </table:table-cell>
        </table:table-row>
        <table:table-row>
          <table:table-cell table:style-name="TableRowCell" office:value-type="string">
            <text:p text:style-name="Table_20_Contents">Forgery Kit</text:p>
          </table:table-cell>
          <table:table-cell table:style-name="TableRowCell" office:value-type="string">
            <text:p text:style-name="Table_20_Contents">150</text:p>
          </table:table-cell>
        </table:table-row>
        <table:table-row>
          <table:table-cell table:style-name="TableRowCell" office:value-type="string">
            <text:p text:style-name="Table_20_Contents">Glass Cutting Tools</text:p>
          </table:table-cell>
          <table:table-cell table:style-name="TableRowCell" office:value-type="string">
            <text:p text:style-name="Table_20_Contents">150</text:p>
          </table:table-cell>
        </table:table-row>
        <table:table-row>
          <table:table-cell table:style-name="TableRowCell" office:value-type="string">
            <text:p text:style-name="Table_20_Contents">Good Camera</text:p>
          </table:table-cell>
          <table:table-cell table:style-name="TableRowCell" office:value-type="string">
            <text:p text:style-name="Table_20_Contents">400</text:p>
          </table:table-cell>
        </table:table-row>
        <table:table-row>
          <table:table-cell table:style-name="TableRowCell" office:value-type="string">
            <text:p text:style-name="Table_20_Contents">Grease</text:p>
          </table:table-cell>
          <table:table-cell table:style-name="TableRowCell" office:value-type="string">
            <text:p text:style-name="Table_20_Contents">30</text:p>
          </table:table-cell>
        </table:table-row>
        <table:table-row>
          <table:table-cell table:style-name="TableRowCell" office:value-type="string">
            <text:p text:style-name="Table_20_Contents">Handcuffs</text:p>
          </table:table-cell>
          <table:table-cell table:style-name="TableRowCell" office:value-type="string">
            <text:p text:style-name="Table_20_Contents">50</text:p>
          </table:table-cell>
        </table:table-row>
        <table:table-row>
          <table:table-cell table:style-name="TableRowCell" office:value-type="string">
            <text:p text:style-name="Table_20_Contents">Head Lamp</text:p>
          </table:table-cell>
          <table:table-cell table:style-name="TableRowCell" office:value-type="string">
            <text:p text:style-name="Table_20_Contents">25</text:p>
          </table:table-cell>
        </table:table-row>
        <table:table-row>
          <table:table-cell table:style-name="TableRowCell" office:value-type="string">
            <text:p text:style-name="Table_20_Contents">Laptop</text:p>
          </table:table-cell>
          <table:table-cell table:style-name="TableRowCell" office:value-type="string">
            <text:p text:style-name="Table_20_Contents">1,000</text:p>
          </table:table-cell>
        </table:table-row>
        <table:table-row>
          <table:table-cell table:style-name="TableRowCell" office:value-type="string">
            <text:p text:style-name="Table_20_Contents">Laser sight</text:p>
          </table:table-cell>
          <table:table-cell table:style-name="TableRowCell" office:value-type="string">
            <text:p text:style-name="Table_20_Contents">200</text:p>
          </table:table-cell>
        </table:table-row>
        <table:table-row>
          <table:table-cell table:style-name="TableRowCell" office:value-type="string">
            <text:p text:style-name="Table_20_Contents">Lighter</text:p>
          </table:table-cell>
          <table:table-cell table:style-name="TableRowCell" office:value-type="string">
            <text:p text:style-name="Table_20_Contents">10</text:p>
          </table:table-cell>
        </table:table-row>
        <table:table-row>
          <table:table-cell table:style-name="TableRowCell" office:value-type="string">
            <text:p text:style-name="Table_20_Contents">Locksmith tools</text:p>
          </table:table-cell>
          <table:table-cell table:style-name="TableRowCell" office:value-type="string">
            <text:p text:style-name="Table_20_Contents">150</text:p>
          </table:table-cell>
        </table:table-row>
        <table:table-row>
          <table:table-cell table:style-name="TableRowCell" office:value-type="string">
            <text:p text:style-name="Table_20_Contents">Marbles</text:p>
          </table:table-cell>
          <table:table-cell table:style-name="TableRowCell" office:value-type="string">
            <text:p text:style-name="Table_20_Contents">20</text:p>
          </table:table-cell>
        </table:table-row>
        <table:table-row>
          <table:table-cell table:style-name="TableRowCell" office:value-type="string">
            <text:p text:style-name="Table_20_Contents">Mechanical Tool Kit</text:p>
          </table:table-cell>
          <table:table-cell table:style-name="TableRowCell" office:value-type="string">
            <text:p text:style-name="Table_20_Contents">150</text:p>
          </table:table-cell>
        </table:table-row>
        <table:table-row>
          <table:table-cell table:style-name="TableRowCell" office:value-type="string">
            <text:p text:style-name="Table_20_Contents">Metal Ball Bearings</text:p>
          </table:table-cell>
          <table:table-cell table:style-name="TableRowCell" office:value-type="string">
            <text:p text:style-name="Table_20_Contents">40</text:p>
          </table:table-cell>
        </table:table-row>
        <table:table-row>
          <table:table-cell table:style-name="TableRowCell" office:value-type="string">
            <text:p text:style-name="Table_20_Contents">Night Vision Goggles</text:p>
          </table:table-cell>
          <table:table-cell table:style-name="TableRowCell" office:value-type="string">
            <text:p text:style-name="Table_20_Contents">200</text:p>
          </table:table-cell>
        </table:table-row>
        <table:table-row>
          <table:table-cell table:style-name="TableRowCell" office:value-type="string">
            <text:p text:style-name="Table_20_Contents">Pharmacist Kit</text:p>
          </table:table-cell>
          <table:table-cell table:style-name="TableRowCell" office:value-type="string">
            <text:p text:style-name="Table_20_Contents">150</text:p>
          </table:table-cell>
        </table:table-row>
        <table:table-row>
          <table:table-cell table:style-name="TableRowCell" office:value-type="string">
            <text:p text:style-name="Table_20_Contents">Portable Ram</text:p>
          </table:table-cell>
          <table:table-cell table:style-name="TableRowCell" office:value-type="string">
            <text:p text:style-name="Table_20_Contents">75</text:p>
          </table:table-cell>
        </table:table-row>
        <table:table-row>
          <table:table-cell table:style-name="TableRowCell" office:value-type="string">
            <text:p text:style-name="Table_20_Contents">Portable Winch</text:p>
          </table:table-cell>
          <table:table-cell table:style-name="TableRowCell" office:value-type="string">
            <text:p text:style-name="Table_20_Contents">100</text:p>
          </table:table-cell>
        </table:table-row>
        <table:table-row>
          <table:table-cell table:style-name="TableRowCell" office:value-type="string">
            <text:p text:style-name="Table_20_Contents">Pulley &amp; Rope</text:p>
          </table:table-cell>
          <table:table-cell table:style-name="TableRowCell" office:value-type="string">
            <text:p text:style-name="Table_20_Contents">25</text:p>
          </table:table-cell>
        </table:table-row>
        <table:table-row>
          <table:table-cell table:style-name="TableRowCell" office:value-type="string">
            <text:p text:style-name="Table_20_Contents">Road Spikes (caltrops)</text:p>
          </table:table-cell>
          <table:table-cell table:style-name="TableRowCell" office:value-type="string">
            <text:p text:style-name="Table_20_Contents">50</text:p>
          </table:table-cell>
        </table:table-row>
        <table:table-row>
          <table:table-cell table:style-name="TableRowCell" office:value-type="string">
            <text:p text:style-name="Table_20_Contents">Rucksack (35ltr capacity)</text:p>
          </table:table-cell>
          <table:table-cell table:style-name="TableRowCell" office:value-type="string">
            <text:p text:style-name="Table_20_Contents">50</text:p>
          </table:table-cell>
        </table:table-row>
        <table:table-row>
          <table:table-cell table:style-name="TableRowCell" office:value-type="string">
            <text:p text:style-name="Table_20_Contents">Scuba Gear (wetsuit, fins, tank etc)</text:p>
          </table:table-cell>
          <table:table-cell table:style-name="TableRowCell" office:value-type="string">
            <text:p text:style-name="Table_20_Contents">300</text:p>
          </table:table-cell>
        </table:table-row>
        <table:table-row>
          <table:table-cell table:style-name="TableRowCell" office:value-type="string">
            <text:p text:style-name="Table_20_Contents">Sledgehammer</text:p>
          </table:table-cell>
          <table:table-cell table:style-name="TableRowCell" office:value-type="string">
            <text:p text:style-name="Table_20_Contents">40</text:p>
          </table:table-cell>
        </table:table-row>
        <table:table-row>
          <table:table-cell table:style-name="TableRowCell" office:value-type="string">
            <text:p text:style-name="Table_20_Contents">Smartphone</text:p>
          </table:table-cell>
          <table:table-cell table:style-name="TableRowCell" office:value-type="string">
            <text:p text:style-name="Table_20_Contents">300</text:p>
          </table:table-cell>
        </table:table-row>
        <table:table-row>
          <table:table-cell table:style-name="TableRowCell" office:value-type="string">
            <text:p text:style-name="Table_20_Contents">Spike Strip</text:p>
          </table:table-cell>
          <table:table-cell table:style-name="TableRowCell" office:value-type="string">
            <text:p text:style-name="Table_20_Contents">150</text:p>
          </table:table-cell>
        </table:table-row>
        <table:table-row>
          <table:table-cell table:style-name="TableRowCell" office:value-type="string">
            <text:p text:style-name="Table_20_Contents">Spray paint</text:p>
          </table:table-cell>
          <table:table-cell table:style-name="TableRowCell" office:value-type="string">
            <text:p text:style-name="Table_20_Contents">15</text:p>
          </table:table-cell>
        </table:table-row>
        <table:table-row>
          <table:table-cell table:style-name="TableRowCell" office:value-type="string">
            <text:p text:style-name="Table_20_Contents">Tablet</text:p>
          </table:table-cell>
          <table:table-cell table:style-name="TableRowCell" office:value-type="string">
            <text:p text:style-name="Table_20_Contents">400</text:p>
          </table:table-cell>
        </table:table-row>
        <table:table-row>
          <table:table-cell table:style-name="TableRowCell" office:value-type="string">
            <text:p text:style-name="Table_20_Contents">Tent, 2-4-8 person</text:p>
          </table:table-cell>
          <table:table-cell table:style-name="TableRowCell" office:value-type="string">
            <text:p text:style-name="Table_20_Contents">100 – 300 - 600</text:p>
          </table:table-cell>
        </table:table-row>
        <table:table-row>
          <table:table-cell table:style-name="TableRowCell" office:value-type="string">
            <text:p text:style-name="Table_20_Contents">Thermal goggles</text:p>
          </table:table-cell>
          <table:table-cell table:style-name="TableRowCell" office:value-type="string">
            <text:p text:style-name="Table_20_Contents">800</text:p>
          </table:table-cell>
        </table:table-row>
        <table:table-row>
          <table:table-cell table:style-name="TableRowCell" office:value-type="string">
            <text:p text:style-name="Table_20_Contents">Wire Bug</text:p>
          </table:table-cell>
          <table:table-cell table:style-name="TableRowCell" office:value-type="string">
            <text:p text:style-name="Table_20_Contents">25</text:p>
          </table:table-cell>
        </table:table-row>
        <table:table-row>
          <table:table-cell table:style-name="TableRowCell" office:value-type="string">
            <text:p text:style-name="Table_20_Contents">Workstation</text:p>
          </table:table-cell>
          <table:table-cell table:style-name="TableRowCell" office:value-type="string">
            <text:p text:style-name="Table_20_Contents">2,000</text:p>
          </table:table-cell>
        </table:table-row>
        <table:table-row>
          <table:table-cell table:style-name="TableRowCell" office:value-type="string">
            <text:p text:style-name="Table_20_Contents">Zip Ties</text:p>
          </table:table-cell>
          <table:table-cell table:style-name="TableRowCell" office:value-type="string">
            <text:p text:style-name="Table_20_Contents">25</text:p>
          </table:table-cell>
        </table:table-row>
      </table:table>
      <text:h text:style-name="Heading_20_2" text:outline-level="2"><text:bookmark-start text:name="vehicles-1"/>Vehicles<text:bookmark-end text:name="vehicles-1"/></text:h>
      <text:p text:style-name="First_20_paragraph">Like creatures, vehicles have three abilities used to make saves. - <text:span text:style-name="T1">Integrity</text:span> (INT): General stability, used to crash safely, smash through things, and resist Critical Damage. Equivalent to STR for creatures. - <text:span text:style-name="T1">Engines</text:span> (ENG): Ability to move, speed up, dodge, and stunts. Equivalent to DEX for creatures. - <text:span text:style-name="T1">Gauges</text:span> (GAU): Mechanical control components. Used to maintain routes, stabilize assets, etc. Equivalent to WIL for creatures.</text:p>
      <text:p text:style-name="Text_20_body">Vehicles also possess: - Hull Points (<text:span text:style-name="T1">HP</text:span>) which reflect their ability to avoid damage in combat. - <text:span text:style-name="T1">Armor</text:span> which reduces damage (max 3) before affecting HP. - <text:span text:style-name="T1">Load</text:span>, the capacity of the vehicle: - 1 slot per person or 100lb of weight. - Exceeding the total value of Load, the vehicle is overloaded and it is unable to recover HP or ability scores.</text:p>
      <text:p text:style-name="Text_20_body"><text:span text:style-name="T1">Damage</text:span> that reduces a target’s HP below zero decreases a target’s INT by the amount remaining. - They must then make a INT save to avoid critical damage. - Any vehicle that suffers critical damage trudges and spits oil. If left unrepaired, it is destroyed within the 1d20 minutes. - A vehicle with zero INT is totaled.</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table-header-rows>
          <table:table-row>
            <table:table-cell table:style-name="TableHeaderRowCell" office:value-type="string">
              <text:p text:style-name="Table_20_Heading">Type</text:p>
            </table:table-cell>
            <table:table-cell table:style-name="TableHeaderRowCell" office:value-type="string">
              <text:p text:style-name="Table_20_Heading">Armor</text:p>
            </table:table-cell>
            <table:table-cell table:style-name="TableHeaderRowCell" office:value-type="string">
              <text:p text:style-name="Table_20_Heading">HP</text:p>
            </table:table-cell>
            <table:table-cell table:style-name="TableHeaderRowCell" office:value-type="string">
              <text:p text:style-name="Table_20_Heading">INT</text:p>
            </table:table-cell>
            <table:table-cell table:style-name="TableHeaderRowCell" office:value-type="string">
              <text:p text:style-name="Table_20_Heading">ENG</text:p>
            </table:table-cell>
            <table:table-cell table:style-name="TableHeaderRowCell" office:value-type="string">
              <text:p text:style-name="Table_20_Heading">GAU</text:p>
            </table:table-cell>
            <table:table-cell table:style-name="TableHeaderRowCell" office:value-type="string">
              <text:p text:style-name="Table_20_Heading">Load</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Compact car</text:p>
          </table:table-cell>
          <table:table-cell table:style-name="TableRowCell" office:value-type="string">
            <text:p text:style-name="Table_20_Contents">-</text:p>
          </table:table-cell>
          <table:table-cell table:style-name="TableRowCell" office:value-type="string">
            <text:p text:style-name="Table_20_Contents">6</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6</text:p>
          </table:table-cell>
          <table:table-cell table:style-name="TableRowCell" office:value-type="string">
            <text:p text:style-name="Table_20_Contents">6</text:p>
          </table:table-cell>
          <table:table-cell table:style-name="TableRowCell" office:value-type="string">
            <text:p text:style-name="Table_20_Contents">18,000</text:p>
          </table:table-cell>
        </table:table-row>
        <table:table-row>
          <table:table-cell table:style-name="TableRowCell" office:value-type="string">
            <text:p text:style-name="Table_20_Contents">Humvee</text:p>
          </table:table-cell>
          <table:table-cell table:style-name="TableRowCell" office:value-type="string">
            <text:p text:style-name="Table_20_Contents">3</text:p>
          </table:table-cell>
          <table:table-cell table:style-name="TableRowCell" office:value-type="string">
            <text:p text:style-name="Table_20_Contents">10</text:p>
          </table:table-cell>
          <table:table-cell table:style-name="TableRowCell" office:value-type="string">
            <text:p text:style-name="Table_20_Contents">16</text:p>
          </table:table-cell>
          <table:table-cell table:style-name="TableRowCell" office:value-type="string">
            <text:p text:style-name="Table_20_Contents">10</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ext:p text:style-name="Table_20_Contents">100,000</text:p>
          </table:table-cell>
        </table:table-row>
        <table:table-row>
          <table:table-cell table:style-name="TableRowCell" office:value-type="string">
            <text:p text:style-name="Table_20_Contents">Luxury car</text:p>
          </table:table-cell>
          <table:table-cell table:style-name="TableRowCell" office:value-type="string">
            <text:p text:style-name="Table_20_Contents">1</text:p>
          </table:table-cell>
          <table:table-cell table:style-name="TableRowCell" office:value-type="string">
            <text:p text:style-name="Table_20_Contents">7</text:p>
          </table:table-cell>
          <table:table-cell table:style-name="TableRowCell" office:value-type="string">
            <text:p text:style-name="Table_20_Contents">8</text:p>
          </table:table-cell>
          <table:table-cell table:style-name="TableRowCell" office:value-type="string">
            <text:p text:style-name="Table_20_Contents">6</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80,000</text:p>
          </table:table-cell>
        </table:table-row>
        <table:table-row>
          <table:table-cell table:style-name="TableRowCell" office:value-type="string">
            <text:p text:style-name="Table_20_Contents">Police car (s/h)</text:p>
          </table:table-cell>
          <table:table-cell table:style-name="TableRowCell" office:value-type="string">
            <text:p text:style-name="Table_20_Contents">1</text:p>
          </table:table-cell>
          <table:table-cell table:style-name="TableRowCell" office:value-type="string">
            <text:p text:style-name="Table_20_Contents">6</text:p>
          </table:table-cell>
          <table:table-cell table:style-name="TableRowCell" office:value-type="string">
            <text:p text:style-name="Table_20_Contents">10</text:p>
          </table:table-cell>
          <table:table-cell table:style-name="TableRowCell" office:value-type="string">
            <text:p text:style-name="Table_20_Contents">12</text:p>
          </table:table-cell>
          <table:table-cell table:style-name="TableRowCell" office:value-type="string">
            <text:p text:style-name="Table_20_Contents">8</text:p>
          </table:table-cell>
          <table:table-cell table:style-name="TableRowCell" office:value-type="string">
            <text:p text:style-name="Table_20_Contents">6</text:p>
          </table:table-cell>
          <table:table-cell table:style-name="TableRowCell" office:value-type="string">
            <text:p text:style-name="Table_20_Contents">20,000</text:p>
          </table:table-cell>
        </table:table-row>
        <table:table-row>
          <table:table-cell table:style-name="TableRowCell" office:value-type="string">
            <text:p text:style-name="Table_20_Contents">Small car</text:p>
          </table:table-cell>
          <table:table-cell table:style-name="TableRowCell" office:value-type="string">
            <text:p text:style-name="Table_20_Contents">-</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6</text:p>
          </table:table-cell>
          <table:table-cell table:style-name="TableRowCell" office:value-type="string">
            <text:p text:style-name="Table_20_Contents">10,000</text:p>
          </table:table-cell>
        </table:table-row>
        <table:table-row>
          <table:table-cell table:style-name="TableRowCell" office:value-type="string">
            <text:p text:style-name="Table_20_Contents">Sports car</text:p>
          </table:table-cell>
          <table:table-cell table:style-name="TableRowCell" office:value-type="string">
            <text:p text:style-name="Table_20_Contents">-</text:p>
          </table:table-cell>
          <table:table-cell table:style-name="TableRowCell" office:value-type="string">
            <text:p text:style-name="Table_20_Contents">3</text:p>
          </table:table-cell>
          <table:table-cell table:style-name="TableRowCell" office:value-type="string">
            <text:p text:style-name="Table_20_Contents">8</text:p>
          </table:table-cell>
          <table:table-cell table:style-name="TableRowCell" office:value-type="string">
            <text:p text:style-name="Table_20_Contents">14</text:p>
          </table:table-cell>
          <table:table-cell table:style-name="TableRowCell" office:value-type="string">
            <text:p text:style-name="Table_20_Contents">10</text:p>
          </table:table-cell>
          <table:table-cell table:style-name="TableRowCell" office:value-type="string">
            <text:p text:style-name="Table_20_Contents">4</text:p>
          </table:table-cell>
          <table:table-cell table:style-name="TableRowCell" office:value-type="string">
            <text:p text:style-name="Table_20_Contents">50,000</text:p>
          </table:table-cell>
        </table:table-row>
        <table:table-row>
          <table:table-cell table:style-name="TableRowCell" office:value-type="string">
            <text:p text:style-name="Table_20_Contents">SUV</text:p>
          </table:table-cell>
          <table:table-cell table:style-name="TableRowCell" office:value-type="string">
            <text:p text:style-name="Table_20_Contents">2</text:p>
          </table:table-cell>
          <table:table-cell table:style-name="TableRowCell" office:value-type="string">
            <text:p text:style-name="Table_20_Contents">9</text:p>
          </table:table-cell>
          <table:table-cell table:style-name="TableRowCell" office:value-type="string">
            <text:p text:style-name="Table_20_Contents">10</text:p>
          </table:table-cell>
          <table:table-cell table:style-name="TableRowCell" office:value-type="string">
            <text:p text:style-name="Table_20_Contents">10</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40,000</text:p>
          </table:table-cell>
        </table:table-row>
        <table:table-row>
          <table:table-cell table:style-name="TableRowCell" office:value-type="string">
            <text:p text:style-name="Table_20_Contents">Helicopter</text:p>
          </table:table-cell>
          <table:table-cell table:style-name="TableRowCell" office:value-type="string">
            <text:p text:style-name="Table_20_Contents">2</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14</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500,000</text:p>
          </table:table-cell>
        </table:table-row>
        <table:table-row>
          <table:table-cell table:style-name="TableRowCell" office:value-type="string">
            <text:p text:style-name="Table_20_Contents">Military Helicopter</text:p>
          </table:table-cell>
          <table:table-cell table:style-name="TableRowCell" office:value-type="string">
            <text:p text:style-name="Table_20_Contents">3</text:p>
          </table:table-cell>
          <table:table-cell table:style-name="TableRowCell" office:value-type="string">
            <text:p text:style-name="Table_20_Contents">10</text:p>
          </table:table-cell>
          <table:table-cell table:style-name="TableRowCell" office:value-type="string">
            <text:p text:style-name="Table_20_Contents">16</text:p>
          </table:table-cell>
          <table:table-cell table:style-name="TableRowCell" office:value-type="string">
            <text:p text:style-name="Table_20_Contents">14</text:p>
          </table:table-cell>
          <table:table-cell table:style-name="TableRowCell" office:value-type="string">
            <text:p text:style-name="Table_20_Contents">14</text:p>
          </table:table-cell>
          <table:table-cell table:style-name="TableRowCell" office:value-type="string">
            <text:p text:style-name="Table_20_Contents">4</text:p>
          </table:table-cell>
          <table:table-cell table:style-name="TableRowCell" office:value-type="string">
            <text:p text:style-name="Table_20_Contents">7,000,000</text:p>
          </table:table-cell>
        </table:table-row>
        <table:table-row>
          <table:table-cell table:style-name="TableRowCell" office:value-type="string">
            <text:p text:style-name="Table_20_Contents">Motorcycle</text:p>
          </table:table-cell>
          <table:table-cell table:style-name="TableRowCell" office:value-type="string">
            <text:p text:style-name="Table_20_Contents">-</text:p>
          </table:table-cell>
          <table:table-cell table:style-name="TableRowCell" office:value-type="string">
            <text:p text:style-name="Table_20_Contents">2</text:p>
          </table:table-cell>
          <table:table-cell table:style-name="TableRowCell" office:value-type="string">
            <text:p text:style-name="Table_20_Contents">4</text:p>
          </table:table-cell>
          <table:table-cell table:style-name="TableRowCell" office:value-type="string">
            <text:p text:style-name="Table_20_Contents">12</text:p>
          </table:table-cell>
          <table:table-cell table:style-name="TableRowCell" office:value-type="string">
            <text:p text:style-name="Table_20_Contents">10</text:p>
          </table:table-cell>
          <table:table-cell table:style-name="TableRowCell" office:value-type="string">
            <text:p text:style-name="Table_20_Contents">4</text:p>
          </table:table-cell>
          <table:table-cell table:style-name="TableRowCell" office:value-type="string">
            <text:p text:style-name="Table_20_Contents">20,000</text:p>
          </table:table-cell>
        </table:table-row>
        <table:table-row>
          <table:table-cell table:style-name="TableRowCell" office:value-type="string">
            <text:p text:style-name="Table_20_Contents">Lear Jet</text:p>
          </table:table-cell>
          <table:table-cell table:style-name="TableRowCell" office:value-type="string">
            <text:p text:style-name="Table_20_Contents">2</text:p>
          </table:table-cell>
          <table:table-cell table:style-name="TableRowCell" office:value-type="string">
            <text:p text:style-name="Table_20_Contents">11</text:p>
          </table:table-cell>
          <table:table-cell table:style-name="TableRowCell" office:value-type="string">
            <text:p text:style-name="Table_20_Contents">20</text:p>
          </table:table-cell>
          <table:table-cell table:style-name="TableRowCell" office:value-type="string">
            <text:p text:style-name="Table_20_Contents">12</text:p>
          </table:table-cell>
          <table:table-cell table:style-name="TableRowCell" office:value-type="string">
            <text:p text:style-name="Table_20_Contents">12</text:p>
          </table:table-cell>
          <table:table-cell table:style-name="TableRowCell" office:value-type="string">
            <text:p text:style-name="Table_20_Contents">10</text:p>
          </table:table-cell>
          <table:table-cell table:style-name="TableRowCell" office:value-type="string">
            <text:p text:style-name="Table_20_Contents">3,000,000</text:p>
          </table:table-cell>
        </table:table-row>
        <table:table-row>
          <table:table-cell table:style-name="TableRowCell" office:value-type="string">
            <text:p text:style-name="Table_20_Contents">Mini-Sub</text:p>
          </table:table-cell>
          <table:table-cell table:style-name="TableRowCell" office:value-type="string">
            <text:p text:style-name="Table_20_Contents">2</text:p>
          </table:table-cell>
          <table:table-cell table:style-name="TableRowCell" office:value-type="string">
            <text:p text:style-name="Table_20_Contents">4</text:p>
          </table:table-cell>
          <table:table-cell table:style-name="TableRowCell" office:value-type="string">
            <text:p text:style-name="Table_20_Contents">6</text:p>
          </table:table-cell>
          <table:table-cell table:style-name="TableRowCell" office:value-type="string">
            <text:p text:style-name="Table_20_Contents">8</text:p>
          </table:table-cell>
          <table:table-cell table:style-name="TableRowCell" office:value-type="string">
            <text:p text:style-name="Table_20_Contents">12</text:p>
          </table:table-cell>
          <table:table-cell table:style-name="TableRowCell" office:value-type="string">
            <text:p text:style-name="Table_20_Contents">4</text:p>
          </table:table-cell>
          <table:table-cell table:style-name="TableRowCell" office:value-type="string">
            <text:p text:style-name="Table_20_Contents">60,000</text:p>
          </table:table-cell>
        </table:table-row>
        <table:table-row>
          <table:table-cell table:style-name="TableRowCell" office:value-type="string">
            <text:p text:style-name="Table_20_Contents">Speedboat</text:p>
          </table:table-cell>
          <table:table-cell table:style-name="TableRowCell" office:value-type="string">
            <text:p text:style-name="Table_20_Contents">-</text:p>
          </table:table-cell>
          <table:table-cell table:style-name="TableRowCell" office:value-type="string">
            <text:p text:style-name="Table_20_Contents">4</text:p>
          </table:table-cell>
          <table:table-cell table:style-name="TableRowCell" office:value-type="string">
            <text:p text:style-name="Table_20_Contents">6</text:p>
          </table:table-cell>
          <table:table-cell table:style-name="TableRowCell" office:value-type="string">
            <text:p text:style-name="Table_20_Contents">14</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15,000</text:p>
          </table:table-cell>
        </table:table-row>
      </table:table>
      <text:h text:style-name="Heading_20_2" text:outline-level="2"><text:bookmark-start text:name="rules-1"/>Rules<text:bookmark-end text:name="rules-1"/></text:h>
      <text:h text:style-name="Heading_20_3" text:outline-level="3"><text:bookmark-start text:name="abilities-1"/>Abilities<text:bookmark-end text:name="abilities-1"/></text:h>
      <text:p text:style-name="First_20_paragraph">Each of the three <text:span text:style-name="T1">abilities</text:span> are used in different circumstances (see <text:span text:style-name="T1">saves</text:span>, below).</text:p>
      <text:p text:style-name="Text_20_body"><text:span text:style-name="T1">Strength (STR)</text:span>: Used for saves requiring physical power, like lifting gates, bending bars, resisting poison, etc.</text:p>
      <text:p text:style-name="Text_20_body"><text:span text:style-name="T1">Dexterity (DEX)</text:span>: Used for saves requiring poise, speed, and reflexes like dodging, climbing, sneaking, balancing, etc.</text:p>
      <text:p text:style-name="Text_20_body"><text:span text:style-name="T1">Willpower (WIL)</text:span>: Used for saves to persuade, deceive, interrogate, intimidate, charm, provoke, manipulate spells, etc.</text:p>
      <text:h text:style-name="Heading_20_3" text:outline-level="3"><text:bookmark-start text:name="saves-1"/>Saves<text:bookmark-end text:name="saves-1"/></text:h>
      <text:p text:style-name="First_20_paragraph">A save is a roll to avoid bad outcomes from risky choices and circumstances. PCs roll a d20 for an appropriate ability score. If they roll equal to or under that ability score, they pass. Otherwise, they fail. A 1 is always a success, and a 20 is always a failure.</text:p>
      <text:p text:style-name="P144"><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h text:style-name="Heading_20_3" text:outline-level="3"><text:bookmark-start text:name="healing-1"/>Healing<text:bookmark-end text:name="healing-1"/></text:h>
      <text:p text:style-name="First_20_paragraph">Resting for a few moments and having a drink of water restores lost HP but leaves the party exposed. Ability loss (see <text:span text:style-name="T1">Critical Damage</text:span>) can usually be restored with a week’s rest facilitated by a healer or other appropriate source of expertise. Some of these services are free, while magical or more expedient means of recovery may come at a cost.</text:p>
      <text:h text:style-name="Heading_20_3" text:outline-level="3"><text:bookmark-start text:name="deprivation-fatigue-1"/>Deprivation &amp; Fatigue<text:bookmark-end text:name="deprivation-fatigue-1"/></text:h>
      <text:p text:style-name="First_20_paragraph">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h text:style-name="Heading_20_3" text:outline-level="3"><text:bookmark-start text:name="armor-1"/>Armor<text:bookmark-end text:name="armor-1"/></text:h>
      <text:p text:style-name="First_20_paragraph">Before calculating damage to HP, subtract the target’s <text:span text:style-name="T1">Armor</text:span> value from the result of damage rolls. Shields and similar armor provide a bonus defense (e.g. +1 Armor), but only while the item is held or worn.<text:line-break/>No one can have more than 3 Armor.<text:line-break/>Shields, gauntlets, and helms may provide additional benefits according to their use.</text:p>
      <text:h text:style-name="Heading_20_3" text:outline-level="3"><text:bookmark-start text:name="reactions-1"/>Reactions<text:bookmark-end text:name="reactions-1"/></text:h>
      <text:p text:style-name="First_20_paragraph">When the PCs encounter an NPC whose reaction to the party is not obvious, the Referee may roll 2d6 and consult the following table:</text:p>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RowCell" office:value-type="string">
            <text:p text:style-name="P150">2</text:p>
          </table:table-cell>
          <table:table-cell table:style-name="TableRowCell" office:value-type="string">
            <text:p text:style-name="P151">3-5</text:p>
          </table:table-cell>
          <table:table-cell table:style-name="TableRowCell" office:value-type="string">
            <text:p text:style-name="P152">6-8</text:p>
          </table:table-cell>
          <table:table-cell table:style-name="TableRowCell" office:value-type="string">
            <text:p text:style-name="P153">9-11</text:p>
          </table:table-cell>
          <table:table-cell table:style-name="TableRowCell" office:value-type="string">
            <text:p text:style-name="P154">12</text:p>
          </table:table-cell>
        </table:table-row>
        <table:table-row>
          <table:table-cell table:style-name="TableRowCell" office:value-type="string">
            <text:p text:style-name="P150">Hostile</text:p>
          </table:table-cell>
          <table:table-cell table:style-name="TableRowCell" office:value-type="string">
            <text:p text:style-name="P151">Wary</text:p>
          </table:table-cell>
          <table:table-cell table:style-name="TableRowCell" office:value-type="string">
            <text:p text:style-name="P152">Curious</text:p>
          </table:table-cell>
          <table:table-cell table:style-name="TableRowCell" office:value-type="string">
            <text:p text:style-name="P153">Kind</text:p>
          </table:table-cell>
          <table:table-cell table:style-name="TableRowCell" office:value-type="string">
            <text:p text:style-name="P154">Helpful</text:p>
          </table:table-cell>
        </table:table-row>
      </table:table>
      <text:h text:style-name="Heading_20_3" text:outline-level="3"><text:bookmark-start text:name="morale-1"/>Morale<text:bookmark-end text:name="morale-1"/></text:h>
      <text:p text:style-name="First_20_paragraph">Enemies must pass a WIL save to avoid fleeing when they take their first casualty and again when they lose half their number. Some groups may use their leader’s WIL in place of their own. Lone foes must save when they’re reduced to 0 HP. Morale does not affect PCs.</text:p>
      <text:h text:style-name="Heading_20_3" text:outline-level="3"><text:bookmark-start text:name="assistants-1"/>Assistants<text:bookmark-end text:name="assistants-1"/></text:h>
      <text:p text:style-name="First_20_paragraph">PCs can hire <text:span text:style-name="T1">Assistants</text:span> to aid them in their expeditions. To create an assistant, roll 3d6 for each ability score, then give them 1d6 HP and a simple weapon (d6), then roll on the <text:a xlink:type="simple" xlink:href="#character-creation" office:name=""><text:span text:style-name="Definition"><text:span text:style-name="T1">Character Creation</text:span></text:span></text:a> tables to further flesh them out. Assistants cost between 1-3gp per day, or a share of whatever treasure the party obtains.</text:p>
      <text:h text:style-name="Heading_20_3" text:outline-level="3"><text:bookmark-start text:name="wealth-artifacts-1"/>Wealth &amp; Artifacts<text:bookmark-end text:name="wealth-artifacts-1"/></text:h>
      <text:p text:style-name="First_20_paragraph">The common currency is the dollar ($).</text:p>
      <text:p text:style-name="Text_20_body">An Artifact is highly valuable, usually bulky, and rarely useful beyond its value. It can be a lure, taking PCs to exotic and even dangerous locations, and is often under the protection of intimidating foes.</text:p>
      <text:h text:style-name="Heading_20_2" text:outline-level="2"><text:bookmark-start text:name="combat-1"/>Combat<text:bookmark-end text:name="combat-1"/></text:h>
      <text:h text:style-name="Heading_20_3" text:outline-level="3"><text:bookmark-start text:name="rounds-1"/>Rounds<text:bookmark-end text:name="rounds-1"/></text:h>
      <text:p text:style-name="First_20_paragraph">The game typically plays without strict time accounting. In a fight or circumstance where timing is helpful, use rounds to keep track of when something occurs. A <text:span text:style-name="T1">round</text:span> is roughly ten seconds of in-game time and is comprised of turns.</text:p>
      <text:h text:style-name="Heading_20_3" text:outline-level="3"><text:bookmark-start text:name="actions-1"/>Actions<text:bookmark-end text:name="actions-1"/></text:h>
      <text:p text:style-name="First_20_paragraph">On their turn, a character may move up to 40ft and take up to one action. This may be using an artifact, attacking, making a second move, or some other reasonable action.</text:p>
      <text:p text:style-name="Text_20_body">Each round, the PCs declare what they are doing before dice are rolled. If a character attempts something risky, the Referee calls for a save for appropriate players or NPCs.</text:p>
      <text:h text:style-name="Heading_20_3" text:outline-level="3"><text:bookmark-start text:name="turns-1"/>Turns<text:bookmark-end text:name="turns-1"/></text:h>
      <text:p text:style-name="First_20_paragraph">The Referee will telegraph the most likely actions taken by NPCs or monsters. At the start of combat, each PC must make a DEX save to act before their opponents.</text:p>
      <text:h text:style-name="Heading_20_3" text:outline-level="3"><text:bookmark-start text:name="attacking-damage-1"/>Attacking &amp; Damage<text:bookmark-end text:name="attacking-damage-1"/></text:h>
      <text:p text:style-name="First_20_paragraph">The attacker rolls their weapon die and subtracts the target’s armor, then deals the remaining total to their opponent’s HP. Unarmed attacks always do 1d4 damage.</text:p>
      <text:h text:style-name="Heading_20_3" text:outline-level="3"><text:bookmark-start text:name="multiple-attackers-1"/>Multiple Attackers<text:bookmark-end text:name="multiple-attackers-1"/></text:h>
      <text:p text:style-name="First_20_paragraph">If multiple attackers target the same foe, roll all damage dice and keep the single highest result.</text:p>
      <text:h text:style-name="Heading_20_3" text:outline-level="3"><text:bookmark-start text:name="attack-modifiers-1"/>Attack Modifiers<text:bookmark-end text:name="attack-modifiers-1"/></text:h>
      <text:p text:style-name="First_20_paragraph">If fighting from a position of weakness (such as through cover or with bound hands), the attack is <text:span text:style-name="T1">impaired</text:span> and the attacker must roll 1d4 damage regardless of the attacks damage die.</text:p>
      <text:p text:style-name="Text_20_body">If fighting from a position of advantage (such as against a helpless foe or through a daring maneuver), the attack is <text:span text:style-name="T1">enhanced</text:span>, allowing the attacker to roll 1d12 damage instead of their normal die.</text:p>
      <text:h text:style-name="Heading_20_3" text:outline-level="3"><text:bookmark-start text:name="dual-damage-1"/>Dual Damage<text:bookmark-end text:name="dual-damage-1"/></text:h>
      <text:p text:style-name="First_20_paragraph">If attacking with two weapons at the same time or the the weapon grants more than one damage dice, roll all damage dice and keep the single highest result.</text:p>
      <text:h text:style-name="Heading_20_3" text:outline-level="3"><text:bookmark-start text:name="blast-1"/>Blast<text:bookmark-end text:name="blast-1"/></text:h>
      <text:p text:style-name="First_20_paragraph">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h text:style-name="Heading_20_3" text:outline-level="3"><text:bookmark-start text:name="critical-damage-1"/>Critical Damage<text:bookmark-end text:name="critical-damage-1"/></text:h>
      <text:p text:style-name="First_20_paragraph">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Text_20_body">Any PC that suffers critical damage cannot do anything but crawl weakly, grasping for life. If given aid and rest, they will stabilize. If left untreated, they die within the hour.</text:p>
      <text:h text:style-name="Heading_20_3" text:outline-level="3"><text:bookmark-start text:name="ability-score-loss-1"/>Ability Score Loss<text:bookmark-end text:name="ability-score-loss-1"/></text:h>
      <text:p text:style-name="First_20_paragraph">If a PC’s STR is reduced to 0, they die. If their DEX is reduced to 0, they are paralyzed. If their WIL is reduced to 0, they are delirious. Complete DEX and WIL loss renders the character unable to act until they are restored through extended rest or by extraordinary means.</text:p>
      <text:h text:style-name="Heading_20_3" text:outline-level="3"><text:bookmark-start text:name="scars-2"/>Scars<text:bookmark-end text:name="scars-2"/></text:h>
      <text:p text:style-name="First_20_paragraph">When damage to a PC reduces their HP to exactly 0, they are sometimes changed irrevocably. See the <text:a xlink:type="simple" xlink:href="/Golden%20Idol-srd#scars-1" office:name=""><text:span text:style-name="Definition"><text:span text:style-name="T1">Scars</text:span></text:span></text:a> table for more.</text:p>
      <text:h text:style-name="Heading_20_3" text:outline-level="3"><text:bookmark-start text:name="unconsciousness-death-1"/>Unconsciousness &amp; Death<text:bookmark-end text:name="unconsciousness-death-1"/></text:h>
      <text:p text:style-name="First_20_paragraph">When a character dies, the player is free to create a new character or take control of an assistant. They immediately join the party in order to reduce downtime.</text:p>
      <text:h text:style-name="Heading_20_3" text:outline-level="3"><text:bookmark-start text:name="detachments-1"/>Detachments<text:bookmark-end text:name="detachments-1"/></text:h>
      <text:p text:style-name="First_20_paragraph">Large groups of similar combatants fighting together are treated as a single <text:span text:style-name="T1">detachment</text:span>. When a detachment takes critical damage, it is routed or significantly weakened. When it reaches 0 STR, it is destroyed.</text:p>
      <text:p text:style-name="Text_20_body">Attacks against detachments by individuals are <text:span text:style-name="T1">impaired</text:span> (excluding blast damage).<text:line-break/>Attacks against individuals by detachments are <text:span text:style-name="T1">enhanced</text:span> and deal blast damage.</text:p>
      <text:h text:style-name="Heading_20_3" text:outline-level="3"><text:bookmark-start text:name="retreat-1"/>Retreat<text:bookmark-end text:name="retreat-1"/></text:h>
      <text:p text:style-name="First_20_paragraph">Running away from a dire situation always requires a successful DEX save, as well as a safe destination to run to.</text:p>
      <text:h text:style-name="Heading_20_3" text:outline-level="3"><text:bookmark-start text:name="scars-3"/>Scars<text:bookmark-end text:name="scars-3"/></text:h>
      <text:p text:style-name="First_20_paragraph">When an attack reduces a PC’s HP to exactly 0, they are uniquely impacted. Look up the result on the table below based on the total damage taken:</text:p>
      <table:table table:name="Table45" table:style-name="Table45">
        <table:table-column table:style-name="Table45.A"/>
        <table:table-column table:style-name="Table45.B"/>
        <table:table-row>
          <table:table-cell table:style-name="TableRowCell" office:value-type="string">
            <text:p text:style-name="Table_20_Contents">1</text:p>
          </table:table-cell>
          <table:table-cell table:style-name="TableRowCell" office:value-type="string">
            <text:p text:style-name="Table_20_Contents">Lasting Scar: Roll 1d6</text:p>
          </table:table-cell>
        </table:table-row>
        <table:table-row>
          <table:table-cell table:style-name="TableRowCell" office:value-type="string">
            <text:p text:style-name="Table_20_Contents">2</text:p>
          </table:table-cell>
          <table:table-cell table:style-name="TableRowCell" office:value-type="string">
            <text:p text:style-name="Table_20_Contents">Rattling Blow: You’re disoriented and shaken. Describe how you refocus. Roll 1d6. If the total is higher than your max HP, take the new result.</text:p>
          </table:table-cell>
        </table:table-row>
        <table:table-row>
          <table:table-cell table:style-name="TableRowCell" office:value-type="string">
            <text:p text:style-name="Table_20_Contents">3</text:p>
          </table:table-cell>
          <table:table-cell table:style-name="TableRowCell" office:value-type="string">
            <text:p text:style-name="Table_20_Contents">Walloped: You’re sent flying and land flat on your face, winded. You are deprived until you rest for a few hours. Then, roll 1d6. Add that amount to your max HP.</text:p>
          </table:table-cell>
        </table:table-row>
        <table:table-row>
          <table:table-cell table:style-name="TableRowCell" office:value-type="string">
            <text:p text:style-name="Table_20_Contents">4</text:p>
          </table:table-cell>
          <table:table-cell table:style-name="TableRowCell" office:value-type="string">
            <text:p text:style-name="Table_20_Contents">Broken Limb: Roll 1d6</text:p>
          </table:table-cell>
        </table:table-row>
        <table:table-row>
          <table:table-cell table:style-name="TableRowCell" office:value-type="string">
            <text:p text:style-name="Table_20_Contents">5</text:p>
          </table:table-cell>
          <table:table-cell table:style-name="TableRowCell" office:value-type="string">
            <text:p text:style-name="Table_20_Contents">Diseased: You’re afflicted with a gross, uncomfortable infection. When you get over it, roll 2d6. If the total is higher than your max HP, take the new result.</text:p>
          </table:table-cell>
        </table:table-row>
        <table:table-row>
          <table:table-cell table:style-name="TableRowCell" office:value-type="string">
            <text:p text:style-name="Table_20_Contents">6</text:p>
          </table:table-cell>
          <table:table-cell table:style-name="TableRowCell" office:value-type="string">
            <text:p text:style-name="Table_20_Contents">Reorienting Head Wound: Roll 1d6</text:p>
          </table:table-cell>
        </table:table-row>
        <table:table-row>
          <table:table-cell table:style-name="TableRowCell" office:value-type="string">
            <text:p text:style-name="Table_20_Contents">7</text:p>
          </table:table-cell>
          <table:table-cell table:style-name="TableRowCell" office:value-type="string">
            <text:p text:style-name="Table_20_Contents">Hamstrung: You can barely move until you get serious help and rest. After recovery, roll 3d6. If the total is higher than your max DEX, take the new result.</text:p>
          </table:table-cell>
        </table:table-row>
        <table:table-row>
          <table:table-cell table:style-name="TableRowCell" office:value-type="string">
            <text:p text:style-name="Table_20_Contents">8</text:p>
          </table:table-cell>
          <table:table-cell table:style-name="TableRowCell" office:value-type="string">
            <text:p text:style-name="Table_20_Contents">Deafened: You cannot hear anything until you find extraordinary aid. Regardless, make a WIL save. If you pass, increase your max WIL by 1d4.</text:p>
          </table:table-cell>
        </table:table-row>
        <table:table-row>
          <table:table-cell table:style-name="TableRowCell" office:value-type="string">
            <text:p text:style-name="Table_20_Contents">9</text:p>
          </table:table-cell>
          <table:table-cell table:style-name="TableRowCell" office:value-type="string">
            <text:p text:style-name="Table_20_Contents">Re-brained: Some hidden part of your psyche is knocked loose. Roll 3d6. If the total is higher than your max WIL, take the new result.</text:p>
          </table:table-cell>
        </table:table-row>
        <table:table-row>
          <table:table-cell table:style-name="TableRowCell" office:value-type="string">
            <text:p text:style-name="Table_20_Contents">10</text:p>
          </table:table-cell>
          <table:table-cell table:style-name="TableRowCell" office:value-type="string">
            <text:p text:style-name="Table_20_Contents">Sundered: An appendage is torn off, crippled or useless. The Referee will tell you which. Then, make a WIL save. If you pass, increase your max WIL by 1d6.</text:p>
          </table:table-cell>
        </table:table-row>
        <table:table-row>
          <table:table-cell table:style-name="TableRowCell" office:value-type="string">
            <text:p text:style-name="Table_20_Contents">11</text:p>
          </table:table-cell>
          <table:table-cell table:style-name="TableRowCell" office:value-type="string">
            <text:p text:style-name="Table_20_Contents">Mortal Wound: You are deprived and out of action. You die in one hour unless healed. Upon recovery, roll 2d6. Take the new result as your max HP.</text:p>
          </table:table-cell>
        </table:table-row>
        <table:table-row>
          <table:table-cell table:style-name="TableRowCell" office:value-type="string">
            <text:p text:style-name="Table_20_Contents">12</text:p>
          </table:table-cell>
          <table:table-cell table:style-name="TableRowCell" office:value-type="string">
            <text:p text:style-name="Table_20_Contents">Doomed: Death seemed ever so close, but somehow you survived. If your next save against critical damage is a fail, you die horribly. If you pass, roll 3d6. If the total is higher than your max HP, take the new result.</text:p>
          </table:table-cell>
        </table:table-row>
      </table:table>
      <text:h text:style-name="Heading_20_2" text:outline-level="2"><text:bookmark-start text:name="gobletrotting-1"/>Gobletrotting<text:bookmark-end text:name="gobletrotting-1"/></text:h>
      <text:h text:style-name="Heading_20_3" text:outline-level="3"><text:bookmark-start text:name="get-inspired-2"/>Get Inspired<text:bookmark-end text:name="get-inspired-2"/></text:h>
      <text:p text:style-name="First_20_paragraph">Here are some suggestions for building your adventure:</text:p>
      <text:list text:style-name="L133">
        <text:list-item>
          <text:p text:style-name="P155"><text:span text:style-name="T1">Research the places involved</text:span>: Get a sense of the culture, history, and geography of the places the characters will visit. This will help you create a believable and immersive setting for the adventure.</text:p>
        </text:list-item>
        <text:list-item>
          <text:p text:style-name="P155"><text:span text:style-name="T1">Make use of the Pointcrawl model</text:span>: This model emphasizes the use of points of interest, rather than a linear path, to guide the players through the adventure. This allows for greater flexibility and player agency in the way the adventure unfolds.</text:p>
        </text:list-item>
        <text:list-item>
          <text:p text:style-name="P155"><text:span text:style-name="T1">Create a variety of challenges and obstacles</text:span>: As the players travel to different locations, they should encounter a variety of challenges that reflect the unique aspects of each location. These can include environmental hazards, cultural barriers, or conflicts with locals.</text:p>
        </text:list-item>
        <text:list-item>
          <text:p text:style-name="P155"><text:span text:style-name="T1">Incorporate artifacts and lost civilizations</text:span>: The primary goal of the players is to discover and recover artifacts, so make sure to include opportunities for them to do so in the adventure. Lost civilizations and their remains can also be a source of interesting puzzles and mysteries for the players to solve.</text:p>
        </text:list-item>
        <text:list-item>
          <text:p text:style-name="P155"><text:span text:style-name="T1">Consider the impact of secret societies and organizations</text:span>: These groups can provide a source of conflict and tension throughout the adventure, as they may be working against the players to acquire the same artifacts.</text:p>
        </text:list-item>
      </text:list>
      <text:h text:style-name="Heading_20_3" text:outline-level="3"><text:bookmark-start text:name="adventure-creation-guidelines-1"/>Adventure Creation Guidelines<text:bookmark-end text:name="adventure-creation-guidelines-1"/></text:h>
      <text:p text:style-name="First_20_paragraph">If you run out of ideas use the guidelines below for inspiration or make your adventure from scratch:</text:p>
      <text:list text:style-name="L134">
        <text:list-item>
          <text:p text:style-name="P156"><text:span text:style-name="T1">Determine the location of the adventure</text:span>: Roll a d10 to randomly select a location from a list of possible locations around the world.</text:p>
        </text:list-item>
      </text:list>
      <table:table table:name="Table46" table:style-name="Table46">
        <table:table-column table:style-name="Table46.A"/>
        <table:table-column table:style-name="Table46.B"/>
        <table:table-row>
          <table:table-cell table:style-name="TableRowCell" office:value-type="string">
            <text:p text:style-name="Table_20_Contents">1</text:p>
          </table:table-cell>
          <table:table-cell table:style-name="TableRowCell" office:value-type="string">
            <text:p text:style-name="Table_20_Contents">Amazon Rainforest</text:p>
          </table:table-cell>
        </table:table-row>
        <table:table-row>
          <table:table-cell table:style-name="TableRowCell" office:value-type="string">
            <text:p text:style-name="Table_20_Contents">2</text:p>
          </table:table-cell>
          <table:table-cell table:style-name="TableRowCell" office:value-type="string">
            <text:p text:style-name="Table_20_Contents">Antarctica</text:p>
          </table:table-cell>
        </table:table-row>
        <table:table-row>
          <table:table-cell table:style-name="TableRowCell" office:value-type="string">
            <text:p text:style-name="Table_20_Contents">3</text:p>
          </table:table-cell>
          <table:table-cell table:style-name="TableRowCell" office:value-type="string">
            <text:p text:style-name="Table_20_Contents">Egypt</text:p>
          </table:table-cell>
        </table:table-row>
        <table:table-row>
          <table:table-cell table:style-name="TableRowCell" office:value-type="string">
            <text:p text:style-name="Table_20_Contents">4</text:p>
          </table:table-cell>
          <table:table-cell table:style-name="TableRowCell" office:value-type="string">
            <text:p text:style-name="Table_20_Contents">Himalayas</text:p>
          </table:table-cell>
        </table:table-row>
        <table:table-row>
          <table:table-cell table:style-name="TableRowCell" office:value-type="string">
            <text:p text:style-name="Table_20_Contents">5</text:p>
          </table:table-cell>
          <table:table-cell table:style-name="TableRowCell" office:value-type="string">
            <text:p text:style-name="Table_20_Contents">Iceland</text:p>
          </table:table-cell>
        </table:table-row>
        <table:table-row>
          <table:table-cell table:style-name="TableRowCell" office:value-type="string">
            <text:p text:style-name="Table_20_Contents">6</text:p>
          </table:table-cell>
          <table:table-cell table:style-name="TableRowCell" office:value-type="string">
            <text:p text:style-name="Table_20_Contents">Madagascar</text:p>
          </table:table-cell>
        </table:table-row>
        <table:table-row>
          <table:table-cell table:style-name="TableRowCell" office:value-type="string">
            <text:p text:style-name="Table_20_Contents">7</text:p>
          </table:table-cell>
          <table:table-cell table:style-name="TableRowCell" office:value-type="string">
            <text:p text:style-name="Table_20_Contents">New Guinea</text:p>
          </table:table-cell>
        </table:table-row>
        <table:table-row>
          <table:table-cell table:style-name="TableRowCell" office:value-type="string">
            <text:p text:style-name="Table_20_Contents">8</text:p>
          </table:table-cell>
          <table:table-cell table:style-name="TableRowCell" office:value-type="string">
            <text:p text:style-name="Table_20_Contents">Norway</text:p>
          </table:table-cell>
        </table:table-row>
        <table:table-row>
          <table:table-cell table:style-name="TableRowCell" office:value-type="string">
            <text:p text:style-name="Table_20_Contents">9</text:p>
          </table:table-cell>
          <table:table-cell table:style-name="TableRowCell" office:value-type="string">
            <text:p text:style-name="Table_20_Contents">Sahara Desert</text:p>
          </table:table-cell>
        </table:table-row>
        <table:table-row>
          <table:table-cell table:style-name="TableRowCell" office:value-type="string">
            <text:p text:style-name="Table_20_Contents">10</text:p>
          </table:table-cell>
          <table:table-cell table:style-name="TableRowCell" office:value-type="string">
            <text:p text:style-name="Table_20_Contents">Underwater (shipwreck or underwater city)</text:p>
          </table:table-cell>
        </table:table-row>
      </table:table>
      <text:list text:style-name="L135">
        <text:list-item>
          <text:p text:style-name="P157"><text:span text:style-name="T1">Determine the main objective of the adventure</text:span>: Roll a d10 to randomly select a main objective for the adventure.</text:p>
        </text:list-item>
      </text:list>
      <table:table table:name="Table47" table:style-name="Table47">
        <table:table-column table:style-name="Table47.A"/>
        <table:table-column table:style-name="Table47.B"/>
        <table:table-row>
          <table:table-cell table:style-name="TableRowCell" office:value-type="string">
            <text:p text:style-name="Table_20_Contents">1</text:p>
          </table:table-cell>
          <table:table-cell table:style-name="TableRowCell" office:value-type="string">
            <text:p text:style-name="Table_20_Contents">Recover a powerful artifact from a lost civilization</text:p>
          </table:table-cell>
        </table:table-row>
        <table:table-row>
          <table:table-cell table:style-name="TableRowCell" office:value-type="string">
            <text:p text:style-name="Table_20_Contents">2</text:p>
          </table:table-cell>
          <table:table-cell table:style-name="TableRowCell" office:value-type="string">
            <text:p text:style-name="Table_20_Contents">Investigate strange supernatural occurrences in the area</text:p>
          </table:table-cell>
        </table:table-row>
        <table:table-row>
          <table:table-cell table:style-name="TableRowCell" office:value-type="string">
            <text:p text:style-name="Table_20_Contents">3</text:p>
          </table:table-cell>
          <table:table-cell table:style-name="TableRowCell" office:value-type="string">
            <text:p text:style-name="Table_20_Contents">Rescue a team member or ally who has gone missing</text:p>
          </table:table-cell>
        </table:table-row>
        <table:table-row>
          <table:table-cell table:style-name="TableRowCell" office:value-type="string">
            <text:p text:style-name="Table_20_Contents">4</text:p>
          </table:table-cell>
          <table:table-cell table:style-name="TableRowCell" office:value-type="string">
            <text:p text:style-name="Table_20_Contents">Stop a secret society from acquiring a powerful artifact</text:p>
          </table:table-cell>
        </table:table-row>
        <table:table-row>
          <table:table-cell table:style-name="TableRowCell" office:value-type="string">
            <text:p text:style-name="Table_20_Contents">5</text:p>
          </table:table-cell>
          <table:table-cell table:style-name="TableRowCell" office:value-type="string">
            <text:p text:style-name="Table_20_Contents">Map an uncharted area</text:p>
          </table:table-cell>
        </table:table-row>
        <table:table-row>
          <table:table-cell table:style-name="TableRowCell" office:value-type="string">
            <text:p text:style-name="Table_20_Contents">6</text:p>
          </table:table-cell>
          <table:table-cell table:style-name="TableRowCell" office:value-type="string">
            <text:p text:style-name="Table_20_Contents">Discover a lost city or civilization</text:p>
          </table:table-cell>
        </table:table-row>
        <table:table-row>
          <table:table-cell table:style-name="TableRowCell" office:value-type="string">
            <text:p text:style-name="Table_20_Contents">7</text:p>
          </table:table-cell>
          <table:table-cell table:style-name="TableRowCell" office:value-type="string">
            <text:p text:style-name="Table_20_Contents">Find a valuable resource</text:p>
          </table:table-cell>
        </table:table-row>
        <table:table-row>
          <table:table-cell table:style-name="TableRowCell" office:value-type="string">
            <text:p text:style-name="Table_20_Contents">8</text:p>
          </table:table-cell>
          <table:table-cell table:style-name="TableRowCell" office:value-type="string">
            <text:p text:style-name="Table_20_Contents">Rescue hostages or prisoners</text:p>
          </table:table-cell>
        </table:table-row>
        <table:table-row>
          <table:table-cell table:style-name="TableRowCell" office:value-type="string">
            <text:p text:style-name="Table_20_Contents">9</text:p>
          </table:table-cell>
          <table:table-cell table:style-name="TableRowCell" office:value-type="string">
            <text:p text:style-name="Table_20_Contents">Sabotage enemy operations</text:p>
          </table:table-cell>
        </table:table-row>
        <table:table-row>
          <table:table-cell table:style-name="TableRowCell" office:value-type="string">
            <text:p text:style-name="Table_20_Contents">10</text:p>
          </table:table-cell>
          <table:table-cell table:style-name="TableRowCell" office:value-type="string">
            <text:p text:style-name="Table_20_Contents">Escape a dangerous situation</text:p>
          </table:table-cell>
        </table:table-row>
      </table:table>
      <text:list text:style-name="L136">
        <text:list-item>
          <text:p text:style-name="P158"><text:span text:style-name="T1">Determine the challenges and obstacles</text:span>: Roll a d6 to randomly select a type of challenge or obstacle that the players will encounter during the adventure.</text:p>
        </text:list-item>
      </text:list>
      <table:table table:name="Table48" table:style-name="Table48">
        <table:table-column table:style-name="Table48.A"/>
        <table:table-column table:style-name="Table48.B"/>
        <table:table-row>
          <table:table-cell table:style-name="TableRowCell" office:value-type="string">
            <text:p text:style-name="Table_20_Contents">1</text:p>
          </table:table-cell>
          <table:table-cell table:style-name="TableRowCell" office:value-type="string">
            <text:p text:style-name="Table_20_Contents">Environmental hazards (e.g. extreme temperatures, treacherous terrain)</text:p>
          </table:table-cell>
        </table:table-row>
        <table:table-row>
          <table:table-cell table:style-name="TableRowCell" office:value-type="string">
            <text:p text:style-name="Table_20_Contents">2</text:p>
          </table:table-cell>
          <table:table-cell table:style-name="TableRowCell" office:value-type="string">
            <text:p text:style-name="Table_20_Contents">Conflicts with locals (e.g. hostile tribes, bandits)</text:p>
          </table:table-cell>
        </table:table-row>
        <table:table-row>
          <table:table-cell table:style-name="TableRowCell" office:value-type="string">
            <text:p text:style-name="Table_20_Contents">3</text:p>
          </table:table-cell>
          <table:table-cell table:style-name="TableRowCell" office:value-type="string">
            <text:p text:style-name="Table_20_Contents">Puzzles and riddles to solve</text:p>
          </table:table-cell>
        </table:table-row>
        <table:table-row>
          <table:table-cell table:style-name="TableRowCell" office:value-type="string">
            <text:p text:style-name="Table_20_Contents">4</text:p>
          </table:table-cell>
          <table:table-cell table:style-name="TableRowCell" office:value-type="string">
            <text:p text:style-name="Table_20_Contents">Traps and obstacles to navigate</text:p>
          </table:table-cell>
        </table:table-row>
        <table:table-row>
          <table:table-cell table:style-name="TableRowCell" office:value-type="string">
            <text:p text:style-name="Table_20_Contents">5</text:p>
          </table:table-cell>
          <table:table-cell table:style-name="TableRowCell" office:value-type="string">
            <text:p text:style-name="Table_20_Contents">Conflicts with other teams or organizations</text:p>
          </table:table-cell>
        </table:table-row>
        <table:table-row>
          <table:table-cell table:style-name="TableRowCell" office:value-type="string">
            <text:p text:style-name="Table_20_Contents">6</text:p>
          </table:table-cell>
          <table:table-cell table:style-name="TableRowCell" office:value-type="string">
            <text:p text:style-name="Table_20_Contents">Supernatural or unexplained phenomena</text:p>
          </table:table-cell>
        </table:table-row>
      </table:table>
      <text:list text:style-name="L137">
        <text:list-item>
          <text:p text:style-name="P159"><text:span text:style-name="T1">Incorporate secret societies or organizations</text:span>: Roll a d6 to determine which secret society or organization the adventure will involve:</text:p>
        </text:list-item>
      </text:list>
      <table:table table:name="Table49" table:style-name="Table49">
        <table:table-column table:style-name="Table49.A"/>
        <table:table-column table:style-name="Table49.B"/>
        <table:table-row>
          <table:table-cell table:style-name="TableRowCell" office:value-type="string">
            <text:p text:style-name="Table_20_Contents">1</text:p>
          </table:table-cell>
          <table:table-cell table:style-name="TableRowCell" office:value-type="string">
            <text:p text:style-name="Table_20_Contents">The Brotherhood of the Dragon</text:p>
          </table:table-cell>
        </table:table-row>
        <table:table-row>
          <table:table-cell table:style-name="TableRowCell" office:value-type="string">
            <text:p text:style-name="Table_20_Contents">2</text:p>
          </table:table-cell>
          <table:table-cell table:style-name="TableRowCell" office:value-type="string">
            <text:p text:style-name="Table_20_Contents">The Cult of the Mummy</text:p>
          </table:table-cell>
        </table:table-row>
        <table:table-row>
          <table:table-cell table:style-name="TableRowCell" office:value-type="string">
            <text:p text:style-name="Table_20_Contents">3</text:p>
          </table:table-cell>
          <table:table-cell table:style-name="TableRowCell" office:value-type="string">
            <text:p text:style-name="Table_20_Contents">The Order of the Phoenix</text:p>
          </table:table-cell>
        </table:table-row>
        <table:table-row>
          <table:table-cell table:style-name="TableRowCell" office:value-type="string">
            <text:p text:style-name="Table_20_Contents">4</text:p>
          </table:table-cell>
          <table:table-cell table:style-name="TableRowCell" office:value-type="string">
            <text:p text:style-name="Table_20_Contents">The Society of the Serpent</text:p>
          </table:table-cell>
        </table:table-row>
        <table:table-row>
          <table:table-cell table:style-name="TableRowCell" office:value-type="string">
            <text:p text:style-name="Table_20_Contents">5</text:p>
          </table:table-cell>
          <table:table-cell table:style-name="TableRowCell" office:value-type="string">
            <text:p text:style-name="Table_20_Contents">The Brotherhood of the Obsidian Moon</text:p>
          </table:table-cell>
        </table:table-row>
        <table:table-row>
          <table:table-cell table:style-name="TableRowCell" office:value-type="string">
            <text:p text:style-name="Table_20_Contents">6</text:p>
          </table:table-cell>
          <table:table-cell table:style-name="TableRowCell" office:value-type="string">
            <text:p text:style-name="Table_20_Contents">The Children of the Celestial Flame</text:p>
          </table:table-cell>
        </table:table-row>
      </table:table>
      <text:list text:style-name="L138">
        <text:list-item>
          <text:p text:style-name="P160"><text:span text:style-name="T1">Repeat steps 2-4 as necessary</text:span> to generate additional challenges and obstacles.</text:p>
        </text:list-item>
      </text:list>
      <text:p text:style-name="First_20_paragraph">By using these mechanical rules, you can randomly generate a unique and exciting globetrotting adventure in Golden Idol that incorporates the key elements of the game, such as artifacts, lost civilizations, secret societies, and the unexplained and supernatural.</text:p>
      <text:h text:style-name="Heading_20_3" text:outline-level="3"><text:bookmark-start text:name="a-more-cinematic-guideline-1"/>A More Cinematic Guideline<text:bookmark-end text:name="a-more-cinematic-guideline-1"/></text:h>
      <text:p text:style-name="First_20_paragraph">Golden Idol is a “fiction first” game where events and situations interacting with characters through their actions make a narrative emerge. This is why I strongly advise against writing a “plot” for the characters to follow: create situations and obstacles and let events unfold. But if you can’t resist the temptation to at least give the adventure an outline, consider the following suggestions for a classic three-act story.</text:p>
      <text:p text:style-name="Text_20_body">I just urge you not to consider them rigid or mandatory.</text:p>
      <text:list text:style-name="L139">
        <text:list-item>
          <text:p text:style-name="P161">Introduction:</text:p>
          <text:list text:style-name="L140">
            <text:list-item>
              <text:p text:style-name="P162">Establish the main objective of the adventure clearly and concisely.</text:p>
            </text:list-item>
            <text:list-item>
              <text:p text:style-name="P162">Provide the players with enough information about the location and any relevant background information to immerse them in the setting.</text:p>
            </text:list-item>
            <text:list-item>
              <text:p text:style-name="P162">Introduce any key NPCs or organizations that will be involved in the adventure.</text:p>
            </text:list-item>
            <text:list-item>
              <text:p text:style-name="P162">Provide the players with a sense of urgency or motivation to start the adventure.</text:p>
            </text:list-item>
            <text:list-item>
              <text:p text:style-name="P162">Give the players a clear starting point and a general idea of where they should go next, but also leave room for exploration and player agency.</text:p>
            </text:list-item>
          </text:list>
        </text:list-item>
        <text:list-item>
          <text:p text:style-name="P161">Middle:</text:p>
          <text:list text:style-name="L141">
            <text:list-item>
              <text:p text:style-name="P163">Allow the players to explore the location and discover points of interest on their own.</text:p>
            </text:list-item>
            <text:list-item>
              <text:p text:style-name="P163">Introduce challenges and obstacles that are appropriate for the location and the main objective of the adventure.</text:p>
            </text:list-item>
            <text:list-item>
              <text:p text:style-name="P163">Provide opportunities for the players to discover and recover artifacts.</text:p>
            </text:list-item>
            <text:list-item>
              <text:p text:style-name="P163">Incorporate secret societies or organizations as appropriate and make sure they have clear motives and goals.</text:p>
            </text:list-item>
            <text:list-item>
              <text:p text:style-name="P163">Keep the players engaged by providing a sense of progression and by keeping them on their toes with unexpected twists and turns.</text:p>
            </text:list-item>
          </text:list>
        </text:list-item>
        <text:list-item>
          <text:p text:style-name="P161">Conclusion:</text:p>
          <text:list text:style-name="L142">
            <text:list-item>
              <text:p text:style-name="P164">Provide a satisfying resolution to the main objective of the adventure.</text:p>
            </text:list-item>
            <text:list-item>
              <text:p text:style-name="P164">Allow the players to reflect on their accomplishments and the impact of their actions on the world.</text:p>
            </text:list-item>
            <text:list-item>
              <text:p text:style-name="P164">Provide a sense of closure, but also leave room for the possibility of further adventures.</text:p>
            </text:list-item>
            <text:list-item>
              <text:p text:style-name="P164">Reward the players for their actions and provide opportunities for them to advance their characters and acquire new abilities or artifacts.</text:p>
            </text:list-item>
            <text:list-item>
              <text:p text:style-name="P164">Provide the players with a clear idea of what happens next and what their next steps should be.</text:p>
            </text:list-item>
          </text:list>
        </text:list-item>
      </text:list>
      <text:h text:style-name="Heading_20_3" text:outline-level="3"><text:bookmark-start text:name="the-dice-drop-pointcrawl-1"/>The Dice Drop Pointcrawl<text:bookmark-end text:name="the-dice-drop-pointcrawl-1"/></text:h>
      <text:p text:style-name="First_20_paragraph">Take the World Map provided with the rulebook and roll a full set of polyhedral dice (d4, d6, d8, d10, d12, d20) on it. Then consult the tables below to inspire the situations, objectives or obstacles the heroes will face in that place in the world.</text:p>
      <table:table table:name="Table50" table:style-name="Table50">
        <table:table-column table:style-name="Table50.A"/>
        <table:table-column table:style-name="Table50.B"/>
        <table:table-header-rows>
          <table:table-row>
            <table:table-cell table:style-name="TableHeaderRowCell" office:value-type="string">
              <text:p text:style-name="Table_20_Heading">d4</text:p>
            </table:table-cell>
            <table:table-cell table:style-name="TableHeaderRowCell" office:value-type="string">
              <text:p text:style-name="Table_20_Heading">The Openi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mysterious letter arrives, inviting the player to a secret location.</text:p>
          </table:table-cell>
        </table:table-row>
        <table:table-row>
          <table:table-cell table:style-name="TableRowCell" office:value-type="string">
            <text:p text:style-name="Table_20_Contents">2</text:p>
          </table:table-cell>
          <table:table-cell table:style-name="TableRowCell" office:value-type="string">
            <text:p text:style-name="Table_20_Contents">A wealthy patron hires the player to find a lost artifact.</text:p>
          </table:table-cell>
        </table:table-row>
        <table:table-row>
          <table:table-cell table:style-name="TableRowCell" office:value-type="string">
            <text:p text:style-name="Table_20_Contents">3</text:p>
          </table:table-cell>
          <table:table-cell table:style-name="TableRowCell" office:value-type="string">
            <text:p text:style-name="Table_20_Contents">The player stumbles across a map to a hidden treasure.</text:p>
          </table:table-cell>
        </table:table-row>
        <table:table-row>
          <table:table-cell table:style-name="TableRowCell" office:value-type="string">
            <text:p text:style-name="Table_20_Contents">4</text:p>
          </table:table-cell>
          <table:table-cell table:style-name="TableRowCell" office:value-type="string">
            <text:p text:style-name="Table_20_Contents">A long-lost friend or family member asks the player for help on a dangerous mission.</text:p>
          </table:table-cell>
        </table:table-row>
      </table:table>
      <table:table table:name="Table51" table:style-name="Table51">
        <table:table-column table:style-name="Table51.A"/>
        <table:table-column table:style-name="Table51.B"/>
        <table:table-header-rows>
          <table:table-row>
            <table:table-cell table:style-name="TableHeaderRowCell" office:value-type="string">
              <text:p text:style-name="Table_20_Heading">d6</text:p>
            </table:table-cell>
            <table:table-cell table:style-name="TableHeaderRowCell" office:value-type="string">
              <text:p text:style-name="Table_20_Heading">The Enticing Incident</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he players are ambushed by a rival organization.</text:p>
          </table:table-cell>
        </table:table-row>
        <table:table-row>
          <table:table-cell table:style-name="TableRowCell" office:value-type="string">
            <text:p text:style-name="Table_20_Contents">2</text:p>
          </table:table-cell>
          <table:table-cell table:style-name="TableRowCell" office:value-type="string">
            <text:p text:style-name="Table_20_Contents">The players discover a secret passage leading to an ancient temple.</text:p>
          </table:table-cell>
        </table:table-row>
        <table:table-row>
          <table:table-cell table:style-name="TableRowCell" office:value-type="string">
            <text:p text:style-name="Table_20_Contents">3</text:p>
          </table:table-cell>
          <table:table-cell table:style-name="TableRowCell" office:value-type="string">
            <text:p text:style-name="Table_20_Contents">The players are confronted by a powerful guardian protecting the artifact.</text:p>
          </table:table-cell>
        </table:table-row>
        <table:table-row>
          <table:table-cell table:style-name="TableRowCell" office:value-type="string">
            <text:p text:style-name="Table_20_Contents">4</text:p>
          </table:table-cell>
          <table:table-cell table:style-name="TableRowCell" office:value-type="string">
            <text:p text:style-name="Table_20_Contents">The players must solve a complex puzzle to proceed.</text:p>
          </table:table-cell>
        </table:table-row>
        <table:table-row>
          <table:table-cell table:style-name="TableRowCell" office:value-type="string">
            <text:p text:style-name="Table_20_Contents">5</text:p>
          </table:table-cell>
          <table:table-cell table:style-name="TableRowCell" office:value-type="string">
            <text:p text:style-name="Table_20_Contents">The players are caught in a dangerous trap that must be disarmed.</text:p>
          </table:table-cell>
        </table:table-row>
        <table:table-row>
          <table:table-cell table:style-name="TableRowCell" office:value-type="string">
            <text:p text:style-name="Table_20_Contents">6</text:p>
          </table:table-cell>
          <table:table-cell table:style-name="TableRowCell" office:value-type="string">
            <text:p text:style-name="Table_20_Contents">The players discover a hidden cache of valuable resources.</text:p>
          </table:table-cell>
        </table:table-row>
      </table:table>
      <table:table table:name="Table52" table:style-name="Table52">
        <table:table-column table:style-name="Table52.A"/>
        <table:table-column table:style-name="Table52.B"/>
        <table:table-header-rows>
          <table:table-row>
            <table:table-cell table:style-name="TableHeaderRowCell" office:value-type="string">
              <text:p text:style-name="Table_20_Heading">d8</text:p>
            </table:table-cell>
            <table:table-cell table:style-name="TableHeaderRowCell" office:value-type="string">
              <text:p text:style-name="Table_20_Heading">The Artifact</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he Spear of Destiny</text:p>
          </table:table-cell>
        </table:table-row>
        <table:table-row>
          <table:table-cell table:style-name="TableRowCell" office:value-type="string">
            <text:p text:style-name="Table_20_Contents">2</text:p>
          </table:table-cell>
          <table:table-cell table:style-name="TableRowCell" office:value-type="string">
            <text:p text:style-name="Table_20_Contents">The Amulet of the Phoenix</text:p>
          </table:table-cell>
        </table:table-row>
        <table:table-row>
          <table:table-cell table:style-name="TableRowCell" office:value-type="string">
            <text:p text:style-name="Table_20_Contents">3</text:p>
          </table:table-cell>
          <table:table-cell table:style-name="TableRowCell" office:value-type="string">
            <text:p text:style-name="Table_20_Contents">The Crown of Avalon</text:p>
          </table:table-cell>
        </table:table-row>
        <table:table-row>
          <table:table-cell table:style-name="TableRowCell" office:value-type="string">
            <text:p text:style-name="Table_20_Contents">4</text:p>
          </table:table-cell>
          <table:table-cell table:style-name="TableRowCell" office:value-type="string">
            <text:p text:style-name="Table_20_Contents">The Armor of the Gods</text:p>
          </table:table-cell>
        </table:table-row>
        <table:table-row>
          <table:table-cell table:style-name="TableRowCell" office:value-type="string">
            <text:p text:style-name="Table_20_Contents">5</text:p>
          </table:table-cell>
          <table:table-cell table:style-name="TableRowCell" office:value-type="string">
            <text:p text:style-name="Table_20_Contents">The Scepter of Time</text:p>
          </table:table-cell>
        </table:table-row>
        <table:table-row>
          <table:table-cell table:style-name="TableRowCell" office:value-type="string">
            <text:p text:style-name="Table_20_Contents">6</text:p>
          </table:table-cell>
          <table:table-cell table:style-name="TableRowCell" office:value-type="string">
            <text:p text:style-name="Table_20_Contents">The Staff of Osiris</text:p>
          </table:table-cell>
        </table:table-row>
        <table:table-row>
          <table:table-cell table:style-name="TableRowCell" office:value-type="string">
            <text:p text:style-name="Table_20_Contents">7</text:p>
          </table:table-cell>
          <table:table-cell table:style-name="TableRowCell" office:value-type="string">
            <text:p text:style-name="Table_20_Contents">The Ring of the Dragon</text:p>
          </table:table-cell>
        </table:table-row>
        <table:table-row>
          <table:table-cell table:style-name="TableRowCell" office:value-type="string">
            <text:p text:style-name="Table_20_Contents">8</text:p>
          </table:table-cell>
          <table:table-cell table:style-name="TableRowCell" office:value-type="string">
            <text:p text:style-name="Table_20_Contents">The Ruby of Fire</text:p>
          </table:table-cell>
        </table:table-row>
      </table:table>
      <table:table table:name="Table53" table:style-name="Table53">
        <table:table-column table:style-name="Table53.A"/>
        <table:table-column table:style-name="Table53.B"/>
        <table:table-header-rows>
          <table:table-row>
            <table:table-cell table:style-name="TableHeaderRowCell" office:value-type="string">
              <text:p text:style-name="Table_20_Heading">d10</text:p>
            </table:table-cell>
            <table:table-cell table:style-name="TableHeaderRowCell" office:value-type="string">
              <text:p text:style-name="Table_20_Heading">The Clu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cryptic map with obscure markings and symbols.</text:p>
          </table:table-cell>
        </table:table-row>
        <table:table-row>
          <table:table-cell table:style-name="TableRowCell" office:value-type="string">
            <text:p text:style-name="Table_20_Contents">2</text:p>
          </table:table-cell>
          <table:table-cell table:style-name="TableRowCell" office:value-type="string">
            <text:p text:style-name="Table_20_Contents">A small, intricately-carved figurine that seems to point the way.</text:p>
          </table:table-cell>
        </table:table-row>
        <table:table-row>
          <table:table-cell table:style-name="TableRowCell" office:value-type="string">
            <text:p text:style-name="Table_20_Contents">3</text:p>
          </table:table-cell>
          <table:table-cell table:style-name="TableRowCell" office:value-type="string">
            <text:p text:style-name="Table_20_Contents">A torn piece of parchment with a vital clue.</text:p>
          </table:table-cell>
        </table:table-row>
        <table:table-row>
          <table:table-cell table:style-name="TableRowCell" office:value-type="string">
            <text:p text:style-name="Table_20_Contents">4</text:p>
          </table:table-cell>
          <table:table-cell table:style-name="TableRowCell" office:value-type="string">
            <text:p text:style-name="Table_20_Contents">A fragment of an ancient tablet with a mysterious inscription.</text:p>
          </table:table-cell>
        </table:table-row>
        <table:table-row>
          <table:table-cell table:style-name="TableRowCell" office:value-type="string">
            <text:p text:style-name="Table_20_Contents">5</text:p>
          </table:table-cell>
          <table:table-cell table:style-name="TableRowCell" office:value-type="string">
            <text:p text:style-name="Table_20_Contents">A piece of jewelry or ornament with a hidden meaning.</text:p>
          </table:table-cell>
        </table:table-row>
        <table:table-row>
          <table:table-cell table:style-name="TableRowCell" office:value-type="string">
            <text:p text:style-name="Table_20_Contents">6</text:p>
          </table:table-cell>
          <table:table-cell table:style-name="TableRowCell" office:value-type="string">
            <text:p text:style-name="Table_20_Contents">A strange artifact with unknown powers.</text:p>
          </table:table-cell>
        </table:table-row>
        <table:table-row>
          <table:table-cell table:style-name="TableRowCell" office:value-type="string">
            <text:p text:style-name="Table_20_Contents">7</text:p>
          </table:table-cell>
          <table:table-cell table:style-name="TableRowCell" office:value-type="string">
            <text:p text:style-name="Table_20_Contents">A set of ancient keys or codes that unlock hidden doors.</text:p>
          </table:table-cell>
        </table:table-row>
        <table:table-row>
          <table:table-cell table:style-name="TableRowCell" office:value-type="string">
            <text:p text:style-name="Table_20_Contents">8</text:p>
          </table:table-cell>
          <table:table-cell table:style-name="TableRowCell" office:value-type="string">
            <text:p text:style-name="Table_20_Contents">A book or tome with vital information.</text:p>
          </table:table-cell>
        </table:table-row>
        <table:table-row>
          <table:table-cell table:style-name="TableRowCell" office:value-type="string">
            <text:p text:style-name="Table_20_Contents">9</text:p>
          </table:table-cell>
          <table:table-cell table:style-name="TableRowCell" office:value-type="string">
            <text:p text:style-name="Table_20_Contents">A compass or navigational device with unusual properties.</text:p>
          </table:table-cell>
        </table:table-row>
        <table:table-row>
          <table:table-cell table:style-name="TableRowCell" office:value-type="string">
            <text:p text:style-name="Table_20_Contents">10</text:p>
          </table:table-cell>
          <table:table-cell table:style-name="TableRowCell" office:value-type="string">
            <text:p text:style-name="Table_20_Contents">A rare gemstone or mineral with special properties.</text:p>
          </table:table-cell>
        </table:table-row>
      </table:table>
      <table:table table:name="Table54" table:style-name="Table54">
        <table:table-column table:style-name="Table54.A"/>
        <table:table-column table:style-name="Table54.B"/>
        <table:table-header-rows>
          <table:table-row>
            <table:table-cell table:style-name="TableHeaderRowCell" office:value-type="string">
              <text:p text:style-name="Table_20_Heading">d12</text:p>
            </table:table-cell>
            <table:table-cell table:style-name="TableHeaderRowCell" office:value-type="string">
              <text:p text:style-name="Table_20_Heading">The Artifact Loca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remote island.</text:p>
          </table:table-cell>
        </table:table-row>
        <table:table-row>
          <table:table-cell table:style-name="TableRowCell" office:value-type="string">
            <text:p text:style-name="Table_20_Contents">2</text:p>
          </table:table-cell>
          <table:table-cell table:style-name="TableRowCell" office:value-type="string">
            <text:p text:style-name="Table_20_Contents">The depths of a forest.</text:p>
          </table:table-cell>
        </table:table-row>
        <table:table-row>
          <table:table-cell table:style-name="TableRowCell" office:value-type="string">
            <text:p text:style-name="Table_20_Contents">3</text:p>
          </table:table-cell>
          <table:table-cell table:style-name="TableRowCell" office:value-type="string">
            <text:p text:style-name="Table_20_Contents">A desolate heathland.</text:p>
          </table:table-cell>
        </table:table-row>
        <table:table-row>
          <table:table-cell table:style-name="TableRowCell" office:value-type="string">
            <text:p text:style-name="Table_20_Contents">4</text:p>
          </table:table-cell>
          <table:table-cell table:style-name="TableRowCell" office:value-type="string">
            <text:p text:style-name="Table_20_Contents">A frozen waste.</text:p>
          </table:table-cell>
        </table:table-row>
        <table:table-row>
          <table:table-cell table:style-name="TableRowCell" office:value-type="string">
            <text:p text:style-name="Table_20_Contents">5</text:p>
          </table:table-cell>
          <table:table-cell table:style-name="TableRowCell" office:value-type="string">
            <text:p text:style-name="Table_20_Contents">Ancient ruins.</text:p>
          </table:table-cell>
        </table:table-row>
        <table:table-row>
          <table:table-cell table:style-name="TableRowCell" office:value-type="string">
            <text:p text:style-name="Table_20_Contents">6</text:p>
          </table:table-cell>
          <table:table-cell table:style-name="TableRowCell" office:value-type="string">
            <text:p text:style-name="Table_20_Contents">A sprawling city.</text:p>
          </table:table-cell>
        </table:table-row>
        <table:table-row>
          <table:table-cell table:style-name="TableRowCell" office:value-type="string">
            <text:p text:style-name="Table_20_Contents">7</text:p>
          </table:table-cell>
          <table:table-cell table:style-name="TableRowCell" office:value-type="string">
            <text:p text:style-name="Table_20_Contents">A jungle.</text:p>
          </table:table-cell>
        </table:table-row>
        <table:table-row>
          <table:table-cell table:style-name="TableRowCell" office:value-type="string">
            <text:p text:style-name="Table_20_Contents">8</text:p>
          </table:table-cell>
          <table:table-cell table:style-name="TableRowCell" office:value-type="string">
            <text:p text:style-name="Table_20_Contents">A mountain range.</text:p>
          </table:table-cell>
        </table:table-row>
        <table:table-row>
          <table:table-cell table:style-name="TableRowCell" office:value-type="string">
            <text:p text:style-name="Table_20_Contents">9</text:p>
          </table:table-cell>
          <table:table-cell table:style-name="TableRowCell" office:value-type="string">
            <text:p text:style-name="Table_20_Contents">An abandoned city.</text:p>
          </table:table-cell>
        </table:table-row>
        <table:table-row>
          <table:table-cell table:style-name="TableRowCell" office:value-type="string">
            <text:p text:style-name="Table_20_Contents">10</text:p>
          </table:table-cell>
          <table:table-cell table:style-name="TableRowCell" office:value-type="string">
            <text:p text:style-name="Table_20_Contents">Wilds.</text:p>
          </table:table-cell>
        </table:table-row>
        <table:table-row>
          <table:table-cell table:style-name="TableRowCell" office:value-type="string">
            <text:p text:style-name="Table_20_Contents">11</text:p>
          </table:table-cell>
          <table:table-cell table:style-name="TableRowCell" office:value-type="string">
            <text:p text:style-name="Table_20_Contents">Plains.</text:p>
          </table:table-cell>
        </table:table-row>
        <table:table-row>
          <table:table-cell table:style-name="TableRowCell" office:value-type="string">
            <text:p text:style-name="Table_20_Contents">12</text:p>
          </table:table-cell>
          <table:table-cell table:style-name="TableRowCell" office:value-type="string">
            <text:p text:style-name="Table_20_Contents">The coast of a hidden island or continent.</text:p>
          </table:table-cell>
        </table:table-row>
      </table:table>
      <table:table table:name="Table55" table:style-name="Table55">
        <table:table-column table:style-name="Table55.A"/>
        <table:table-column table:style-name="Table55.B"/>
        <table:table-header-rows>
          <table:table-row>
            <table:table-cell table:style-name="TableHeaderRowCell" office:value-type="string">
              <text:p text:style-name="Table_20_Heading">d20</text:p>
            </table:table-cell>
            <table:table-cell table:style-name="TableHeaderRowCell" office:value-type="string">
              <text:p text:style-name="Table_20_Heading">The Enemy Operative Bas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hidden fortress in the mountains.</text:p>
          </table:table-cell>
        </table:table-row>
        <table:table-row>
          <table:table-cell table:style-name="TableRowCell" office:value-type="string">
            <text:p text:style-name="Table_20_Contents">2</text:p>
          </table:table-cell>
          <table:table-cell table:style-name="TableRowCell" office:value-type="string">
            <text:p text:style-name="Table_20_Contents">An underground labyrinth of tunnels and chambers.</text:p>
          </table:table-cell>
        </table:table-row>
        <table:table-row>
          <table:table-cell table:style-name="TableRowCell" office:value-type="string">
            <text:p text:style-name="Table_20_Contents">3</text:p>
          </table:table-cell>
          <table:table-cell table:style-name="TableRowCell" office:value-type="string">
            <text:p text:style-name="Table_20_Contents">A sprawling compound in the jungle.</text:p>
          </table:table-cell>
        </table:table-row>
        <table:table-row>
          <table:table-cell table:style-name="TableRowCell" office:value-type="string">
            <text:p text:style-name="Table_20_Contents">4</text:p>
          </table:table-cell>
          <table:table-cell table:style-name="TableRowCell" office:value-type="string">
            <text:p text:style-name="Table_20_Contents">A floating base hidden in the clouds.</text:p>
          </table:table-cell>
        </table:table-row>
        <table:table-row>
          <table:table-cell table:style-name="TableRowCell" office:value-type="string">
            <text:p text:style-name="Table_20_Contents">5</text:p>
          </table:table-cell>
          <table:table-cell table:style-name="TableRowCell" office:value-type="string">
            <text:p text:style-name="Table_20_Contents">An abandoned temple or ruins.</text:p>
          </table:table-cell>
        </table:table-row>
        <table:table-row>
          <table:table-cell table:style-name="TableRowCell" office:value-type="string">
            <text:p text:style-name="Table_20_Contents">6</text:p>
          </table:table-cell>
          <table:table-cell table:style-name="TableRowCell" office:value-type="string">
            <text:p text:style-name="Table_20_Contents">A heavily-guarded mansion or estate.</text:p>
          </table:table-cell>
        </table:table-row>
        <table:table-row>
          <table:table-cell table:style-name="TableRowCell" office:value-type="string">
            <text:p text:style-name="Table_20_Contents">7</text:p>
          </table:table-cell>
          <table:table-cell table:style-name="TableRowCell" office:value-type="string">
            <text:p text:style-name="Table_20_Contents">A secret laboratory or research facility.</text:p>
          </table:table-cell>
        </table:table-row>
        <table:table-row>
          <table:table-cell table:style-name="TableRowCell" office:value-type="string">
            <text:p text:style-name="Table_20_Contents">8</text:p>
          </table:table-cell>
          <table:table-cell table:style-name="TableRowCell" office:value-type="string">
            <text:p text:style-name="Table_20_Contents">A military stronghold or base.</text:p>
          </table:table-cell>
        </table:table-row>
        <table:table-row>
          <table:table-cell table:style-name="TableRowCell" office:value-type="string">
            <text:p text:style-name="Table_20_Contents">9</text:p>
          </table:table-cell>
          <table:table-cell table:style-name="TableRowCell" office:value-type="string">
            <text:p text:style-name="Table_20_Contents">A hidden dock or harbor.</text:p>
          </table:table-cell>
        </table:table-row>
        <table:table-row>
          <table:table-cell table:style-name="TableRowCell" office:value-type="string">
            <text:p text:style-name="Table_20_Contents">10</text:p>
          </table:table-cell>
          <table:table-cell table:style-name="TableRowCell" office:value-type="string">
            <text:p text:style-name="Table_20_Contents">A hidden cave system.</text:p>
          </table:table-cell>
        </table:table-row>
        <table:table-row>
          <table:table-cell table:style-name="TableRowCell" office:value-type="string">
            <text:p text:style-name="Table_20_Contents">11</text:p>
          </table:table-cell>
          <table:table-cell table:style-name="TableRowCell" office:value-type="string">
            <text:p text:style-name="Table_20_Contents">A high-tech headquarters in a populous city.</text:p>
          </table:table-cell>
        </table:table-row>
        <table:table-row>
          <table:table-cell table:style-name="TableRowCell" office:value-type="string">
            <text:p text:style-name="Table_20_Contents">12</text:p>
          </table:table-cell>
          <table:table-cell table:style-name="TableRowCell" office:value-type="string">
            <text:p text:style-name="Table_20_Contents">A secluded monastery or temple.</text:p>
          </table:table-cell>
        </table:table-row>
        <table:table-row>
          <table:table-cell table:style-name="TableRowCell" office:value-type="string">
            <text:p text:style-name="Table_20_Contents">13</text:p>
          </table:table-cell>
          <table:table-cell table:style-name="TableRowCell" office:value-type="string">
            <text:p text:style-name="Table_20_Contents">A hidden city in the desert.</text:p>
          </table:table-cell>
        </table:table-row>
        <table:table-row>
          <table:table-cell table:style-name="TableRowCell" office:value-type="string">
            <text:p text:style-name="Table_20_Contents">14</text:p>
          </table:table-cell>
          <table:table-cell table:style-name="TableRowCell" office:value-type="string">
            <text:p text:style-name="Table_20_Contents">A hidden base on a remote island.</text:p>
          </table:table-cell>
        </table:table-row>
        <table:table-row>
          <table:table-cell table:style-name="TableRowCell" office:value-type="string">
            <text:p text:style-name="Table_20_Contents">15</text:p>
          </table:table-cell>
          <table:table-cell table:style-name="TableRowCell" office:value-type="string">
            <text:p text:style-name="Table_20_Contents">A massive, underground bunker system.</text:p>
          </table:table-cell>
        </table:table-row>
        <table:table-row>
          <table:table-cell table:style-name="TableRowCell" office:value-type="string">
            <text:p text:style-name="Table_20_Contents">16</text:p>
          </table:table-cell>
          <table:table-cell table:style-name="TableRowCell" office:value-type="string">
            <text:p text:style-name="Table_20_Contents">A sprawling network of catacombs and sewers.</text:p>
          </table:table-cell>
        </table:table-row>
        <table:table-row>
          <table:table-cell table:style-name="TableRowCell" office:value-type="string">
            <text:p text:style-name="Table_20_Contents">17</text:p>
          </table:table-cell>
          <table:table-cell table:style-name="TableRowCell" office:value-type="string">
            <text:p text:style-name="Table_20_Contents">A heavily fortified castle or fortress.</text:p>
          </table:table-cell>
        </table:table-row>
        <table:table-row>
          <table:table-cell table:style-name="TableRowCell" office:value-type="string">
            <text:p text:style-name="Table_20_Contents">18</text:p>
          </table:table-cell>
          <table:table-cell table:style-name="TableRowCell" office:value-type="string">
            <text:p text:style-name="Table_20_Contents">A hidden base on a massive airship.</text:p>
          </table:table-cell>
        </table:table-row>
        <table:table-row>
          <table:table-cell table:style-name="TableRowCell" office:value-type="string">
            <text:p text:style-name="Table_20_Contents">19</text:p>
          </table:table-cell>
          <table:table-cell table:style-name="TableRowCell" office:value-type="string">
            <text:p text:style-name="Table_20_Contents">A hidden base on a massive sea vessel.</text:p>
          </table:table-cell>
        </table:table-row>
        <table:table-row>
          <table:table-cell table:style-name="TableRowCell" office:value-type="string">
            <text:p text:style-name="Table_20_Contents">20</text:p>
          </table:table-cell>
          <table:table-cell table:style-name="TableRowCell" office:value-type="string">
            <text:p text:style-name="Table_20_Contents">A floating base in the middle of the ocean.</text:p>
          </table:table-cell>
        </table:table-row>
      </table:table>
      <text:h text:style-name="Heading_20_2" text:outline-level="2"><text:bookmark-start text:name="sites-exploration-1"/>Sites Exploration<text:bookmark-end text:name="sites-exploration-1"/></text:h>
      <text:h text:style-name="Heading_20_3" text:outline-level="3"><text:bookmark-start text:name="get-inspired-3"/>Get Inspired<text:bookmark-end text:name="get-inspired-3"/></text:h>
      <text:p text:style-name="First_20_paragraph">Here are some suggestions for building your exploration site:</text:p>
      <text:list text:style-name="L143">
        <text:list-item>
          <text:p text:style-name="P165"><text:span text:style-name="T1">Research the site</text:span>: Just like with globetrotting adventures, research the history and culture of the site to create a believable and immersive setting.</text:p>
        </text:list-item>
        <text:list-item>
          <text:p text:style-name="P165"><text:span text:style-name="T1">Incorporate puzzles and mysteries</text:span>: Many lost civilizations and ancient sites are full of puzzles and mysteries for the players to solve. These can include deciphering inscriptions, navigating mazes, or solving riddles.</text:p>
        </text:list-item>
        <text:list-item>
          <text:p text:style-name="P165"><text:span text:style-name="T1">Create a sense of danger</text:span>: The players are exploring ancient and potentially dangerous ruins, so make sure to include hazards and traps that can put them in danger.</text:p>
        </text:list-item>
        <text:list-item>
          <text:p text:style-name="P165"><text:span text:style-name="T1">Incorporate supernatural elements</text:span>: The unexplained and supernatural is a key element of the game, so consider including elements of the supernatural in the adventure, such as cursed artifacts or supernatural guardians.</text:p>
        </text:list-item>
        <text:list-item>
          <text:p text:style-name="P165"><text:span text:style-name="T1">Incorporate conflicts with secret societies and organizations</text:span>: Just like in globetrotting adventures, these groups can provide a source of conflict and tension as they may be working against the players to acquire the same artifacts.</text:p>
        </text:list-item>
      </text:list>
      <text:h text:style-name="Heading_20_3" text:outline-level="3"><text:bookmark-start text:name="site-creation-guidelines-1"/>Site Creation Guidelines<text:bookmark-end text:name="site-creation-guidelines-1"/></text:h>
      <text:p text:style-name="First_20_paragraph">If you run out of ideas use the guidelines below for inspiration or build the site from scratch:</text:p>
      <text:list text:style-name="L144">
        <text:list-item>
          <text:p text:style-name="P166"><text:span text:style-name="T1">Determine the type of site</text:span>: Roll a d6 to randomly select the type of site the adventure will take place in.</text:p>
        </text:list-item>
      </text:list>
      <table:table table:name="Table56" table:style-name="Table56">
        <table:table-column table:style-name="Table56.A"/>
        <table:table-column table:style-name="Table56.B"/>
        <table:table-row>
          <table:table-cell table:style-name="TableRowCell" office:value-type="string">
            <text:p text:style-name="Table_20_Contents">1</text:p>
          </table:table-cell>
          <table:table-cell table:style-name="TableRowCell" office:value-type="string">
            <text:p text:style-name="Table_20_Contents">Abandoned Temple</text:p>
          </table:table-cell>
        </table:table-row>
        <table:table-row>
          <table:table-cell table:style-name="TableRowCell" office:value-type="string">
            <text:p text:style-name="Table_20_Contents">2</text:p>
          </table:table-cell>
          <table:table-cell table:style-name="TableRowCell" office:value-type="string">
            <text:p text:style-name="Table_20_Contents">Underwater City</text:p>
          </table:table-cell>
        </table:table-row>
        <table:table-row>
          <table:table-cell table:style-name="TableRowCell" office:value-type="string">
            <text:p text:style-name="Table_20_Contents">3</text:p>
          </table:table-cell>
          <table:table-cell table:style-name="TableRowCell" office:value-type="string">
            <text:p text:style-name="Table_20_Contents">Lost City</text:p>
          </table:table-cell>
        </table:table-row>
        <table:table-row>
          <table:table-cell table:style-name="TableRowCell" office:value-type="string">
            <text:p text:style-name="Table_20_Contents">4</text:p>
          </table:table-cell>
          <table:table-cell table:style-name="TableRowCell" office:value-type="string">
            <text:p text:style-name="Table_20_Contents">Tomb</text:p>
          </table:table-cell>
        </table:table-row>
        <table:table-row>
          <table:table-cell table:style-name="TableRowCell" office:value-type="string">
            <text:p text:style-name="Table_20_Contents">5</text:p>
          </table:table-cell>
          <table:table-cell table:style-name="TableRowCell" office:value-type="string">
            <text:p text:style-name="Table_20_Contents">Laboratory</text:p>
          </table:table-cell>
        </table:table-row>
        <table:table-row>
          <table:table-cell table:style-name="TableRowCell" office:value-type="string">
            <text:p text:style-name="Table_20_Contents">6</text:p>
          </table:table-cell>
          <table:table-cell table:style-name="TableRowCell" office:value-type="string">
            <text:p text:style-name="Table_20_Contents">Cave system</text:p>
          </table:table-cell>
        </table:table-row>
      </table:table>
      <text:list text:style-name="L145">
        <text:list-item>
          <text:p text:style-name="P167"><text:span text:style-name="T1">Determine the main objective of the adventure</text:span>: Roll a d10 to randomly select a main objective for the adventure.</text:p>
        </text:list-item>
      </text:list>
      <table:table table:name="Table57" table:style-name="Table57">
        <table:table-column table:style-name="Table57.A"/>
        <table:table-column table:style-name="Table57.B"/>
        <table:table-row>
          <table:table-cell table:style-name="TableRowCell" office:value-type="string">
            <text:p text:style-name="Table_20_Contents">1</text:p>
          </table:table-cell>
          <table:table-cell table:style-name="TableRowCell" office:value-type="string">
            <text:p text:style-name="Table_20_Contents">Recover a powerful artifact from the site</text:p>
          </table:table-cell>
        </table:table-row>
        <table:table-row>
          <table:table-cell table:style-name="TableRowCell" office:value-type="string">
            <text:p text:style-name="Table_20_Contents">2</text:p>
          </table:table-cell>
          <table:table-cell table:style-name="TableRowCell" office:value-type="string">
            <text:p text:style-name="Table_20_Contents">Investigate strange supernatural occurrences in the site</text:p>
          </table:table-cell>
        </table:table-row>
        <table:table-row>
          <table:table-cell table:style-name="TableRowCell" office:value-type="string">
            <text:p text:style-name="Table_20_Contents">3</text:p>
          </table:table-cell>
          <table:table-cell table:style-name="TableRowCell" office:value-type="string">
            <text:p text:style-name="Table_20_Contents">Rescue a team member or ally who has gone missing</text:p>
          </table:table-cell>
        </table:table-row>
        <table:table-row>
          <table:table-cell table:style-name="TableRowCell" office:value-type="string">
            <text:p text:style-name="Table_20_Contents">4</text:p>
          </table:table-cell>
          <table:table-cell table:style-name="TableRowCell" office:value-type="string">
            <text:p text:style-name="Table_20_Contents">Stop a secret society from acquiring a powerful artifact</text:p>
          </table:table-cell>
        </table:table-row>
        <table:table-row>
          <table:table-cell table:style-name="TableRowCell" office:value-type="string">
            <text:p text:style-name="Table_20_Contents">5</text:p>
          </table:table-cell>
          <table:table-cell table:style-name="TableRowCell" office:value-type="string">
            <text:p text:style-name="Table_20_Contents">Map the site</text:p>
          </table:table-cell>
        </table:table-row>
        <table:table-row>
          <table:table-cell table:style-name="TableRowCell" office:value-type="string">
            <text:p text:style-name="Table_20_Contents">6</text:p>
          </table:table-cell>
          <table:table-cell table:style-name="TableRowCell" office:value-type="string">
            <text:p text:style-name="Table_20_Contents">Discover the purpose or history of the site</text:p>
          </table:table-cell>
        </table:table-row>
        <table:table-row>
          <table:table-cell table:style-name="TableRowCell" office:value-type="string">
            <text:p text:style-name="Table_20_Contents">7</text:p>
          </table:table-cell>
          <table:table-cell table:style-name="TableRowCell" office:value-type="string">
            <text:p text:style-name="Table_20_Contents">Find a valuable resource</text:p>
          </table:table-cell>
        </table:table-row>
        <table:table-row>
          <table:table-cell table:style-name="TableRowCell" office:value-type="string">
            <text:p text:style-name="Table_20_Contents">8</text:p>
          </table:table-cell>
          <table:table-cell table:style-name="TableRowCell" office:value-type="string">
            <text:p text:style-name="Table_20_Contents">Rescue hostages or prisoners</text:p>
          </table:table-cell>
        </table:table-row>
        <table:table-row>
          <table:table-cell table:style-name="TableRowCell" office:value-type="string">
            <text:p text:style-name="Table_20_Contents">9</text:p>
          </table:table-cell>
          <table:table-cell table:style-name="TableRowCell" office:value-type="string">
            <text:p text:style-name="Table_20_Contents">Sabotage enemy operations</text:p>
          </table:table-cell>
        </table:table-row>
        <table:table-row>
          <table:table-cell table:style-name="TableRowCell" office:value-type="string">
            <text:p text:style-name="Table_20_Contents">10</text:p>
          </table:table-cell>
          <table:table-cell table:style-name="TableRowCell" office:value-type="string">
            <text:p text:style-name="Table_20_Contents">Escape a dangerous situation</text:p>
          </table:table-cell>
        </table:table-row>
      </table:table>
      <text:list text:style-name="L146">
        <text:list-item>
          <text:p text:style-name="P168"><text:span text:style-name="T1">Determine the layout of the site</text:span>: Roll a d6 to randomly select the layout of the site.</text:p>
        </text:list-item>
      </text:list>
      <table:table table:name="Table58" table:style-name="Table58">
        <table:table-column table:style-name="Table58.A"/>
        <table:table-column table:style-name="Table58.B"/>
        <table:table-row>
          <table:table-cell table:style-name="TableRowCell" office:value-type="string">
            <text:p text:style-name="Table_20_Contents">1</text:p>
          </table:table-cell>
          <table:table-cell table:style-name="TableRowCell" office:value-type="string">
            <text:p text:style-name="Table_20_Contents">Linear</text:p>
          </table:table-cell>
        </table:table-row>
        <table:table-row>
          <table:table-cell table:style-name="TableRowCell" office:value-type="string">
            <text:p text:style-name="Table_20_Contents">2</text:p>
          </table:table-cell>
          <table:table-cell table:style-name="TableRowCell" office:value-type="string">
            <text:p text:style-name="Table_20_Contents">Maze-like</text:p>
          </table:table-cell>
        </table:table-row>
        <table:table-row>
          <table:table-cell table:style-name="TableRowCell" office:value-type="string">
            <text:p text:style-name="Table_20_Contents">3</text:p>
          </table:table-cell>
          <table:table-cell table:style-name="TableRowCell" office:value-type="string">
            <text:p text:style-name="Table_20_Contents">Open with multiple levels</text:p>
          </table:table-cell>
        </table:table-row>
        <table:table-row>
          <table:table-cell table:style-name="TableRowCell" office:value-type="string">
            <text:p text:style-name="Table_20_Contents">4</text:p>
          </table:table-cell>
          <table:table-cell table:style-name="TableRowCell" office:value-type="string">
            <text:p text:style-name="Table_20_Contents">Split into multiple connected areas</text:p>
          </table:table-cell>
        </table:table-row>
        <table:table-row>
          <table:table-cell table:style-name="TableRowCell" office:value-type="string">
            <text:p text:style-name="Table_20_Contents">5</text:p>
          </table:table-cell>
          <table:table-cell table:style-name="TableRowCell" office:value-type="string">
            <text:p text:style-name="Table_20_Contents">A mix of the above</text:p>
          </table:table-cell>
        </table:table-row>
        <table:table-row>
          <table:table-cell table:style-name="TableRowCell" office:value-type="string">
            <text:p text:style-name="Table_20_Contents">6</text:p>
          </table:table-cell>
          <table:table-cell table:style-name="TableRowCell" office:value-type="string">
            <text:p text:style-name="Table_20_Contents">Roll twice and combine</text:p>
          </table:table-cell>
        </table:table-row>
      </table:table>
      <text:list text:style-name="L147">
        <text:list-item>
          <text:p text:style-name="P169"><text:span text:style-name="T1">Determine the challenges and obstacles</text:span>: Roll a d6 to randomly select a type of challenge or obstacle that the players will encounter during the adventure.</text:p>
        </text:list-item>
      </text:list>
      <table:table table:name="Table59" table:style-name="Table59">
        <table:table-column table:style-name="Table59.A"/>
        <table:table-column table:style-name="Table59.B"/>
        <table:table-row>
          <table:table-cell table:style-name="TableRowCell" office:value-type="string">
            <text:p text:style-name="Table_20_Contents">1</text:p>
          </table:table-cell>
          <table:table-cell table:style-name="TableRowCell" office:value-type="string">
            <text:p text:style-name="Table_20_Contents">Environmental hazards (e.g. flooding, cave-ins)</text:p>
          </table:table-cell>
        </table:table-row>
        <table:table-row>
          <table:table-cell table:style-name="TableRowCell" office:value-type="string">
            <text:p text:style-name="Table_20_Contents">2</text:p>
          </table:table-cell>
          <table:table-cell table:style-name="TableRowCell" office:value-type="string">
            <text:p text:style-name="Table_20_Contents">Conflicts with ancient guardians or traps</text:p>
          </table:table-cell>
        </table:table-row>
        <table:table-row>
          <table:table-cell table:style-name="TableRowCell" office:value-type="string">
            <text:p text:style-name="Table_20_Contents">3</text:p>
          </table:table-cell>
          <table:table-cell table:style-name="TableRowCell" office:value-type="string">
            <text:p text:style-name="Table_20_Contents">Puzzles and riddles to solve</text:p>
          </table:table-cell>
        </table:table-row>
        <table:table-row>
          <table:table-cell table:style-name="TableRowCell" office:value-type="string">
            <text:p text:style-name="Table_20_Contents">4</text:p>
          </table:table-cell>
          <table:table-cell table:style-name="TableRowCell" office:value-type="string">
            <text:p text:style-name="Table_20_Contents">Navigation challenges (e.g. dark, underwater)</text:p>
          </table:table-cell>
        </table:table-row>
        <table:table-row>
          <table:table-cell table:style-name="TableRowCell" office:value-type="string">
            <text:p text:style-name="Table_20_Contents">5</text:p>
          </table:table-cell>
          <table:table-cell table:style-name="TableRowCell" office:value-type="string">
            <text:p text:style-name="Table_20_Contents">Conflicts with other teams or organizations</text:p>
          </table:table-cell>
        </table:table-row>
        <table:table-row>
          <table:table-cell table:style-name="TableRowCell" office:value-type="string">
            <text:p text:style-name="Table_20_Contents">6</text:p>
          </table:table-cell>
          <table:table-cell table:style-name="TableRowCell" office:value-type="string">
            <text:p text:style-name="Table_20_Contents">Supernatural or unexplained phenomena</text:p>
          </table:table-cell>
        </table:table-row>
      </table:table>
      <text:list text:style-name="L148">
        <text:list-item>
          <text:p text:style-name="P170"><text:span text:style-name="T1">Incorporate secret societies or organizations</text:span>: Roll a d6 to determine if the adventure will involve a secret society or organization, and if so, roll another d6 to determine which one:</text:p>
        </text:list-item>
      </text:list>
      <table:table table:name="Table60" table:style-name="Table60">
        <table:table-column table:style-name="Table60.A"/>
        <table:table-column table:style-name="Table60.B"/>
        <table:table-row>
          <table:table-cell table:style-name="TableRowCell" office:value-type="string">
            <text:p text:style-name="Table_20_Contents">1</text:p>
          </table:table-cell>
          <table:table-cell table:style-name="TableRowCell" office:value-type="string">
            <text:p text:style-name="Table_20_Contents">The Brotherhood of the Dragon</text:p>
          </table:table-cell>
        </table:table-row>
        <table:table-row>
          <table:table-cell table:style-name="TableRowCell" office:value-type="string">
            <text:p text:style-name="Table_20_Contents">2</text:p>
          </table:table-cell>
          <table:table-cell table:style-name="TableRowCell" office:value-type="string">
            <text:p text:style-name="Table_20_Contents">The Cult of the Mummy</text:p>
          </table:table-cell>
        </table:table-row>
        <table:table-row>
          <table:table-cell table:style-name="TableRowCell" office:value-type="string">
            <text:p text:style-name="Table_20_Contents">3</text:p>
          </table:table-cell>
          <table:table-cell table:style-name="TableRowCell" office:value-type="string">
            <text:p text:style-name="Table_20_Contents">The Order of the Phoenix</text:p>
          </table:table-cell>
        </table:table-row>
        <table:table-row>
          <table:table-cell table:style-name="TableRowCell" office:value-type="string">
            <text:p text:style-name="Table_20_Contents">4</text:p>
          </table:table-cell>
          <table:table-cell table:style-name="TableRowCell" office:value-type="string">
            <text:p text:style-name="Table_20_Contents">The Society of the Serpent</text:p>
          </table:table-cell>
        </table:table-row>
        <table:table-row>
          <table:table-cell table:style-name="TableRowCell" office:value-type="string">
            <text:p text:style-name="Table_20_Contents">5</text:p>
          </table:table-cell>
          <table:table-cell table:style-name="TableRowCell" office:value-type="string">
            <text:p text:style-name="Table_20_Contents">The Brotherhood of the Obsidian Moon</text:p>
          </table:table-cell>
        </table:table-row>
        <table:table-row>
          <table:table-cell table:style-name="TableRowCell" office:value-type="string">
            <text:p text:style-name="Table_20_Contents">6</text:p>
          </table:table-cell>
          <table:table-cell table:style-name="TableRowCell" office:value-type="string">
            <text:p text:style-name="Table_20_Contents">The Children of the Celestial Flame</text:p>
          </table:table-cell>
        </table:table-row>
      </table:table>
      <text:list text:style-name="L149">
        <text:list-item>
          <text:p text:style-name="P171"><text:span text:style-name="T1">Repeat steps 2-5</text:span> as necessary to generate additional challenges and obstacles.</text:p>
        </text:list-item>
      </text:list>
      <text:p text:style-name="First_20_paragraph">You could also make the society’s headquarters or one of their hidden bases the location of the Site Exploration, with the objective to infiltrate, steal information or artifact from them, or sabotage their plans.</text:p>
      <text:h text:style-name="Heading_20_3" text:outline-level="3"><text:bookmark-start text:name="the-wallet-site-method-1"/>The Wallet Site Method<text:bookmark-end text:name="the-wallet-site-method-1"/></text:h>
      <text:p text:style-name="First_20_paragraph">Create the site by rolling a handful of d6s and assemble based on results:</text:p>
      <table:table table:name="Table61" table:style-name="Table61">
        <table:table-column table:style-name="Table61.A"/>
        <table:table-column table:style-name="Table61.B"/>
        <table:table-row>
          <table:table-cell table:style-name="TableRowCell" office:value-type="string">
            <text:p text:style-name="Table_20_Contents">1</text:p>
          </table:table-cell>
          <table:table-cell table:style-name="TableRowCell" office:value-type="string">
            <text:p text:style-name="Table_20_Contents">Dead End: Cannot touch more than 1 die</text:p>
          </table:table-cell>
        </table:table-row>
        <table:table-row>
          <table:table-cell table:style-name="TableRowCell" office:value-type="string">
            <text:p text:style-name="Table_20_Contents">2</text:p>
          </table:table-cell>
          <table:table-cell table:style-name="TableRowCell" office:value-type="string">
            <text:p text:style-name="Table_20_Contents">Passage: Cannot touch more than 2 dice</text:p>
          </table:table-cell>
        </table:table-row>
        <table:table-row>
          <table:table-cell table:style-name="TableRowCell" office:value-type="string">
            <text:p text:style-name="Table_20_Contents">3</text:p>
          </table:table-cell>
          <table:table-cell table:style-name="TableRowCell" office:value-type="string">
            <text:p text:style-name="Table_20_Contents">Split: Cannot touch more than 3 dice</text:p>
          </table:table-cell>
        </table:table-row>
        <table:table-row>
          <table:table-cell table:style-name="TableRowCell" office:value-type="string">
            <text:p text:style-name="Table_20_Contents">4</text:p>
          </table:table-cell>
          <table:table-cell table:style-name="TableRowCell" office:value-type="string">
            <text:p text:style-name="Table_20_Contents">Crossroads: Can touch up to 4 dice</text:p>
          </table:table-cell>
        </table:table-row>
        <table:table-row>
          <table:table-cell table:style-name="TableRowCell" office:value-type="string">
            <text:p text:style-name="Table_20_Contents">5</text:p>
          </table:table-cell>
          <table:table-cell table:style-name="TableRowCell" office:value-type="string">
            <text:p text:style-name="Table_20_Contents">Tower: Stack all, must touch at least 2 dice</text:p>
          </table:table-cell>
        </table:table-row>
        <table:table-row>
          <table:table-cell table:style-name="TableRowCell" office:value-type="string">
            <text:p text:style-name="Table_20_Contents">6</text:p>
          </table:table-cell>
          <table:table-cell table:style-name="TableRowCell" office:value-type="string">
            <text:p text:style-name="Table_20_Contents">Hall: Merge all, can touch up to 4 dice</text:p>
          </table:table-cell>
        </table:table-row>
      </table:table>
      <text:p text:style-name="First_20_paragraph">For each die, add its value to all neighboring dice to determine its room. Halls and Towers are single rooms with all their dice summed.</text:p>
      <table:table table:name="Table62" table:style-name="Table62">
        <table:table-column table:style-name="Table62.A"/>
        <table:table-column table:style-name="Table62.B"/>
        <table:table-row>
          <table:table-cell table:style-name="TableRowCell" office:value-type="string">
            <text:p text:style-name="Table_20_Contents">3</text:p>
          </table:table-cell>
          <table:table-cell table:style-name="TableRowCell" office:value-type="string">
            <text:p text:style-name="Table_20_Contents">Quarters</text:p>
          </table:table-cell>
        </table:table-row>
        <table:table-row>
          <table:table-cell table:style-name="TableRowCell" office:value-type="string">
            <text:p text:style-name="Table_20_Contents">4</text:p>
          </table:table-cell>
          <table:table-cell table:style-name="TableRowCell" office:value-type="string">
            <text:p text:style-name="Table_20_Contents">Jail</text:p>
          </table:table-cell>
        </table:table-row>
        <table:table-row>
          <table:table-cell table:style-name="TableRowCell" office:value-type="string">
            <text:p text:style-name="Table_20_Contents">5</text:p>
          </table:table-cell>
          <table:table-cell table:style-name="TableRowCell" office:value-type="string">
            <text:p text:style-name="Table_20_Contents">Sepulchre</text:p>
          </table:table-cell>
        </table:table-row>
        <table:table-row>
          <table:table-cell table:style-name="TableRowCell" office:value-type="string">
            <text:p text:style-name="Table_20_Contents">6</text:p>
          </table:table-cell>
          <table:table-cell table:style-name="TableRowCell" office:value-type="string">
            <text:p text:style-name="Table_20_Contents">Statuary</text:p>
          </table:table-cell>
        </table:table-row>
        <table:table-row>
          <table:table-cell table:style-name="TableRowCell" office:value-type="string">
            <text:p text:style-name="Table_20_Contents">7</text:p>
          </table:table-cell>
          <table:table-cell table:style-name="TableRowCell" office:value-type="string">
            <text:p text:style-name="Table_20_Contents">Store Room</text:p>
          </table:table-cell>
        </table:table-row>
        <table:table-row>
          <table:table-cell table:style-name="TableRowCell" office:value-type="string">
            <text:p text:style-name="Table_20_Contents">8</text:p>
          </table:table-cell>
          <table:table-cell table:style-name="TableRowCell" office:value-type="string">
            <text:p text:style-name="Table_20_Contents">Courtyard</text:p>
          </table:table-cell>
        </table:table-row>
        <table:table-row>
          <table:table-cell table:style-name="TableRowCell" office:value-type="string">
            <text:p text:style-name="Table_20_Contents">9</text:p>
          </table:table-cell>
          <table:table-cell table:style-name="TableRowCell" office:value-type="string">
            <text:p text:style-name="Table_20_Contents">Kitchen</text:p>
          </table:table-cell>
        </table:table-row>
        <table:table-row>
          <table:table-cell table:style-name="TableRowCell" office:value-type="string">
            <text:p text:style-name="Table_20_Contents">10</text:p>
          </table:table-cell>
          <table:table-cell table:style-name="TableRowCell" office:value-type="string">
            <text:p text:style-name="Table_20_Contents">Forge</text:p>
          </table:table-cell>
        </table:table-row>
        <table:table-row>
          <table:table-cell table:style-name="TableRowCell" office:value-type="string">
            <text:p text:style-name="Table_20_Contents">11</text:p>
          </table:table-cell>
          <table:table-cell table:style-name="TableRowCell" office:value-type="string">
            <text:p text:style-name="Table_20_Contents">Armory</text:p>
          </table:table-cell>
        </table:table-row>
        <table:table-row>
          <table:table-cell table:style-name="TableRowCell" office:value-type="string">
            <text:p text:style-name="Table_20_Contents">12</text:p>
          </table:table-cell>
          <table:table-cell table:style-name="TableRowCell" office:value-type="string">
            <text:p text:style-name="Table_20_Contents">Garden</text:p>
          </table:table-cell>
        </table:table-row>
        <table:table-row>
          <table:table-cell table:style-name="TableRowCell" office:value-type="string">
            <text:p text:style-name="Table_20_Contents">13</text:p>
          </table:table-cell>
          <table:table-cell table:style-name="TableRowCell" office:value-type="string">
            <text:p text:style-name="Table_20_Contents">Guard Post</text:p>
          </table:table-cell>
        </table:table-row>
        <table:table-row>
          <table:table-cell table:style-name="TableRowCell" office:value-type="string">
            <text:p text:style-name="Table_20_Contents">14</text:p>
          </table:table-cell>
          <table:table-cell table:style-name="TableRowCell" office:value-type="string">
            <text:p text:style-name="Table_20_Contents">Library</text:p>
          </table:table-cell>
        </table:table-row>
        <table:table-row>
          <table:table-cell table:style-name="TableRowCell" office:value-type="string">
            <text:p text:style-name="Table_20_Contents">15</text:p>
          </table:table-cell>
          <table:table-cell table:style-name="TableRowCell" office:value-type="string">
            <text:p text:style-name="Table_20_Contents">Arboretum</text:p>
          </table:table-cell>
        </table:table-row>
        <table:table-row>
          <table:table-cell table:style-name="TableRowCell" office:value-type="string">
            <text:p text:style-name="Table_20_Contents">16</text:p>
          </table:table-cell>
          <table:table-cell table:style-name="TableRowCell" office:value-type="string">
            <text:p text:style-name="Table_20_Contents">Crypts</text:p>
          </table:table-cell>
        </table:table-row>
        <table:table-row>
          <table:table-cell table:style-name="TableRowCell" office:value-type="string">
            <text:p text:style-name="Table_20_Contents">17</text:p>
          </table:table-cell>
          <table:table-cell table:style-name="TableRowCell" office:value-type="string">
            <text:p text:style-name="Table_20_Contents">Shrine</text:p>
          </table:table-cell>
        </table:table-row>
        <table:table-row>
          <table:table-cell table:style-name="TableRowCell" office:value-type="string">
            <text:p text:style-name="Table_20_Contents">18</text:p>
          </table:table-cell>
          <table:table-cell table:style-name="TableRowCell" office:value-type="string">
            <text:p text:style-name="Table_20_Contents">Gallery</text:p>
          </table:table-cell>
        </table:table-row>
        <table:table-row>
          <table:table-cell table:style-name="TableRowCell" office:value-type="string">
            <text:p text:style-name="Table_20_Contents">19</text:p>
          </table:table-cell>
          <table:table-cell table:style-name="TableRowCell" office:value-type="string">
            <text:p text:style-name="Table_20_Contents">Workshop</text:p>
          </table:table-cell>
        </table:table-row>
        <table:table-row>
          <table:table-cell table:style-name="TableRowCell" office:value-type="string">
            <text:p text:style-name="Table_20_Contents">20-22</text:p>
          </table:table-cell>
          <table:table-cell table:style-name="TableRowCell" office:value-type="string">
            <text:p text:style-name="Table_20_Contents">Temple</text:p>
          </table:table-cell>
        </table:table-row>
        <table:table-row>
          <table:table-cell table:style-name="TableRowCell" office:value-type="string">
            <text:p text:style-name="Table_20_Contents">23-25</text:p>
          </table:table-cell>
          <table:table-cell table:style-name="TableRowCell" office:value-type="string">
            <text:p text:style-name="Table_20_Contents">Throne Room</text:p>
          </table:table-cell>
        </table:table-row>
        <table:table-row>
          <table:table-cell table:style-name="TableRowCell" office:value-type="string">
            <text:p text:style-name="Table_20_Contents">26-28</text:p>
          </table:table-cell>
          <table:table-cell table:style-name="TableRowCell" office:value-type="string">
            <text:p text:style-name="Table_20_Contents">Laboratory</text:p>
          </table:table-cell>
        </table:table-row>
        <table:table-row>
          <table:table-cell table:style-name="TableRowCell" office:value-type="string">
            <text:p text:style-name="Table_20_Contents">29-31</text:p>
          </table:table-cell>
          <table:table-cell table:style-name="TableRowCell" office:value-type="string">
            <text:p text:style-name="Table_20_Contents">Menagerie</text:p>
          </table:table-cell>
        </table:table-row>
        <table:table-row>
          <table:table-cell table:style-name="TableRowCell" office:value-type="string">
            <text:p text:style-name="Table_20_Contents">32+</text:p>
          </table:table-cell>
          <table:table-cell table:style-name="TableRowCell" office:value-type="string">
            <text:p text:style-name="Table_20_Contents">Labyrinth</text:p>
          </table:table-cell>
        </table:table-row>
      </table:table>
      <text:p text:style-name="First_20_paragraph">Place an entrance where it makes sense.</text:p>
      <text:p text:style-name="Text_20_body">For extra detail, modify each room based on lowest/highest neighboring die.</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1 2 3</text:p>
            </table:table-cell>
            <table:table-cell table:style-name="TableHeaderRowCell" office:value-type="string">
              <text:p text:style-name="Table_20_Heading">Lowest</text:p>
            </table:table-cell>
            <table:table-cell table:style-name="TableHeaderRowCell" office:value-type="string">
              <text:p text:style-name="Table_20_Heading">4 5 6</text:p>
            </table:table-cell>
            <table:table-cell table:style-name="TableHeaderRowCell" office:value-type="string">
              <text:p text:style-name="Table_20_Heading">Highest</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Secret Exit</text:p>
          </table:table-cell>
          <table:table-cell table:style-name="TableRowCell" office:value-type="string">
            <text:p text:style-name="Table_20_Contents">1</text:p>
          </table:table-cell>
          <table:table-cell table:style-name="TableRowCell" office:value-type="string">
            <text:p text:style-name="Table_20_Contents">Ornate</text:p>
          </table:table-cell>
        </table:table-row>
        <table:table-row>
          <table:table-cell table:style-name="TableRowCell" office:value-type="string">
            <text:p text:style-name="Table_20_Contents">3</text:p>
          </table:table-cell>
          <table:table-cell table:style-name="TableRowCell" office:value-type="string">
            <text:p text:style-name="Table_20_Contents">Trapped</text:p>
          </table:table-cell>
          <table:table-cell table:style-name="TableRowCell" office:value-type="string">
            <text:p text:style-name="Table_20_Contents">2</text:p>
          </table:table-cell>
          <table:table-cell table:style-name="TableRowCell" office:value-type="string">
            <text:p text:style-name="Table_20_Contents">Pristine</text:p>
          </table:table-cell>
        </table:table-row>
        <table:table-row>
          <table:table-cell table:style-name="TableRowCell" office:value-type="string">
            <text:p text:style-name="Table_20_Contents">4</text:p>
          </table:table-cell>
          <table:table-cell table:style-name="TableRowCell" office:value-type="string">
            <text:p text:style-name="Table_20_Contents">Crumbling</text:p>
          </table:table-cell>
          <table:table-cell table:style-name="TableRowCell" office:value-type="string">
            <text:p text:style-name="Table_20_Contents">3</text:p>
          </table:table-cell>
          <table:table-cell table:style-name="TableRowCell" office:value-type="string">
            <text:p text:style-name="Table_20_Contents">Opulent</text:p>
          </table:table-cell>
        </table:table-row>
        <table:table-row>
          <table:table-cell table:style-name="TableRowCell" office:value-type="string">
            <text:p text:style-name="Table_20_Contents">5</text:p>
          </table:table-cell>
          <table:table-cell table:style-name="TableRowCell" office:value-type="string">
            <text:p text:style-name="Table_20_Contents">Flooded</text:p>
          </table:table-cell>
          <table:table-cell table:style-name="TableRowCell" office:value-type="string">
            <text:p text:style-name="Table_20_Contents">4</text:p>
          </table:table-cell>
          <table:table-cell table:style-name="TableRowCell" office:value-type="string">
            <text:p text:style-name="Table_20_Contents">Hidden Alcove</text:p>
          </table:table-cell>
        </table:table-row>
        <table:table-row>
          <table:table-cell table:style-name="TableRowCell" office:value-type="string">
            <text:p text:style-name="Table_20_Contents">6</text:p>
          </table:table-cell>
          <table:table-cell table:style-name="TableRowCell" office:value-type="string">
            <text:p text:style-name="Table_20_Contents">Damp</text:p>
          </table:table-cell>
          <table:table-cell table:style-name="TableRowCell" office:value-type="string">
            <text:p text:style-name="Table_20_Contents">5</text:p>
          </table:table-cell>
          <table:table-cell table:style-name="TableRowCell" office:value-type="string">
            <text:p text:style-name="Table_20_Contents">Locked</text:p>
          </table:table-cell>
        </table:table-row>
      </table:table>
      <text:p text:style-name="First_20_paragraph">Roll an <text:span text:style-name="T1">encounter</text:span> in each room:</text:p>
      <table:table table:name="Table64" table:style-name="Table64">
        <table:table-column table:style-name="Table64.A"/>
        <table:table-column table:style-name="Table64.B"/>
        <table:table-row>
          <table:table-cell table:style-name="TableRowCell" office:value-type="string">
            <text:p text:style-name="Table_20_Contents">1</text:p>
          </table:table-cell>
          <table:table-cell table:style-name="TableRowCell" office:value-type="string">
            <text:p text:style-name="Table_20_Contents">Threat: Active harm</text:p>
          </table:table-cell>
        </table:table-row>
        <table:table-row>
          <table:table-cell table:style-name="TableRowCell" office:value-type="string">
            <text:p text:style-name="Table_20_Contents">2</text:p>
          </table:table-cell>
          <table:table-cell table:style-name="TableRowCell" office:value-type="string">
            <text:p text:style-name="Table_20_Contents">Obstacle: Passive harm</text:p>
          </table:table-cell>
        </table:table-row>
        <table:table-row>
          <table:table-cell table:style-name="TableRowCell" office:value-type="string">
            <text:p text:style-name="Table_20_Contents">3</text:p>
          </table:table-cell>
          <table:table-cell table:style-name="TableRowCell" office:value-type="string">
            <text:p text:style-name="Table_20_Contents">Nothing: A moment of respite</text:p>
          </table:table-cell>
        </table:table-row>
        <table:table-row>
          <table:table-cell table:style-name="TableRowCell" office:value-type="string">
            <text:p text:style-name="Table_20_Contents">4</text:p>
          </table:table-cell>
          <table:table-cell table:style-name="TableRowCell" office:value-type="string">
            <text:p text:style-name="Table_20_Contents">Nothing: A moment of respite</text:p>
          </table:table-cell>
        </table:table-row>
        <table:table-row>
          <table:table-cell table:style-name="TableRowCell" office:value-type="string">
            <text:p text:style-name="Table_20_Contents">5</text:p>
          </table:table-cell>
          <table:table-cell table:style-name="TableRowCell" office:value-type="string">
            <text:p text:style-name="Table_20_Contents">Opportunity: Obstacle + Boon</text:p>
          </table:table-cell>
        </table:table-row>
        <table:table-row>
          <table:table-cell table:style-name="TableRowCell" office:value-type="string">
            <text:p text:style-name="Table_20_Contents">6</text:p>
          </table:table-cell>
          <table:table-cell table:style-name="TableRowCell" office:value-type="string">
            <text:p text:style-name="Table_20_Contents">Boon: Helpful or valuable</text:p>
          </table:table-cell>
        </table:table-row>
      </table:table>
      <text:p text:style-name="First_20_paragraph"><text:span text:style-name="T1">Tower</text:span>: Roll an encounter for each floor, then order them from lowest to highest.</text:p>
      <text:p text:style-name="Text_20_body"><text:span text:style-name="T1">Hall</text:span>: Roll an encounter for each die in the Hall and combine them.</text:p>
      <text:h text:style-name="Heading_20_2" text:outline-level="2"><text:bookmark-start text:name="artifacts-5"/>30 Artifacts<text:bookmark-end text:name="artifacts-5"/></text:h>
      <text:list text:style-name="L150">
        <text:list-item>
          <text:p text:style-name="P172"><text:span text:style-name="T1">The Heart of Fire</text:span>: a legendary ruby said to contain the power of the sun. Those who hold it are said to be immune to fire and able to control flames with their will.</text:p>
        </text:list-item>
        <text:list-item>
          <text:p text:style-name="P172"><text:span text:style-name="T1">The Staff of Moses</text:span>: a wooden staff imbued with the power to part seas and control the elements.</text:p>
        </text:list-item>
        <text:list-item>
          <text:p text:style-name="P172"><text:span text:style-name="T1">The Spear of Destiny</text:span>: a weapon said to have pierced the side of Jesus Christ, giving it the power to control the fate of nations.</text:p>
        </text:list-item>
        <text:list-item>
          <text:p text:style-name="P172"><text:span text:style-name="T1">The Holy Grail</text:span>: the cup used by Jesus at the Last Supper, said to have miraculous healing powers and the ability to grant eternal life.</text:p>
        </text:list-item>
        <text:list-item>
          <text:p text:style-name="P172"><text:span text:style-name="T1">The Elixir of Life</text:span>: a potion that grants immortality and eternal youth to those who drink it.</text:p>
        </text:list-item>
        <text:list-item>
          <text:p text:style-name="P172"><text:span text:style-name="T1">The Sword of Kings</text:span>: a powerful sword said to have been wielded by great rulers throughout history. It is said to grant its wielder strength and wisdom.</text:p>
        </text:list-item>
        <text:list-item>
          <text:p text:style-name="P172"><text:span text:style-name="T1">The Ring of Power</text:span>: a golden ring said to grant the wearer great strength and the ability to control the minds of others.</text:p>
        </text:list-item>
        <text:list-item>
          <text:p text:style-name="P172"><text:span text:style-name="T1">The Amulet of the Phoenix</text:span>: a magical pendant said to grant its wearer the power of flight and the ability to be reborn from the ashes.</text:p>
        </text:list-item>
        <text:list-item>
          <text:p text:style-name="P172"><text:span text:style-name="T1">The Cloak of Invisibility</text:span>: a cloak that renders its wearer invisible to the naked eye.</text:p>
        </text:list-item>
        <text:list-item>
          <text:p text:style-name="P172"><text:span text:style-name="T1">The Crystal Ball of Truth</text:span>: a crystal sphere that allows its user to see into the past, present, and future.</text:p>
        </text:list-item>
        <text:list-item>
          <text:p text:style-name="P172"><text:span text:style-name="T1">The Crown of Avalon</text:span>: a golden crown said to possess the power to control the elements and command armies.</text:p>
        </text:list-item>
        <text:list-item>
          <text:p text:style-name="P172"><text:span text:style-name="T1">The Staff of Osiris</text:span>: a staff made of pure gold and encrusted with diamonds, said to grant the wielder the power of life and death.</text:p>
        </text:list-item>
        <text:list-item>
          <text:p text:style-name="P172"><text:span text:style-name="T1">The Sword of Paradise</text:span>: a sword said to have been forged in the fires of Mount Olympus, with the power to cut through any substance.</text:p>
        </text:list-item>
        <text:list-item>
          <text:p text:style-name="P172"><text:span text:style-name="T1">The Armor of the Gods</text:span>: a suit of armor said to have been worn by the greatest warriors of ancient Greece, imbued with the strength of the gods.</text:p>
        </text:list-item>
        <text:list-item>
          <text:p text:style-name="P172"><text:span text:style-name="T1">The Scepter of the Sphinx</text:span>: a scepter said to hold the key to unlocking the secrets of the pyramids and the mysteries of the ancient world.</text:p>
        </text:list-item>
        <text:list-item>
          <text:p text:style-name="P172"><text:span text:style-name="T1">The Book of Thoth</text:span>: an ancient book said to contain the knowledge of the gods and the secrets of the universe.</text:p>
        </text:list-item>
        <text:list-item>
          <text:p text:style-name="P172"><text:span text:style-name="T1">The Chalice of Immortality</text:span>: a chalice said to hold the elixir of life, granting eternal youth and vitality to whoever drinks from it.</text:p>
        </text:list-item>
        <text:list-item>
          <text:p text:style-name="P172"><text:span text:style-name="T1">The Amulet of the Phoenix</text:span>: an amulet said to hold the power of the mythical phoenix, allowing the wearer to be reborn from the ashes.</text:p>
        </text:list-item>
        <text:list-item>
          <text:p text:style-name="P172"><text:span text:style-name="T1">The Ring of the Dragon</text:span>: a ring said to grant the wearer the power of the dragon, allowing them to breathe fire and command armies of dragons.</text:p>
        </text:list-item>
        <text:list-item>
          <text:p text:style-name="P172"><text:span text:style-name="T1">The Mirror of Truth</text:span>: a mirror said to reveal the true nature of anyone who gazes into it, exposing their deepest secrets and hidden motives.</text:p>
        </text:list-item>
        <text:list-item>
          <text:p text:style-name="P172"><text:span text:style-name="T1">The Heart of the Sea</text:span>: a glowing, pearl-like gem that is said to grant its wielder the power to control the oceans and their inhabitants.</text:p>
        </text:list-item>
        <text:list-item>
          <text:p text:style-name="P172"><text:span text:style-name="T1">The Book of Infinity</text:span>: an ancient tome that is said to contain the knowledge of the universe and the secrets of time and space.</text:p>
        </text:list-item>
        <text:list-item>
          <text:p text:style-name="P172"><text:span text:style-name="T1">The Mirror of Soul</text:span>: a mysterious mirror that is said to reveal a person’s innermost thoughts and desires, and can be used to manipulate their emotions and actions.</text:p>
        </text:list-item>
        <text:list-item>
          <text:p text:style-name="P172"><text:span text:style-name="T1">The Golden Chalice of Life</text:span>: a golden cup that is said to grant eternal youth and vitality to those who drink from it.</text:p>
        </text:list-item>
        <text:list-item>
          <text:p text:style-name="P172"><text:span text:style-name="T1">The Staff of the Elements</text:span>: a powerful magical staff that can control and manipulate the four elements of earth, air, fire, and water.</text:p>
        </text:list-item>
        <text:list-item>
          <text:p text:style-name="P172"><text:span text:style-name="T1">The Ruby of Fire</text:span>: a glowing red gem that is said to grant its wielder the power of pyrokinesis, allowing them to control and manipulate flames.</text:p>
        </text:list-item>
        <text:list-item>
          <text:p text:style-name="P172"><text:span text:style-name="T1">The Scepter of Time</text:span>: a golden scepter that is said to allow its wielder to control the flow of time and manipulate events in the past and future.</text:p>
        </text:list-item>
        <text:list-item>
          <text:p text:style-name="P172"><text:span text:style-name="T1">The Diamond of Souls</text:span>: a diamond that is said to contain the souls of the dead and can be used to communicate with the spirit world.</text:p>
        </text:list-item>
        <text:list-item>
          <text:p text:style-name="P172"><text:span text:style-name="T1">The Sword of Destiny</text:span>: a powerful sword that can only be wielded by the true hero and is said to possess the power to defeat even the greatest of foes.</text:p>
        </text:list-item>
        <text:list-item>
          <text:p text:style-name="P172"><text:span text:style-name="T1">The Shield of Virtue</text:span>: a magical shield that is said to protect its wielder from all harm and deflect any attack, physical or magical.</text:p>
        </text:list-item>
      </text:list>
      <text:h text:style-name="Heading_20_2" text:outline-level="2"><text:bookmark-start text:name="legendary-places-1"/>30 Legendary Places<text:bookmark-end text:name="legendary-places-1"/></text:h>
      <text:list text:style-name="L151">
        <text:list-item>
          <text:p text:style-name="P173"><text:span text:style-name="T1">The City of Zalthor</text:span>: a lost city said to be hidden deep in the Amazon rainforest, filled with treasure and ancient technology.</text:p>
        </text:list-item>
        <text:list-item>
          <text:p text:style-name="P173"><text:span text:style-name="T1">The Isle of Eden</text:span>: a mysterious island said to be the site of the Garden of Eden, hidden away from the rest of the world.</text:p>
        </text:list-item>
        <text:list-item>
          <text:p text:style-name="P173"><text:span text:style-name="T1">The Valley of the Kings</text:span>: a hidden valley said to be the final resting place of powerful ancient rulers, filled with treasure and magical artifacts.</text:p>
        </text:list-item>
        <text:list-item>
          <text:p text:style-name="P173"><text:span text:style-name="T1">The Mountains of Shangri-La</text:span>: a range of mountains said to be the home of a hidden paradise, where the inhabitants live in peace and harmony.</text:p>
        </text:list-item>
        <text:list-item>
          <text:p text:style-name="P173"><text:span text:style-name="T1">The Forest of the Fairies</text:span>: a magical forest said to be home to a race of fairies, with secret paths and hidden glades filled with wonder and mystery.</text:p>
        </text:list-item>
        <text:list-item>
          <text:p text:style-name="P173"><text:span text:style-name="T1">The Kingdom of El Dorado</text:span>: a lost city of gold said to be hidden in the depths of the South American jungle, guarded by fierce warriors and exotic beasts.</text:p>
        </text:list-item>
        <text:list-item>
          <text:p text:style-name="P173"><text:span text:style-name="T1">The Land of Mu</text:span>: a sunken continent said to have been the home of an advanced civilization, with ruins filled with ancient secrets and treasures.</text:p>
        </text:list-item>
        <text:list-item>
          <text:p text:style-name="P173"><text:span text:style-name="T1">The Island of Lemuria</text:span>: a lost island said to have been the home of a powerful and mystical civilization, with temples and artifacts of immense power.</text:p>
        </text:list-item>
        <text:list-item>
          <text:p text:style-name="P173"><text:span text:style-name="T1">The Caverns of the Djinn</text:span>: a hidden network of underground caverns said to be the home of the djinn, powerful genie-like creatures with the power to grant wishes.</text:p>
        </text:list-item>
        <text:list-item>
          <text:p text:style-name="P173"><text:span text:style-name="T1">The Garden of the Hesperides</text:span>: a mythical garden said to be the home of the golden apples of immortality, guarded by a hundred-headed dragon.</text:p>
        </text:list-item>
        <text:list-item>
          <text:p text:style-name="P173"><text:span text:style-name="T1">The City of the Sun</text:span>: a mystical city said to be located high in the mountains, where the sun never sets and the inhabitants live in eternal happiness.</text:p>
        </text:list-item>
        <text:list-item>
          <text:p text:style-name="P173"><text:span text:style-name="T1">The Vale of Avalon</text:span>: a hidden valley said to be the final resting place of King Arthur and the location of the mythical sword Excalibur.</text:p>
        </text:list-item>
        <text:list-item>
          <text:p text:style-name="P173"><text:span text:style-name="T1">The Land of Lemuria</text:span>: a lost continent said to have sunk beneath the waves, home to a civilization of advanced beings with incredible psychic abilities.</text:p>
        </text:list-item>
        <text:list-item>
          <text:p text:style-name="P173"><text:span text:style-name="T1">The Kingdom of Shangri-La</text:span>: a hidden paradise said to be located deep in the Himalayas, where the inhabitants live in perfect harmony with nature.</text:p>
        </text:list-item>
        <text:list-item>
          <text:p text:style-name="P173"><text:span text:style-name="T1">The City of El Dorado</text:span>: a city of gold said to be hidden deep in the Amazon rainforest, filled with treasure and guarded by fierce warriors.</text:p>
        </text:list-item>
        <text:list-item>
          <text:p text:style-name="P173"><text:span text:style-name="T1">The Island of Mu</text:span>: a sunken island said to have been the home of an advanced civilization with incredible technology and knowledge.</text:p>
        </text:list-item>
        <text:list-item>
          <text:p text:style-name="P173"><text:span text:style-name="T1">The Valley of the Kings</text:span>: a hidden valley said to hold the tombs of powerful ancient rulers, filled with treasure and magical artifacts.</text:p>
        </text:list-item>
        <text:list-item>
          <text:p text:style-name="P173"><text:span text:style-name="T1">The Desert of Dreams</text:span>: a vast desert said to hold the key to unlocking the secrets of the universe, and a gateway to other dimensions.</text:p>
        </text:list-item>
        <text:list-item>
          <text:p text:style-name="P173"><text:span text:style-name="T1">The Forest of Shadows</text:span>: a dark forest said to be home to mythical creatures and magical beings, and a portal to the spirit world.</text:p>
        </text:list-item>
        <text:list-item>
          <text:p text:style-name="P173"><text:span text:style-name="T1">The Mountain of the Gods</text:span>: a towering mountain said to be the home of the gods, and the source of all life on Earth.</text:p>
        </text:list-item>
        <text:list-item>
          <text:p text:style-name="P173"><text:span text:style-name="T1">The Kingdom of El’hara</text:span>: a once-great civilization that flourished in the depths of the jungle, until it was mysteriously wiped out by a massive natural disaster.</text:p>
        </text:list-item>
        <text:list-item>
          <text:p text:style-name="P173"><text:span text:style-name="T1">The Empire of the Golden Sun</text:span>: a powerful civilization that ruled over a vast empire, until it was conquered and destroyed by a rival empire.</text:p>
        </text:list-item>
        <text:list-item>
          <text:p text:style-name="P173"><text:span text:style-name="T1">The Republic of the Crystal Seas</text:span>: a technologically advanced civilization that lived on a network of floating cities, until it was destroyed by a massive tidal wave.</text:p>
        </text:list-item>
        <text:list-item>
          <text:p text:style-name="P173"><text:span text:style-name="T1">The Clan of the Shadow Wolves</text:span>: a warlike civilization that lived in the frozen north, until it was overwhelmed by a massive horde of invading barbarians.</text:p>
        </text:list-item>
        <text:list-item>
          <text:p text:style-name="P173"><text:span text:style-name="T1">The Temple of the Star Gods</text:span>: a mysterious civilization that worshipped powerful, god-like beings from the stars, until it was destroyed by a massive solar flare.</text:p>
        </text:list-item>
        <text:list-item>
          <text:p text:style-name="P173"><text:span text:style-name="T1">The Confederation of the Iron Mountains</text:span>: a powerful and industrious civilization that lived in a network of underground cities, until it was destroyed by a massive earthquake.</text:p>
        </text:list-item>
        <text:list-item>
          <text:p text:style-name="P173"><text:span text:style-name="T1">The Council of the Wise Elders</text:span>: a peaceful and wise civilization that lived in harmony with nature, until it was destroyed by a massive volcanic eruption.</text:p>
        </text:list-item>
        <text:list-item>
          <text:p text:style-name="P173"><text:span text:style-name="T1">The Kingdom of the Eternal Flame</text:span>: a powerful and mystical civilization that worshipped powerful, fire-based deities, until it was destroyed by a massive fire that swept across the land.</text:p>
        </text:list-item>
        <text:list-item>
          <text:p text:style-name="P173"><text:span text:style-name="T1">The Empire of the Jade Dragons</text:span>: a proud and noble civilization that ruled over a vast empire, until it was destroyed by a massive invasion of barbarian hordes.</text:p>
        </text:list-item>
        <text:list-item>
          <text:p text:style-name="P173"><text:span text:style-name="T1">The Confederation of the Wind Dancers</text:span>: a civilization of highly advanced, winged beings that lived in a network of floating cities, until it was destroyed by a massive storm that swept across the land.</text:p>
        </text:list-item>
      </text:list>
      <text:h text:style-name="Heading_20_2" text:outline-level="2"><text:bookmark-start text:name="creatures-foes-1"/>Creatures &amp; Foes<text:bookmark-end text:name="creatures-foes-1"/></text:h>
      <text:h text:style-name="Heading_20_3" text:outline-level="3"><text:bookmark-start text:name="ape-1"/>Ape<text:bookmark-end text:name="ape-1"/></text:h>
      <text:p text:style-name="First_20_paragraph">6 HP, 1 Armor, 12 STR, 10 DEX, 8 WIL, Claws (d6)</text:p>
      <text:list text:style-name="L152">
        <text:list-item>
          <text:p text:style-name="P174">A massive, muscle-bound ape with a powerful build and long arms ending in sharp claws</text:p>
        </text:list-item>
        <text:list-item>
          <text:p text:style-name="P174">Known for their intelligence and problem-solving skills, apes are often used as guards or laborers by unscrupulous individuals</text:p>
        </text:list-item>
        <text:list-item>
          <text:p text:style-name="P174">On a critical hit, the ape will grab its victim and attempt to squeeze the life out of them, requiring a STR save to break free.</text:p>
        </text:list-item>
      </text:list>
      <text:h text:style-name="Heading_20_3" text:outline-level="3"><text:bookmark-start text:name="bear-1"/>Bear<text:bookmark-end text:name="bear-1"/></text:h>
      <text:p text:style-name="First_20_paragraph">6 HP, 0 Armor, 10 STR, 10 DEX, 8 WIL, Claws (1d8)</text:p>
      <text:list text:style-name="L153">
        <text:list-item>
          <text:p text:style-name="P175">A massive, furry predator with sharp claws and teeth</text:p>
        </text:list-item>
        <text:list-item>
          <text:p text:style-name="P175">Known for its strength and ferocity in protecting its territory</text:p>
        </text:list-item>
        <text:list-item>
          <text:p text:style-name="P175">On a critical damage save failure, the bear will maul its victim until they are no longer a threat</text:p>
        </text:list-item>
      </text:list>
      <text:h text:style-name="Heading_20_3" text:outline-level="3"><text:bookmark-start text:name="boa-constrictor-1"/>Boa Constrictor<text:bookmark-end text:name="boa-constrictor-1"/></text:h>
      <text:p text:style-name="First_20_paragraph">4 HP, 0 Armor, 15 STR, 10 DEX, 6 WIL, Constriction (1d6, incapacitation on critical damage)</text:p>
      <text:list text:style-name="L154">
        <text:list-item>
          <text:p text:style-name="P176">A long, muscular snake with smooth scales and a powerful grip</text:p>
        </text:list-item>
        <text:list-item>
          <text:p text:style-name="P176">Known for its ability to squeeze and suffocate prey with its coils</text:p>
        </text:list-item>
        <text:list-item>
          <text:p text:style-name="P176">On a failed critical damage save, the victim is incapacitated as they struggle to break free from the boa’s grasp</text:p>
        </text:list-item>
      </text:list>
      <text:h text:style-name="Heading_20_3" text:outline-level="3"><text:bookmark-start text:name="cougar-1"/>Cougar<text:bookmark-end text:name="cougar-1"/></text:h>
      <text:p text:style-name="First_20_paragraph">6 HP, 1 Armor, 10 STR, 15 DEX, 6 WIL, Claws (d6, agile)</text:p>
      <text:list text:style-name="L155">
        <text:list-item>
          <text:p text:style-name="P177">A sleek, agile predator with piercing green eyes</text:p>
        </text:list-item>
        <text:list-item>
          <text:p text:style-name="P177">Known for stalking its prey and waiting for the perfect moment to strike</text:p>
        </text:list-item>
        <text:list-item>
          <text:p text:style-name="P177">On a critical damage save failure, the cougar will latch onto its victim and continue to attack until the victim breaks free or the cougar is killed</text:p>
        </text:list-item>
      </text:list>
      <text:h text:style-name="Heading_20_3" text:outline-level="3"><text:bookmark-start text:name="crocodile-1"/>Crocodile<text:bookmark-end text:name="crocodile-1"/></text:h>
      <text:p text:style-name="First_20_paragraph">8 HP, 3 Armor, 12 STR, 6 DEX, 6 WIL, Jaws (d8, bite)</text:p>
      <text:list text:style-name="L156">
        <text:list-item>
          <text:p text:style-name="P178">A massive reptile with scaly skin and a powerful tail</text:p>
        </text:list-item>
        <text:list-item>
          <text:p text:style-name="P178">Known for lying in wait and ambushing prey with a sudden burst of speed</text:p>
        </text:list-item>
        <text:list-item>
          <text:p text:style-name="P178">On a critical damage save failure, the crocodile will drag its victim into the water and hold them underwater until they drown</text:p>
        </text:list-item>
      </text:list>
      <text:h text:style-name="Heading_20_3" text:outline-level="3"><text:bookmark-start text:name="elephant-1"/>Elephant<text:bookmark-end text:name="elephant-1"/></text:h>
      <text:p text:style-name="First_20_paragraph">20 HP, 3 Armor, 18 STR, 8 DEX, 6 WIL, Tusks (d10, enhanced attack on critical damage)</text:p>
      <text:list text:style-name="L157">
        <text:list-item>
          <text:p text:style-name="P179">A massive, gray-skinned animal with long tusks and a powerful trunk</text:p>
        </text:list-item>
        <text:list-item>
          <text:p text:style-name="P179">Known for its strength and ability to charge at enemies with its tusks</text:p>
        </text:list-item>
        <text:list-item>
          <text:p text:style-name="P179">On a critical damage save failure, the elephant will use its tusks for an enhanced attack</text:p>
        </text:list-item>
      </text:list>
      <text:h text:style-name="Heading_20_3" text:outline-level="3"><text:bookmark-start text:name="gorilla-1"/>Gorilla<text:bookmark-end text:name="gorilla-1"/></text:h>
      <text:p text:style-name="First_20_paragraph">8 HP, 1 Armor, 12 STR, 8 DEX, 8 WIL, Claws (d8)</text:p>
      <text:list text:style-name="L158">
        <text:list-item>
          <text:p text:style-name="P180">A massive, powerful ape with thick fur and sharp claws</text:p>
        </text:list-item>
        <text:list-item>
          <text:p text:style-name="P180">Known for its intelligence and strength, gorillas can be both protective of their family and aggressive towards outsiders</text:p>
        </text:list-item>
        <text:list-item>
          <text:p text:style-name="P180">On a critical damage save failure, the gorilla will relentlessly attack until it or its victim is defeated</text:p>
        </text:list-item>
      </text:list>
      <text:h text:style-name="Heading_20_3" text:outline-level="3"><text:bookmark-start text:name="grizzly-1"/>Grizzly<text:bookmark-end text:name="grizzly-1"/></text:h>
      <text:p text:style-name="First_20_paragraph">10 HP, 3 Armor, 14 STR, 6 DEX, 6 WIL, Claws (d8, enhanced attack on critical damage)</text:p>
      <text:list text:style-name="L159">
        <text:list-item>
          <text:p text:style-name="P181">A massive, powerful brown bear with shaggy fur and sharp claws</text:p>
        </text:list-item>
        <text:list-item>
          <text:p text:style-name="P181">Known for its ability to stand upright and size itself up against potential threats</text:p>
        </text:list-item>
        <text:list-item>
          <text:p text:style-name="P181">On a failed critical damage save, the grizzly swipes with both claws for an enhanced attack</text:p>
        </text:list-item>
      </text:list>
      <text:h text:style-name="Heading_20_3" text:outline-level="3"><text:bookmark-start text:name="hippopotamus-1"/>Hippopotamus<text:bookmark-end text:name="hippopotamus-1"/></text:h>
      <text:p text:style-name="First_20_paragraph">10 HP, 2 Armor, 14 STR, 8 DEX, 8 WIL, Jaws (d10)</text:p>
      <text:list text:style-name="L160">
        <text:list-item>
          <text:p text:style-name="P182">A massive, barrel-shaped mammal with thick skin and sharp teeth</text:p>
        </text:list-item>
        <text:list-item>
          <text:p text:style-name="P182">Known for their aggression and territorial nature, hippos can be incredibly dangerous</text:p>
        </text:list-item>
        <text:list-item>
          <text:p text:style-name="P182">On a critical damage save failure, the hippo will bite and crush its victim with its powerful jaws</text:p>
        </text:list-item>
      </text:list>
      <text:h text:style-name="Heading_20_3" text:outline-level="3"><text:bookmark-start text:name="hyena-1"/>Hyena<text:bookmark-end text:name="hyena-1"/></text:h>
      <text:p text:style-name="First_20_paragraph">8 HP, 0 Armor, 10 STR, 12 DEX, 6 WIL, Teeth (d6, pack hunter)</text:p>
      <text:list text:style-name="L161">
        <text:list-item>
          <text:p text:style-name="P183">A scavenging mammal with a cackling laugh and sharp teeth</text:p>
        </text:list-item>
        <text:list-item>
          <text:p text:style-name="P183">Known for hunting in packs and scavenging on carrion</text:p>
        </text:list-item>
        <text:list-item>
          <text:p text:style-name="P183">On a critical damage save failure, the hyena will latch onto its victim’s throat and not let go until the victim breaks free or the hyena is killed</text:p>
        </text:list-item>
      </text:list>
      <text:h text:style-name="Heading_20_3" text:outline-level="3"><text:bookmark-start text:name="lion-1"/>Lion<text:bookmark-end text:name="lion-1"/></text:h>
      <text:p text:style-name="First_20_paragraph">12 HP, 1 Armor, 14 STR, 12 DEX, 8 WIL, Claws and teeth (d8, pack hunter)</text:p>
      <text:list text:style-name="L162">
        <text:list-item>
          <text:p text:style-name="P184">A large, tawny-colored feline with a distinctive mane and sharp claws</text:p>
        </text:list-item>
        <text:list-item>
          <text:p text:style-name="P184">Known for hunting in packs and coordinating attacks on prey</text:p>
        </text:list-item>
        <text:list-item>
          <text:p text:style-name="P184">On a critical damage save failure, the lion will latch onto its victim’s throat and not let go until the victim breaks free or the lion is killed</text:p>
        </text:list-item>
      </text:list>
      <text:h text:style-name="Heading_20_3" text:outline-level="3"><text:bookmark-start text:name="python-1"/>Python<text:bookmark-end text:name="python-1"/></text:h>
      <text:p text:style-name="First_20_paragraph">6 HP, 0 Armor, 12 STR, 10 DEX, 6 WIL, Constriction (d6)</text:p>
      <text:list text:style-name="L163">
        <text:list-item>
          <text:p text:style-name="P185">A long, muscular snake with smooth scales and a powerful grip</text:p>
        </text:list-item>
        <text:list-item>
          <text:p text:style-name="P185">Known for its ability to squeeze and suffocate prey with its coils</text:p>
        </text:list-item>
        <text:list-item>
          <text:p text:style-name="P185">On a critical damage save failure, the victim is incapacitated as they struggle to break free from the python’s grasp</text:p>
        </text:list-item>
      </text:list>
      <text:h text:style-name="Heading_20_3" text:outline-level="3"><text:bookmark-start text:name="rattlesnake-1"/>Rattlesnake<text:bookmark-end text:name="rattlesnake-1"/></text:h>
      <text:p text:style-name="First_20_paragraph">2 HP, 0 Armor, 10 STR, 8 DEX, 6 WIL, Bite (1d4, poison on hit)</text:p>
      <text:list text:style-name="L164">
        <text:list-item>
          <text:p text:style-name="P186">A venomous snake with a distinctive rattle on its tail and a quick strike</text:p>
        </text:list-item>
        <text:list-item>
          <text:p text:style-name="P186">Known for its ability to inject deadly poison with its bite</text:p>
        </text:list-item>
        <text:list-item>
          <text:p text:style-name="P186">Any successful attack from the rattlesnake injects poison, requiring a WIL save to avoid taking additional damage</text:p>
        </text:list-item>
      </text:list>
      <text:h text:style-name="Heading_20_3" text:outline-level="3"><text:bookmark-start text:name="rhinoceros-1"/>Rhinoceros<text:bookmark-end text:name="rhinoceros-1"/></text:h>
      <text:p text:style-name="First_20_paragraph">20 HP, 4 Armor, 18 STR, 10 DEX, 6 WIL, Horn (d8, enhanced attack on critical damage)</text:p>
      <text:list text:style-name="L165">
        <text:list-item>
          <text:p text:style-name="P187">A large, gray or brown mammal with a thick hide and a large horn on its nose</text:p>
        </text:list-item>
        <text:list-item>
          <text:p text:style-name="P187">Known for its powerful charge and ability to use its horn as a weapon</text:p>
        </text:list-item>
        <text:list-item>
          <text:p text:style-name="P187">On a critical damage save failure, the rhinoceros will use its horn for an enhanced attack</text:p>
        </text:list-item>
      </text:list>
      <text:h text:style-name="Heading_20_3" text:outline-level="3"><text:bookmark-start text:name="shark-1"/>Shark<text:bookmark-end text:name="shark-1"/></text:h>
      <text:p text:style-name="First_20_paragraph">8 HP, 0 Armor, 12 STR, 12 DEX, 8 WIL, Jaws (1d10, enhanced attack on critical damage)</text:p>
      <text:list text:style-name="L166">
        <text:list-item>
          <text:p text:style-name="P188">A sleek and powerful fish with razor sharp teeth and agile movements</text:p>
        </text:list-item>
        <text:list-item>
          <text:p text:style-name="P188">Known for its ability to sense blood in the water and attack with precision</text:p>
        </text:list-item>
        <text:list-item>
          <text:p text:style-name="P188">On a failed critical damage save, the shark goes in for a second bite with an enhanced attack</text:p>
        </text:list-item>
      </text:list>
      <text:h text:style-name="Heading_20_3" text:outline-level="3"><text:bookmark-start text:name="tiger-1"/>Tiger<text:bookmark-end text:name="tiger-1"/></text:h>
      <text:p text:style-name="First_20_paragraph">6 HP, 1 Armor, 10 STR, 14 DEX, 8 WIL, Claws (1d8, enhanced attack on critical damage)</text:p>
      <text:list text:style-name="L167">
        <text:list-item>
          <text:p text:style-name="P189">A muscular and graceful big cat with bright orange fur and sharp claws</text:p>
        </text:list-item>
        <text:list-item>
          <text:p text:style-name="P189">Known for its stalking and ambush tactics</text:p>
        </text:list-item>
        <text:list-item>
          <text:p text:style-name="P189">On a failed critical damage save, the tiger pounces with a powerful claw swipe for an enhanced attack</text:p>
        </text:list-item>
      </text:list>
      <text:h text:style-name="Heading_20_3" text:outline-level="3"><text:bookmark-start text:name="wolf-1"/>Wolf<text:bookmark-end text:name="wolf-1"/></text:h>
      <text:p text:style-name="First_20_paragraph">4 HP, 1 Armor, 6 STR, 8 DEX, 6 WIL, Claws and teeth (d6, pack hunter)</text:p>
      <text:list text:style-name="L168">
        <text:list-item>
          <text:p text:style-name="P190">A lean, muscular predator with piercing yellow eyes</text:p>
        </text:list-item>
        <text:list-item>
          <text:p text:style-name="P190">Known for hunting in packs and coordinating attacks on prey</text:p>
        </text:list-item>
        <text:list-item>
          <text:p text:style-name="P190">On a critical damage save failure, the wolf will latch onto its victim’s throat and not let go until the victim breaks free or the wolf is killed</text:p>
        </text:list-item>
      </text:list>
      <text:p text:style-name="Horizontal_20_Line"/>
      <text:h text:style-name="Heading_20_3" text:outline-level="3"><text:bookmark-start text:name="assassin-1"/>Assassin<text:bookmark-end text:name="assassin-1"/></text:h>
      <text:p text:style-name="First_20_paragraph">6 HP, 1 Armor, 10 STR, 14 DEX, 8 WIL, Poisoned Blade (1d6, poison on hit)</text:p>
      <text:list text:style-name="L169">
        <text:list-item>
          <text:p text:style-name="P191">A skilled and deadly assassin, armed with a poisoned blade and a variety of tools and gadgets.</text:p>
        </text:list-item>
        <text:list-item>
          <text:p text:style-name="P191">Known for their stealthy tactics and their ability to take down their targets with precision and efficiency.</text:p>
        </text:list-item>
        <text:list-item>
          <text:p text:style-name="P191">On a critical damage save failure, the assassin will use a smoke bomb to escape, allowing them to regroup and return to the fight.</text:p>
        </text:list-item>
      </text:list>
      <text:h text:style-name="Heading_20_3" text:outline-level="3"><text:bookmark-start text:name="black-market-dealer-1"/>Black Market Dealer<text:bookmark-end text:name="black-market-dealer-1"/></text:h>
      <text:p text:style-name="First_20_paragraph">6 HP, 0 Armor, 8 STR, 12 DEX, 8 WIL, Pistol (d6, black market)</text:p>
      <text:list text:style-name="L170">
        <text:list-item>
          <text:p text:style-name="P192">A shady and unscrupulous individual, with a vast network of contacts and connections.</text:p>
        </text:list-item>
        <text:list-item>
          <text:p text:style-name="P192">Known for their ability to acquire rare and illegal artifacts, but also for their willingness to sell to the highest bidder.</text:p>
        </text:list-item>
        <text:list-item>
          <text:p text:style-name="P192">On a critical damage save failure, the dealer will use a smoke bomb to escape and flee the scene.</text:p>
        </text:list-item>
      </text:list>
      <text:h text:style-name="Heading_20_3" text:outline-level="3"><text:bookmark-start text:name="corporate-executive-1"/>Corporate Executive<text:bookmark-end text:name="corporate-executive-1"/></text:h>
      <text:p text:style-name="First_20_paragraph">6 HP, 0 Armor, 8 STR, 12 DEX, 12 WIL, Briefcase (d4, business savvy)</text:p>
      <text:list text:style-name="L171">
        <text:list-item>
          <text:p text:style-name="P193">A powerful and influential businessman or woman, dressed in a tailored suit.</text:p>
        </text:list-item>
        <text:list-item>
          <text:p text:style-name="P193">Known for their cutthroat business tactics and ability to manipulate the system to their advantage.</text:p>
        </text:list-item>
        <text:list-item>
          <text:p text:style-name="P193">On a critical damage save failure, the executive will use their vast resources and connections to escape and flee the scene.</text:p>
        </text:list-item>
      </text:list>
      <text:h text:style-name="Heading_20_3" text:outline-level="3"><text:bookmark-start text:name="cultist-1"/>Cultist<text:bookmark-end text:name="cultist-1"/></text:h>
      <text:p text:style-name="First_20_paragraph">6 HP, 0 Armor, 10 STR, 8 DEX, 12 WIL, Ritual Knife (d6, holy)</text:p>
      <text:list text:style-name="L172">
        <text:list-item>
          <text:p text:style-name="P194">A fanatical and zealous member of a cult, dressed in ceremonial robes.</text:p>
        </text:list-item>
        <text:list-item>
          <text:p text:style-name="P194">Known for their devotion to their cause and willingness to sacrifice themselves for it.</text:p>
        </text:list-item>
        <text:list-item>
          <text:p text:style-name="P194">On a critical damage save failure, the cultist will trigger a hidden explosive, causing additional damage to those nearby.</text:p>
        </text:list-item>
      </text:list>
      <text:h text:style-name="Heading_20_3" text:outline-level="3"><text:bookmark-start text:name="elite-soldier-1"/>Elite Soldier<text:bookmark-end text:name="elite-soldier-1"/></text:h>
      <text:p text:style-name="First_20_paragraph">10 HP, 2 Armor, 14 STR, 12 DEX, 8 WIL, Assault Rifle (d8, long range)</text:p>
      <text:list text:style-name="L173">
        <text:list-item>
          <text:p text:style-name="P195">A highly trained and heavily armed soldier, dressed in full combat gear.</text:p>
        </text:list-item>
        <text:list-item>
          <text:p text:style-name="P195">Known for their discipline and precision in combat, able to adapt to various situations and environments.</text:p>
        </text:list-item>
        <text:list-item>
          <text:p text:style-name="P195">On a critical damage save failure, the soldier will call for backup, summoning additional soldiers to the battlefield.</text:p>
        </text:list-item>
      </text:list>
      <text:h text:style-name="Heading_20_3" text:outline-level="3"><text:bookmark-start text:name="mercenary-1"/>Mercenary<text:bookmark-end text:name="mercenary-1"/></text:h>
      <text:p text:style-name="First_20_paragraph">8 HP, 2 Armor, 12 STR, 10 DEX, 8 WIL, Pistol (1d8, quick draw)</text:p>
      <text:list text:style-name="L174">
        <text:list-item>
          <text:p text:style-name="P196">A hired gun, equipped with a pistol and a variety of weapons and gear.</text:p>
        </text:list-item>
        <text:list-item>
          <text:p text:style-name="P196">Known for their quick reflexes and their willingness to take on any job, no matter how dangerous.</text:p>
        </text:list-item>
        <text:list-item>
          <text:p text:style-name="P196">On a critical damage save failure, the mercenary will use a smoke bomb to escape, allowing them to regroup and return to the fight.</text:p>
        </text:list-item>
      </text:list>
      <text:h text:style-name="Heading_20_3" text:outline-level="3"><text:bookmark-start text:name="military-officer-1"/>Military Officer<text:bookmark-end text:name="military-officer-1"/></text:h>
      <text:p text:style-name="First_20_paragraph">8 HP, 2 Armor, 10 STR, 8 DEX, 10 WIL, Pistol (d6, accurate)</text:p>
      <text:list text:style-name="L175">
        <text:list-item>
          <text:p text:style-name="P197">A trained and experienced soldier, dressed in a uniform and carrying a variety of weapons and equipment</text:p>
        </text:list-item>
        <text:list-item>
          <text:p text:style-name="P197">Skilled in tactics and leadership, and willing to use deadly force to protect their country or organization</text:p>
        </text:list-item>
        <text:list-item>
          <text:p text:style-name="P197">On a critical damage save failure, the officer will call for backup, summoning additional enemies or complications for the party.</text:p>
        </text:list-item>
      </text:list>
      <text:h text:style-name="Heading_20_3" text:outline-level="3"><text:bookmark-start text:name="military-operator-1"/>Military Operator<text:bookmark-end text:name="military-operator-1"/></text:h>
      <text:p text:style-name="First_20_paragraph">6 HP, 2 Armor, 12 STR, 12 DEX, 8 WIL, Assault rifle (d8, blast)</text:p>
      <text:list text:style-name="L176">
        <text:list-item>
          <text:p text:style-name="P198">A highly trained and well-armed individual, often wearing tactical gear and carrying a variety of equipment</text:p>
        </text:list-item>
        <text:list-item>
          <text:p text:style-name="P198">Known for their discipline and training, they may be a formidable opponent or a valuable ally</text:p>
        </text:list-item>
        <text:list-item>
          <text:p text:style-name="P198">On a critical damage save failure, the military operator will use their training to incapacitate their foe and call in reinforcements</text:p>
        </text:list-item>
      </text:list>
      <text:h text:style-name="Heading_20_3" text:outline-level="3"><text:bookmark-start text:name="relic-hunter-1"/>Relic Hunter<text:bookmark-end text:name="relic-hunter-1"/></text:h>
      <text:p text:style-name="First_20_paragraph">6 HP, 0 Armor, 8 STR, 12 DEX, 10 WIL, Pistol (d6, accurate)</text:p>
      <text:list text:style-name="L177">
        <text:list-item>
          <text:p text:style-name="P199">A rugged, experienced adventurer, dressed in practical gear and carrying a variety of tools and weapons</text:p>
        </text:list-item>
        <text:list-item>
          <text:p text:style-name="P199">Skilled in tracking down and recovering ancient artifacts, and willing to use deadly force to protect their finds</text:p>
        </text:list-item>
        <text:list-item>
          <text:p text:style-name="P199">On a critical damage save failure, the relic hunter will use a hidden trap or booby-trap, causing additional damage or complications for the party.</text:p>
        </text:list-item>
      </text:list>
      <text:h text:style-name="Heading_20_3" text:outline-level="3"><text:bookmark-start text:name="rogue-archaeologist-1"/>Rogue Archaeologist<text:bookmark-end text:name="rogue-archaeologist-1"/></text:h>
      <text:p text:style-name="First_20_paragraph">6 HP, 0 Armor, 10 STR, 10 DEX, 8 WIL, Pickaxe (d6, treasure hunter)</text:p>
      <text:list text:style-name="L178">
        <text:list-item>
          <text:p text:style-name="P200">A treasure-seeking adventurer, dressed in rugged, outdoor clothing.</text:p>
        </text:list-item>
        <text:list-item>
          <text:p text:style-name="P200">Known for their determination and willingness to go to any length to uncover ancient artifacts.</text:p>
        </text:list-item>
        <text:list-item>
          <text:p text:style-name="P200">On a critical damage save failure, the rogue archaeologist will use a hidden trap or booby-trap to escape and flee the scene.</text:p>
        </text:list-item>
      </text:list>
      <text:p text:style-name="Horizontal_20_Line"/>
      <text:h text:style-name="Heading_20_3" text:outline-level="3"><text:bookmark-start text:name="creating-creatures-1"/>Creating Creatures<text:bookmark-end text:name="creating-creatures-1"/></text:h>
      <text:p text:style-name="First_20_paragraph">Use the following template to model any more sophisticated Monster or NPC:</text:p>
      <text:p text:style-name="Text_20_body"><text:span text:style-name="T1">Name</text:span> X HP, X Armor, X STR, X DEX, X WIL, Weapon (dX, special items, qualities) - Engaging descriptor of appearance or demeanor - Quirk, tactic, or peculiarity making this NPC unique - Special effect or critical damage consequence</text:p>
      <text:p text:style-name="Text_20_body"><text:span text:style-name="T1">General Principles</text:span><text:line-break/>Ability Scores: 3 is deficient, 6 is weak, 10 is average, 14 is noteworthy, and 18 is legendary. Adjust as necessary.<text:line-break/>- Give average creatures 3 HP, give hardy ones 6 HP, and serious threats get 10+ HP. - Use flavor and style to help them stand out. - Use critical damage to lean into the threat or strangeness of any aggressive NPC. - Remember that HP is <text:span text:style-name="T1">Hit Protection</text:span> , not Hit Points. It’s a measure of resilience, luck, and gumption - not health.</text:p>
      <text:h text:style-name="Heading_20_2" text:outline-level="2"><text:bookmark-start text:name="rules-summary-1"/>Rules Summary<text:bookmark-end text:name="rules-summary-1"/></text:h>
      <text:p text:style-name="First_20_paragraph"><text:span text:style-name="T1">ACTIONS</text:span><text:line-break/>On their turn, a character may move up to 40ft and take up to one action. Actions may include using an artifact, attacking, making a second move, or other reasonable activities. Actions, attacks, and movements take place simultaneously. Whenever turn order is uncertain, the PCs should make a DEX save to see if they go before their enemies.</text:p>
      <text:p text:style-name="Text_20_body"><text:span text:style-name="T1">Retreating</text:span> from a dangerous situation always requires a successful DEX save, as well as a safe destination to run to.</text:p>
      <text:p text:style-name="Text_20_body"><text:span text:style-name="T1">ABILITIES</text:span><text:line-break/><text:span text:style-name="T1">STR:</text:span> Brawn, prowess &amp; resistance.<text:line-break/><text:span text:style-name="T1">DEX:</text:span> Dodging, sneaking &amp; reflexes.<text:line-break/><text:span text:style-name="T1">WIL:</text:span> Persuasion, intimidation &amp; magic.</text:p>
      <text:p text:style-name="Text_20_body"><text:span text:style-name="T1">SAVES</text:span><text:line-break/>- Roll a d20 equal to or under an ability. - 1 is always a success, 20 is always a failure.</text:p>
      <text:p text:style-name="Text_20_body"><text:span text:style-name="T1">HIT PROTECTION</text:span><text:line-break/><text:span text:style-name="T1">HP</text:span> indicates a PC’s ability to avoid getting hurt. It is lost during combat &amp; recovered after a few moment’s rest.</text:p>
      <text:p text:style-name="Text_20_body"><text:span text:style-name="T1">INVENTORY</text:span><text:line-break/>PCs have 10 inventory slots: four on their body and six in their backpack (which acts as a sleeping bag if emptied). Most items take up a one slot, but smaller items can be bundled. <text:span text:style-name="T1">Bulky</text:span> items take up two slots and are awkward or difficult to carry.</text:p>
      <text:p text:style-name="Text_20_body">Filling all ten item slots reduces a PC to 0 HP. PCs cannot carry more than their inventory allows, though carts &amp; horses may provide an increase in slots.</text:p>
      <text:p text:style-name="Text_20_body"><text:span text:style-name="T1">DEPRIVATION</text:span><text:line-break/><text:span text:style-name="T1">Deprived</text:span> PCs cannot recover HP. If deprived for more than a day,they add a <text:span text:style-name="T1">Fatigue</text:span> to inventory. Fatigue occupies one slot and lasts until they can recover in safety. This effect is cumulative.</text:p>
      <text:p text:style-name="Text_20_body"><text:span text:style-name="T1">HEALING</text:span><text:line-break/>A moment’s rest and a swig of water will restore lost HP, but may leave the party vulnerable. <text:span text:style-name="T1">Ability</text:span> loss requires a week’s rest and the aid of a medic.</text:p>
      <text:p text:style-name="Text_20_body"><text:span text:style-name="T1">COMBAT</text:span><text:line-break/>The attacker rolls their weapon die and subtracts the target’s Armor, then deals the remaining total to their opponent’s HP.</text:p>
      <text:p text:style-name="Text_20_body">Before calculating damage to HP, subtract the target’s <text:span text:style-name="T1">Armor</text:span> value from the result of damage rolls. Shields and similar armor provides a bonus defense (e.g. +1 Armor), but only while the item is held or worn.</text:p>
      <text:p text:style-name="Text_20_body">No one can have more than 3 Armor.</text:p>
      <text:p text:style-name="Text_20_body"><text:span text:style-name="T1">Unarmed</text:span> attacks always do 1d4 damage. If <text:span text:style-name="T1">multiple attackers</text:span> target the same foe, roll all damage dice and keep the single highest result. If attacking with <text:span text:style-name="T1">two weapons</text:span> at the same time, roll both damage dice and keep the highest.</text:p>
      <text:p text:style-name="Text_20_body">If an attack is <text:span text:style-name="T1">impaired</text:span> , the damage die is reduced to 1d4, regardless of weapon. If the attack is <text:span text:style-name="T1">enhanced</text:span>, the attacker rolls 1d12. Attacks with the <text:span text:style-name="T1">blast</text:span> quality affect all area targets, rolling separately for each.</text:p>
      <text:p text:style-name="Text_20_body"><text:span text:style-name="T1">DAMAGE</text:span><text:line-break/>If an attack reduces a PC’s HP exactly to 0, refer to the <text:a xlink:type="simple" xlink:href="/Golden%20Idol-srd#scars-1" office:name=""><text:span text:style-name="Definition"><text:span text:style-name="T1">Scars</text:span></text:span></text:a> table.</text:p>
      <text:p text:style-name="Text_20_body">Damage that reduces a target’s HP <text:span text:style-name="T1">below</text:span> 0 decreases their STR by the remainder. They must then make a STR save to avoid <text:span text:style-name="T1">critical damage.</text:span> Failure takes them out of combat, dying if left untreated.</text:p>
      <text:p text:style-name="Text_20_body">Having STR 0 means <text:span text:style-name="T1">death;</text:span> having DEX 0 is paralysis; having WIL 0 is delirium.</text:p>
      <text:h text:style-name="Heading_20_2" text:outline-level="2"><text:bookmark-start text:name="acknowledgements-1"/>Acknowledgements<text:bookmark-end text:name="acknowledgements-1"/></text:h>
      <text:p text:style-name="First_20_paragraph">This game would not have been possible without the work, inspiration and contributions of the following people: - <text:a xlink:type="simple" xlink:href="https://newschoolrevolution.com/" office:name=""><text:span text:style-name="Definition">Yochai Gal</text:span></text:a> for <text:span text:style-name="T2">Cairn</text:span>. - <text:a xlink:type="simple" xlink:href="https://rpggeek.com/rpgdesigner/18574/simon-washbourne" office:name=""><text:span text:style-name="Definition">Simon Washbourne</text:span></text:a> for <text:span text:style-name="T2">Ancient Mysteries &amp; Lost Treasure</text:span> as primary inspiration. - <text:a xlink:type="simple" xlink:href="https://goblinarchives.blot.im/" office:name=""><text:span text:style-name="Definition">Nick Erickson</text:span></text:a> for some equipment from <text:span text:style-name="T2">Liminal Horror</text:span>. - Eugenio Gianniti for the title. - The <text:a xlink:type="simple" xlink:href="https://t.me/eclecticagdr" office:name=""><text:span text:style-name="Definition">Eclectica GDR</text:span></text:a> Italian community for the valuable support and advice. - The <text:a xlink:type="simple" xlink:href="https://discord.io/newschoolrevolution" office:name=""><text:span text:style-name="Definition">NSR Cauldron</text:span></text:a> community for the kind support on the project. - David Lombardo (aka <text:a xlink:type="simple" xlink:href="https://awkwardturtle.itch.io/" office:name=""><text:span text:style-name="Definition">Awkward Turtle</text:span></text:a>) for The Wallet Site Method, from <text:a xlink:type="simple" xlink:href="https://awkwardturtle.itch.io/wallet-dungeons" office:name=""><text:span text:style-name="Definition">Wallet Dungeons</text:span></text:a> released under CC-BY-4.0 license.</text:p>
      <text:p text:style-name="Text_20_body">To all of them my deepest gratitude.</text:p>
      <text:h text:style-name="Heading_20_2" text:outline-level="2"><text:bookmark-start text:name="appendix-a-secret-societies-1"/>Appendix A: Secret Societies<text:bookmark-end text:name="appendix-a-secret-societies-1"/></text:h>
      <text:p text:style-name="First_20_paragraph">The following secret societies are mentioned in the adventure generation tables. You can consider them as evocative names only, or use the following summaries. They are just simple examples of what you can build by mining from your experience.</text:p>
      <text:h text:style-name="Heading_20_3" text:outline-level="3"><text:bookmark-start text:name="order-of-the-crimson-sun-1"/>Order of the Crimson Sun<text:bookmark-end text:name="order-of-the-crimson-sun-1"/></text:h>
      <text:p text:style-name="First_20_paragraph">The secret society known as the “Order of the Crimson Sun” is a centuries-old organization shrouded in mystery and legend. Its members are drawn from the upper echelons of society, including the wealthy and powerful, as well as those with exceptional talent and intelligence. The exact purpose and activities of the Order are known only to its members, and it is rumored that they possess ancient knowledge and technology beyond the understanding of the general public.</text:p>
      <text:p text:style-name="Text_20_body">The membership of the Order is strictly secretive, with members taking a vow of silence upon joining. Those who attempt to reveal the secrets of the Order are swiftly dealt with, and the full extent of the society’s power is unknown. It is said that the Order has a network of agents and operatives spread throughout the world, working to further the society’s mysterious goals.</text:p>
      <text:p text:style-name="Text_20_body">The headquarters of the Order is located in a hidden underground complex, guarded by impenetrable security measures. It is said that within the complex lies a vast library of ancient texts and artifacts, as well as advanced technology that is used by the society for its secretive purposes.</text:p>
      <text:p text:style-name="Text_20_body">Despite its secretive nature, the Order has been known to make its presence known from time to time, sometimes intervening in world events in ways that are not easily understood. Some believe that the Order is working towards a greater good, while others see it as a dangerous and sinister force. Whatever the truth may be, the Order of the Crimson Sun remains an enigma, shrouded in mystery and intrigue.</text:p>
      <text:h text:style-name="Heading_20_3" text:outline-level="3"><text:bookmark-start text:name="silent-eye-1"/>Silent Eye<text:bookmark-end text:name="silent-eye-1"/></text:h>
      <text:p text:style-name="First_20_paragraph">The secret society known as the “Silent Eye” is said to date back to ancient Egypt. Its members are chosen for their intelligence, cunning, and discretion, and they are sworn to secrecy about the society’s existence. The Eye is devoted to uncovering hidden truths and ancient knowledge, and its members are rumored to possess powerful psychic abilities and advanced technologies. They are said to have infiltrated governments and institutions around the world, and to be working behind the scenes to shape global events. The society’s symbol is the eye of Horus, and its members are rumored to be able to communicate telepathically through their shared connection to the Silent Eye.</text:p>
      <text:p text:style-name="Text_20_body">The Silent Eye is shrouded in mystery and secrecy, even among its members. It is said to have been founded by a group of ancient Egyptian mystics who discovered a powerful source of psychic energy. Over the centuries, the Eye has evolved and adapted, always working to protect and wield this mysterious power.</text:p>
      <text:p text:style-name="Text_20_body">Members of the Eye are chosen for their exceptional intelligence, cunning, and discretion. They undergo rigorous mental and physical training to hone their psychic abilities and develop their senses. The Eye is said to have a complex hierarchy, with each member belonging to one of several ranks depending on their abilities and accomplishments.</text:p>
      <text:p text:style-name="Text_20_body">The Eye’s ultimate goal is to uncover hidden truths and ancient knowledge, and to use this knowledge to shape the course of human history. Its members are rumored to have infiltrated governments and institutions around the world, working behind the scenes to influence global events. Some say they have even discovered the secrets of time travel and are using this knowledge to further the Eye’s goals.</text:p>
      <text:p text:style-name="Text_20_body">Despite its incredible power and influence, the Eye remains shrouded in secrecy. Its members are sworn to secrecy about its existence, and only a select few outside the society know of its true purpose. The Eye’s symbol is the eye of Horus, and its members are rumored to be able to communicate telepathically through their shared connection to the Silent Eye.</text:p>
      <text:h text:style-name="Heading_20_3" text:outline-level="3"><text:bookmark-start text:name="the-eternal-flame-1"/>The Eternal Flame<text:bookmark-end text:name="the-eternal-flame-1"/></text:h>
      <text:p text:style-name="First_20_paragraph">The secret society known as “The Eternal Flame” is a powerful and influential organization that operates in secret to shape the course of history.</text:p>
      <text:p text:style-name="Text_20_body">The Eternal Flame is said to be made up of powerful individuals from various fields, such as politics, business, and entertainment. These members are known as “Flamekeepers,” and they are sworn to secrecy and bound by a code of conduct that demands loyalty and obedience to the Flame’s goals and principles.</text:p>
      <text:p text:style-name="Text_20_body">The Flame’s ultimate goal is said to be the creation of a global utopia, where peace, prosperity, and justice reign supreme. To achieve this goal, the Flamekeepers are said to engage in various secretive activities, such as influencing political decisions, manipulating financial markets, and conducting covert operations to further the Flame’s interests.</text:p>
      <text:p text:style-name="Text_20_body">The Eternal Flame is said to have a complex hierarchy and organizational structure, with various ranks and titles that reflect the levels of power and influence within the organization. At the top of the hierarchy is the Grand Master, who is said to be the leader of the Flame and the ultimate authority on all matters.</text:p>
      <text:p text:style-name="Text_20_body">The Flame is said to have its own symbols, rituals, and secret handshakes, which are used to identify members and to convey information and messages. The Flame’s symbol is a flame, which is said to represent the eternal nature of the Flame and its pursuit of enlightenment and knowledge.</text:p>
      <text:p text:style-name="Text_20_body">Despite its secretive and powerful nature, The Eternal Flame is shrouded in mystery and legend. Some say that it is a benevolent force for good, while others believe that it is a nefarious and dangerous organization that seeks to control and manipulate the world for its own gain. Whatever the truth may be, one thing is certain: The Eternal Flame is a force to be reckoned with, and its influence and power cannot be underestimated.</text:p>
      <text:h text:style-name="Heading_20_3" text:outline-level="3"><text:bookmark-start text:name="shadow-syndicate-1"/>Shadow Syndicate<text:bookmark-end text:name="shadow-syndicate-1"/></text:h>
      <text:p text:style-name="First_20_paragraph">The secret organization known as "The Shadow Syndicate is a powerful and secretive group that operates in the shadows to achieve its own goals and objectives.</text:p>
      <text:p text:style-name="Text_20_body">The Shadow Syndicate is said to be made up of highly skilled and trained individuals, who are experts in various fields such as espionage, sabotage, and assassination. These members are known as “Shadows,” and they are sworn to secrecy and loyalty to the Syndicate.</text:p>
      <text:p text:style-name="Text_20_body">The Syndicate’s ultimate goal is said to be the acquisition of power and control over various aspects of the global economy and political landscape. To achieve this goal, the Shadows are said to engage in a wide range of covert operations, such as espionage, sabotage, assassination, and other nefarious activities.</text:p>
      <text:p text:style-name="Text_20_body">The Shadow Syndicate is said to have a complex hierarchy and organizational structure, with various ranks and titles that reflect the levels of power and influence within the organization. At the top of the hierarchy is the Syndicate Master, who is said to be the leader of the Syndicate and the ultimate authority on all matters.</text:p>
      <text:p text:style-name="Text_20_body">The Syndicate is said to have its own symbols, rituals, and secret codes, which are used to identify members and to convey information and messages. The Syndicate’s symbol is a black, stylized hawk, which is said to represent the organization’s stealth and cunning nature.</text:p>
      <text:p text:style-name="Text_20_body">Despite its secretive and powerful nature, the Shadow Syndicate is shrouded in mystery and legend. Some say that it is a force for good, using its power and resources to protect the world from threats and dangers. Others believe that it is a dangerous and ruthless organization, using its power and influence for its own gain and to further its own agenda. Whatever the truth may be, one thing is certain: the Shadow Syndicate is a force to be reckoned with, and its actions have the potential to shape the course of history.</text:p>
      <text:h text:style-name="Heading_20_3" text:outline-level="3"><text:bookmark-start text:name="the-brotherhood-of-the-obsidian-moon-1"/>The Brotherhood of the Obsidian Moon<text:bookmark-end text:name="the-brotherhood-of-the-obsidian-moon-1"/></text:h>
      <text:p text:style-name="First_20_paragraph">The Brotherhood of the Obsidian Moon is a secret society that has existed for centuries. The Brotherhood is dedicated to the study of ancient artifacts and lost technologies, seeking to unlock their secrets and harness their power for the betterment of humanity.</text:p>
      <text:p text:style-name="Text_20_body">The Brotherhood’s headquarters is located in a hidden location deep within a mountain range, accessible only by those who possess the knowledge of its location. Within the mountain complex, the Brotherhood has built a vast laboratory filled with cutting-edge technology and ancient artifacts, all carefully guarded by the society’s members.</text:p>
      <text:p text:style-name="Text_20_body">The Brotherhood operates in complete secrecy, and its membership is strictly controlled. Members take a vow of secrecy and dedicate themselves to the society’s goals, which include the preservation of ancient knowledge and the advancement of scientific understanding.</text:p>
      <text:p text:style-name="Text_20_body">The Brotherhood has been known to intervene in world events when they believe that their expertise can be of use, but they operate in the shadows, careful not to reveal their existence to the world at large. Some believe that the Brotherhood is a force for good, using their knowledge and resources to better the world, while others see them as a dangerous and secretive cabal with unknown intentions.</text:p>
      <text:h text:style-name="Heading_20_3" text:outline-level="3"><text:bookmark-start text:name="the-children-of-the-celestial-flame-1"/>The Children of the Celestial Flame<text:bookmark-end text:name="the-children-of-the-celestial-flame-1"/></text:h>
      <text:p text:style-name="First_20_paragraph">The Children of the Celestial Flame is a secret society that has existed for centuries. Its members are drawn from the world’s wealthiest and most powerful families, and they are dedicated to preserving ancient knowledge and artifacts that they believe hold the key to unlocking the secrets of the universe.</text:p>
      <text:p text:style-name="Text_20_body">The society’s headquarters are located in a hidden location deep within a vast forest, accessible only by those who possess the knowledge of its location. Within the complex, the society has built a massive library filled with ancient texts and artifacts, as well as laboratories and workshops where they study and experiment with their discoveries.</text:p>
      <text:p text:style-name="Text_20_body">The Children of the Celestial Flame operate in complete secrecy, with members taking a vow of loyalty and secrecy upon joining. They use their wealth and power to acquire rare and valuable artifacts, and they will go to great lengths to protect their discoveries from falling into the wrong hands.</text:p>
      <text:p text:style-name="Text_20_body">The society is known to operate through a network of agents and operatives, spread throughout the world, who work to further the society’s goals. The full extent of their power and influence is unknown, but some believe that they hold the key to unlocking the mysteries of the universe, while others see them as a dangerous and elitist organization that seeks to hoard knowledge for their own gain.</text:p>
      <text:h text:style-name="Heading_20_2" text:outline-level="2"><text:bookmark-start text:name="appendix-b-inspirational-media-1"/>Appendix B: Inspirational Media<text:bookmark-end text:name="appendix-b-inspirational-media-1"/></text:h>
      <text:p text:style-name="First_20_paragraph">Below is a list of media that you can use to draw insights and ideas for your own adventures in <text:span text:style-name="T2">Golden Idol</text:span>.</text:p>
      <text:h text:style-name="Heading_20_3" text:outline-level="3"><text:bookmark-start text:name="books-1"/>Books<text:bookmark-end text:name="books-1"/></text:h>
      <text:list text:style-name="L179">
        <text:list-item>
          <text:p text:style-name="P201">Clive Cussler - Dirk Pitt series</text:p>
        </text:list-item>
        <text:list-item>
          <text:p text:style-name="P201">Dan Brown - Robert Langdon series</text:p>
        </text:list-item>
        <text:list-item>
          <text:p text:style-name="P201">Douglas Preston and Lincoln Child - Relic</text:p>
        </text:list-item>
        <text:list-item>
          <text:p text:style-name="P201">James Rollins - Sigma Force series, Amazonia</text:p>
        </text:list-item>
      </text:list>
      <text:h text:style-name="Heading_20_3" text:outline-level="3"><text:bookmark-start text:name="movies-1"/>Movies<text:bookmark-end text:name="movies-1"/></text:h>
      <text:list text:style-name="L180">
        <text:list-item>
          <text:p text:style-name="P202">Indiana Jones series (1980-)</text:p>
        </text:list-item>
        <text:list-item>
          <text:p text:style-name="P202">Lara Croft Tomb Raider: The Cradle of Life (2003)</text:p>
        </text:list-item>
        <text:list-item>
          <text:p text:style-name="P202">Lara Croft: Tomb Raider (2001)</text:p>
        </text:list-item>
        <text:list-item>
          <text:p text:style-name="P202">National Treasure (2004)</text:p>
        </text:list-item>
        <text:list-item>
          <text:p text:style-name="P202">National Treasure: Book of Secrets (2007)</text:p>
        </text:list-item>
        <text:list-item>
          <text:p text:style-name="P202">Sahara (2005)</text:p>
        </text:list-item>
        <text:list-item>
          <text:p text:style-name="P202">The Mummy series (1999-2008)</text:p>
        </text:list-item>
        <text:list-item>
          <text:p text:style-name="P202">Tomb Raider (2018)</text:p>
        </text:list-item>
        <text:list-item>
          <text:p text:style-name="P202">Uncharted (2022)</text:p>
        </text:list-item>
      </text:list>
      <text:h text:style-name="Heading_20_3" text:outline-level="3"><text:bookmark-start text:name="tv-series-1"/>TV Series<text:bookmark-end text:name="tv-series-1"/></text:h>
      <text:list text:style-name="L181">
        <text:list-item>
          <text:p text:style-name="P203">Alias (2001-2006)</text:p>
        </text:list-item>
        <text:list-item>
          <text:p text:style-name="P203">Blood &amp; Treasure (2019-)</text:p>
        </text:list-item>
        <text:list-item>
          <text:p text:style-name="P203">MacGyver (1985-1992)</text:p>
        </text:list-item>
        <text:list-item>
          <text:p text:style-name="P203">Relic Hunter (1999-2002)</text:p>
        </text:list-item>
        <text:list-item>
          <text:p text:style-name="P203">The Librarians (2014-2018)</text:p>
        </text:list-item>
        <text:list-item>
          <text:p text:style-name="P203">Warehouse 13 (2009-2014)</text:p>
        </text:list-item>
      </text:list>
      <text:h text:style-name="Heading_20_3" text:outline-level="3"><text:bookmark-start text:name="videogames-1"/>Videogames<text:bookmark-end text:name="videogames-1"/></text:h>
      <text:list text:style-name="L182">
        <text:list-item>
          <text:p text:style-name="P204">Assassin’s Creed series (2007-2022)</text:p>
        </text:list-item>
        <text:list-item>
          <text:p text:style-name="P204">Tomb Raider original series (1997-2003)</text:p>
        </text:list-item>
        <text:list-item>
          <text:p text:style-name="P204">Tomb Raider Legend series (2004-2009)</text:p>
        </text:list-item>
        <text:list-item>
          <text:p text:style-name="P204">Tomb Raider reboot series (2013-)</text:p>
        </text:list-item>
        <text:list-item>
          <text:p text:style-name="P204">Uncharted series (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03-29T15:50:01Z</meta:creation-date>
    <dc:date>2023-03-29T15:50:01Z</dc:date>
  </office:meta>
</office:document-meta>
</file>